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ercu" svg:font-family="Apercu, apple-system, system-ui, 'Segoe UI', Roboto, Ubuntu, Cantarell, 'Fira Sans', 'Droid Sans', 'Helvetica Neue', sans-serif"/>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margin-left="0cm" fo:margin-right="0cm" fo:margin-top="0cm" fo:margin-bottom="0cm" style:contextual-spacing="false" fo:line-height="120%" fo:text-align="justify" style:justify-single-word="false" fo:orphans="2" fo:widows="2" fo:text-indent="0cm" style:auto-text-indent="false"/>
      <style:text-properties fo:font-variant="normal" fo:text-transform="none" fo:color="#000000" loext:opacity="100%" style:font-name="Apercu" fo:letter-spacing="normal" fo:font-style="normal" fo:font-weight="normal"/>
    </style:style>
    <style:style style:name="P2" style:family="paragraph" style:parent-style-name="Text_20_body">
      <style:paragraph-properties fo:margin-left="0cm" fo:margin-right="0cm" fo:margin-top="0cm" fo:margin-bottom="0cm" style:contextual-spacing="false" fo:line-height="130%" fo:text-align="justify" style:justify-single-word="false" fo:orphans="2" fo:widows="2" fo:text-indent="0cm" style:auto-text-indent="false"/>
      <style:text-properties fo:font-variant="normal" fo:text-transform="none" fo:color="#000000" loext:opacity="100%" style:font-name="Apercu" fo:letter-spacing="normal" fo:font-style="normal" fo:font-weight="normal"/>
    </style:style>
    <style:style style:name="P3" style:family="paragraph" style:parent-style-name="Heading_20_2">
      <style:paragraph-properties fo:margin-left="0cm" fo:margin-right="0cm" fo:margin-top="0cm" fo:margin-bottom="0.247cm" style:contextual-spacing="false" fo:line-height="120%" fo:text-align="justify" style:justify-single-word="false" fo:orphans="40" fo:widows="2" fo:text-indent="0cm" style:auto-text-indent="false"/>
      <style:text-properties fo:font-variant="normal" fo:text-transform="none" fo:color="#000000" loext:opacity="100%" style:font-name="Apercu" fo:font-size="14pt" fo:letter-spacing="normal" fo:font-style="normal" fo:font-weight="bold"/>
    </style:style>
    <style:style style:name="P4" style:family="paragraph" style:parent-style-name="Text_20_body">
      <style:paragraph-properties fo:margin-left="0cm" fo:margin-right="0cm" fo:margin-top="0cm" fo:margin-bottom="0.247cm" style:contextual-spacing="false" fo:line-height="170%" fo:text-align="justify" style:justify-single-word="false" fo:orphans="40" fo:widows="2" fo:text-indent="0cm" style:auto-text-indent="false"/>
      <style:text-properties fo:font-variant="normal" fo:text-transform="none" fo:color="#000000" loext:opacity="100%" style:font-name="Apercu" fo:font-size="14pt" fo:letter-spacing="normal" fo:font-style="normal" fo:font-weight="normal"/>
    </style:style>
    <style:style style:name="P5" style:family="paragraph" style:parent-style-name="Text_20_body">
      <style:paragraph-properties fo:margin-left="0cm" fo:margin-right="0cm" fo:margin-top="0cm" fo:margin-bottom="0.247cm" style:contextual-spacing="false" fo:line-height="170%" fo:text-align="justify" style:justify-single-word="false" fo:orphans="40" fo:widows="2" fo:text-indent="0cm" style:auto-text-indent="false"/>
    </style:style>
    <style:style style:name="P6" style:family="paragraph" style:parent-style-name="Heading_20_2">
      <style:paragraph-properties fo:margin-left="0cm" fo:margin-right="0cm" fo:line-height="120%" fo:text-align="justify" style:justify-single-word="false" fo:orphans="40" fo:widows="2" fo:text-indent="0cm" style:auto-text-indent="false"/>
      <style:text-properties fo:font-variant="normal" fo:text-transform="none" fo:color="#000000" loext:opacity="100%" style:font-name="Apercu" fo:font-size="14pt" fo:letter-spacing="normal" fo:font-style="normal" fo:font-weight="bold"/>
    </style:style>
    <style:style style:name="P7" style:family="paragraph" style:parent-style-name="Text_20_body" style:list-style-name="L1">
      <style:paragraph-properties fo:margin-left="0cm" fo:margin-right="0cm" fo:margin-top="0cm" fo:margin-bottom="0cm" style:contextual-spacing="false" fo:line-height="170%" fo:text-align="justify" style:justify-single-word="false" fo:orphans="40" fo:widows="2" fo:text-indent="0cm" style:auto-text-indent="false" fo:padding="0cm" fo:border="none"/>
      <style:text-properties fo:font-variant="normal" fo:text-transform="none" fo:color="#000000" loext:opacity="100%" style:font-name="Apercu" fo:font-size="14pt" fo:letter-spacing="normal" fo:font-style="normal" fo:font-weight="normal"/>
    </style:style>
    <style:style style:name="P8" style:family="paragraph" style:parent-style-name="Text_20_body" style:list-style-name="L1">
      <style:paragraph-properties fo:margin-left="0cm" fo:margin-right="0cm" fo:margin-top="0cm" fo:margin-bottom="0cm" style:contextual-spacing="false" fo:line-height="170%" fo:text-align="justify" style:justify-single-word="false" fo:orphans="40" fo:widows="2" fo:text-indent="0cm" style:auto-text-indent="false" fo:padding="0cm" fo:border="none"/>
    </style:style>
    <style:style style:name="P9" style:family="paragraph" style:parent-style-name="Text_20_body">
      <style:paragraph-properties fo:margin-left="0cm" fo:margin-right="0cm" fo:margin-top="0cm" fo:margin-bottom="0cm" style:contextual-spacing="false" fo:line-height="170%" fo:text-align="justify" style:justify-single-word="false" fo:orphans="40" fo:widows="2" fo:text-indent="0cm" style:auto-text-indent="false"/>
    </style:style>
    <style:style style:name="P10" style:family="paragraph" style:parent-style-name="Heading_20_1">
      <style:paragraph-properties fo:text-align="justify" style:justify-single-word="false"/>
      <style:text-properties fo:font-variant="normal" fo:text-transform="none" fo:color="#000000" loext:opacity="100%" style:font-name="Apercu" fo:letter-spacing="normal" fo:font-style="normal" fo:font-weight="normal"/>
    </style:style>
    <style:style style:name="P11" style:family="paragraph" style:parent-style-name="Text_20_body" style:list-style-name="L2">
      <style:paragraph-properties fo:margin-left="0cm" fo:margin-right="0cm" fo:margin-top="0cm" fo:margin-bottom="0cm" style:contextual-spacing="false" fo:line-height="170%" fo:text-align="justify" style:justify-single-word="false" fo:orphans="40" fo:widows="2" fo:text-indent="0cm" style:auto-text-indent="false" fo:padding="0cm" fo:border="none"/>
      <style:text-properties fo:color="#000000" loext:opacity="100%"/>
    </style:style>
    <style:style style:name="P12" style:family="paragraph" style:parent-style-name="Text_20_body" style:list-style-name="L2">
      <style:paragraph-properties fo:margin-left="0cm" fo:margin-right="0cm" fo:margin-top="0cm" fo:margin-bottom="0cm" style:contextual-spacing="false" fo:line-height="170%" fo:text-align="justify" style:justify-single-word="false" fo:orphans="40" fo:widows="2" fo:text-indent="0cm" style:auto-text-indent="false" fo:padding="0cm" fo:border="none"/>
      <style:text-properties fo:font-variant="normal" fo:text-transform="none" fo:color="#000000" loext:opacity="100%" style:font-name="Apercu" fo:font-size="14pt" fo:letter-spacing="normal" fo:font-style="normal" fo:font-weight="normal"/>
    </style:style>
    <style:style style:name="P13" style:family="paragraph" style:parent-style-name="Text_20_body">
      <style:paragraph-properties fo:margin-left="0cm" fo:margin-right="0cm" fo:margin-top="0cm" fo:margin-bottom="0cm" style:contextual-spacing="false" fo:line-height="170%" fo:text-align="justify" style:justify-single-word="false" fo:orphans="40" fo:widows="2" fo:text-indent="0cm" style:auto-text-indent="false"/>
      <style:text-properties fo:font-variant="normal" fo:text-transform="none" fo:color="#000000" loext:opacity="100%" style:font-name="Apercu" fo:font-size="14pt" fo:letter-spacing="normal" fo:font-style="normal" fo:font-weight="normal"/>
    </style:style>
    <style:style style:name="P14" style:family="paragraph" style:parent-style-name="Heading_20_3">
      <style:paragraph-properties fo:text-align="justify" style:justify-single-word="false"/>
      <style:text-properties fo:font-variant="normal" fo:text-transform="none" fo:color="#000000" loext:opacity="100%" style:font-name="Apercu" fo:letter-spacing="normal" fo:font-style="normal" fo:font-weight="normal"/>
    </style:style>
    <style:style style:name="P1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Apercu" fo:font-size="14pt" fo:letter-spacing="normal" fo:font-style="normal" fo:font-weight="normal"/>
    </style:style>
    <style:style style:name="P16" style:family="paragraph" style:parent-style-name="Text_20_body">
      <style:paragraph-properties fo:margin-left="0cm" fo:margin-right="0cm" fo:margin-top="0cm" fo:margin-bottom="0.247cm" style:contextual-spacing="false" fo:line-height="160%" fo:text-align="justify" style:justify-single-word="false" fo:orphans="2" fo:widows="2" fo:text-indent="0cm" style:auto-text-indent="false"/>
      <style:text-properties fo:font-variant="normal" fo:text-transform="none" fo:color="#000000" loext:opacity="100%" style:font-name="Apercu" fo:font-size="14pt" fo:letter-spacing="normal" fo:font-style="normal" fo:font-weight="normal"/>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color="#000000" loext:opacity="100%"/>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align="justify" style:justify-single-word="false" fo:orphans="2" fo:widows="2" fo:text-indent="0cm" style:auto-text-indent="false"/>
      <style:text-properties fo:color="#000000" loext:opacity="100%"/>
    </style:style>
    <style:style style:name="P20"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style:text-properties fo:color="#000000" loext:opacity="100%"/>
    </style:style>
    <style:style style:name="P21" style:family="paragraph" style:parent-style-name="Preformatted_20_Text">
      <style:paragraph-properties fo:margin-left="0cm" fo:margin-right="0cm" fo:margin-top="0cm" fo:margin-bottom="0cm" style:contextual-spacing="false" fo:text-align="justify" style:justify-single-word="false" fo:orphans="2" fo:widows="2" fo:text-indent="0cm" style:auto-text-indent="false"/>
      <style:text-properties fo:color="#000000" loext:opacity="100%"/>
    </style:style>
    <style:style style:name="P22" style:family="paragraph" style:parent-style-name="Text_20_body" style:list-style-name="L3">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color="#000000" loext:opacity="100%"/>
    </style:style>
    <style:style style:name="P23" style:family="paragraph" style:parent-style-name="Text_20_body" style:list-style-name="L4">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color="#000000" loext:opacity="100%"/>
    </style:style>
    <style:style style:name="P24" style:family="paragraph" style:parent-style-name="Text_20_body">
      <style:paragraph-properties fo:margin-left="0cm" fo:margin-right="0cm" fo:text-align="justify" style:justify-single-word="false" fo:text-indent="0cm" style:auto-text-indent="false"/>
      <style:text-properties fo:color="#000000" loext:opacity="100%"/>
    </style:style>
    <style:style style:name="P25" style:family="paragraph" style:parent-style-name="Text_20_body" style:list-style-name="L5">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color="#000000" loext:opacity="100%"/>
    </style:style>
    <style:style style:name="P26" style:family="paragraph" style:parent-style-name="Text_20_body">
      <style:paragraph-properties fo:margin-left="0cm" fo:margin-right="0cm" fo:margin-top="0cm" fo:margin-bottom="0.247cm" style:contextual-spacing="false" fo:line-height="160%" fo:text-align="justify" style:justify-single-word="false" fo:orphans="2" fo:widows="2" fo:text-indent="0cm" style:auto-text-indent="false"/>
      <style:text-properties fo:color="#000000" loext:opacity="100%"/>
    </style:style>
    <style:style style:name="P27"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style:text-properties fo:font-variant="normal" fo:text-transform="none" fo:color="#000000" loext:opacity="100%" style:font-name="Apercu" fo:font-size="14pt" fo:letter-spacing="normal" fo:font-style="normal" fo:font-weight="normal"/>
    </style:style>
    <style:style style:name="P28" style:family="paragraph" style:parent-style-name="Text_20_body" style:list-style-name="L6">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color="#000000" loext:opacity="100%"/>
    </style:style>
    <style:style style:name="P29" style:family="paragraph" style:parent-style-name="Heading_20_3">
      <style:paragraph-properties fo:margin-left="0cm" fo:margin-right="0cm" fo:text-align="justify" style:justify-single-word="false" fo:text-indent="0cm" style:auto-text-indent="false"/>
      <style:text-properties fo:font-variant="normal" fo:text-transform="none" fo:color="#000000" loext:opacity="100%" style:font-name="Apercu" fo:letter-spacing="normal" fo:font-style="normal" fo:font-weight="normal"/>
    </style:style>
    <style:style style:name="P3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style:font-name="Apercu" fo:font-size="14pt" fo:letter-spacing="normal" fo:font-style="normal" fo:font-weight="normal"/>
    </style:style>
    <style:style style:name="P31" style:family="paragraph" style:parent-style-name="Preformatted_20_Text">
      <style:paragraph-properties fo:margin-left="0cm" fo:margin-right="0cm" fo:margin-top="0cm" fo:margin-bottom="0cm" style:contextual-spacing="false" fo:line-height="115%" fo:text-align="justify" style:justify-single-word="false" fo:orphans="2" fo:widows="2" fo:text-indent="0cm" style:auto-text-indent="false"/>
      <style:text-properties fo:color="#000000" loext:opacity="100%"/>
    </style:style>
    <style:style style:name="P32" style:family="paragraph" style:parent-style-name="Heading_20_3">
      <style:paragraph-properties fo:margin-left="0cm" fo:margin-right="0cm" fo:text-align="justify" style:justify-single-word="false" fo:text-indent="0cm" style:auto-text-indent="false"/>
      <style:text-properties fo:font-variant="normal" fo:text-transform="none" fo:color="#000000" loext:opacity="100%" style:font-name="Apercu" fo:font-size="14pt" fo:letter-spacing="normal" fo:font-style="normal" fo:font-weight="bold"/>
    </style:style>
    <style:style style:name="P33" style:family="paragraph" style:parent-style-name="Text_20_body" style:list-style-name="L7">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Apercu" fo:font-size="14pt" fo:letter-spacing="normal" fo:font-style="normal" fo:font-weight="normal"/>
    </style:style>
    <style:style style:name="P34" style:family="paragraph" style:parent-style-name="Text_20_body" style:list-style-name="L8">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Apercu" fo:font-size="14pt" fo:letter-spacing="normal" fo:font-style="normal" fo:font-weight="normal"/>
    </style:style>
    <style:style style:name="P35" style:family="paragraph" style:parent-style-name="Text_20_body" style:list-style-name="L8">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color="#000000" loext:opacity="100%"/>
    </style:style>
    <style:style style:name="P36" style:family="paragraph" style:parent-style-name="Text_20_body">
      <style:paragraph-properties fo:margin-left="0cm" fo:margin-right="0cm" fo:line-height="120%" fo:text-align="justify" style:justify-single-word="false" fo:orphans="2" fo:widows="2" fo:text-indent="0cm" style:auto-text-indent="false"/>
      <style:text-properties fo:font-variant="normal" fo:text-transform="none" fo:color="#000000" loext:opacity="100%" style:font-name="Apercu" fo:font-size="14pt" fo:letter-spacing="normal" fo:font-style="normal" fo:font-weight="bold" fo:background-color="#ffffff"/>
    </style:style>
    <style:style style:name="P37" style:family="paragraph" style:parent-style-name="Text_20_body" style:list-style-name="L9">
      <style:paragraph-properties fo:margin-left="1.455cm" fo:margin-right="0cm" fo:margin-top="0cm" fo:margin-bottom="0cm" style:contextual-spacing="false" fo:line-height="160%" fo:text-align="justify" style:justify-single-word="false" fo:orphans="2" fo:widows="2" fo:text-indent="0cm" style:auto-text-indent="false" fo:padding="0cm" fo:border="none"/>
      <style:text-properties fo:color="#000000" loext:opacity="100%"/>
    </style:style>
    <style:style style:name="P38" style:family="paragraph" style:parent-style-name="Text_20_body" style:list-style-name="L9">
      <style:paragraph-properties fo:margin-left="0.053cm" fo:margin-right="0.053cm" fo:margin-top="0.053cm" fo:margin-bottom="0.053cm" style:contextual-spacing="false" fo:text-align="justify" style:justify-single-word="false" fo:orphans="2" fo:widows="2" fo:text-indent="0cm" style:auto-text-indent="false" fo:padding="0cm" fo:border="none"/>
      <style:text-properties fo:font-variant="normal" fo:text-transform="none" fo:color="#000000" loext:opacity="100%" style:font-name="Apercu" fo:font-size="14pt" fo:letter-spacing="normal" fo:font-style="normal" fo:font-weight="normal" fo:background-color="#fff2b3" loext:padding="0cm" loext:border="none"/>
    </style:style>
    <style:style style:name="P39" style:family="paragraph" style:parent-style-name="Text_20_body" style:list-style-name="L10">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color="#000000" loext:opacity="100%"/>
    </style:style>
    <style:style style:name="P40" style:family="paragraph" style:parent-style-name="Text_20_body" style:list-style-name="L11">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color="#000000" loext:opacity="100%"/>
    </style:style>
    <style:style style:name="P41" style:family="paragraph" style:parent-style-name="Text_20_body" style:list-style-name="L11">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Apercu" fo:font-size="14pt" fo:letter-spacing="normal" fo:font-style="normal" fo:font-weight="normal"/>
    </style:style>
    <style:style style:name="P42" style:family="paragraph" style:parent-style-name="Text_20_body" style:list-style-name="L12">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color="#000000" loext:opacity="100%"/>
    </style:style>
    <style:style style:name="P43" style:family="paragraph" style:parent-style-name="Text_20_body" style:list-style-name="L13">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Apercu" fo:font-size="14pt" fo:letter-spacing="normal" fo:font-style="normal" fo:font-weight="normal"/>
    </style:style>
    <style:style style:name="P44" style:family="paragraph" style:parent-style-name="Text_20_body" style:list-style-name="L14">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color="#000000" loext:opacity="100%"/>
    </style:style>
    <style:style style:name="P45" style:family="paragraph" style:parent-style-name="Text_20_body" style:list-style-name="L15">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Apercu" fo:font-size="14pt" fo:letter-spacing="normal" fo:font-style="normal" fo:font-weight="normal"/>
    </style:style>
    <style:style style:name="P46" style:family="paragraph" style:parent-style-name="Text_20_body" style:list-style-name="L15">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color="#000000" loext:opacity="100%"/>
    </style:style>
    <style:style style:name="P47" style:family="paragraph" style:parent-style-name="Text_20_body" style:list-style-name="L16">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color="#000000" loext:opacity="100%"/>
    </style:style>
    <style:style style:name="P48" style:family="paragraph" style:parent-style-name="Text_20_body" style:list-style-name="L16">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Apercu" fo:font-size="14pt" fo:letter-spacing="normal" fo:font-style="normal" fo:font-weight="normal"/>
    </style:style>
    <style:style style:name="P49" style:family="paragraph" style:parent-style-name="Text_20_body" style:list-style-name="L17">
      <style:paragraph-properties fo:margin-left="0cm" fo:margin-right="0cm" fo:margin-top="0cm" fo:margin-bottom="0cm" style:contextual-spacing="false" fo:line-height="140%" fo:text-align="justify" style:justify-single-word="false" fo:orphans="2" fo:widows="2" fo:text-indent="0cm" style:auto-text-indent="false" fo:padding="0cm" fo:border="none"/>
      <style:text-properties fo:color="#000000" loext:opacity="100%"/>
    </style:style>
    <style:style style:name="P50" style:family="paragraph" style:parent-style-name="Text_20_body" style:list-style-name="L17">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color="#000000" loext:opacity="100%"/>
    </style:style>
    <style:style style:name="P5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Apercu" fo:font-size="14pt" fo:letter-spacing="normal" fo:font-style="normal" fo:font-weight="normal"/>
    </style:style>
    <style:style style:name="P52" style:family="paragraph" style:parent-style-name="Text_20_body">
      <style:paragraph-properties fo:margin-left="0cm" fo:margin-right="0cm" fo:margin-top="0cm" fo:margin-bottom="0.247cm" style:contextual-spacing="false" fo:line-height="160%" fo:text-align="start" style:justify-single-word="false" fo:orphans="2" fo:widows="2" fo:text-indent="0cm" style:auto-text-indent="false"/>
      <style:text-properties fo:font-variant="normal" fo:text-transform="none" fo:color="#000000" loext:opacity="100%" style:font-name="Apercu" fo:font-size="14pt" fo:letter-spacing="normal" fo:font-style="normal" fo:font-weight="normal"/>
    </style:style>
    <style:style style:name="P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ercu" fo:font-size="14pt" fo:letter-spacing="normal" fo:font-style="normal" fo:font-weight="normal"/>
    </style:style>
    <style:style style:name="P55" style:family="paragraph" style:parent-style-name="Text_20_body" style:list-style-name="L18">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56" style:family="paragraph" style:parent-style-name="Text_20_body" style:list-style-name="L18">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000000" loext:opacity="100%" style:font-name="Apercu" fo:font-size="14pt" fo:letter-spacing="normal" fo:font-style="normal" fo:font-weight="normal"/>
    </style:style>
    <style:style style:name="P57"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style:text-properties fo:color="#000000" loext:opacity="100%"/>
    </style:style>
    <style:style style:name="P58" style:family="paragraph" style:parent-style-name="Preformatted_20_Text">
      <style:paragraph-properties fo:margin-left="0cm" fo:margin-right="0cm" fo:margin-top="0cm" fo:margin-bottom="0cm" style:contextual-spacing="false" fo:line-height="115%" fo:text-align="start" style:justify-single-word="false" fo:orphans="2" fo:widows="2" fo:text-indent="0cm" style:auto-text-indent="false"/>
      <style:text-properties fo:color="#000000" loext:opacity="100%"/>
    </style:style>
    <style:style style:name="P59" style:family="paragraph" style:parent-style-name="Text_20_body" style:list-style-name="L19">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6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style>
    <style:style style:name="P61" style:family="paragraph" style:parent-style-name="Text_20_body" style:list-style-name="L20">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62" style:family="paragraph" style:parent-style-name="Text_20_body">
      <style:paragraph-properties fo:margin-left="0cm" fo:margin-right="0cm" fo:text-align="start" style:justify-single-word="false" fo:orphans="2" fo:widows="2" fo:text-indent="0cm" style:auto-text-indent="false"/>
      <style:text-properties fo:color="#000000" loext:opacity="100%"/>
    </style:style>
    <style:style style:name="P63" style:family="paragraph" style:parent-style-name="Text_20_body">
      <style:paragraph-properties fo:margin-left="0cm" fo:margin-right="0cm" fo:margin-top="0cm" fo:margin-bottom="0.247cm" style:contextual-spacing="false" fo:line-height="160%" fo:text-align="start" style:justify-single-word="false" fo:orphans="2" fo:widows="2" fo:text-indent="0cm" style:auto-text-indent="false"/>
      <style:text-properties fo:color="#000000" loext:opacity="100%"/>
    </style:style>
    <style:style style:name="P64" style:family="paragraph" style:parent-style-name="Text_20_body" style:list-style-name="L21">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65" style:family="paragraph" style:parent-style-name="Text_20_body" style:list-style-name="L22">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000000" loext:opacity="100%" style:font-name="Apercu" fo:font-size="14pt" fo:letter-spacing="normal" fo:font-style="normal" fo:font-weight="normal"/>
    </style:style>
    <style:style style:name="P66" style:family="paragraph" style:parent-style-name="Text_20_body" style:list-style-name="L22">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67"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style:text-properties fo:font-variant="normal" fo:text-transform="none" fo:color="#000000" loext:opacity="100%" style:font-name="Apercu" fo:font-size="14pt" fo:letter-spacing="normal" fo:font-style="normal" fo:font-weight="normal"/>
    </style:style>
    <style:style style:name="P68" style:family="paragraph" style:parent-style-name="Text_20_body" style:list-style-name="L23">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69" style:family="paragraph" style:parent-style-name="Text_20_body" style:list-style-name="L24">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70" style:family="paragraph" style:parent-style-name="Text_20_body" style:list-style-name="L25">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71" style:family="paragraph" style:parent-style-name="Text_20_body" style:list-style-name="L26">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72" style:family="paragraph" style:parent-style-name="Text_20_body" style:list-style-name="L27">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73" style:family="paragraph" style:parent-style-name="Text_20_body" style:list-style-name="L28">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000000" loext:opacity="100%" style:font-name="Apercu" fo:font-size="14pt" fo:letter-spacing="normal" fo:font-style="normal" fo:font-weight="normal"/>
    </style:style>
    <style:style style:name="P74" style:family="paragraph" style:parent-style-name="Text_20_body" style:list-style-name="L29">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75" style:family="paragraph" style:parent-style-name="Text_20_body" style:list-style-name="L29">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000000" loext:opacity="100%" style:font-name="Apercu" fo:font-size="14pt" fo:letter-spacing="normal" fo:font-style="normal" fo:font-weight="normal"/>
    </style:style>
    <style:style style:name="P76" style:family="paragraph" style:parent-style-name="Heading_20_3">
      <style:paragraph-properties fo:text-align="justify" style:justify-single-word="false"/>
      <style:text-properties fo:font-variant="normal" fo:text-transform="none" fo:color="#000000" loext:opacity="100%" style:font-name="Apercu" fo:letter-spacing="normal" fo:font-style="normal" fo:font-weight="bold" style:font-weight-asian="bold" style:font-weight-complex="bold"/>
    </style:style>
    <style:style style:name="P77" style:family="paragraph" style:parent-style-name="Text_20_body">
      <style:paragraph-properties fo:margin-left="0cm" fo:margin-right="0cm" fo:margin-top="0cm" fo:margin-bottom="0.247cm" style:contextual-spacing="false" fo:line-height="160%" fo:text-align="start" style:justify-single-word="false" fo:orphans="2" fo:widows="2" fo:text-indent="0cm" style:auto-text-indent="false"/>
      <style:text-properties fo:font-variant="normal" fo:text-transform="none" fo:color="#000000" loext:opacity="100%" fo:letter-spacing="normal"/>
    </style:style>
    <style:style style:name="P78" style:family="paragraph" style:parent-style-name="Heading_20_3">
      <style:paragraph-properties fo:text-align="justify" style:justify-single-word="false"/>
      <style:text-properties fo:font-variant="normal" fo:text-transform="none" fo:color="#000000" loext:opacity="100%" style:font-name="Apercu" fo:font-size="18pt" fo:letter-spacing="normal" fo:font-style="normal" fo:font-weight="bold"/>
    </style:style>
    <style:style style:name="P79" style:family="paragraph" style:parent-style-name="Text_20_body" style:list-style-name="L30">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80" style:family="paragraph" style:parent-style-name="Text_20_body" style:list-style-name="L31">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81" style:family="paragraph" style:parent-style-name="Text_20_body" style:list-style-name="L32">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82" style:family="paragraph" style:parent-style-name="Text_20_body" style:list-style-name="L33">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83" style:family="paragraph" style:parent-style-name="Text_20_body" style:list-style-name="L33">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000000" loext:opacity="100%" style:font-name="Apercu" fo:font-size="14pt" fo:letter-spacing="normal" fo:font-style="normal" fo:font-weight="normal"/>
    </style:style>
    <style:style style:name="P84" style:family="paragraph" style:parent-style-name="Text_20_body" style:list-style-name="L34">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85" style:family="paragraph" style:parent-style-name="Text_20_body" style:list-style-name="L35">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000000" loext:opacity="100%"/>
    </style:style>
    <style:style style:name="P86" style:family="paragraph" style:parent-style-name="Text_20_body" style:list-style-name="L35">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000000" loext:opacity="100%" style:font-name="Apercu" fo:font-size="14pt" fo:letter-spacing="normal" fo:font-style="normal" fo:font-weight="normal"/>
    </style:style>
    <style:style style:name="P87"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000000" loext:opacity="100%" style:font-name="Apercu" fo:font-size="14pt" fo:letter-spacing="normal" fo:font-style="normal" fo:font-weight="normal"/>
    </style:style>
    <style:style style:name="P88" style:family="paragraph" style:parent-style-name="Text_20_body">
      <style:paragraph-properties fo:margin-left="0cm" fo:margin-right="0cm" fo:margin-top="0cm" fo:margin-bottom="0.247cm" style:contextual-spacing="false" fo:line-height="160%" fo:text-align="start" style:justify-single-word="false" fo:orphans="2" fo:widows="2" fo:text-indent="0cm" style:auto-text-indent="false"/>
      <style:text-properties fo:color="#10162f" loext:opacity="100%" style:font-name="Apercu" fo:font-size="14pt"/>
    </style:style>
    <style:style style:name="P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10162f" loext:opacity="100%" style:font-name="Apercu" fo:font-size="14pt"/>
    </style:style>
    <style:style style:name="P90" style:family="paragraph" style:parent-style-name="Preformatted_20_Text">
      <style:paragraph-properties fo:margin-left="0cm" fo:margin-right="0cm" fo:margin-top="0cm" fo:margin-bottom="0cm" style:contextual-spacing="false" fo:line-height="115%" fo:text-align="start" style:justify-single-word="false" fo:orphans="2" fo:widows="2" fo:text-indent="0cm" style:auto-text-indent="false"/>
      <style:text-properties fo:color="#10162f" loext:opacity="100%" style:font-name="Apercu" fo:font-size="14pt"/>
    </style:style>
    <style:style style:name="P91"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style:text-properties fo:color="#10162f" loext:opacity="100%" style:font-name="Apercu" fo:font-size="14pt"/>
    </style:style>
    <style:style style:name="P92" style:family="paragraph" style:parent-style-name="Heading_20_3">
      <style:paragraph-properties fo:margin-left="0cm" fo:margin-right="0cm" fo:margin-top="0cm" fo:margin-bottom="0cm" style:contextual-spacing="false" fo:line-height="160%" fo:text-align="start" style:justify-single-word="false" fo:orphans="2" fo:widows="2" fo:text-indent="0cm" style:auto-text-indent="false"/>
      <style:text-properties fo:font-variant="normal" fo:text-transform="none" fo:color="#000000" loext:opacity="100%" style:font-name="Apercu" fo:font-size="14pt" fo:letter-spacing="normal" fo:font-style="normal" style:text-underline-style="none" fo:font-weight="normal" officeooo:rsid="003d0398" fo:background-color="transparent" loext:padding="0cm" loext:border="none"/>
    </style:style>
    <style:style style:name="P93" style:family="paragraph" style:parent-style-name="Text_20_body">
      <style:paragraph-properties fo:margin-left="0cm" fo:margin-right="0cm" fo:line-height="160%" fo:text-align="start" style:justify-single-word="false" fo:orphans="2" fo:widows="2" fo:text-indent="0cm" style:auto-text-indent="false"/>
      <style:text-properties fo:font-variant="normal" fo:text-transform="none" fo:color="#000000" loext:opacity="100%" style:font-name="Apercu" fo:font-size="14pt" fo:letter-spacing="normal" fo:font-style="normal" style:text-underline-style="none" fo:font-weight="normal" officeooo:rsid="003d0398"/>
    </style:style>
    <style:style style:name="P94" style:family="paragraph" style:parent-style-name="Text_20_body">
      <style:paragraph-properties fo:margin-left="0cm" fo:margin-right="0cm" fo:margin-top="0cm" fo:margin-bottom="0.247cm" style:contextual-spacing="false" fo:line-height="160%" fo:text-align="start" style:justify-single-word="false" fo:orphans="2" fo:widows="2" fo:text-indent="0cm" style:auto-text-indent="false"/>
      <style:text-properties fo:font-variant="normal" fo:text-transform="none" fo:color="#000000" loext:opacity="100%" style:font-name="Apercu" fo:font-size="14pt" fo:letter-spacing="normal" fo:font-style="normal" style:text-underline-style="none" fo:font-weight="normal" officeooo:rsid="003d0398"/>
    </style:style>
    <style:style style:name="P95"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style:text-properties fo:color="#10162f" loext:opacity="100%" style:font-name="Apercu" fo:font-size="14pt" style:text-underline-style="solid" style:text-underline-width="auto" style:text-underline-color="font-color" officeooo:rsid="003d0398"/>
    </style:style>
    <style:style style:name="P96" style:family="paragraph" style:parent-style-name="Text_20_body">
      <style:paragraph-properties fo:margin-left="0cm" fo:margin-right="0cm" fo:margin-top="0cm" fo:margin-bottom="0.247cm" style:contextual-spacing="false" fo:line-height="160%" fo:text-align="start" style:justify-single-word="false" fo:orphans="2" fo:widows="2" fo:text-indent="0cm" style:auto-text-indent="false"/>
      <style:text-properties fo:color="#10162f" loext:opacity="100%" style:font-name="Apercu" fo:font-size="14pt" style:text-underline-style="solid" style:text-underline-width="auto" style:text-underline-color="font-color" officeooo:rsid="003d0398"/>
    </style:style>
    <style:style style:name="P97" style:family="paragraph" style:parent-style-name="Preformatted_20_Text">
      <style:paragraph-properties fo:margin-left="0cm" fo:margin-right="0cm" fo:margin-top="0cm" fo:margin-bottom="0cm" style:contextual-spacing="false" fo:line-height="160%" fo:text-align="start" style:justify-single-word="false" fo:orphans="2" fo:widows="2" fo:text-indent="0cm" style:auto-text-indent="false"/>
      <style:text-properties fo:color="#10162f" loext:opacity="100%" style:font-name="Apercu" fo:font-size="14pt" style:text-underline-style="solid" style:text-underline-width="auto" style:text-underline-color="font-color" officeooo:rsid="003d0398"/>
    </style:style>
    <style:style style:name="P98" style:family="paragraph" style:parent-style-name="Text_20_body" style:list-style-name="L36">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text-underline-style="solid" style:text-underline-width="auto" style:text-underline-color="font-color" officeooo:rsid="003d0398"/>
    </style:style>
    <style:style style:name="P99"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style:text-properties fo:font-variant="normal" fo:text-transform="none" fo:color="#000000" loext:opacity="100%" style:font-name="Apercu" fo:font-size="14pt" fo:letter-spacing="normal" fo:font-style="normal" style:text-underline-style="none" fo:font-weight="normal" officeooo:rsid="003d0398"/>
    </style:style>
    <style:style style:name="P100" style:family="paragraph" style:parent-style-name="Heading_20_3">
      <style:paragraph-properties fo:margin-left="0cm" fo:margin-right="0cm" fo:margin-top="0cm" fo:margin-bottom="0cm" style:contextual-spacing="false" fo:line-height="160%" fo:text-align="start" style:justify-single-word="false" fo:orphans="2" fo:widows="2" fo:text-indent="0cm" style:auto-text-indent="false"/>
      <style:text-properties fo:font-variant="normal" fo:text-transform="none" fo:color="#000000" loext:opacity="100%" style:font-name="Apercu" fo:font-size="14pt" fo:letter-spacing="normal" fo:font-style="normal" style:text-underline-style="none" fo:font-weight="normal" officeooo:rsid="003d0398"/>
    </style:style>
    <style:style style:name="P101" style:family="paragraph" style:parent-style-name="Text_20_body">
      <style:paragraph-properties fo:margin-left="0cm" fo:margin-right="0cm" fo:line-height="160%" fo:text-align="start" style:justify-single-word="false" fo:orphans="2" fo:widows="2" fo:text-indent="0cm" style:auto-text-indent="false"/>
      <style:text-properties fo:font-variant="normal" fo:text-transform="none" fo:color="#000000" loext:opacity="100%" style:font-name="Apercu" fo:font-size="14pt" fo:letter-spacing="normal" fo:font-style="normal" fo:font-weight="normal" officeooo:rsid="003d0398"/>
    </style:style>
    <style:style style:name="P102"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style:text-properties fo:color="#10162f" loext:opacity="100%" style:font-name="Apercu" fo:font-size="14pt" officeooo:rsid="003d0398"/>
    </style:style>
    <style:style style:name="P103" style:family="paragraph" style:parent-style-name="Text_20_body">
      <style:paragraph-properties fo:margin-left="0cm" fo:margin-right="0cm" fo:margin-top="0cm" fo:margin-bottom="0.247cm" style:contextual-spacing="false" fo:line-height="160%" fo:text-align="start" style:justify-single-word="false" fo:orphans="2" fo:widows="2" fo:text-indent="0cm" style:auto-text-indent="false"/>
      <style:text-properties fo:color="#10162f" loext:opacity="100%" style:font-name="Apercu" fo:font-size="14pt" officeooo:rsid="003d0398"/>
    </style:style>
    <style:style style:name="P104" style:family="paragraph" style:parent-style-name="Text_20_body">
      <style:paragraph-properties fo:margin-left="0cm" fo:margin-right="0cm" fo:margin-top="0cm" fo:margin-bottom="0.247cm" style:contextual-spacing="false" fo:line-height="160%" fo:text-align="start" style:justify-single-word="false" fo:orphans="2" fo:widows="2" fo:text-indent="0cm" style:auto-text-indent="false"/>
      <style:text-properties fo:font-variant="normal" fo:text-transform="none" fo:color="#000000" loext:opacity="100%" style:font-name="Apercu" fo:font-size="14pt" fo:letter-spacing="normal" fo:font-style="normal" fo:font-weight="normal" officeooo:rsid="003d0398"/>
    </style:style>
    <style:style style:name="P105" style:family="paragraph" style:parent-style-name="Preformatted_20_Text">
      <style:paragraph-properties fo:margin-left="0cm" fo:margin-right="0cm" fo:margin-top="0cm" fo:margin-bottom="0cm" style:contextual-spacing="false" fo:line-height="160%" fo:text-align="start" style:justify-single-word="false" fo:orphans="2" fo:widows="2" fo:text-indent="0cm" style:auto-text-indent="false"/>
      <style:text-properties fo:color="#10162f" loext:opacity="100%" style:font-name="Apercu" fo:font-size="14pt" officeooo:rsid="003d0398"/>
    </style:style>
    <style:style style:name="P106" style:family="paragraph" style:parent-style-name="Text_20_body" style:list-style-name="L37">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officeooo:rsid="003d0398"/>
    </style:style>
    <style:style style:name="P107" style:family="paragraph" style:parent-style-name="Text_20_body" style:list-style-name="L38">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officeooo:rsid="003d0398"/>
    </style:style>
    <style:style style:name="P108"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style:text-properties fo:font-variant="normal" fo:text-transform="none" fo:color="#000000" loext:opacity="100%" style:font-name="Apercu" fo:font-size="14pt" fo:letter-spacing="normal" fo:font-style="normal" fo:font-weight="normal" officeooo:rsid="003d0398"/>
    </style:style>
    <style:style style:name="P109" style:family="paragraph" style:parent-style-name="Text_20_body" style:list-style-name="L39">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000000" loext:opacity="100%" style:font-name="Apercu" fo:font-size="14pt" fo:letter-spacing="normal" fo:font-style="normal" fo:font-weight="normal" officeooo:rsid="003d0398"/>
    </style:style>
    <style:style style:name="P110" style:family="paragraph" style:parent-style-name="Text_20_body" style:list-style-name="L40">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officeooo:rsid="003d0398"/>
    </style:style>
    <style:style style:name="P111" style:family="paragraph" style:parent-style-name="Text_20_body" style:list-style-name="L40">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000000" loext:opacity="100%" style:font-name="Apercu" fo:font-size="14pt" fo:letter-spacing="normal" fo:font-style="normal" fo:font-weight="normal" officeooo:rsid="003d0398"/>
    </style:style>
    <style:style style:name="P112" style:family="paragraph" style:parent-style-name="Heading_20_3">
      <style:paragraph-properties fo:margin-left="0cm" fo:margin-right="0cm" fo:margin-top="0cm" fo:margin-bottom="0cm" style:contextual-spacing="false" fo:line-height="160%" fo:text-align="start" style:justify-single-word="false" fo:orphans="2" fo:widows="2" fo:text-indent="0cm" style:auto-text-indent="false"/>
      <style:text-properties fo:font-variant="normal" fo:text-transform="none" fo:color="#000000" loext:opacity="100%" style:font-name="Apercu" fo:font-size="14pt" fo:letter-spacing="normal" fo:font-style="normal" style:text-underline-style="none" fo:font-weight="bold" officeooo:rsid="003d0398"/>
    </style:style>
    <style:style style:name="P113" style:family="paragraph" style:parent-style-name="Text_20_body">
      <style:paragraph-properties fo:margin-left="0cm" fo:margin-right="0cm" fo:line-height="160%" fo:text-indent="0cm" style:auto-text-indent="false"/>
      <style:text-properties fo:color="#000000" loext:opacity="100%" style:font-name="Apercu" fo:font-size="14pt" officeooo:rsid="003d0398"/>
    </style:style>
    <style:style style:name="P114" style:family="paragraph" style:parent-style-name="Text_20_body">
      <style:paragraph-properties fo:margin-left="0cm" fo:margin-right="0cm" fo:margin-top="0cm" fo:margin-bottom="0.247cm" style:contextual-spacing="false" fo:line-height="160%" fo:text-indent="0cm" style:auto-text-indent="false"/>
      <style:text-properties fo:color="#000000" loext:opacity="100%" style:font-name="Apercu" fo:font-size="14pt" officeooo:rsid="003d0398"/>
    </style:style>
    <style:style style:name="P115" style:family="paragraph" style:parent-style-name="Text_20_body">
      <style:paragraph-properties fo:margin-left="0cm" fo:margin-right="0cm" fo:margin-top="0cm" fo:margin-bottom="0cm" style:contextual-spacing="false" fo:line-height="160%" fo:text-indent="0cm" style:auto-text-indent="false"/>
      <style:text-properties fo:color="#10162f" loext:opacity="100%" style:font-name="Apercu" fo:font-size="14pt" officeooo:rsid="003d0398"/>
    </style:style>
    <style:style style:name="P116" style:family="paragraph" style:parent-style-name="Text_20_body" style:list-style-name="L41">
      <style:paragraph-properties fo:margin-left="0cm" fo:margin-right="0cm" fo:margin-top="0cm" fo:margin-bottom="0cm" style:contextual-spacing="false" fo:line-height="160%" fo:text-indent="0cm" style:auto-text-indent="false" fo:padding="0cm" fo:border="none"/>
      <style:text-properties fo:color="#10162f" loext:opacity="100%" style:font-name="Apercu" fo:font-size="14pt" officeooo:rsid="003d0398"/>
    </style:style>
    <style:style style:name="P117" style:family="paragraph" style:parent-style-name="Text_20_body">
      <style:paragraph-properties fo:margin-left="0cm" fo:margin-right="0cm" fo:margin-top="0cm" fo:margin-bottom="0cm" style:contextual-spacing="false" fo:line-height="160%" fo:text-indent="0cm" style:auto-text-indent="false"/>
      <style:text-properties fo:color="#000000" loext:opacity="100%" style:font-name="Apercu" fo:font-size="14pt" officeooo:rsid="003d0398"/>
    </style:style>
    <style:style style:name="P118" style:family="paragraph" style:parent-style-name="Heading_20_1">
      <style:paragraph-properties fo:margin-left="0cm" fo:margin-right="0cm" fo:margin-top="0cm" fo:margin-bottom="0cm" style:contextual-spacing="false" fo:line-height="160%" fo:text-indent="0cm" style:auto-text-indent="false"/>
      <style:text-properties fo:font-variant="normal" fo:text-transform="none" fo:color="#000000" loext:opacity="100%" style:font-name="Apercu" fo:font-size="14pt" fo:letter-spacing="normal" fo:font-style="normal" fo:font-weight="normal" officeooo:rsid="003d0398"/>
    </style:style>
    <style:style style:name="P119" style:family="paragraph" style:parent-style-name="Text_20_body">
      <style:paragraph-properties fo:margin-left="0cm" fo:margin-right="0cm" fo:margin-top="0cm" fo:margin-bottom="0cm" style:contextual-spacing="false" fo:line-height="130%" fo:text-align="start" style:justify-single-word="false" fo:orphans="2" fo:widows="2" fo:text-indent="0cm" style:auto-text-indent="false"/>
      <style:text-properties fo:font-variant="normal" fo:text-transform="none" fo:color="#000000" loext:opacity="100%" style:font-name="Apercu" fo:font-size="14pt" fo:letter-spacing="normal" fo:font-style="normal" fo:font-weight="normal" officeooo:rsid="003d0398"/>
    </style:style>
    <style:style style:name="P120" style:family="paragraph" style:parent-style-name="Heading_20_2">
      <style:paragraph-properties fo:margin-left="0cm" fo:margin-right="0cm" fo:margin-top="0cm" fo:margin-bottom="0.247cm" style:contextual-spacing="false" fo:line-height="120%" fo:text-align="start" style:justify-single-word="false" fo:orphans="40" fo:widows="2" fo:text-indent="0cm" style:auto-text-indent="false"/>
      <style:text-properties fo:font-variant="normal" fo:text-transform="none" fo:color="#000000" loext:opacity="100%" style:font-name="Apercu" fo:font-size="14pt" fo:letter-spacing="normal" fo:font-style="normal" fo:font-weight="bold" officeooo:rsid="003d0398"/>
    </style:style>
    <style:style style:name="P121" style:family="paragraph" style:parent-style-name="Text_20_body">
      <style:paragraph-properties fo:margin-left="0cm" fo:margin-right="0cm" fo:margin-top="0cm" fo:margin-bottom="0.247cm" style:contextual-spacing="false" fo:line-height="170%" fo:text-align="start" style:justify-single-word="false" fo:orphans="40" fo:widows="2" fo:text-indent="0cm" style:auto-text-indent="false"/>
      <style:text-properties fo:color="#10162f" loext:opacity="100%" style:font-name="Apercu" fo:font-size="14pt" officeooo:rsid="003d0398"/>
    </style:style>
    <style:style style:name="P122" style:family="paragraph" style:parent-style-name="Text_20_body" style:list-style-name="L42">
      <style:paragraph-properties fo:margin-left="0cm" fo:margin-right="0cm" fo:margin-top="0cm" fo:margin-bottom="0cm" style:contextual-spacing="false" fo:line-height="170%" fo:text-align="start" style:justify-single-word="false" fo:orphans="40" fo:widows="2" fo:text-indent="0cm" style:auto-text-indent="false" fo:padding="0cm" fo:border="none"/>
      <style:text-properties fo:color="#10162f" loext:opacity="100%" style:font-name="Apercu" fo:font-size="14pt" officeooo:rsid="003d0398"/>
    </style:style>
    <style:style style:name="P123" style:family="paragraph" style:parent-style-name="Text_20_body" style:list-style-name="L42">
      <style:paragraph-properties fo:margin-left="0cm" fo:margin-right="0cm" fo:margin-top="0cm" fo:margin-bottom="0cm" style:contextual-spacing="false" fo:line-height="170%" fo:text-align="start" style:justify-single-word="false" fo:orphans="40" fo:widows="2" fo:text-indent="0cm" style:auto-text-indent="false" fo:padding="0cm" fo:border="none"/>
      <style:text-properties fo:font-variant="normal" fo:text-transform="none" fo:color="#000000" loext:opacity="100%" style:font-name="Apercu" fo:font-size="14pt" fo:letter-spacing="normal" fo:font-style="normal" fo:font-weight="normal" officeooo:rsid="003d0398"/>
    </style:style>
    <style:style style:name="P124" style:family="paragraph" style:parent-style-name="Heading_20_2">
      <style:paragraph-properties fo:margin-left="0cm" fo:margin-right="0cm" fo:margin-top="0cm" fo:margin-bottom="0.499cm" style:contextual-spacing="false" fo:line-height="120%" fo:text-align="start" style:justify-single-word="false" fo:orphans="40" fo:widows="2" fo:text-indent="0cm" style:auto-text-indent="false"/>
      <style:text-properties fo:font-variant="normal" fo:text-transform="none" fo:color="#000000" loext:opacity="100%" style:font-name="Apercu" fo:font-size="14pt" fo:letter-spacing="normal" fo:font-style="normal" fo:font-weight="bold" officeooo:rsid="003d0398"/>
    </style:style>
    <style:style style:name="P125" style:family="paragraph" style:parent-style-name="Preformatted_20_Text">
      <style:paragraph-properties fo:margin-left="0cm" fo:margin-right="0cm" fo:margin-top="0cm" fo:margin-bottom="0cm" style:contextual-spacing="false" fo:line-height="160%" fo:text-align="start" style:justify-single-word="false" fo:orphans="40" fo:widows="2" fo:text-indent="0cm" style:auto-text-indent="false"/>
      <style:text-properties fo:color="#10162f" loext:opacity="100%" style:font-name="Apercu" fo:font-size="14pt" officeooo:rsid="003d0398"/>
    </style:style>
    <style:style style:name="P126" style:family="paragraph" style:parent-style-name="Text_20_body">
      <style:paragraph-properties fo:margin-left="0cm" fo:margin-right="0cm" fo:margin-top="0cm" fo:margin-bottom="0cm" style:contextual-spacing="false" fo:line-height="170%" fo:text-align="start" style:justify-single-word="false" fo:orphans="40" fo:widows="2" fo:text-indent="0cm" style:auto-text-indent="false"/>
      <style:text-properties fo:color="#10162f" loext:opacity="100%" style:font-name="Apercu" fo:font-size="14pt" officeooo:rsid="003d0398"/>
    </style:style>
    <style:style style:name="P127" style:family="paragraph" style:parent-style-name="Text_20_body">
      <style:paragraph-properties fo:margin-left="0cm" fo:margin-right="0cm" fo:margin-top="0cm" fo:margin-bottom="0cm" style:contextual-spacing="false" fo:line-height="170%" fo:text-align="start" style:justify-single-word="false" fo:orphans="40" fo:widows="2" fo:text-indent="0cm" style:auto-text-indent="false" fo:padding="0cm" fo:border="none"/>
      <style:text-properties fo:color="#10162f" loext:opacity="100%" style:font-name="Apercu" fo:font-size="14pt" officeooo:rsid="003d0398"/>
    </style:style>
    <style:style style:name="P128" style:family="paragraph" style:parent-style-name="Text_20_body">
      <style:paragraph-properties fo:margin-left="1cm" fo:margin-right="1cm" fo:margin-top="0cm" fo:margin-bottom="0cm" style:contextual-spacing="false" fo:line-height="170%" fo:text-align="start" style:justify-single-word="false" fo:orphans="40" fo:widows="2" fo:text-indent="0cm" style:auto-text-indent="false" fo:padding="0cm" fo:border="none"/>
      <style:text-properties fo:color="#10162f" loext:opacity="100%" style:font-name="Apercu" fo:font-size="14pt" officeooo:rsid="003d0398"/>
    </style:style>
    <style:style style:name="P129" style:family="paragraph" style:parent-style-name="Text_20_body" style:list-style-name="L43">
      <style:paragraph-properties fo:margin-left="0cm" fo:margin-right="0cm" fo:margin-top="0cm" fo:margin-bottom="0cm" style:contextual-spacing="false" fo:line-height="170%" fo:text-align="start" style:justify-single-word="false" fo:orphans="40" fo:widows="2" fo:text-indent="0cm" style:auto-text-indent="false" fo:padding="0cm" fo:border="none"/>
      <style:text-properties fo:font-variant="normal" fo:text-transform="none" fo:color="#000000" loext:opacity="100%" style:font-name="Apercu" fo:font-size="14pt" fo:letter-spacing="normal" fo:font-style="normal" fo:font-weight="normal" officeooo:rsid="003d0398"/>
    </style:style>
    <style:style style:name="P130" style:family="paragraph" style:parent-style-name="Text_20_body">
      <style:paragraph-properties fo:margin-left="0cm" fo:margin-right="0cm" fo:margin-top="0cm" fo:margin-bottom="0.247cm" style:contextual-spacing="false" fo:line-height="170%" fo:text-align="start" style:justify-single-word="false" fo:orphans="40" fo:widows="2" fo:text-indent="0cm" style:auto-text-indent="false"/>
      <style:text-properties fo:font-variant="normal" fo:text-transform="none" fo:color="#000000" loext:opacity="100%" style:font-name="Apercu" fo:font-size="14pt" fo:letter-spacing="normal" fo:font-style="normal" fo:font-weight="normal" officeooo:rsid="003d0398"/>
    </style:style>
    <style:style style:name="P131" style:family="paragraph" style:parent-style-name="Text_20_body" style:list-style-name="L44">
      <style:paragraph-properties fo:margin-left="0cm" fo:margin-right="0cm" fo:margin-top="0cm" fo:margin-bottom="0cm" style:contextual-spacing="false" fo:line-height="170%" fo:text-align="start" style:justify-single-word="false" fo:orphans="40" fo:widows="2" fo:text-indent="0cm" style:auto-text-indent="false" fo:padding="0cm" fo:border="none"/>
      <style:text-properties fo:color="#10162f" loext:opacity="100%" style:font-name="Apercu" fo:font-size="14pt" officeooo:rsid="003d0398"/>
    </style:style>
    <style:style style:name="P132" style:family="paragraph" style:parent-style-name="Text_20_body" style:list-style-name="L44">
      <style:paragraph-properties fo:margin-left="0cm" fo:margin-right="0cm" fo:margin-top="0cm" fo:margin-bottom="0cm" style:contextual-spacing="false" fo:line-height="170%" fo:text-align="start" style:justify-single-word="false" fo:orphans="40" fo:widows="2" fo:text-indent="0cm" style:auto-text-indent="false" fo:padding="0cm" fo:border="none"/>
      <style:text-properties fo:font-variant="normal" fo:text-transform="none" fo:color="#000000" loext:opacity="100%" style:font-name="Apercu" fo:font-size="14pt" fo:letter-spacing="normal" fo:font-style="normal" fo:font-weight="normal" officeooo:rsid="003d0398"/>
    </style:style>
    <style:style style:name="P133" style:family="paragraph" style:parent-style-name="Text_20_body">
      <style:paragraph-properties fo:margin-left="0cm" fo:margin-right="0cm" fo:margin-top="0cm" fo:margin-bottom="0.247cm" style:contextual-spacing="false" fo:line-height="170%" fo:text-align="start" style:justify-single-word="false" fo:orphans="40" fo:widows="2" fo:text-indent="0cm" style:auto-text-indent="false"/>
      <style:text-properties fo:color="#000000" loext:opacity="100%" style:font-name="Apercu" fo:font-size="14pt" officeooo:rsid="003d0398"/>
    </style:style>
    <style:style style:name="P134" style:family="paragraph" style:parent-style-name="Text_20_body">
      <style:paragraph-properties fo:margin-left="0cm" fo:margin-right="0cm" fo:margin-top="0cm" fo:margin-bottom="0cm" style:contextual-spacing="false" fo:line-height="170%" fo:text-align="start" style:justify-single-word="false" fo:orphans="40" fo:widows="2" fo:text-indent="0cm" style:auto-text-indent="false"/>
      <style:text-properties fo:color="#000000" loext:opacity="100%" style:font-name="Apercu" fo:font-size="14pt" officeooo:rsid="003d0398"/>
    </style:style>
    <style:style style:name="P135"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style:text-properties fo:font-variant="normal" fo:text-transform="none" fo:color="#000000" loext:opacity="100%" style:font-name="Apercu" fo:font-size="14pt" fo:letter-spacing="normal" fo:font-style="normal" style:text-underline-style="solid" style:text-underline-width="auto" style:text-underline-color="font-color" fo:font-weight="normal" officeooo:rsid="003d0398" fo:background-color="transparent" loext:padding="0cm" loext:border="none"/>
    </style:style>
    <style:style style:name="P136" style:family="paragraph" style:parent-style-name="Standard">
      <style:paragraph-properties fo:text-align="justify" style:justify-single-word="false"/>
      <style:text-properties fo:color="#000000" loext:opacity="100%"/>
    </style:style>
    <style:style style:name="P137" style:family="paragraph" style:parent-style-name="Text_20_body">
      <style:paragraph-properties fo:margin-left="0cm" fo:margin-right="0cm" fo:line-height="150%" fo:text-align="end" style:justify-single-word="false" fo:text-indent="0cm" style:auto-text-indent="false"/>
      <style:text-properties fo:color="#000000" loext:opacity="100%" fo:font-weight="bold"/>
    </style:style>
    <style:style style:name="T1" style:family="text">
      <style:text-properties fo:font-variant="normal" fo:text-transform="none" fo:color="#000000" loext:opacity="100%" style:font-name="Apercu" fo:font-size="14pt" fo:letter-spacing="normal" fo:font-style="normal" fo:font-weight="normal"/>
    </style:style>
    <style:style style:name="T2" style:family="text">
      <style:text-properties fo:font-variant="normal" fo:text-transform="none" fo:color="#000000" loext:opacity="100%" style:font-name="Apercu" fo:font-size="14pt" fo:letter-spacing="normal" fo:font-style="normal" style:text-underline-style="solid" style:text-underline-width="auto" style:text-underline-color="font-color" fo:font-weight="normal" fo:background-color="transparent" loext:char-shading-value="0" loext:padding="0cm" loext:border="none"/>
    </style:style>
    <style:style style:name="T3" style:family="text">
      <style:text-properties fo:font-variant="normal" fo:text-transform="none" style:font-name="Apercu" fo:font-size="14pt" fo:letter-spacing="normal" fo:font-style="normal" fo:font-weight="normal"/>
    </style:style>
    <style:style style:name="T4" style:family="text">
      <style:text-properties fo:font-variant="normal" fo:text-transform="none" fo:font-family="Monaco, Menlo, 'Ubuntu Mono', 'Droid Sans Mono', Consolas, monospace" fo:font-size="14pt" fo:letter-spacing="normal" fo:font-style="normal" fo:font-weight="normal" fo:background-color="transparent" loext:char-shading-value="0" loext:padding="0cm" loext:border="none"/>
    </style:style>
    <style:style style:name="T5" style:family="text">
      <style:text-properties fo:font-variant="normal" fo:text-transform="none" style:font-name="Apercu" fo:font-size="14pt" fo:letter-spacing="normal" fo:font-style="normal" style:text-underline-style="solid" style:text-underline-width="auto" style:text-underline-color="font-color" fo:font-weight="normal" fo:background-color="transparent" loext:char-shading-value="0" loext:padding="0cm" loext:border="none"/>
    </style:style>
    <style:style style:name="T6" style:family="text">
      <style:text-properties fo:font-variant="normal" fo:text-transform="none" fo:font-family="Monaco, Menlo, 'Ubuntu Mono', 'Droid Sans Mono', Consolas, monospace" fo:font-size="14pt" fo:letter-spacing="normal" fo:font-style="normal" fo:font-weight="normal" fo:background-color="#eae9ed" loext:char-shading-value="0" loext:padding="0cm" loext:border="none"/>
    </style:style>
    <style:style style:name="T7" style:family="text">
      <style:text-properties fo:font-variant="normal" fo:text-transform="none" fo:color="#158466" loext:opacity="100%" fo:font-family="Monaco, Menlo, 'Ubuntu Mono', 'Droid Sans Mono', Consolas, monospace" fo:font-size="14pt" fo:letter-spacing="normal" fo:font-style="normal" fo:font-weight="normal" fo:background-color="#211e2f" loext:char-shading-value="0"/>
    </style:style>
    <style:style style:name="T8" style:family="text">
      <style:text-properties fo:font-variant="normal" fo:text-transform="none" fo:font-family="Monaco, Menlo, 'Ubuntu Mono', 'Droid Sans Mono', Consolas, monospace" fo:font-size="14pt" fo:letter-spacing="normal" fo:font-style="normal" fo:font-weight="normal" fo:background-color="#211e2f" loext:char-shading-value="0"/>
    </style:style>
    <style:style style:name="T9" style:family="text">
      <style:text-properties fo:font-variant="normal" fo:text-transform="none" style:font-name="Apercu" fo:font-size="9.75pt" fo:letter-spacing="normal" fo:font-style="normal" fo:font-weight="normal"/>
    </style:style>
    <style:style style:name="T10" style:family="text">
      <style:text-properties fo:font-variant="normal" fo:text-transform="none" fo:font-family="Monaco, Menlo, 'Ubuntu Mono', 'Droid Sans Mono', Consolas, monospace" fo:font-size="14pt" fo:letter-spacing="normal" fo:font-style="normal" style:text-underline-style="solid" style:text-underline-width="auto" style:text-underline-color="font-color" fo:font-weight="normal" fo:background-color="#eae9ed" loext:char-shading-value="0" loext:padding="0cm" loext:border="none"/>
    </style:style>
    <style:style style:name="T11" style:family="text">
      <style:text-properties fo:font-variant="normal" fo:text-transform="none" style:font-name="Apercu" fo:font-size="14pt" fo:letter-spacing="normal" fo:font-style="normal" fo:font-weight="normal" loext:padding="0cm" loext:border="none"/>
    </style:style>
    <style:style style:name="T12" style:family="text">
      <style:text-properties fo:font-variant="normal" fo:text-transform="none" style:font-name="Apercu" fo:font-size="14pt" fo:letter-spacing="normal" fo:font-style="normal" fo:font-weight="bold" loext:padding="0cm" loext:border="none"/>
    </style:style>
    <style:style style:name="T13" style:family="text">
      <style:text-properties fo:font-variant="normal" fo:text-transform="none" fo:color="#158466" loext:opacity="100%" fo:font-family="Monaco, Menlo, 'Ubuntu Mono', 'Droid Sans Mono', Consolas, monospace" fo:font-size="14pt" fo:letter-spacing="normal" fo:font-style="normal" fo:font-weight="normal" fo:background-color="#eae9ed" loext:char-shading-value="0" loext:padding="0cm" loext:border="none"/>
    </style:style>
    <style:style style:name="T14" style:family="text">
      <style:text-properties fo:font-variant="normal" fo:text-transform="none" fo:color="#158466" loext:opacity="100%" style:font-name="Apercu" fo:font-size="14pt" fo:letter-spacing="normal" fo:font-style="normal" fo:font-weight="normal"/>
    </style:style>
    <style:style style:name="T15" style:family="text">
      <style:text-properties style:text-underline-style="solid" style:text-underline-width="auto" style:text-underline-color="font-color" fo:background-color="transparent" loext:char-shading-value="0" loext:padding="0cm" loext:border="none"/>
    </style:style>
    <style:style style:name="T16" style:family="text">
      <style:text-properties fo:font-variant="normal" fo:text-transform="none" fo:letter-spacing="normal"/>
    </style:style>
    <style:style style:name="T17" style:family="text">
      <style:text-properties fo:font-variant="normal" fo:text-transform="none" fo:font-family="Arial, Helvetica, sans-serif" fo:font-size="14pt" fo:letter-spacing="normal" fo:font-style="normal" fo:font-weight="normal" fo:background-color="#f6f5fa" loext:char-shading-value="0" loext:padding-left="0.049cm" loext:padding-right="0cm" loext:padding-top="0.049cm" loext:padding-bottom="0.049cm" loext:border-left="0.06pt solid #c4c3c7" loext:border-right="none" loext:border-top="0.06pt solid #c4c3c7" loext:border-bottom="0.06pt solid #c4c3c7"/>
    </style:style>
    <style:style style:name="T18" style:family="text">
      <style:text-properties fo:font-variant="normal" fo:text-transform="none" fo:letter-spacing="normal" fo:background-color="#211e2f" loext:char-shading-value="0"/>
    </style:style>
    <style:style style:name="T19" style:family="text">
      <style:text-properties fo:font-variant="normal" fo:text-transform="none" fo:color="#00a933" loext:opacity="100%" fo:font-family="Monaco, Menlo, 'Ubuntu Mono', 'Droid Sans Mono', Consolas, monospace" fo:font-size="14pt" fo:letter-spacing="normal" fo:font-style="normal" fo:font-weight="normal" fo:background-color="#211e2f" loext:char-shading-value="0"/>
    </style:style>
    <style:style style:name="T20" style:family="text">
      <style:text-properties fo:font-variant="normal" fo:text-transform="none" fo:color="#00a933" loext:opacity="100%" fo:letter-spacing="normal" fo:background-color="#211e2f" loext:char-shading-value="0"/>
    </style:style>
    <style:style style:name="T21" style:family="text">
      <style:text-properties fo:font-variant="normal" fo:text-transform="none" fo:color="#3465a4" loext:opacity="100%" fo:font-family="Monaco, Menlo, 'Ubuntu Mono', 'Droid Sans Mono', Consolas, monospace" fo:font-size="14pt" fo:letter-spacing="normal" fo:font-style="normal" fo:font-weight="normal" fo:background-color="#dee6ef" loext:char-shading-value="0"/>
    </style:style>
    <style:style style:name="T22" style:family="text">
      <style:text-properties fo:font-variant="normal" fo:text-transform="none" fo:color="#3465a4" loext:opacity="100%" fo:letter-spacing="normal" fo:background-color="#dee6ef" loext:char-shading-value="0"/>
    </style:style>
    <style:style style:name="T23" style:family="text">
      <style:text-properties style:font-name="Apercu" fo:font-size="14pt" fo:font-style="normal" fo:font-weight="normal"/>
    </style:style>
    <style:style style:name="T24" style:family="text">
      <style:text-properties style:font-size-asian="18pt" style:font-weight-asian="bold" style:font-size-complex="18pt" style:font-weight-complex="bold"/>
    </style:style>
    <style:style style:name="T25" style:family="text">
      <style:text-properties fo:font-weight="bold" style:font-weight-asian="bold" style:font-weight-complex="bold"/>
    </style:style>
    <style:style style:name="T26" style:family="text">
      <style:text-properties fo:font-variant="normal" fo:text-transform="none" fo:color="#000000" loext:opacity="100%" fo:letter-spacing="normal" fo:font-style="normal" fo:font-weight="normal"/>
    </style:style>
    <style:style style:name="T27" style:family="text">
      <style:text-properties fo:font-variant="normal" fo:text-transform="none" fo:color="#000000" loext:opacity="100%" fo:letter-spacing="normal" fo:font-style="normal" style:text-underline-style="solid" style:text-underline-width="auto" style:text-underline-color="font-color" fo:font-weight="normal" fo:background-color="transparent" loext:char-shading-value="0" loext:padding="0cm" loext:border="none"/>
    </style:style>
    <style:style style:name="T28" style:family="text">
      <style:text-properties fo:font-variant="normal" fo:text-transform="none" fo:color="#000000" loext:opacity="100%" fo:font-family="Monaco, Menlo, 'Ubuntu Mono', 'Droid Sans Mono', Consolas, monospace" fo:letter-spacing="normal" fo:font-style="normal" fo:font-weight="normal" fo:background-color="#eae9ed" loext:char-shading-value="0" loext:padding="0cm" loext:border="none"/>
    </style:style>
    <style:style style:name="T29" style:family="text">
      <style:text-properties fo:font-variant="normal" fo:text-transform="none" fo:color="#000000" loext:opacity="100%" fo:font-family="Monaco, Menlo, 'Ubuntu Mono', 'Droid Sans Mono', Consolas, monospace" fo:letter-spacing="normal" fo:font-style="normal" fo:font-weight="normal" fo:background-color="#211e2f" loext:char-shading-value="0"/>
    </style:style>
    <style:style style:name="T30" style:family="text">
      <style:text-properties fo:font-variant="normal" fo:text-transform="none" fo:color="#000000" loext:opacity="100%" fo:letter-spacing="normal" fo:background-color="#211e2f" loext:char-shading-value="0"/>
    </style:style>
    <style:style style:name="T31" style:family="text">
      <style:text-properties fo:font-variant="normal" fo:text-transform="none" fo:color="#000000" loext:opacity="100%" fo:letter-spacing="normal" fo:font-style="normal" style:text-underline-style="none" fo:font-weight="normal" officeooo:rsid="003d0398" fo:background-color="transparent" loext:char-shading-value="0" loext:padding="0cm" loext:border="none"/>
    </style:style>
    <style:style style:name="T32" style:family="text">
      <style:text-properties fo:font-variant="normal" fo:text-transform="none" fo:color="#000000" loext:opacity="100%" fo:letter-spacing="normal" fo:font-style="normal" style:text-underline-style="none" fo:font-weight="normal" fo:background-color="transparent" loext:char-shading-value="0" loext:padding="0cm" loext:border="none"/>
    </style:style>
    <style:style style:name="T33" style:family="text">
      <style:text-properties fo:font-variant="normal" fo:text-transform="none" fo:color="#000000" loext:opacity="100%" fo:letter-spacing="normal" fo:font-style="normal" style:text-underline-style="none" fo:font-weight="normal"/>
    </style:style>
    <style:style style:name="T34" style:family="text">
      <style:text-properties fo:font-variant="normal" fo:text-transform="none" fo:color="#000000" loext:opacity="100%" fo:font-family="Monaco, Menlo, 'Ubuntu Mono', 'Droid Sans Mono', Consolas, monospace" fo:letter-spacing="normal" fo:font-style="normal" style:text-underline-style="none" fo:font-weight="normal" fo:background-color="#211e2f" loext:char-shading-value="0"/>
    </style:style>
    <style:style style:name="T35" style:family="text">
      <style:text-properties fo:font-variant="normal" fo:text-transform="none" fo:color="#000000" loext:opacity="100%" fo:letter-spacing="normal" style:text-underline-style="none" fo:background-color="#211e2f" loext:char-shading-value="0"/>
    </style:style>
    <style:style style:name="T36" style:family="text">
      <style:text-properties fo:font-variant="normal" fo:text-transform="none" fo:color="#000000" loext:opacity="100%" fo:font-family="Monaco, Menlo, 'Ubuntu Mono', 'Droid Sans Mono', Consolas, monospace" fo:letter-spacing="normal" fo:font-style="normal" style:text-underline-style="none" fo:font-weight="normal" fo:background-color="#eae9ed" loext:char-shading-value="0" loext:padding="0cm" loext:border="none"/>
    </style:style>
    <style:style style:name="T37" style:family="text">
      <style:text-properties fo:color="#000000" loext:opacity="100%" style:text-underline-style="solid" style:text-underline-width="auto" style:text-underline-color="font-color" fo:background-color="transparent" loext:char-shading-value="0" loext:padding="0cm" loext:border="none"/>
    </style:style>
    <style:style style:name="T38" style:family="text">
      <style:text-properties fo:color="#000000" loext:opacity="100%" fo:font-weight="bold"/>
    </style:style>
    <style:style style:name="T39" style:family="text">
      <style:text-properties fo:color="#000000" loext:opacity="100%"/>
    </style:style>
    <style:style style:name="T40" style:family="text">
      <style:text-properties fo:color="#000000" loext:opacity="100%" fo:font-family="Monaco, Menlo, 'Ubuntu Mono', 'Droid Sans Mono', Consolas, monospace" fo:background-color="#eae9ed" loext:char-shading-value="0" loext:padding="0cm" loext:border="none"/>
    </style:style>
    <style:style style:name="T41" style:family="text">
      <style:text-properties fo:font-variant="normal" fo:text-transform="none" fo:color="#000000" loext:opacity="100%" fo:letter-spacing="normal" fo:font-style="normal" fo:font-weight="bold"/>
    </style:style>
    <style:style style:name="T42" style:family="text">
      <style:text-properties fo:font-variant="normal" fo:text-transform="none" fo:color="#000000" loext:opacity="100%" fo:font-family="Monaco, Menlo, 'Ubuntu Mono', 'Droid Sans Mono', Consolas, monospace" fo:letter-spacing="normal" fo:font-style="normal" fo:font-weight="normal" fo:background-color="#211e2f" loext:char-shading-value="0" loext:padding="0cm" loext:border="none"/>
    </style:style>
    <style:style style:name="T43" style:family="text">
      <style:text-properties fo:font-variant="normal" fo:text-transform="none" fo:color="#000000" loext:opacity="100%" fo:letter-spacing="normal" fo:background-color="#211e2f" loext:char-shading-value="0" loext:padding="0cm" loext:border="none"/>
    </style:style>
    <style:style style:name="T44" style:family="text">
      <style:text-properties fo:font-variant="normal" fo:text-transform="none" fo:color="#000000" loext:opacity="100%" fo:font-family="Monaco, Menlo, 'Ubuntu Mono', 'Droid Sans Mono', Consolas, monospace" fo:letter-spacing="normal" fo:font-style="normal" fo:font-weight="normal" fo:background-color="transparent" loext:char-shading-value="0" loext:padding="0cm" loext:border="none"/>
    </style:style>
    <style:style style:name="T45" style:family="text">
      <style:text-properties fo:font-variant="normal" fo:text-transform="none" fo:color="#000000" loext:opacity="100%" fo:font-family="Monaco, Menlo, 'Ubuntu Mono', 'Droid Sans Mono', Consolas, monospace" fo:letter-spacing="normal" fo:font-style="normal" style:text-underline-style="solid" style:text-underline-width="auto" style:text-underline-color="font-color" fo:font-weight="normal" fo:background-color="transparent" loext:char-shading-value="0" loext:padding="0cm" loext:border="none"/>
    </style:style>
    <style:style style:name="T46" style:family="text">
      <style:text-properties fo:font-variant="normal" fo:text-transform="none" fo:color="#000000" loext:opacity="100%" fo:font-family="Apercu, apple-system, BlinkMacSystemFont, 'Segoe UI', Roboto, Ubuntu, Cantarell, 'Fira Sans', 'Droid Sans', 'Helvetica Neue', sans-serif" fo:letter-spacing="normal" fo:font-style="italic" fo:font-weight="normal"/>
    </style:style>
    <style:style style:name="T47" style:family="text">
      <style:text-properties fo:font-variant="normal" fo:text-transform="none" fo:color="#000000" loext:opacity="100%" fo:font-family="Monaco, Menlo, 'Ubuntu Mono', 'Droid Sans Mono', Consolas, monospace" fo:letter-spacing="normal" fo:font-style="italic" fo:font-weight="normal" fo:background-color="transparent" loext:char-shading-value="0" loext:padding="0cm" loext:border="none"/>
    </style:style>
    <style:style style:name="T48" style:family="text">
      <style:text-properties fo:font-variant="normal" fo:text-transform="none" fo:letter-spacing="normal" fo:font-style="normal" fo:font-weight="normal"/>
    </style:style>
    <style:style style:name="T49" style:family="text">
      <style:text-properties fo:font-variant="normal" fo:text-transform="none" fo:letter-spacing="normal" fo:font-style="normal" style:text-underline-style="solid" style:text-underline-width="auto" style:text-underline-color="font-color" fo:font-weight="normal" fo:background-color="transparent" loext:char-shading-value="0" loext:padding="0cm" loext:border="none"/>
    </style:style>
    <style:style style:name="T50" style:family="text">
      <style:text-properties fo:font-variant="normal" fo:text-transform="none" fo:font-family="Monaco, Menlo, 'Ubuntu Mono', 'Droid Sans Mono', Consolas, monospace" fo:letter-spacing="normal" fo:font-style="normal" fo:font-weight="normal" fo:background-color="transparent" loext:char-shading-value="0"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26" text:anchor-type="page" text:anchor-page-number="1" svg:x="1.323cm" svg:y="0.794cm" svg:width="0.741cm" draw:z-index="25">
        <draw:text-box fo:min-height="0.041cm">
          <text:p text:style-name="P137">1 .</text:p>
        </draw:text-box>
      </draw:frame>
      <draw:frame draw:style-name="fr2" draw:name="Frame27" text:anchor-type="page" text:anchor-page-number="1" svg:x="0.794cm" svg:y="0.794cm" svg:width="0.529cm" draw:z-index="26">
        <draw:text-box fo:min-height="0.529cm">
          <text:p text:style-name="P18"/>
        </draw:text-box>
      </draw:frame>
      <draw:frame draw:style-name="fr2" draw:name="Frame29" text:anchor-type="page" text:anchor-page-number="1" svg:x="1.323cm" svg:y="0.794cm" svg:width="0.741cm" draw:z-index="28">
        <draw:text-box fo:min-height="0.041cm">
          <text:p text:style-name="P137">2 .</text:p>
        </draw:text-box>
      </draw:frame>
      <text:h text:style-name="P1" text:outline-level="1">Pourquoi JavaScript est essentiel</text:h>
      <text:p text:style-name="P2">Découvrez JavaScript et pourquoi il est le langage de programmation le plus populaire. Découvrez son histoire, son rôle dans le développement web, ses capacités back-end et son potentiel technologique futur.</text:p>
      <text:h text:style-name="P3" text:outline-level="2"><text:bookmark text:name="heading-introduction-to-javascript-and-its-rise-in-web-development"/>Introduction à JavaScript et son essor dans le développement Web</text:h>
      <text:p text:style-name="P4">Lors de l'essor d'Internet dans les années 1990, les entreprises technologiques se sont battues pour développer le navigateur web le plus puissant et le plus performant du marché. Cela a déclenché la première « guerre des navigateurs » entre Microsoft (Internet Explorer) et NetScape (NetScape Navigator) pour dominer la part d'utilisation des navigateurs web.</text:p>
      <text:p text:style-name="P5"><text:span text:style-name="T1">Netscape avait besoin d'un langage de script léger pour simplifier la programmation, ce qui rendait le développement web plus accessible, contrairement à d'autres langages qui nécessitaient une formation plus approfondie. En 1995, Brendan Eich, un employé de NetScape, a reçu dix jours pour aider l'entreprise à développer un langage de script léger. Eich a ainsi créé Mocha, rebaptisé plus tard </text:span><text:a xlink:type="simple" xlink:href="https://www.codecademy.com/resources/docs/javascript" office:target-frame-name="_blank" xlink:show="new" text:style-name="Internet_20_link" text:visited-style-name="Visited_20_Internet_20_Link"><text:span text:style-name="T2">JavaScript</text:span></text:a><text:span text:style-name="T1"> . Morale de l'histoire : JavaScript n'a jamais été destiné à devenir le langage standard du web ! Cependant, à mesure que NetScape gagnait la bataille des navigateurs, la popularité de JavaScript a augmenté. De plus en plus de sites ont commencé à utiliser JavaScript, et ceux qui ne l'utilisaient pas ont finalement dû le faire, car la plupart des développeurs l'utilisaient pour créer des sites web.</text:span></text:p>
      <text:p text:style-name="P5"><text:soft-page-break/><text:span text:style-name="T1">JavaScript est désormais une technologie web essentielle, prise en charge par les principaux navigateurs. Ce langage est crucial pour quiconque souhaite </text:span><text:a xlink:type="simple" xlink:href="https://www.codecademy.com/catalog/subject/web-development" office:target-frame-name="_blank" xlink:show="new" text:style-name="Internet_20_link" text:visited-style-name="Visited_20_Internet_20_Link"><text:span text:style-name="T2">devenir développeur web</text:span></text:a><text:span text:style-name="T1"> . De nombreux experts s'accordent à dire que JavaScript continuera de s'imposer comme un langage indispensable au développement web.</text:span></text:p>
      <text:h text:style-name="P6" text:outline-level="2"><text:bookmark text:name="heading-how-javascript-powers-modern-websites"/>Comment JavaScript alimente les sites Web modernes</text:h>
      <text:p text:style-name="P5"><text:span text:style-name="T1">JavaScript, également appelé JS, est un langage flexible et puissant, implémenté de manière cohérente par divers navigateurs web, ce qui en fait le langage de prédilection du développement web. JavaScript, HTML et CSS sont les composants clés du web. Alors que </text:span><text:a xlink:type="simple" xlink:href="https://www.codecademy.com/resources/docs/html" office:target-frame-name="_blank" xlink:show="new" text:style-name="Internet_20_link" text:visited-style-name="Visited_20_Internet_20_Link"><text:span text:style-name="T2">HTML</text:span></text:a><text:span text:style-name="T1"> est responsable de la structure et </text:span><text:a xlink:type="simple" xlink:href="https://www.codecademy.com/resources/docs/css" office:target-frame-name="_blank" xlink:show="new" text:style-name="Internet_20_link" text:visited-style-name="Visited_20_Internet_20_Link"><text:span text:style-name="T2">CSS</text:span></text:a><text:span text:style-name="T1"> du style, JavaScript assure l'interactivité des pages web dans le navigateur.</text:span></text:p>
      <text:h text:style-name="P6" text:outline-level="2"><text:bookmark text:name="heading-popularity-of-javascript"/>Popularité de JavaScript</text:h>
      <text:p text:style-name="P4">À ce stade, vous vous demandez peut-être comment un langage écrit en 10 jours par un seul homme a pu être adopté massivement par le Web. En bref, JavaScript a connu un tel succès qu'il a transformé les navigateurs web en plateformes applicatives. Voici comment :</text:p>
      <text:list text:style-name="L1">
        <text:list-item>
          <text:p text:style-name="P7">JavaScript peut être utilisé à la fois dans le front-end et dans le back-end du développement Web.</text:p>
        </text:list-item>
        <text:list-item>
          <text:p text:style-name="P7">JavaScript est standardisé, il est donc fréquemment mis à jour avec de nouvelles versions.</text:p>
        </text:list-item>
        <text:list-item>
          <text:p text:style-name="P7">JavaScript s'intègre facilement avec HTML et CSS.</text:p>
        </text:list-item>
        <text:list-item>
          <text:p text:style-name="P8"><text:soft-page-break/><text:span text:style-name="T1">JavaScript permet aux sites web d'offrir de l'interactivité, comme des transitions de défilement et des mouvements d'objets. Les navigateurs modernes rivalisent toujours pour traiter JavaScript le plus rapidement possible et offrir une expérience utilisateur optimale. Chrome, </text:span><text:a xlink:type="simple" xlink:href="https://en.wikipedia.org/wiki/Usage_share_of_web_browsers#/media/File:StatCounter-browser-ww-monthly-201707-201707-map.png" office:target-frame-name="_blank" xlink:show="new" text:style-name="Internet_20_link" text:visited-style-name="Visited_20_Internet_20_Link"><text:span text:style-name="T2">le navigateur Internet le plus utilisé en 2017</text:span></text:a><text:span text:style-name="T1"> , doit son succès à sa capacité à traiter JavaScript rapidement.</text:span></text:p>
        </text:list-item>
        <text:list-item>
          <text:p text:style-name="P7">JavaScript offre une large gamme de frameworks et de bibliothèques qui aident les développeurs à créer des applications complexes avec une faible charge. Les programmeurs peuvent importer des bibliothèques et des frameworks dans leur code pour optimiser les fonctionnalités de leur application.</text:p>
        </text:list-item>
      </text:list>
      <text:h text:style-name="P6" text:outline-level="2"><text:bookmark text:name="heading-using-javascript-for-backend-development"/>Utilisation de JavaScript pour le développement backend</text:h>
      <text:p text:style-name="P4">Au début des années 2000, de grandes plateformes comme Facebook et Google ont commencé à utiliser JavaScript dans leur logique de serveur back-end pour traiter et répondre aux requêtes front-end. JavaScript a aidé les entreprises à se développer, car les ingénieurs maîtrisant JavaScript pouvaient appliquer ces compétences dans un contexte back-end.</text:p>
      <text:p text:style-name="P4">JavaScript utilisé pour les serveurs, également appelé JavaScript côté serveur, a gagné en popularité grâce à son évolutivité. Sur le serveur, JavaScript peut être intégré à d'autres langages pour communiquer avec les bases de données.</text:p>
      <text:p text:style-name="P4"><text:soft-page-break/>Node.JS, ou Node, est l'une des versions les plus populaires de JavaScript côté serveur. Node a été utilisé pour développer de grandes plateformes pour la NASA, eBay et bien d'autres. Puisque JavaScript peut exécuter des programmes dans un ordre non séquentiel, Node permet de créer des applications web évolutives, des plateformes de messagerie et des jeux multijoueurs. C'est pourquoi Google Cloud et Amazon Web Service dépendent de Node pour certains de leurs services.</text:p>
      <text:h text:style-name="P6" text:outline-level="2"><text:bookmark text:name="heading-javascript-for-apps-vr-and-iot"/>JavaScript pour les applications, la réalité virtuelle et l'IoT</text:h>
      <text:p text:style-name="P5"><text:span text:style-name="T1">Au-delà du web, JavaScript est très présent dans les applications multiplateformes. Nous utilisons des applications de bureau autonomes populaires comme Slack, GitHub, Skype et Tidal. Ces applications sont développées avec le framework JavaScript </text:span><text:a xlink:type="simple" xlink:href="https://electronjs.org/apps" office:target-frame-name="_blank" xlink:show="new" text:style-name="Internet_20_link" text:visited-style-name="Visited_20_Internet_20_Link"><text:span text:style-name="T2">Electron.js</text:span></text:a><text:span text:style-name="T1"> . Electron est idéal pour créer des applications de bureau fonctionnant sur différents appareils, quel que soit le système d'exploitation.</text:span></text:p>
      <text:p text:style-name="P4">JavaScript a également le potentiel de s'étendre à d'autres technologies innovantes telles que la réalité virtuelle et les jeux vidéo. JavaScript peut être utilisé pour l'animation, le rendu et la mise à l'échelle. JavaScript a même contribué à l'Internet des objets, cette technologie qui rend des objets simples, comme votre réfrigérateur, plus intelligents. Les appareils du quotidien peuvent devenir interactifs et collecter des données grâce aux bibliothèques JavaScript.</text:p>
      <text:h text:style-name="P6" text:outline-level="2"><text:bookmark text:name="heading-conclusion"/><text:soft-page-break/>Conclusion</text:h>
      <text:p text:style-name="P9"><text:span text:style-name="T1">Que vous vous lanciez dans la programmation ou le développement web, JavaScript est un excellent langage à apprendre. Ses capacités permettent de l'utiliser dans de nombreux domaines. Maîtriser le JavaScript « vanilla » ou simple vous aidera à maîtriser des frameworks et bibliothèques plus complexes et à devenir un développeur compétitif. Suivez nos </text:span><text:a xlink:type="simple" xlink:href="https://www.codecademy.com/catalog/language/javascript" office:target-frame-name="_blank" xlink:show="new" text:style-name="Internet_20_link" text:visited-style-name="Visited_20_Internet_20_Link"><text:span text:style-name="T2">cours JavaScript Codecademy</text:span></text:a><text:span text:style-name="T1"> pour devenir la star JavaScript que les entreprises recherchent !</text:span></text:p>
      <text:h text:style-name="P10" text:outline-level="1">Versions JavaScript : ES6 et antérieures</text:h>
      <text:p text:style-name="P2">Avez-vous déjà entendu parler du terme « ES6 » et vous êtes-vous demandé de quoi il s'agissait ? Lisez cet article pour le découvrir !</text:p>
      <text:p text:style-name="P4">Vous avez peut-être déjà entendu parler des termes « ES6 » ou « Javascript ES6 » et vous vous êtes demandé ce que cela signifiait. Ne vous posez plus de questions, car nous allons découvrir ce qu'est ES6 et son lien avec Javascript !</text:p>
      <text:p text:style-name="P4">Commençons par un peu d'histoire. JavaScript a été introduit en 1995 par la société Netscape Communications comme langage de script permettant aux concepteurs et programmeurs web d'interagir avec les pages web. L'année suivante, Netscape a soumis JavaScript à Ecma International, une organisation de normalisation, afin de créer des normes pour un langage de script (un type de langage de programmation). En 1997, Ecma International a publié la norme ECMA-262, qui définit les normes de la première version d'un langage de script appelé ECMAScript, abrégé en ES.</text:p>
      <text:p text:style-name="P4"><text:soft-page-break/>Ces nouvelles normes ECMAScript ont défini les règles d'architecture des fonctionnalités JavaScript. Face à l'émergence de nouveaux paradigmes de programmation et à la recherche de nouvelles fonctionnalités par les développeurs, les nouvelles versions d'ECMAScript ont fourni une base de cohérence entre les nouvelles et les anciennes versions de JavaScript.</text:p>
      <text:p text:style-name="P4">Pour bien distinguer JavaScript et ECMAScript : si vous souhaitez créer une application ou un programme, vous pouvez utiliser JavaScript ; si vous souhaitez créer un nouveau langage de script, vous pouvez suivre les directives d'ECMAScript. Ainsi, lorsque vous voyez ES6 ou JavaScript ES6, cela signifie que cette version de JavaScript respecte les spécifications de la sixième édition d'ECMAScript ! Vous pouvez également voir ES2015 au lieu d'ES6, mais les deux terminologies font référence à la même 6e édition d'ECMAScript, publiée en 2015. Consultez la chronologie ci-dessous pour découvrir l'évolution de JavaScript au fil des ans :</text:p>
      <text:p text:style-name="P4">Maintenant, vous vous demandez peut-être ce qui rend une mise à jour de 2015 toujours pertinente aujourd’hui alors qu’il existe des mises à jour plus récentes comme ES7 et ES8 ?</text:p>
      <text:p text:style-name="P4">Malgré la sortie de nouvelles versions, ES6 constitue la plus importante mise à jour d'ECMAScript depuis la sortie de la première édition en 1997 ! Certains développeurs qualifient même ES6 de « JavaScript moderne » en raison de ses ajouts majeurs. De nombreuses fonctionnalités intéressantes ont été ajoutées pour aider les développeurs JavaScript, notamment :</text:p>
      <text:list text:style-name="L2">
        <text:list-item>
          <text:p text:style-name="P11"><text:span text:style-name="T3">nouveaux mots-clés comme </text:span><text:span text:style-name="Source_20_Text"><text:span text:style-name="T4">let</text:span></text:span><text:span text:style-name="T3">et </text:span><text:span text:style-name="Source_20_Text"><text:span text:style-name="T4">const</text:span></text:span><text:span text:style-name="T3">pour déclarer des variables,</text:span></text:p>
        </text:list-item>
        <text:list-item>
          <text:p text:style-name="P12">nouvelle syntaxe de fonction utilisant les fonctions fléchées,</text:p>
        </text:list-item>
        <text:list-item>
          <text:p text:style-name="P12">création de classes,</text:p>
        </text:list-item>
        <text:list-item>
          <text:p text:style-name="P12"><text:soft-page-break/>paramètres avec valeurs par défaut,</text:p>
        </text:list-item>
        <text:list-item>
          <text:p text:style-name="P12">promesses d'actions asynchrones,</text:p>
        </text:list-item>
        <text:list-item>
          <text:p text:style-name="P12">et bien d'autres encore !</text:p>
        </text:list-item>
      </text:list>
      <text:p text:style-name="P4">Les navigateurs les plus récents prennent désormais en charge la plupart des fonctionnalités d'ES6, ce qui permet aux développeurs d'exploiter pleinement ces nouveautés. ES6 permet aux programmeurs de gagner du temps et d'écrire du code plus concis. Comme pour toutes les fonctionnalités d'ES6, d'autres avantages et inconvénients sont à prendre en compte. Néanmoins, ES6 a été largement adopté par la communauté des développeurs. L'un de ses principaux avantages réside dans la facilité d'utilisation d'un paradigme de programmation populaire, la programmation orientée objet (POO). Ce changement a permis aux développeurs d'autres langages, habitués à la POO, de se lancer dans l'apprentissage et l'utilisation de JavaScript. La popularité d'ES6 s'explique également par son utilisation dans des frameworks populaires comme React. Si vous souhaitez donc maîtriser les outils et frameworks les plus récents, vous devrez acquérir ES6 en cours de route.</text:p>
      <text:p text:style-name="P13">Ceci dit, ne négligez pas le code hérité, c'est-à-dire les anciennes versions de JavaScript. En effet, de nombreux projets sont encore développés et maintenus avec du code hérité ! Si vous souhaitez travailler librement sur tout type de projet JavaScript, familiarisez-vous avec la syntaxe JavaScript pré-ES6 et ES6. Mais rassurez-vous, notre cours JavaScript couvre les deux versions. Suivez-le pour maîtriser les bases de JavaScript et acquérir les compétences fondamentales en programmation !</text:p>
      <text:h text:style-name="P14" text:outline-level="3"><text:soft-page-break/>Console</text:h>
      <text:p text:style-name="P15">4 min</text:p>
      <text:p text:style-name="P16">La console est un panneau qui affiche des messages importants, comme</text:p>
      <text:p text:style-name="P17"><text:a xlink:type="simple" xlink:href="https://www.codecademy.com/resources/docs/javascript/errors" office:target-frame-name="_blank" xlink:show="new" text:style-name="Internet_20_link" text:visited-style-name="Visited_20_Internet_20_Link"><draw:frame draw:style-name="fr1" draw:name="Frame1" text:anchor-type="char" svg:x="-264.557cm" svg:width="0.041cm" draw:z-index="0"><draw:text-box fo:min-height="0.041cm"><text:section text:style-name="Sect1" text:name=":rh:"><text:p text:style-name="P18">Aperçu : Documents Chargement de la description du lien</text:p></text:section></draw:text-box></draw:frame><text:span text:style-name="T5">erreurs</text:span></text:a></text:p>
      <text:p text:style-name="P19"><text:span text:style-name="T3">, pour les développeurs. Une grande partie du travail que l'ordinateur effectue avec notre code nous est par défaut invisible. Si nous voulons voir des éléments apparaître à l'écran, nous pouvons imprimer ou </text:span><text:span text:style-name="Emphasis"><text:span text:style-name="T3">enregistrer</text:span></text:span><text:span text:style-name="T3"> directement dans notre console.</text:span></text:p>
      <text:p text:style-name="P20"><text:span text:style-name="T3">En JavaScript, un </text:span><text:span text:style-name="Source_20_Text"><text:span text:style-name="T6">console</text:span></text:span><text:span text:style-name="T3">mot-clé désigne un objet, un ensemble de données et d'actions, que nous pouvons utiliser dans notre code. Les mots-clés sont des mots intégrés au langage JavaScript, que l'ordinateur reconnaît et traite de manière spécifique.</text:span></text:p>
      <text:p text:style-name="P20"><text:span text:style-name="T3">Une action, ou méthode, intégrée à l' </text:span><text:span text:style-name="Source_20_Text"><text:span text:style-name="T6">console</text:span></text:span><text:span text:style-name="T3">objet est la </text:span><text:span text:style-name="Source_20_Text"><text:span text:style-name="T6">.log()</text:span></text:span><text:span text:style-name="T3">méthode. Lorsque nous écrivons, </text:span><text:span text:style-name="Source_20_Text"><text:span text:style-name="T6">console.log()</text:span></text:span><text:span text:style-name="T3">le contenu entre parenthèses est affiché ou enregistré dans la console.</text:span></text:p>
      <text:p text:style-name="P16">Il nous sera très utile d’imprimer des valeurs sur la console, afin que nous puissions voir le travail que nous faisons.</text:p>
      <text:p text:style-name="P21"><text:span text:style-name="Source_20_Text"><text:span text:style-name="T7">console.log(5);</text:span></text:span><text:span text:style-name="Source_20_Text"><text:span text:style-name="T8"> </text:span></text:span></text:p>
      <text:p text:style-name="P20"><draw:frame draw:style-name="fr1" draw:name="Frame2" text:anchor-type="char" svg:x="-264.557cm" svg:width="0.041cm" draw:z-index="1"><draw:text-box fo:min-height="0.041cm"><text:p text:style-name="P18">Copy to Clipboard</text:p></draw:text-box></draw:frame><text:span text:style-name="T3">Cet exemple est enregistré </text:span><text:span text:style-name="Source_20_Text"><text:span text:style-name="T6">5</text:span></text:span><text:span text:style-name="T3"> dans la console. Le point-virgule indique la fin de la ligne ou de l'instruction. Bien qu'en JavaScript, votre code s'exécute généralement comme prévu sans point-virgule, nous vous recommandons de prendre l'habitude de terminer chaque instruction par un point-virgule afin de ne jamais en omettre un dans les rares cas où il est nécessaire.</text:span></text:p>
      <text:p text:style-name="P20"><text:span text:style-name="T3">Vous verrez plus tard que nous pouvons l'utiliser </text:span><text:span text:style-name="Source_20_Text"><text:span text:style-name="T6">console.log()</text:span></text:span><text:span text:style-name="T3">pour imprimer différents types de données.</text:span></text:p>
      <text:h text:style-name="P14" text:outline-level="3">Commentaires</text:h>
      <text:p text:style-name="P15">6 minutes</text:p>
      <text:p text:style-name="P16"><text:soft-page-break/>La programmation est souvent un processus très collaboratif. De plus, notre propre code peut rapidement devenir difficile à comprendre lorsqu'on y revient, parfois seulement une heure plus tard ! C'est pourquoi il est souvent utile de laisser des notes dans notre code pour les autres développeurs ou pour nous-mêmes.</text:p>
      <text:p text:style-name="P16">En écrivant du JavaScript, nous pouvons écrire</text:p>
      <text:p text:style-name="P17"><text:a xlink:type="simple" xlink:href="https://www.codecademy.com/resources/docs/javascript/comments?page_ref=catalog" office:target-frame-name="_blank" xlink:show="new" text:style-name="Internet_20_link" text:visited-style-name="Visited_20_Internet_20_Link"><draw:frame draw:style-name="fr1" draw:name="Frame3" text:anchor-type="char" svg:x="-264.557cm" svg:width="0.041cm" draw:z-index="2"><draw:text-box fo:min-height="0.041cm"><text:section text:style-name="Sect1" text:name=":r3a:"><text:p text:style-name="P18">Aperçu : Documents Chargement de la description du lien</text:p></text:section></draw:text-box></draw:frame><text:span text:style-name="T5">commentaires</text:span></text:a></text:p>
      <text:p text:style-name="P15">dans notre code, que l'ordinateur ignorera pendant l'exécution de notre programme. Ces commentaires sont réservés aux lecteurs humains.</text:p>
      <text:p text:style-name="P16">Les commentaires peuvent expliquer ce que fait le code, laisser des instructions aux développeurs utilisant le code ou ajouter toute autre annotation utile.</text:p>
      <text:p text:style-name="P16">Il existe deux types de commentaires de code en JavaScript :</text:p>
      <text:list text:style-name="L3">
        <text:list-item>
          <text:p text:style-name="P22"><text:span text:style-name="T3">Un </text:span><text:span text:style-name="Emphasis"><text:span text:style-name="T3">commentaire sur une seule ligne</text:span></text:span><text:span text:style-name="T3"> commentera une seule ligne et est indiqué par deux barres obliques </text:span><text:span text:style-name="Source_20_Text"><text:span text:style-name="T6">//</text:span></text:span><text:span text:style-name="T3">le précédant.</text:span></text:p>
        </text:list-item>
      </text:list>
      <text:p text:style-name="P21"><text:span text:style-name="Source_20_Text"><text:span text:style-name="T7">// Prints 5 to the console</text:span></text:span></text:p>
      <text:p text:style-name="P21"><text:span text:style-name="Source_20_Text"><text:span text:style-name="T7">console.log(5);</text:span></text:span></text:p>
      <text:p text:style-name="P16"><draw:frame draw:style-name="fr1" draw:name="Frame4" text:anchor-type="char" svg:x="-264.557cm" svg:width="0.041cm" draw:z-index="3"><draw:text-box fo:min-height="0.041cm"><text:p text:style-name="P18">Copy to Clipboard</text:p></draw:text-box></draw:frame>Vous pouvez également utiliser un commentaire sur une seule ligne pour commenter après une ligne de code :</text:p>
      <text:p text:style-name="P21"><text:span text:style-name="Source_20_Text"><text:span text:style-name="T7">console.log(5);  // Prints 5 </text:span></text:span></text:p>
      <text:list text:style-name="L4">
        <text:list-item>
          <text:p text:style-name="P23"><draw:frame draw:style-name="fr1" draw:name="Frame5" text:anchor-type="char" svg:x="-264.557cm" svg:width="0.041cm" draw:z-index="4"><draw:text-box fo:min-height="0.041cm"><text:p text:style-name="P18">Copy to Clipboard</text:p></draw:text-box></draw:frame><text:span text:style-name="T3">Un </text:span><text:span text:style-name="Emphasis"><text:span text:style-name="T3">commentaire multiligne</text:span></text:span><text:span text:style-name="T3"> commentera plusieurs lignes et est indiqué par </text:span><text:span text:style-name="Source_20_Text"><text:span text:style-name="T6">/*</text:span></text:span><text:span text:style-name="T3">pour commencer le commentaire et </text:span><text:span text:style-name="Source_20_Text"><text:span text:style-name="T6">*/</text:span></text:span><text:span text:style-name="T3">pour terminer le commentaire.</text:span></text:p>
        </text:list-item>
      </text:list>
      <text:p text:style-name="P21"><text:span text:style-name="Source_20_Text"><text:span text:style-name="T7">/*</text:span></text:span></text:p>
      <text:p text:style-name="P21"><text:span text:style-name="Source_20_Text"><text:span text:style-name="T7">This is all commented </text:span></text:span></text:p>
      <text:p text:style-name="P21"><text:span text:style-name="Source_20_Text"><text:span text:style-name="T7">console.log(10);</text:span></text:span></text:p>
      <text:p text:style-name="P21"><text:span text:style-name="Source_20_Text"><text:span text:style-name="T7">None of this is going to run!</text:span></text:span></text:p>
      <text:p text:style-name="P21"><text:span text:style-name="Source_20_Text"><text:span text:style-name="T7">console.log(99);</text:span></text:span></text:p>
      <text:p text:style-name="P21"><text:soft-page-break/><text:span text:style-name="Source_20_Text"><text:span text:style-name="T7">*/</text:span></text:span></text:p>
      <text:p text:style-name="P16"><draw:frame draw:style-name="fr1" draw:name="Frame6" text:anchor-type="char" svg:x="-264.557cm" svg:width="0.041cm" draw:z-index="5"><draw:text-box fo:min-height="0.041cm"><text:p text:style-name="P18">Copy to Clipboard</text:p></draw:text-box></draw:frame>Vous pouvez également utiliser cette syntaxe pour commenter quelque chose au milieu d'une ligne de code :</text:p>
      <text:p text:style-name="P21"><text:span text:style-name="Source_20_Text"><text:span text:style-name="T7">console.log(/*IGNORED!*/ 5);  // Still just prints 5 </text:span></text:span></text:p>
      <text:p text:style-name="P24"><draw:frame draw:style-name="fr1" draw:name="Frame7" text:anchor-type="char" svg:x="-264.557cm" svg:width="0.041cm" draw:z-index="6"><draw:text-box fo:min-height="0.041cm"><text:p text:style-name="P18">Copy to Clipboard</text:p></draw:text-box></draw:frame></text:p>
      <text:h text:style-name="P14" text:outline-level="3">Types de données</text:h>
      <text:p text:style-name="P15">8 minutes</text:p>
      <text:p text:style-name="P17"><text:a xlink:type="simple" xlink:href="https://www.codecademy.com/resources/docs/javascript/data-types?page_ref=catalog" office:target-frame-name="_blank" xlink:show="new" text:style-name="Internet_20_link" text:visited-style-name="Visited_20_Internet_20_Link"><draw:frame draw:style-name="fr1" draw:name="Frame8" text:anchor-type="char" svg:x="-264.557cm" svg:width="0.041cm" draw:z-index="7"><draw:text-box fo:min-height="0.041cm"><text:section text:style-name="Sect1" text:name=":r49:"><text:p text:style-name="P18">Preview: Docs Data types are used to classify eight fundamental values used for programming in JavaScript, including primitive and object types.</text:p></text:section></draw:text-box></draw:frame><text:span text:style-name="T5">Types de données</text:span></text:a></text:p>
      <text:p text:style-name="P15">Ce sont les classifications que nous attribuons aux différents types de données utilisés en programmation. En JavaScript, il existe huit types de données fondamentaux :</text:p>
      <text:list text:style-name="L5">
        <text:list-item>
          <text:p text:style-name="P25"><text:span text:style-name="Emphasis"><text:span text:style-name="T3">Nombre</text:span></text:span><text:span text:style-name="T3"> : Tout nombre, y compris les nombres avec décimales : </text:span><text:span text:style-name="Source_20_Text"><text:span text:style-name="T6">4</text:span></text:span><text:span text:style-name="T3">, </text:span><text:span text:style-name="Source_20_Text"><text:span text:style-name="T6">8</text:span></text:span><text:span text:style-name="T3">, </text:span><text:span text:style-name="Source_20_Text"><text:span text:style-name="T6">1516</text:span></text:span><text:span text:style-name="T3">, </text:span><text:span text:style-name="Source_20_Text"><text:span text:style-name="T6">23.42</text:span></text:span><text:span text:style-name="T3">.</text:span></text:p>
        </text:list-item>
        <text:list-item>
          <text:p text:style-name="P25"><text:span text:style-name="Emphasis"><text:span text:style-name="T3">BigInt</text:span></text:span><text:span text:style-name="T3"> : Tout nombre, supérieur à 2 </text:span><text:span text:style-name="T9">53</text:span><text:span text:style-name="T3"> -1 ou inférieur à -(2 ​​</text:span><text:span text:style-name="T9">53</text:span><text:span text:style-name="T3"> -1), avec n ajouté au nombre : 1234567890123456n.</text:span></text:p>
        </text:list-item>
        <text:list-item>
          <text:p text:style-name="P25"><text:span text:style-name="Emphasis"><text:span text:style-name="T3">Chaîne</text:span></text:span><text:span text:style-name="T3"> : tout groupe de caractères de votre clavier (lettres, chiffres, espaces, symboles, etc.) entouré de guillemets simples </text:span><text:span text:style-name="Source_20_Text"><text:span text:style-name="T6">' ... '</text:span></text:span><text:span text:style-name="T3">ou doubles </text:span><text:span text:style-name="Source_20_Text"><text:span text:style-name="T6">" ... "</text:span></text:span><text:span text:style-name="T3">, bien que nous préférions les guillemets simples. Certains considèrent « chaîne » comme un mot sophistiqué pour désigner du texte.</text:span></text:p>
        </text:list-item>
        <text:list-item>
          <text:p text:style-name="P25"><text:span text:style-name="Emphasis"><text:span text:style-name="T3">Booléen</text:span></text:span><text:span text:style-name="T3"> : ce type de données n'a que deux valeurs possibles : soit </text:span><text:span text:style-name="Source_20_Text"><text:span text:style-name="T6">true</text:span></text:span><text:span text:style-name="T3">ou </text:span><text:span text:style-name="Source_20_Text"><text:span text:style-name="T6">false</text:span></text:span><text:span text:style-name="T3">(sans les guillemets). Il est utile de considérer les booléens comme des interrupteurs marche/arrêt, ou comme des réponses à une question « oui » ou « non ».</text:span></text:p>
        </text:list-item>
        <text:list-item>
          <text:p text:style-name="P25"><text:span text:style-name="Emphasis"><text:span text:style-name="T3">Null</text:span></text:span><text:span text:style-name="T3"> : Ce type de données représente l'absence intentionnelle d'une valeur et est représenté par le mot-clé </text:span><text:span text:style-name="Source_20_Text"><text:span text:style-name="T6">null</text:span></text:span><text:span text:style-name="T3">(sans guillemets).</text:span></text:p>
        </text:list-item>
        <text:list-item>
          <text:p text:style-name="P25"><text:span text:style-name="Emphasis"><text:span text:style-name="T3">Indéfini</text:span></text:span><text:span text:style-name="T3"> : ce type de données est indiqué par le mot-clé </text:span><text:span text:style-name="Source_20_Text"><text:span text:style-name="T6">undefined</text:span></text:span><text:span text:style-name="T3">(sans guillemets). Il représente également l'absence de </text:span><text:soft-page-break/><text:span text:style-name="T3">valeur, bien que son utilisation soit différente de </text:span><text:span text:style-name="Source_20_Text"><text:span text:style-name="T6">null</text:span></text:span><text:span text:style-name="T3">. </text:span><text:span text:style-name="Source_20_Text"><text:span text:style-name="T6">undefined</text:span></text:span><text:span text:style-name="T3">signifie qu'une valeur donnée n'existe pas.</text:span></text:p>
        </text:list-item>
        <text:list-item>
          <text:p text:style-name="P25"><text:span text:style-name="Emphasis"><text:span text:style-name="T3">Symbole</text:span></text:span><text:span text:style-name="T3"> : Nouvelle fonctionnalité du langage, les symboles sont des identifiants uniques, utiles pour le codage plus complexe. Inutile de s'en préoccuper pour le moment.</text:span></text:p>
        </text:list-item>
        <text:list-item>
          <text:p text:style-name="P25"><text:span text:style-name="Emphasis"><text:span text:style-name="T3">Objet</text:span></text:span><text:span text:style-name="T3"> : Collections de données connexes.</text:span></text:p>
        </text:list-item>
      </text:list>
      <text:p text:style-name="P26"><text:span text:style-name="T3">Les sept premiers types sont considérés comme </text:span><text:span text:style-name="Emphasis"><text:span text:style-name="T3">des types de données primitifs</text:span></text:span><text:span text:style-name="T3"> . Ce sont les types de données les plus élémentaires du langage. </text:span><text:span text:style-name="Emphasis"><text:span text:style-name="T3">Les objets</text:span></text:span><text:span text:style-name="T3"> sont plus complexes et vous en apprendrez davantage à mesure que vous progresserez en JavaScript. Au premier abord, huit types peuvent paraître peu nombreux, mais vous constaterez rapidement que le monde s'ouvre à vous une fois que vous aurez commencé à exploiter chacun d'eux. En apprenant davantage sur les objets, vous serez capable de créer des collections de données complexes.</text:span></text:p>
      <text:p text:style-name="P16">Mais avant de faire cela, familiarisons-nous avec les chaînes et les nombres !</text:p>
      <text:p text:style-name="P21"><text:span text:style-name="Source_20_Text"><text:span text:style-name="T7">console.log('Location of Codecademy headquarters: 575 Broadway, New York City');</text:span></text:span></text:p>
      <text:p text:style-name="P21"><text:span text:style-name="Source_20_Text"><text:span text:style-name="T7">console.log(40);</text:span></text:span></text:p>
      <text:p text:style-name="P16"><draw:frame draw:style-name="fr1" draw:name="Frame9" text:anchor-type="char" svg:x="-264.557cm" svg:width="0.041cm" draw:z-index="8"><draw:text-box fo:min-height="0.041cm"><text:p text:style-name="P18">Copy to Clipboard</text:p></draw:text-box></draw:frame>Dans l'exemple ci-dessus, nous avons d'abord imprimé une chaîne. Notre chaîne n'est pas un simple mot ; elle comprend des majuscules et des minuscules, des espaces et des signes de ponctuation.</text:p>
      <text:p text:style-name="P27">Ensuite, nous avons imprimé le numéro 40, notez que nous n’avons pas utilisé de guillemets.</text:p>
      <text:h text:style-name="P14" text:outline-level="3">Opérateurs arithmétiques</text:h>
      <text:p text:style-name="P15">6 minutes</text:p>
      <text:p text:style-name="P16">L’arithmétique de base s’avère souvent utile lors de la programmation.</text:p>
      <text:p text:style-name="P16">Un</text:p>
      <text:p text:style-name="P17"><text:a xlink:type="simple" xlink:href="https://www.codecademy.com/resources/docs/javascript/operators?page_ref=catalog" office:target-frame-name="_blank" xlink:show="new" text:style-name="Internet_20_link" text:visited-style-name="Visited_20_Internet_20_Link"><draw:frame draw:style-name="fr1" draw:name="Frame10" text:anchor-type="char" svg:x="-264.557cm" svg:width="0.041cm" draw:z-index="9"><draw:text-box fo:min-height="0.041cm"><text:section text:style-name="Sect1" text:name=":r5s:"><text:p text:style-name="P18">Preview: Docs An operator is a special character or series of characters that perform a task in JavaScript.</text:p></text:section></draw:text-box></draw:frame><text:soft-page-break/><text:span text:style-name="T5">opérateur</text:span></text:a></text:p>
      <text:p text:style-name="P19"><text:span text:style-name="T3">est un caractère qui exécute une tâche dans notre code. JavaScript intègre plusieurs </text:span><text:span text:style-name="Emphasis"><text:span text:style-name="T3">opérateurs arithmétiques</text:span></text:span><text:span text:style-name="T3"> permettant d'effectuer des calculs mathématiques sur des nombres. Parmi ceux-ci figurent les opérateurs suivants et leurs symboles correspondants :</text:span></text:p>
      <text:list text:style-name="L6">
        <text:list-item>
          <text:p text:style-name="P28"><text:span text:style-name="T3">Ajouter:</text:span><text:span text:style-name="Source_20_Text"><text:span text:style-name="T6">+</text:span></text:span></text:p>
        </text:list-item>
        <text:list-item>
          <text:p text:style-name="P28"><text:span text:style-name="T3">Soustraire:</text:span><text:span text:style-name="Source_20_Text"><text:span text:style-name="T6">-</text:span></text:span></text:p>
        </text:list-item>
        <text:list-item>
          <text:p text:style-name="P28"><text:span text:style-name="T3">Multiplier:</text:span><text:span text:style-name="Source_20_Text"><text:span text:style-name="T6">*</text:span></text:span></text:p>
        </text:list-item>
        <text:list-item>
          <text:p text:style-name="P28"><text:span text:style-name="T3">Diviser:</text:span><text:span text:style-name="Source_20_Text"><text:span text:style-name="T6">/</text:span></text:span></text:p>
        </text:list-item>
        <text:list-item>
          <text:p text:style-name="P28"><text:span text:style-name="T3">Reste:</text:span><text:span text:style-name="Source_20_Text"><text:span text:style-name="T6">%</text:span></text:span></text:p>
        </text:list-item>
      </text:list>
      <text:p text:style-name="P16">Les quatre premiers fonctionnent comme vous pouvez le deviner :</text:p>
      <text:p text:style-name="P21"><text:span text:style-name="Source_20_Text"><text:span text:style-name="T7">console.log(3 + 4); // Prints 7</text:span></text:span></text:p>
      <text:p text:style-name="P21"><text:span text:style-name="Source_20_Text"><text:span text:style-name="T7">console.log(5 - 1); // Prints 4</text:span></text:span></text:p>
      <text:p text:style-name="P21"><text:span text:style-name="Source_20_Text"><text:span text:style-name="T7">console.log(4 * 2); // Prints 8</text:span></text:span></text:p>
      <text:p text:style-name="P21"><text:span text:style-name="Source_20_Text"><text:span text:style-name="T7">console.log(9 / 3); // Prints 3</text:span></text:span></text:p>
      <text:p text:style-name="P20"><draw:frame draw:style-name="fr1" draw:name="Frame11" text:anchor-type="char" svg:x="-264.557cm" svg:width="0.041cm" draw:z-index="10"><draw:text-box fo:min-height="0.041cm"><text:p text:style-name="P18">Copy to Clipboard</text:p></draw:text-box></draw:frame><text:span text:style-name="T3">Notez que lorsque nous utilisons </text:span><text:span text:style-name="Source_20_Text"><text:span text:style-name="T6">console.log()</text:span></text:span><text:span text:style-name="T3">l'ordinateur, nous évaluons l'expression entre parenthèses et affichons le résultat sur la console. Pour afficher les caractères </text:span><text:span text:style-name="Source_20_Text"><text:span text:style-name="T6">3 + 4</text:span></text:span><text:span text:style-name="T3">, nous les encadrons de guillemets et les affichons sous forme de chaîne.</text:span></text:p>
      <text:p text:style-name="P21"><text:span text:style-name="Source_20_Text"><text:span text:style-name="T7">console.log(11 % 3); // Prints 2</text:span></text:span></text:p>
      <text:p text:style-name="P21"><text:span text:style-name="Source_20_Text"><text:span text:style-name="T7">console.log(12 % 3); // Prints 0</text:span></text:span></text:p>
      <text:p text:style-name="P20"><draw:frame draw:style-name="fr1" draw:name="Frame12" text:anchor-type="char" svg:x="-264.557cm" svg:width="0.041cm" draw:z-index="11"><draw:text-box fo:min-height="0.041cm"><text:p text:style-name="P18">Copy to Clipboard</text:p></draw:text-box></draw:frame><text:span text:style-name="T3">L'opérateur de reste, parfois appelé </text:span><text:span text:style-name="Emphasis"><text:span text:style-name="T3">modulo</text:span></text:span><text:span text:style-name="T3"> , renvoie le nombre qui reste après que le nombre de droite se soit divisé par le nombre de gauche autant de fois que possible : </text:span><text:span text:style-name="Source_20_Text"><text:span text:style-name="T6">11 % 3</text:span></text:span><text:span text:style-name="T3">il est égal à 2 car 3 s'insère dans 11 trois fois, laissant 2 comme reste.</text:span></text:p>
      <text:h text:style-name="P14" text:outline-level="3">Concaténation de chaînes</text:h>
      <text:p text:style-name="P15">5 minutes</text:p>
      <text:p text:style-name="P17"><text:a xlink:type="simple" xlink:href="https://www.codecademy.com/resources/docs/javascript/operators" office:target-frame-name="_blank" xlink:show="new" text:style-name="Internet_20_link" text:visited-style-name="Visited_20_Internet_20_Link"><draw:frame draw:style-name="fr1" draw:name="Frame13" text:anchor-type="char" svg:x="-264.557cm" svg:width="0.041cm" draw:z-index="12"><draw:text-box fo:min-height="0.041cm"><text:section text:style-name="Sect1" text:name=":rl:"><text:p text:style-name="P18">Preview: Docs An operator is a special character or series of characters that perform a task in JavaScript.</text:p></text:section></draw:text-box></draw:frame><text:span text:style-name="T5">Opérateurs</text:span></text:a></text:p>
      <text:p text:style-name="P17"><text:soft-page-break/><text:span text:style-name="T3">ne sont pas réservés aux nombres ! Lorsqu'un </text:span><text:span text:style-name="Source_20_Text"><text:span text:style-name="T6">+</text:span></text:span><text:span text:style-name="T3">opérateur est utilisé sur deux chaînes, il ajoute la chaîne de droite à la chaîne de gauche :</text:span></text:p>
      <text:p text:style-name="P21"><text:span text:style-name="Source_20_Text"><text:span text:style-name="T7">console.log('hi' + 'ya'); // Prints 'hiya'</text:span></text:span></text:p>
      <text:p text:style-name="P21"><text:span text:style-name="Source_20_Text"><text:span text:style-name="T7">console.log('wo' + 'ah'); // Prints 'woah'</text:span></text:span></text:p>
      <text:p text:style-name="P21"><text:span text:style-name="Source_20_Text"><text:span text:style-name="T7">console.log('I love to ' + 'code.')</text:span></text:span></text:p>
      <text:p text:style-name="P21"><text:span text:style-name="Source_20_Text"><text:span text:style-name="T7">// Prints 'I love to code.'</text:span></text:span></text:p>
      <text:p text:style-name="P16"><draw:frame draw:style-name="fr1" draw:name="Frame14" text:anchor-type="char" svg:x="-264.557cm" svg:width="0.041cm" draw:z-index="13"><draw:text-box fo:min-height="0.041cm"><text:p text:style-name="P18">Copy to Clipboard</text:p></draw:text-box></draw:frame>Ce processus d'ajout d'une chaîne à une autre est appelé</text:p>
      <text:p text:style-name="P17"><text:a xlink:type="simple" xlink:href="https://www.codecademy.com/resources/docs/javascript/strings?page_ref=catalog" office:target-frame-name="_blank" xlink:show="new" text:style-name="Internet_20_link" text:visited-style-name="Visited_20_Internet_20_Link"><draw:frame draw:style-name="fr1" draw:name="Frame15" text:anchor-type="char" svg:x="-264.557cm" svg:width="0.041cm" draw:z-index="14"><draw:text-box fo:min-height="0.041cm"><text:section text:style-name="Sect1" text:name=":ro:"><text:p text:style-name="P18">Aperçu : Documents Chargement de la description du lien</text:p></text:section></draw:text-box></draw:frame><text:span text:style-name="Emphasis"><text:span text:style-name="T5">enchaînement</text:span></text:span></text:a></text:p>
      <text:p text:style-name="P15">Notez que dans le troisième exemple, nous avons dû veiller à inclure un espace à la fin de la première chaîne. L'ordinateur joignant les chaînes exactement, nous avons donc dû veiller à inclure l'espace souhaité entre les deux chaînes.</text:p>
      <text:p text:style-name="P21"><text:span text:style-name="Source_20_Text"><text:span text:style-name="T7">console.log('front ' + 'space');</text:span></text:span><text:span text:style-name="Source_20_Text"><text:span text:style-name="T8"> </text:span></text:span></text:p>
      <text:p text:style-name="P21"><text:span text:style-name="Source_20_Text"><text:span text:style-name="T7">// Prints 'front space'</text:span></text:span></text:p>
      <text:p text:style-name="P21"><text:span text:style-name="Source_20_Text"><text:span text:style-name="T7">console.log('back' + ' space');</text:span></text:span><text:span text:style-name="Source_20_Text"><text:span text:style-name="T8"> </text:span></text:span></text:p>
      <text:p text:style-name="P21"><text:span text:style-name="Source_20_Text"><text:span text:style-name="T7">// Prints 'back space'</text:span></text:span></text:p>
      <text:p text:style-name="P21"><text:span text:style-name="Source_20_Text"><text:span text:style-name="T7">console.log('no' + 'space');</text:span></text:span><text:span text:style-name="Source_20_Text"><text:span text:style-name="T8"> </text:span></text:span></text:p>
      <text:p text:style-name="P21"><text:span text:style-name="Source_20_Text"><text:span text:style-name="T7">// Prints 'nospace'</text:span></text:span></text:p>
      <text:p text:style-name="P21"><text:span text:style-name="Source_20_Text"><text:span text:style-name="T7">console.log('middle' + ' ' + 'space');</text:span></text:span><text:span text:style-name="Source_20_Text"><text:span text:style-name="T8"> </text:span></text:span></text:p>
      <text:p text:style-name="P21"><text:span text:style-name="Source_20_Text"><text:span text:style-name="T7">// Prints 'middle space'</text:span></text:span></text:p>
      <text:p text:style-name="P16"><draw:frame draw:style-name="fr1" draw:name="Frame16" text:anchor-type="char" svg:x="-264.557cm" svg:width="0.041cm" draw:z-index="15"><draw:text-box fo:min-height="0.041cm"><text:p text:style-name="P18">Copy to Clipboard</text:p></draw:text-box></draw:frame>Tout comme avec les mathématiques classiques, nous pouvons combiner, ou enchaîner, nos opérations pour obtenir un résultat final :</text:p>
      <text:p text:style-name="P21"><text:span text:style-name="Source_20_Text"><text:span text:style-name="T7">console.log('One' + ', ' + 'two' + ', ' + 'three!')</text:span></text:span><text:span text:style-name="Source_20_Text"><text:span text:style-name="T8">; </text:span></text:span></text:p>
      <text:p text:style-name="P21"><text:span text:style-name="Source_20_Text"><text:span text:style-name="T7">// Prints 'One, two, three!'</text:span></text:span></text:p>
      <text:h text:style-name="P29" text:outline-level="3">Propriétés</text:h>
      <text:p text:style-name="P15">3 minutes</text:p>
      <text:p text:style-name="P16">Lorsque vous introduisez une nouvelle donnée dans un programme JavaScript, le navigateur l'enregistre comme une instance du type de données.</text:p>
      <text:p text:style-name="P17"><text:a xlink:type="simple" xlink:href="https://www.codecademy.com/resources/docs/javascript/data-types" office:target-frame-name="_blank" xlink:show="new" text:style-name="Internet_20_link" text:visited-style-name="Visited_20_Internet_20_Link"><draw:frame draw:style-name="fr1" draw:name="Frame18" text:anchor-type="char" svg:x="-264.557cm" svg:width="0.041cm" draw:z-index="17"><draw:text-box fo:min-height="0.041cm"><text:section text:style-name="Sect1" text:name=":r21:"><text:p text:style-name="P18">Aperçu : Documents Chargement de la description du lien</text:p></text:section></draw:text-box></draw:frame><text:span text:style-name="T5">types de données</text:span></text:a></text:p>
      <text:p text:style-name="P30">ont accès à des propriétés spécifiques transmises à chaque instance. Par exemple, chaque instance de chaîne possède une propriété appelée</text:p>
      <text:p text:style-name="P17"><text:a xlink:type="simple" xlink:href="https://www.codecademy.com/resources/docs/javascript/strings/length" office:target-frame-name="_blank" xlink:show="new" text:style-name="Internet_20_link" text:visited-style-name="Visited_20_Internet_20_Link"><draw:frame draw:style-name="fr1" draw:name="Frame19" text:anchor-type="char" svg:x="-264.557cm" svg:width="0.041cm" draw:z-index="18"><draw:text-box fo:min-height="0.041cm"><text:section text:style-name="Sect1" text:name=":r23:"><text:p text:style-name="P18">Preview: Docs Returns the number of characters in a string.</text:p></text:section></draw:text-box></draw:frame><text:span text:style-name="Source_20_Text"><text:span text:style-name="T10">length</text:span></text:span></text:a></text:p>
      <text:p text:style-name="P15"><text:soft-page-break/>qui stocke le nombre de caractères de cette chaîne. Vous pouvez récupérer les informations de propriété en ajoutant un point à la chaîne et le nom de la propriété :</text:p>
      <text:p text:style-name="P31"><text:span text:style-name="Source_20_Text"><text:span text:style-name="T7">console.log('Hello'.length); // Prints 5</text:span></text:span></text:p>
      <text:p text:style-name="P20"><draw:frame draw:style-name="fr1" draw:name="Frame20" text:anchor-type="char" svg:x="-264.557cm" svg:width="0.041cm" draw:z-index="19"><draw:text-box fo:min-height="0.041cm"><text:p text:style-name="P18">Copy to Clipboard</text:p></draw:text-box></draw:frame><text:span text:style-name="T3">Il </text:span><text:span text:style-name="Source_20_Text"><text:span text:style-name="T6">.</text:span></text:span><text:span text:style-name="T3">s'agit d'un autre opérateur ! On l'appelle l' </text:span><text:span text:style-name="Emphasis"><text:span text:style-name="T3">opérateur point</text:span></text:span><text:span text:style-name="T3"> .</text:span></text:p>
      <text:p text:style-name="P20"><text:span text:style-name="T3">Dans l'exemple ci-dessus, la valeur enregistrée dans la </text:span><text:span text:style-name="Source_20_Text"><text:span text:style-name="T6">length</text:span></text:span><text:span text:style-name="T3">propriété est récupérée à partir de l'instance de la chaîne . </text:span><text:span text:style-name="Source_20_Text"><text:span text:style-name="T6">'Hello'</text:span></text:span><text:span text:style-name="T3">Le programme affiche la chaîne </text:span><text:span text:style-name="Source_20_Text"><text:span text:style-name="T6">5</text:span></text:span><text:span text:style-name="T3">dans la console, car </text:span><text:span text:style-name="Source_20_Text"><text:span text:style-name="T6">Hello</text:span></text:span><text:span text:style-name="T3">elle contient cinq caractères.</text:span></text:p>
      <text:h text:style-name="P32" text:outline-level="3">Méthodes</text:h>
      <text:p text:style-name="P15">7 minutes</text:p>
      <text:p text:style-name="P16">Rappelez-vous que</text:p>
      <text:p text:style-name="P17"><text:a xlink:type="simple" xlink:href="https://www.codecademy.com/resources/docs/javascript/methods?page_ref=catalog" office:target-frame-name="_blank" xlink:show="new" text:style-name="Internet_20_link" text:visited-style-name="Visited_20_Internet_20_Link"><draw:frame draw:style-name="fr1" draw:name="Frame21" text:anchor-type="char" svg:x="-264.557cm" svg:width="0.041cm" draw:z-index="20"><draw:text-box fo:min-height="0.041cm"><text:section text:style-name="Sect1" text:name=":r2t:"><text:p text:style-name="P18">Preview: Docs Methods are object properties that contain functions.</text:p></text:section></draw:text-box></draw:frame><text:span text:style-name="T5">méthodes</text:span></text:a></text:p>
      <text:p text:style-name="P15">sont des actions que nous pouvons effectuer. Les types de données ont accès à des méthodes spécifiques qui nous permettent de gérer leurs instances. JavaScript propose plusieurs méthodes de chaîne.</text:p>
      <text:p text:style-name="P26"><text:span text:style-name="T3">Nous </text:span><text:span text:style-name="Emphasis"><text:span text:style-name="T3">appelons</text:span></text:span><text:span text:style-name="T3"> ou utilisons ces méthodes en ajoutant une instance avec :</text:span></text:p>
      <text:list text:style-name="L7">
        <text:list-item>
          <text:p text:style-name="P33">un point (l'opérateur point)</text:p>
        </text:list-item>
        <text:list-item>
          <text:p text:style-name="P33">le nom de la méthode</text:p>
        </text:list-item>
        <text:list-item>
          <text:p text:style-name="P33">parenthèses ouvrantes et fermantes</text:p>
        </text:list-item>
      </text:list>
      <text:p text:style-name="P20"><text:span text:style-name="T3">Par exemple </text:span><text:span text:style-name="Source_20_Text"><text:span text:style-name="T6">'example string'.methodName()</text:span></text:span><text:span text:style-name="T3">.</text:span></text:p>
      <text:p text:style-name="P20"><text:span text:style-name="T3">Cette syntaxe vous semble familière ? Lorsque nous l'utilisons, </text:span><text:span text:style-name="Source_20_Text"><text:span text:style-name="T6">console.log()</text:span></text:span><text:span text:style-name="T3">nous appelons la </text:span><text:span text:style-name="Source_20_Text"><text:span text:style-name="T6">.log()</text:span></text:span><text:span text:style-name="T3">méthode sur l' </text:span><text:span text:style-name="Source_20_Text"><text:span text:style-name="T6">console</text:span></text:span><text:span text:style-name="T3">objet. Voyons </text:span><text:span text:style-name="Source_20_Text"><text:span text:style-name="T6">console.log()</text:span></text:span><text:span text:style-name="T3">quelques méthodes de chaîne réelles en action !</text:span></text:p>
      <text:p text:style-name="P31"><text:span text:style-name="Source_20_Text"><text:span text:style-name="T7">console.log('hello'.toUpperCase()); // Prints 'HELLO'</text:span></text:span></text:p>
      <text:p text:style-name="P31"><text:span text:style-name="Source_20_Text"><text:span text:style-name="T7">console.log('Hey'.startsWith('H')); // Prints true</text:span></text:span></text:p>
      <text:p text:style-name="P16"><draw:frame draw:style-name="fr1" draw:name="Frame22" text:anchor-type="char" svg:x="-264.557cm" svg:width="0.041cm" draw:z-index="21"><draw:text-box fo:min-height="0.041cm"><text:p text:style-name="P18">Copy to Clipboard</text:p></draw:text-box></draw:frame>Regardons chacune des lignes ci-dessus :</text:p>
      <text:list text:style-name="L8">
        <text:list-item>
          <text:p text:style-name="P34"><text:soft-page-break/>Sur la première ligne, le</text:p>
          <text:p text:style-name="P35"><text:a xlink:type="simple" xlink:href="https://www.codecademy.com/resources/docs/javascript/strings/toUpperCase" office:target-frame-name="_blank" xlink:show="new" text:style-name="Internet_20_link" text:visited-style-name="Visited_20_Internet_20_Link"><draw:frame draw:style-name="fr1" draw:name="Frame23" text:anchor-type="char" svg:x="-264.557cm" svg:width="0.041cm" draw:z-index="22"><draw:text-box fo:min-height="0.041cm"><text:section text:style-name="Sect1" text:name=":r30:"><text:p text:style-name="P18">Preview: Docs Converts the lowercase letters of a string to uppercase.</text:p></text:section></draw:text-box></draw:frame><text:span text:style-name="Source_20_Text"><text:span text:style-name="T10">.toUpperCase()</text:span></text:span></text:a></text:p>
          <text:p text:style-name="P35"><text:span text:style-name="T3">La méthode est appelée sur l'instance de chaîne </text:span><text:span text:style-name="Source_20_Text"><text:span text:style-name="T6">'hello'</text:span></text:span><text:span text:style-name="T3">. Le résultat est enregistré dans la console. Cette méthode renvoie une chaîne en majuscules</text:span><text:span text:style-name="Source_20_Text"><text:span text:style-name="T6">'HELLO'</text:span></text:span><text:span text:style-name="T3"> :</text:span></text:p>
        </text:list-item>
        <text:list-item>
          <text:p text:style-name="P34">Sur la deuxième ligne, le</text:p>
          <text:p text:style-name="P35"><text:a xlink:type="simple" xlink:href="https://www.codecademy.com/resources/docs/javascript/strings/startsWith" office:target-frame-name="_blank" xlink:show="new" text:style-name="Internet_20_link" text:visited-style-name="Visited_20_Internet_20_Link"><draw:frame draw:style-name="fr1" draw:name="Frame24" text:anchor-type="char" svg:x="-264.557cm" svg:width="0.041cm" draw:z-index="23"><draw:text-box fo:min-height="0.041cm"><text:section text:style-name="Sect1" text:name=":r32:"><text:p text:style-name="P18">Preview: Docs Checks whether a string begins with the specified characters. It returns true if it does, otherwise false.</text:p></text:section></draw:text-box></draw:frame><text:span text:style-name="Source_20_Text"><text:span text:style-name="T10">.startsWith()</text:span></text:span></text:a></text:p>
          <text:p text:style-name="P35"><text:span text:style-name="T3">La méthode est appelée sur l'instance de chaîne </text:span><text:span text:style-name="Source_20_Text"><text:span text:style-name="T6">'Hey'</text:span></text:span><text:span text:style-name="T3">. Elle accepte également le caractère </text:span><text:span text:style-name="Source_20_Text"><text:span text:style-name="T6">'H'</text:span></text:span><text:span text:style-name="T3">comme entrée, ou </text:span><text:span text:style-name="Emphasis"><text:span text:style-name="T3">argument</text:span></text:span><text:span text:style-name="T3"> , entre parenthèses. Puisque la chaîne </text:span><text:span text:style-name="Source_20_Text"><text:span text:style-name="T6">'Hey'</text:span></text:span><text:span text:style-name="T3">commence par la lettre </text:span><text:span text:style-name="Source_20_Text"><text:span text:style-name="T6">'H'</text:span></text:span><text:span text:style-name="T3">, la méthode renvoie le booléen </text:span><text:span text:style-name="Source_20_Text"><text:span text:style-name="T6">true</text:span></text:span><text:span text:style-name="T3">.</text:span></text:p>
        </text:list-item>
      </text:list>
      <text:p text:style-name="P20"><text:span text:style-name="T3">Vous trouverez une liste des méthodes de chaîne intégrées dans la </text:span><text:a xlink:type="simple" xlink:href="https://developer.mozilla.org/en-US/docs/Web/JavaScript/Reference/Global_Objects/String/prototype" office:target-frame-name="_blank" xlink:show="new" text:style-name="Internet_20_link" text:visited-style-name="Visited_20_Internet_20_Link"><text:span text:style-name="T5">documentation JavaScript</text:span></text:a><text:span text:style-name="T3"> . Les développeurs utilisent cette documentation comme outil de référence. Elle décrit les mots-clés, les méthodes et la syntaxe de JavaScript.</text:span></text:p>
      <text:p text:style-name="P36">Instructions</text:p>
      <text:list text:style-name="L9">
        <text:list-item>
          <text:p text:style-name="P37"><draw:frame draw:style-name="fr1" draw:name="Frame25" text:anchor-type="char" svg:x="-264.557cm" svg:width="0.041cm" draw:z-index="24"><draw:text-box fo:min-height="0.041cm"><text:p text:style-name="P18">Point de contrôle 1 passé</text:p></draw:text-box></draw:frame><text:span text:style-name="T11">Utilisez la </text:span><text:span text:style-name="Source_20_Text"><text:span text:style-name="T6">.toUpperCase()</text:span></text:span><text:span text:style-name="T11">méthode pour enregistrer la chaîne </text:span><text:span text:style-name="Source_20_Text"><text:span text:style-name="T6">'Codecademy'</text:span></text:span><text:span text:style-name="T11">dans la console en lettres majuscules.</text:span></text:p>
          <text:p text:style-name="P38">Bloqué ? Trouvez un indice</text:p>
        </text:list-item>
        <text:list-item>
          <text:p text:style-name="P37"><draw:frame draw:style-name="fr1" draw:name="Frame28" text:anchor-type="char" svg:x="-264.557cm" svg:width="0.041cm" draw:z-index="27"><draw:text-box fo:min-height="0.041cm"><text:p text:style-name="P18">Point de contrôle 2 passé</text:p></draw:text-box></draw:frame><text:span text:style-name="T11">Dans la deuxième </text:span><text:span text:style-name="Source_20_Text"><text:span text:style-name="T6">console.log()</text:span></text:span><text:span text:style-name="T11">instruction de </text:span><text:span text:style-name="Strong_20_Emphasis"><text:span text:style-name="T12">app.js</text:span></text:span><text:span text:style-name="T11"> , nous avons une chaîne </text:span><text:span text:style-name="Source_20_Text"><text:span text:style-name="T6">' Remove whitespace '</text:span></text:span><text:span text:style-name="T11">qui contient des espaces avant et après les mots </text:span><text:span text:style-name="Source_20_Text"><text:span text:style-name="T6">'Remove whitespace'</text:span></text:span><text:span text:style-name="T11">.</text:span></text:p>
          <text:p text:style-name="P37"><text:span text:style-name="T11">Si nous parcourons la </text:span><text:a xlink:type="simple" xlink:href="https://developer.mozilla.org/en-US/docs/Web/JavaScript/Reference/Global_Objects/String/prototype" office:target-frame-name="_blank" xlink:show="new" text:style-name="Internet_20_link" text:visited-style-name="Visited_20_Internet_20_Link"><text:span text:style-name="T5">documentation JavaScript sur les chaînes</text:span></text:a><text:span text:style-name="T11"> , nous trouvons plusieurs méthodes de chaînes intégrées, chacune accomplissant un objectif différent. La méthode qui nous semble idéale est </text:span><text:span text:style-name="Source_20_Text"><text:span text:style-name="T6">.trim()</text:span></text:span><text:span text:style-name="T11">.</text:span></text:p>
          <text:p text:style-name="P37"><text:soft-page-break/><text:span text:style-name="T11">Utilisez la méthode pour supprimer les espaces au début et à la fin de la chaîne dans la deuxième </text:span><text:span text:style-name="Source_20_Text"><text:span text:style-name="T6">console.log()</text:span></text:span><text:span text:style-name="T11">instruction.</text:span></text:p>
        </text:list-item>
      </text:list>
      <text:h text:style-name="P29" text:outline-level="3">Objets intégrés</text:h>
      <text:p text:style-name="P15">15 minutes</text:p>
      <text:p text:style-name="P20"><text:span text:style-name="T3">En plus de </text:span><text:span text:style-name="Source_20_Text"><text:span text:style-name="T6">console</text:span></text:span><text:span text:style-name="T3">, d'autres </text:span><text:a xlink:type="simple" xlink:href="https://developer.mozilla.org/en-US/docs/Web/JavaScript/Reference/Global_Objects" office:target-frame-name="_blank" xlink:show="new" text:style-name="Internet_20_link" text:visited-style-name="Visited_20_Internet_20_Link"><text:span text:style-name="T5">objets sont intégrés à JavaScript</text:span></text:a><text:span text:style-name="T3"> . Plus tard, vous créerez les vôtres.</text:span></text:p>
      <text:p text:style-name="P17"><text:a xlink:type="simple" xlink:href="https://www.codecademy.com/resources/docs/javascript/objects" office:target-frame-name="_blank" xlink:show="new" text:style-name="Internet_20_link" text:visited-style-name="Visited_20_Internet_20_Link"><draw:frame draw:style-name="fr1" draw:name="Frame30" text:anchor-type="char" svg:x="-264.557cm" svg:width="0.041cm" draw:z-index="29"><draw:text-box fo:min-height="0.041cm"><text:section text:style-name="Sect1" text:name=":r4l:"><text:p text:style-name="P18">Aperçu : Documents Chargement de la description du lien</text:p></text:section></draw:text-box></draw:frame><text:span text:style-name="T5">objets</text:span></text:a></text:p>
      <text:p text:style-name="P15">, mais pour l’instant ces objets « intégrés » regorgent de fonctionnalités utiles.</text:p>
      <text:p text:style-name="P20"><text:span text:style-name="T3">Par exemple, si vous souhaitez effectuer des opérations mathématiques plus complexes que l'arithmétique, JavaScript dispose de l'objet intégré </text:span><text:span text:style-name="Source_20_Text"><text:span text:style-name="T6">Math</text:span></text:span><text:span text:style-name="T3">.</text:span></text:p>
      <text:p text:style-name="P20"><text:span text:style-name="T3">L'avantage des objets, c'est qu'ils possèdent des méthodes ! Appelons la </text:span><text:span text:style-name="Source_20_Text"><text:span text:style-name="T6">.random()</text:span></text:span><text:span text:style-name="T3">méthode depuis l'objet intégré</text:span><text:span text:style-name="Source_20_Text"><text:span text:style-name="T6">Math</text:span></text:span><text:span text:style-name="T3"> :</text:span></text:p>
      <text:p text:style-name="P31"><text:span text:style-name="Source_20_Text"><text:span text:style-name="T7">console.log(Math.random()); // Prints a random number between 0 and 1</text:span></text:span></text:p>
      <text:p text:style-name="P20"><draw:frame draw:style-name="fr1" draw:name="Frame31" text:anchor-type="char" svg:x="-264.557cm" svg:width="0.041cm" draw:z-index="30"><draw:text-box fo:min-height="0.041cm"><text:p text:style-name="P18">Copy to Clipboard</text:p></draw:text-box></draw:frame><text:span text:style-name="T3">Dans l'exemple ci-dessus, nous avons appelé la </text:span><text:span text:style-name="Source_20_Text"><text:span text:style-name="T6">.random()</text:span></text:span><text:span text:style-name="T3">méthode en ajoutant le nom de l'objet à l'opérateur point, le nom de la méthode et des parenthèses ouvrantes et fermantes. Cette méthode renvoie un nombre aléatoire compris entre 0 (inclus) et 1 (exclu).</text:span></text:p>
      <text:p text:style-name="P16">Pour générer un nombre aléatoire entre 0 et 50, nous pourrions multiplier ce résultat par 50, comme ceci :</text:p>
      <text:p text:style-name="P31"><text:span text:style-name="Source_20_Text"><text:span text:style-name="T7">Math.random() * 50;</text:span></text:span></text:p>
      <text:p text:style-name="P20"><draw:frame draw:style-name="fr1" draw:name="Frame32" text:anchor-type="char" svg:x="-264.557cm" svg:width="0.041cm" draw:z-index="31"><draw:text-box fo:min-height="0.041cm"><text:p text:style-name="P18">Copy to Clipboard</text:p></draw:text-box></draw:frame><text:span text:style-name="T3">L'exemple ci-dessus sera probablement évalué en décimal. Pour garantir que la réponse soit un nombre entier, nous pouvons utiliser une autre </text:span><text:span text:style-name="Source_20_Text"><text:span text:style-name="T6">Math</text:span></text:span><text:span text:style-name="T3">méthode utile appelée </text:span><text:span text:style-name="Source_20_Text"><text:span text:style-name="T6">Math.floor()</text:span></text:span><text:span text:style-name="T3">.</text:span></text:p>
      <text:p text:style-name="P20"><text:soft-page-break/><text:span text:style-name="Source_20_Text"><text:span text:style-name="T6">Math.floor() </text:span></text:span><text:span text:style-name="T3">Prend un nombre décimal et l'arrondit à l'entier inférieur le plus proche. Vous pouvez utiliser </text:span><text:span text:style-name="Source_20_Text"><text:span text:style-name="T6">Math.floor()</text:span></text:span><text:span text:style-name="T3">cette méthode pour arrondir un nombre aléatoire à l'entier inférieur :</text:span></text:p>
      <text:p text:style-name="P31"><text:span text:style-name="Source_20_Text"><text:span text:style-name="T7">Math.floor(Math.random() * 50);</text:span></text:span></text:p>
      <text:p text:style-name="P16"><draw:frame draw:style-name="fr1" draw:name="Frame33" text:anchor-type="char" svg:x="-264.557cm" svg:width="0.041cm" draw:z-index="32"><draw:text-box fo:min-height="0.041cm"><text:p text:style-name="P18">Copy to Clipboard</text:p></draw:text-box></draw:frame>Dans ce cas:</text:p>
      <text:list text:style-name="L10">
        <text:list-item>
          <text:p text:style-name="P39"><text:span text:style-name="Source_20_Text"><text:span text:style-name="T6">Math.random()</text:span></text:span><text:span text:style-name="T3">génère un nombre aléatoire compris entre 0 et 1.</text:span></text:p>
        </text:list-item>
        <text:list-item>
          <text:p text:style-name="P39"><text:span text:style-name="T3">Nous multiplions ensuite ce nombre par </text:span><text:span text:style-name="Source_20_Text"><text:span text:style-name="T6">50</text:span></text:span><text:span text:style-name="T3">, nous avons donc maintenant un nombre compris entre 0 et 50.</text:span></text:p>
        </text:list-item>
        <text:list-item>
          <text:p text:style-name="P39"><text:span text:style-name="T3">Ensuite, </text:span><text:span text:style-name="Source_20_Text"><text:span text:style-name="T6">Math.floor()</text:span></text:span><text:span text:style-name="T3">arrondissez le nombre au nombre entier inférieur le plus proche.</text:span></text:p>
        </text:list-item>
      </text:list>
      <text:p text:style-name="P20"><text:span text:style-name="T3">Si vous souhaitez voir le numéro imprimé sur le terminal, vous devrez toujours utiliser une </text:span><text:span text:style-name="Source_20_Text"><text:span text:style-name="T6">console.log()</text:span></text:span><text:span text:style-name="T3">instruction :</text:span></text:p>
      <text:p text:style-name="P31"><text:span text:style-name="Source_20_Text"><text:span text:style-name="T7">console.log(Math.floor(Math.random() * 50)); // Prints a random whole number between 0 and 50</text:span></text:span></text:p>
      <text:p text:style-name="P27"><draw:frame draw:style-name="fr1" draw:name="Frame34" text:anchor-type="char" svg:x="-264.557cm" svg:width="0.041cm" draw:z-index="33"><draw:text-box fo:min-height="0.041cm"><text:p text:style-name="P18">Copy to Clipboard</text:p></draw:text-box></draw:frame>Pour voir toutes les propriétés et</text:p>
      <text:p text:style-name="P17"><text:a xlink:type="simple" xlink:href="https://www.codecademy.com/resources/docs/javascript/methods" office:target-frame-name="_blank" xlink:show="new" text:style-name="Internet_20_link" text:visited-style-name="Visited_20_Internet_20_Link"><draw:frame draw:style-name="fr1" draw:name="Frame35" text:anchor-type="char" svg:x="-264.557cm" svg:width="0.041cm" draw:z-index="34"><draw:text-box fo:min-height="0.041cm"><text:section text:style-name="Sect1" text:name=":r4r:"><text:p text:style-name="P18">Preview: Docs Methods are object properties that contain functions.</text:p></text:section></draw:text-box></draw:frame><text:span text:style-name="T5">méthodes</text:span></text:a></text:p>
      <text:p text:style-name="P17"><text:span text:style-name="T3">sur l' </text:span><text:span text:style-name="Source_20_Text"><text:span text:style-name="T6">Math</text:span></text:span><text:span text:style-name="T3">objet, jetez un oeil à </text:span><text:a xlink:type="simple" xlink:href="https://developer.mozilla.org/en-US/docs/Web/JavaScript/Reference/Global_Objects/Math" office:target-frame-name="_blank" xlink:show="new" text:style-name="Internet_20_link" text:visited-style-name="Visited_20_Internet_20_Link"><text:span text:style-name="T5">la documentation ici</text:span></text:a><text:span text:style-name="T3"> .</text:span></text:p>
      <text:h text:style-name="P29" text:outline-level="3">Revoir</text:h>
      <text:p text:style-name="P15">1 min</text:p>
      <text:p text:style-name="P16">Jetons un dernier coup d’œil aux concepts que nous venons d’apprendre :</text:p>
      <text:list text:style-name="L11">
        <text:list-item>
          <text:p text:style-name="P40"><text:span text:style-name="T3">Les données sont imprimées ou enregistrées sur la console, un panneau qui affiche des messages, avec </text:span><text:span text:style-name="Source_20_Text"><text:span text:style-name="T13">console.log()</text:span></text:span><text:span text:style-name="T14">.</text:span></text:p>
        </text:list-item>
        <text:list-item>
          <text:p text:style-name="P41">Nous pouvons écrire sur une seule ligne</text:p>
          <text:p text:style-name="P40"><draw:frame draw:style-name="fr1" draw:name="Frame36" text:anchor-type="char" svg:x="-264.557cm" svg:width="0.041cm" draw:z-index="35"><draw:text-box fo:min-height="0.041cm"><text:section text:style-name="Sect1" text:name=":r6o:"><text:p text:style-name="P18">Aperçu : Documents Chargement de la description du lien</text:p></text:section></draw:text-box></draw:frame><text:span text:style-name="T5"><text:s/></text:span></text:p>
          <text:p text:style-name="P40"><text:span text:style-name="T3">avec </text:span><text:span text:style-name="Source_20_Text"><text:span text:style-name="T6">//</text:span></text:span><text:span text:style-name="T3">et des commentaires multilignes entre </text:span><text:span text:style-name="Source_20_Text"><text:span text:style-name="T6">/* </text:span></text:span><text:span text:style-name="T3">et </text:span><text:span text:style-name="Source_20_Text"><text:span text:style-name="T6">*/</text:span></text:span><text:span text:style-name="T3">.</text:span></text:p>
        </text:list-item>
        <text:list-item>
          <text:p text:style-name="P41">Il <text:a xlink:type="simple" xlink:href="https://www.codecademy.com/resources/docs/javascript/data-types" office:target-frame-name="_blank" xlink:show="new" text:style-name="Internet_20_link" text:visited-style-name="Visited_20_Internet_20_Link"><text:span text:style-name="T15">types de données</text:span></text:a> y a 8 fondamentaux</text:p>
          <text:p text:style-name="P40"><text:a xlink:type="simple" xlink:href="https://www.codecademy.com/resources/docs/javascript/data-types" office:target-frame-name="_blank" xlink:show="new" text:style-name="Internet_20_link" text:visited-style-name="Visited_20_Internet_20_Link"><draw:frame draw:style-name="fr1" draw:name="Frame37" text:anchor-type="char" svg:x="-264.557cm" svg:width="0.041cm" draw:z-index="36"><draw:text-box fo:min-height="0.041cm"><text:section text:style-name="Sect1" text:name=":r6q:"><text:p text:style-name="P18">Preview: Docs Data types are used to classify eight fundamental values used for programming in JavaScript, including primitive and object types.</text:p></text:section></draw:text-box></draw:frame><text:soft-page-break/><text:span text:style-name="T5"/></text:a></text:p>
          <text:p text:style-name="P41">en JavaScript : nombres, BigInts,</text:p>
          <text:p text:style-name="P40"><text:a xlink:type="simple" xlink:href="https://www.codecademy.com/resources/docs/javascript/strings" office:target-frame-name="_blank" xlink:show="new" text:style-name="Internet_20_link" text:visited-style-name="Visited_20_Internet_20_Link"><draw:frame draw:style-name="fr1" draw:name="Frame38" text:anchor-type="char" svg:x="-264.557cm" svg:width="0.041cm" draw:z-index="37"><draw:text-box fo:min-height="0.041cm"><text:section text:style-name="Sect1" text:name=":r6s:"><text:p text:style-name="P18">Preview: Docs Strings are any grouping of characters (letters, spaces, numbers, or symbols) surrounded by quotes or backticks.</text:p></text:section></draw:text-box></draw:frame><text:span text:style-name="T5">cordes</text:span></text:a></text:p>
          <text:p text:style-name="P41">, booléens, null, indéfini, symbole et objet.</text:p>
        </text:list-item>
        <text:list-item>
          <text:p text:style-name="P40"><text:span text:style-name="T3">Les nombres sont n'importe quel nombre sans guillemets :</text:span><text:span text:style-name="Source_20_Text"><text:span text:style-name="T6">23.8879</text:span></text:span></text:p>
        </text:list-item>
        <text:list-item>
          <text:p text:style-name="P40"><text:span text:style-name="T3">Les chaînes sont des caractères entourés de guillemets simples ou doubles :</text:span><text:span text:style-name="Source_20_Text"><text:span text:style-name="T6">'Sample String'</text:span></text:span></text:p>
        </text:list-item>
        <text:list-item>
          <text:p text:style-name="P41">L'arithmétique intégrée</text:p>
          <text:p text:style-name="P40"><text:a xlink:type="simple" xlink:href="https://www.codecademy.com/resources/docs/javascript/operators" office:target-frame-name="_blank" xlink:show="new" text:style-name="Internet_20_link" text:visited-style-name="Visited_20_Internet_20_Link"><draw:frame draw:style-name="fr1" draw:name="Frame39" text:anchor-type="char" svg:x="-264.557cm" svg:width="0.041cm" draw:z-index="38"><draw:text-box fo:min-height="0.041cm"><text:section text:style-name="Sect1" text:name=":r6u:"><text:p text:style-name="P18">Aperçu : Documents Chargement de la description du lien</text:p></text:section></draw:text-box></draw:frame><text:span text:style-name="T5">opérateurs</text:span></text:a></text:p>
          <text:p text:style-name="P40"><text:span text:style-name="T3">inclure </text:span><text:span text:style-name="Source_20_Text"><text:span text:style-name="T6">+</text:span></text:span><text:span text:style-name="T3">, </text:span><text:span text:style-name="Source_20_Text"><text:span text:style-name="T6">-</text:span></text:span><text:span text:style-name="T3">, </text:span><text:span text:style-name="Source_20_Text"><text:span text:style-name="T6">*</text:span></text:span><text:span text:style-name="T3">, </text:span><text:span text:style-name="Source_20_Text"><text:span text:style-name="T6">/</text:span></text:span><text:span text:style-name="T3">, et </text:span><text:span text:style-name="Source_20_Text"><text:span text:style-name="T6">%</text:span></text:span><text:span text:style-name="T3">.</text:span></text:p>
        </text:list-item>
        <text:list-item>
          <text:p text:style-name="P40"><text:a xlink:type="simple" xlink:href="https://www.codecademy.com/resources/docs/javascript/objects" office:target-frame-name="_blank" xlink:show="new" text:style-name="Internet_20_link" text:visited-style-name="Visited_20_Internet_20_Link"><draw:frame draw:style-name="fr1" draw:name="Frame40" text:anchor-type="char" svg:x="-264.557cm" svg:width="0.041cm" draw:z-index="39"><draw:text-box fo:min-height="0.041cm"><text:section text:style-name="Sect1" text:name=":r70:"><text:p text:style-name="P18">Aperçu : Documents Chargement de la description du lien</text:p></text:section></draw:text-box></draw:frame><text:span text:style-name="T5">Objets</text:span></text:a></text:p>
          <text:p text:style-name="P40"><text:span text:style-name="T3">, y compris les instances de types de données, peuvent avoir des propriétés et des informations stockées. Ces propriétés sont indiquées par un symbole </text:span><text:span text:style-name="Source_20_Text"><text:span text:style-name="T6">.</text:span></text:span><text:span text:style-name="T3">après le nom de l'objet, par exemple : </text:span><text:span text:style-name="Source_20_Text"><text:span text:style-name="T6">'Hello'.length</text:span></text:span><text:span text:style-name="T3">.</text:span></text:p>
        </text:list-item>
        <text:list-item>
          <text:p text:style-name="P41">Les objets, y compris les instances de types de données, peuvent avoir</text:p>
          <text:p text:style-name="P40"><text:a xlink:type="simple" xlink:href="https://www.codecademy.com/resources/docs/javascript/methods" office:target-frame-name="_blank" xlink:show="new" text:style-name="Internet_20_link" text:visited-style-name="Visited_20_Internet_20_Link"><draw:frame draw:style-name="fr1" draw:name="Frame41" text:anchor-type="char" svg:x="-264.557cm" svg:width="0.041cm" draw:z-index="40"><draw:text-box fo:min-height="0.041cm"><text:section text:style-name="Sect1" text:name=":r72:"><text:p text:style-name="P18">Aperçu : Documents Chargement de la description du lien</text:p></text:section></draw:text-box></draw:frame><text:span text:style-name="T5">méthodes</text:span></text:a></text:p>
          <text:p text:style-name="P40"><text:span text:style-name="T3">qui exécutent des actions. Les méthodes sont appelées en ajoutant à l'objet ou à l'instance un point, le nom de la méthode et des parenthèses. Par exemple : </text:span><text:span text:style-name="Source_20_Text"><text:span text:style-name="T6">'hello'.toUpperCase()</text:span></text:span><text:span text:style-name="T3">.</text:span></text:p>
        </text:list-item>
        <text:list-item>
          <text:p text:style-name="P40"><text:span text:style-name="T3">Nous pouvons accéder aux propriétés et aux méthodes en utilisant l' </text:span><text:span text:style-name="Source_20_Text"><text:span text:style-name="T6">.</text:span></text:span><text:span text:style-name="T3">opérateur point.</text:span></text:p>
        </text:list-item>
        <text:list-item>
          <text:p text:style-name="P40"><text:span text:style-name="T3">Les objets intégrés, y compris </text:span><text:span text:style-name="Source_20_Text"><text:span text:style-name="T6">Math</text:span></text:span><text:span text:style-name="T3">, sont des collections de méthodes et de propriétés fournies par JavaScript.</text:span></text:p>
        </text:list-item>
      </text:list>
      <text:p text:style-name="P16">Voici quelques ressources supplémentaires à ajouter à votre boîte à outils :</text:p>
      <text:list text:style-name="L12">
        <text:list-item>
          <text:p text:style-name="P42"><text:a xlink:type="simple" xlink:href="https://www.codecademy.com/resources/docs/javascript" office:target-frame-name="_blank" xlink:show="new" text:style-name="Internet_20_link" text:visited-style-name="Visited_20_Internet_20_Link"><draw:frame draw:style-name="fr1" draw:name="Frame42" text:anchor-type="char" svg:x="-264.557cm" svg:width="0.041cm" draw:z-index="41"><draw:text-box fo:min-height="0.041cm"><text:section text:style-name="Sect1" text:name=":r74:"><text:p text:style-name="P18">Preview: Docs JavaScript is a fun and flexible programming language. It’s one of the core technologies of web development and can be used on both the front-end and the back-end. While HTML and CSS are languages that give structure and colors to web pages, JavaScript makes them interactive and adds functionality.</text:p></text:section></draw:text-box></draw:frame><text:soft-page-break/><text:span text:style-name="T5">Documentation Codecademy : JavaScript</text:span></text:a></text:p>
        </text:list-item>
        <text:list-item>
          <text:p text:style-name="P42"><text:a xlink:type="simple" xlink:href="https://www.codecademy.com/workspaces/new" office:target-frame-name="_blank" xlink:show="new" text:style-name="Internet_20_link" text:visited-style-name="Visited_20_Internet_20_Link"><text:span text:style-name="T5">Espaces de travail Codecademy : JavaScript</text:span></text:a></text:p>
        </text:list-item>
      </text:list>
      <text:h text:style-name="P29" text:outline-level="3">Variables</text:h>
      <text:p text:style-name="P15">1 min</text:p>
      <text:p text:style-name="P26"><text:span text:style-name="T3">En programmation, une </text:span><text:span text:style-name="Emphasis"><text:span text:style-name="T3">variable</text:span></text:span><text:span text:style-name="T3"> est un conteneur pour une valeur. On peut penser à</text:span></text:p>
      <text:p text:style-name="P17"><text:a xlink:type="simple" xlink:href="https://www.codecademy.com/resources/docs/javascript/variables" office:target-frame-name="_blank" xlink:show="new" text:style-name="Internet_20_link" text:visited-style-name="Visited_20_Internet_20_Link"><draw:frame draw:style-name="fr1" draw:name="Frame43" text:anchor-type="char" svg:x="-264.557cm" svg:width="0.041cm" draw:z-index="42"><draw:text-box fo:min-height="0.041cm"><text:section text:style-name="Sect1" text:name=":r9:"><text:p text:style-name="P18">Aperçu : Documents Chargement de la description du lien</text:p></text:section></draw:text-box></draw:frame><text:span text:style-name="T5">variables</text:span></text:a></text:p>
      <text:p text:style-name="P15">comme de petits conteneurs d'informations stockés dans la mémoire d'un ordinateur. Les informations stockées dans des variables, telles qu'un nom d'utilisateur, un numéro de compte ou même un message d'accueil personnalisé, peuvent ensuite être retrouvées en mémoire.</text:p>
      <text:p text:style-name="P16">Les variables permettent également d'étiqueter les données avec un nom descriptif, afin que nos programmes puissent être compris plus clairement par le lecteur et par nous-mêmes.</text:p>
      <text:p text:style-name="P16">En bref, les variables étiquettent et stockent les données en mémoire. Leurs possibilités sont limitées :</text:p>
      <text:list text:style-name="L13">
        <text:list-item>
          <text:p text:style-name="P43">Créez une variable avec un nom descriptif.</text:p>
        </text:list-item>
        <text:list-item>
          <text:p text:style-name="P43">Stocker ou mettre à jour les informations stockées dans une variable.</text:p>
        </text:list-item>
        <text:list-item>
          <text:p text:style-name="P43">Référencer ou « obtenir » des informations stockées dans une variable.</text:p>
        </text:list-item>
      </text:list>
      <text:p text:style-name="P16">Il est important de souligner que les variables ne sont pas des valeurs ; elles contiennent des valeurs et les représentent par un nom. Observez le schéma avec les cases colorées. Chaque case représente des variables ; les valeurs sont représentées par leur contenu et le nom est représenté par leur étiquette.</text:p>
      <text:p text:style-name="P20"><text:span text:style-name="T3">Dans cette leçon, nous verrons comment utiliser les </text:span><text:span text:style-name="Source_20_Text"><text:span text:style-name="T6">var</text:span></text:span><text:span text:style-name="T3">mots -clés </text:span><text:span text:style-name="Source_20_Text"><text:span text:style-name="T6">let</text:span></text:span><text:span text:style-name="T3">, et </text:span><text:span text:style-name="Source_20_Text"><text:span text:style-name="T6">const</text:span></text:span><text:span text:style-name="T3">pour créer des variables.</text:span></text:p>
      <text:h text:style-name="P29" text:outline-level="3"><text:soft-page-break/>Créer une variable : var</text:h>
      <text:p text:style-name="P15">8 minutes</text:p>
      <text:p text:style-name="P20"><text:span text:style-name="T3">De nombreux changements ont été introduits dans la version ES6 de JavaScript en 2015. L'un des changements les plus importants concernait deux nouveaux mots-clés, </text:span><text:span text:style-name="Source_20_Text"><text:span text:style-name="T6">let</text:span></text:span><text:span text:style-name="T3">et </text:span><text:span text:style-name="Source_20_Text"><text:span text:style-name="T6">const</text:span></text:span><text:span text:style-name="T3">, pour créer ou </text:span><text:span text:style-name="Emphasis"><text:span text:style-name="T3">déclarer</text:span></text:span><text:span text:style-name="T3"> ,</text:span></text:p>
      <text:p text:style-name="P17"><text:a xlink:type="simple" xlink:href="https://www.codecademy.com/resources/docs/javascript/variables" office:target-frame-name="_blank" xlink:show="new" text:style-name="Internet_20_link" text:visited-style-name="Visited_20_Internet_20_Link"><draw:frame draw:style-name="fr1" draw:name="Frame44" text:anchor-type="char" svg:x="-264.557cm" svg:width="0.041cm" draw:z-index="43"><draw:text-box fo:min-height="0.041cm"><text:section text:style-name="Sect1" text:name="Section1"><text:p text:style-name="P18"><text:bookmark text:name=":rh:"/>Aperçu : Documents Chargement de la description du lien</text:p></text:section></draw:text-box></draw:frame><text:span text:style-name="T5">variables</text:span></text:a></text:p>
      <text:p text:style-name="P17"><text:span text:style-name="T3">Avant ES6, les programmeurs ne pouvaient utiliser le </text:span><text:span text:style-name="Source_20_Text"><text:span text:style-name="T6">var</text:span></text:span><text:span text:style-name="T3">mot-clé que pour déclarer des variables.</text:span></text:p>
      <text:p text:style-name="P31"><text:span text:style-name="Source_20_Text"><text:span text:style-name="T8">var myName = 'Arya';</text:span></text:span></text:p>
      <text:p text:style-name="P31"><text:span text:style-name="Source_20_Text"><text:span text:style-name="T8">console.log(myName);</text:span></text:span></text:p>
      <text:p text:style-name="P31"><text:span text:style-name="Source_20_Text"><text:span text:style-name="T8">// Output: Arya</text:span></text:span></text:p>
      <text:p text:style-name="P16"><draw:frame draw:style-name="fr1" draw:name="Frame45" text:anchor-type="char" svg:x="-264.557cm" svg:width="0.041cm" draw:z-index="44"><draw:text-box fo:min-height="0.041cm"><text:p text:style-name="P18">Copy to Clipboard</text:p></draw:text-box></draw:frame>Prenons l’exemple ci-dessus :</text:p>
      <text:list text:style-name="L14">
        <text:list-item>
          <text:p text:style-name="P44"><text:span text:style-name="Source_20_Text"><text:span text:style-name="T6">var</text:span></text:span><text:span text:style-name="T3">, abréviation de variable, est un </text:span><text:span text:style-name="Emphasis"><text:span text:style-name="T3">mot-clé</text:span></text:span><text:span text:style-name="T3"> JavaScript qui crée, ou </text:span><text:span text:style-name="Emphasis"><text:span text:style-name="T3">déclare</text:span></text:span><text:span text:style-name="T3"> , une nouvelle variable.</text:span></text:p>
        </text:list-item>
        <text:list-item>
          <text:p text:style-name="P44"><text:span text:style-name="Source_20_Text"><text:span text:style-name="T6">myName</text:span></text:span><text:span text:style-name="T3">est le nom de la variable. Utiliser cette méthode en majuscules est une convention JavaScript standard appelée </text:span><text:span text:style-name="Emphasis"><text:span text:style-name="T3">« camel case »</text:span></text:span><text:span text:style-name="T3"> . Avec cette méthode, les mots sont regroupés en un seul : le premier mot est en minuscule, puis la première lettre de chaque mot suivant est en majuscule (par exemple, « camelCaseEverything »).</text:span></text:p>
        </text:list-item>
        <text:list-item>
          <text:p text:style-name="P44"><text:span text:style-name="Source_20_Text"><text:span text:style-name="T6">=</text:span></text:span><text:span text:style-name="T3">est l' </text:span><text:span text:style-name="Emphasis"><text:span text:style-name="T3">opérateur d'affectation</text:span></text:span><text:span text:style-name="T3"> . Il attribue la valeur ( </text:span><text:span text:style-name="Source_20_Text"><text:span text:style-name="T6">'Arya'</text:span></text:span><text:span text:style-name="T3">) à la variable ( </text:span><text:span text:style-name="Source_20_Text"><text:span text:style-name="T6">myName</text:span></text:span><text:span text:style-name="T3">).</text:span></text:p>
        </text:list-item>
        <text:list-item>
          <text:p text:style-name="P44"><text:span text:style-name="Source_20_Text"><text:span text:style-name="T6">'Arya'</text:span></text:span><text:span text:style-name="T3">est la </text:span><text:span text:style-name="Emphasis"><text:span text:style-name="T3">valeur</text:span></text:span><text:span text:style-name="T3"> attribuée ( </text:span><text:span text:style-name="Source_20_Text"><text:span text:style-name="T6">=</text:span></text:span><text:span text:style-name="T3">) à la variable </text:span><text:span text:style-name="Source_20_Text"><text:span text:style-name="T6">myName</text:span></text:span><text:span text:style-name="T3">. On peut également dire que la </text:span><text:span text:style-name="Source_20_Text"><text:span text:style-name="T6">myName</text:span></text:span><text:span text:style-name="T3">variable est </text:span><text:span text:style-name="Emphasis"><text:span text:style-name="T3">initialisée</text:span></text:span><text:span text:style-name="T3"> avec une valeur de </text:span><text:span text:style-name="Source_20_Text"><text:span text:style-name="T6">'Arya'</text:span></text:span><text:span text:style-name="T3">.</text:span></text:p>
        </text:list-item>
        <text:list-item>
          <text:p text:style-name="P44"><text:span text:style-name="T3">Une fois la variable déclarée, la valeur de la chaîne </text:span><text:span text:style-name="Source_20_Text"><text:span text:style-name="T6">'Arya'</text:span></text:span><text:span text:style-name="T3">est imprimée sur la console en référençant le nom de la variable : </text:span><text:span text:style-name="Source_20_Text"><text:span text:style-name="T6">console.log(myName)</text:span></text:span><text:span text:style-name="T3">.</text:span></text:p>
        </text:list-item>
      </text:list>
      <text:p text:style-name="P16"><text:soft-page-break/>Il existe quelques règles générales pour nommer les variables :</text:p>
      <text:list text:style-name="L15">
        <text:list-item>
          <text:p text:style-name="P45">Les noms de variables ne peuvent pas commencer par des chiffres.</text:p>
        </text:list-item>
        <text:list-item>
          <text:p text:style-name="P46"><text:span text:style-name="T3">Les noms de variables sont sensibles à la casse ; </text:span><text:span text:style-name="Source_20_Text"><text:span text:style-name="T6">myName</text:span></text:span><text:span text:style-name="T3">et </text:span><text:span text:style-name="Source_20_Text"><text:span text:style-name="T6">myname</text:span></text:span><text:span text:style-name="T3">seraient donc des variables différentes. Il est déconseillé de créer deux variables portant le même nom en utilisant des casses différentes.</text:span></text:p>
        </text:list-item>
        <text:list-item>
          <text:p text:style-name="P46"><text:span text:style-name="T3">Les noms de variables ne peuvent pas être identiques aux </text:span><text:span text:style-name="Emphasis"><text:span text:style-name="T3">mots-clés</text:span></text:span><text:span text:style-name="T3"> . Pour une liste complète des mots-clés, consultez </text:span><text:a xlink:type="simple" xlink:href="https://developer.mozilla.org/en-US/docs/Web/JavaScript/Reference/Lexical_grammar#Keywords" office:target-frame-name="_blank" xlink:show="new" text:style-name="Internet_20_link" text:visited-style-name="Visited_20_Internet_20_Link"><text:span text:style-name="T5">la documentation des mots-clés de MDN</text:span></text:a><text:span text:style-name="T3"> .</text:span></text:p>
        </text:list-item>
      </text:list>
      <text:p text:style-name="P20"><text:span text:style-name="T3">Dans les exercices suivants, nous découvrirons pourquoi les mots-clés « » </text:span><text:span text:style-name="Source_20_Text"><text:span text:style-name="T6">let</text:span></text:span><text:span text:style-name="T3">et « » d'ES6 </text:span><text:span text:style-name="Source_20_Text"><text:span text:style-name="T6">const</text:span></text:span><text:span text:style-name="T3">sont les mots-clés de variable préférés de nombreux programmeurs. Étant donné la quantité importante de code écrit avant ES6, il est utile de se familiariser avec ce </text:span><text:span text:style-name="Source_20_Text"><text:span text:style-name="T6">var</text:span></text:span><text:span text:style-name="T3">mot-clé.</text:span></text:p>
      <text:p text:style-name="P20"><text:span text:style-name="T3">Si vous souhaitez en savoir plus sur </text:span><text:span text:style-name="Source_20_Text"><text:span text:style-name="T6">var</text:span></text:span><text:span text:style-name="T3">les particularités qui y sont associées, consultez la </text:span><text:a xlink:type="simple" xlink:href="https://developer.mozilla.org/en-US/docs/Web/JavaScript/Reference/Statements/var" office:target-frame-name="_blank" xlink:show="new" text:style-name="Internet_20_link" text:visited-style-name="Visited_20_Internet_20_Link"><text:span text:style-name="T5">documentation des variables MDN</text:span></text:a><text:span text:style-name="T3"> .</text:span></text:p>
      <text:h text:style-name="P29" text:outline-level="3">Créer une variable : let</text:h>
      <text:p text:style-name="P15">6 minutes</text:p>
      <text:p text:style-name="P20"><text:span text:style-name="T3">Comme mentionné dans l'exercice précédent, le </text:span><text:span text:style-name="Source_20_Text"><text:span text:style-name="T6">let</text:span></text:span><text:span text:style-name="T3">mot-clé a été introduit dans ES6. Il </text:span><text:span text:style-name="Source_20_Text"><text:span text:style-name="T6">let</text:span></text:span><text:span text:style-name="T3">indique que la variable peut être réaffectée à une valeur différente. Prenons l'exemple :</text:span></text:p>
      <text:p text:style-name="P31"><text:span text:style-name="Source_20_Text"><text:span text:style-name="T8">let meal = 'Enchiladas';</text:span></text:span></text:p>
      <text:p text:style-name="P31"><text:span text:style-name="Source_20_Text"><text:span text:style-name="T8">console.log(meal); // Output: Enchiladas</text:span></text:span></text:p>
      <text:p text:style-name="P31"><text:span text:style-name="Source_20_Text"><text:span text:style-name="T8">meal = 'Burrito';</text:span></text:span></text:p>
      <text:p text:style-name="P31"><text:span text:style-name="Source_20_Text"><text:span text:style-name="T8">console.log(meal); // Output: Burrito</text:span></text:span></text:p>
      <text:p text:style-name="P20"><draw:frame draw:style-name="fr1" draw:name="Frame46" text:anchor-type="char" svg:x="-264.557cm" svg:width="0.041cm" draw:z-index="45"><draw:text-box fo:min-height="0.041cm"><text:p text:style-name="P18">Copy to Clipboard</text:p></draw:text-box></draw:frame><text:span text:style-name="T3">Un autre concept important à prendre en compte lors de l'utilisation de </text:span><text:span text:style-name="Source_20_Text"><text:span text:style-name="T6">let</text:span></text:span><text:span text:style-name="T3">(and even </text:span><text:span text:style-name="Source_20_Text"><text:span text:style-name="T6">var</text:span></text:span><text:span text:style-name="T3">) est la possibilité de déclarer une variable sans lui </text:span><text:soft-page-break/><text:span text:style-name="T3">attribuer de valeur. Dans ce cas, la variable sera automatiquement initialisée avec la valeur suivante</text:span><text:span text:style-name="Source_20_Text"><text:span text:style-name="T6">undefined</text:span></text:span><text:span text:style-name="T3"> :</text:span></text:p>
      <text:p text:style-name="P31"><text:span text:style-name="Source_20_Text"><text:span text:style-name="T8">let price;</text:span></text:span></text:p>
      <text:p text:style-name="P31"><text:span text:style-name="Source_20_Text"><text:span text:style-name="T8">console.log(price); // Output: undefined</text:span></text:span></text:p>
      <text:p text:style-name="P31"><text:span text:style-name="Source_20_Text"><text:span text:style-name="T8">price = 350;</text:span></text:span></text:p>
      <text:p text:style-name="P31"><text:span text:style-name="Source_20_Text"><text:span text:style-name="T8">console.log(price); // Output: 350</text:span></text:span></text:p>
      <text:p text:style-name="P16"><draw:frame draw:style-name="fr1" draw:name="Frame47" text:anchor-type="char" svg:x="-264.557cm" svg:width="0.041cm" draw:z-index="46"><draw:text-box fo:min-height="0.041cm"><text:p text:style-name="P18">Copy to Clipboard</text:p></draw:text-box></draw:frame>Remarquez dans l’exemple ci-dessus :</text:p>
      <text:list text:style-name="L16">
        <text:list-item>
          <text:p text:style-name="P47"><text:span text:style-name="T3">Si nous n'attribuons pas de valeur à une variable déclarée à l'aide du </text:span><text:span text:style-name="Source_20_Text"><text:span text:style-name="T6">let</text:span></text:span><text:span text:style-name="T3">mot-clé, elle a automatiquement une valeur de </text:span><text:span text:style-name="Source_20_Text"><text:span text:style-name="T6">undefined</text:span></text:span><text:span text:style-name="T3">.</text:span></text:p>
        </text:list-item>
        <text:list-item>
          <text:p text:style-name="P48">Nous pouvons réaffecter la valeur de la variable.</text:p>
        </text:list-item>
      </text:list>
      <text:h text:style-name="P29" text:outline-level="3">Créer une variable : const</text:h>
      <text:p text:style-name="P15">4 min</text:p>
      <text:p text:style-name="P20"><text:span text:style-name="T3">Ce </text:span><text:span text:style-name="Source_20_Text"><text:span text:style-name="T6">const</text:span></text:span><text:span text:style-name="T3">mot-clé, également introduit dans ES6, est l'abréviation de « constant ». Tout comme «</text:span><text:span text:style-name="Source_20_Text"><text:span text:style-name="T6">var</text:span></text:span><text:span text:style-name="T3"> and », </text:span><text:span text:style-name="Source_20_Text"><text:span text:style-name="T6">let</text:span></text:span><text:span text:style-name="T3">vous pouvez stocker n'importe quelle valeur dans une </text:span><text:span text:style-name="Source_20_Text"><text:span text:style-name="T6">const</text:span></text:span><text:span text:style-name="T3">variable. La manière de déclarer une </text:span><text:span text:style-name="Source_20_Text"><text:span text:style-name="T6">const</text:span></text:span><text:span text:style-name="T3">variable et de lui attribuer une valeur suit la même structure que </text:span><text:span text:style-name="Source_20_Text"><text:span text:style-name="T6">let</text:span></text:span><text:span text:style-name="T3">« and » </text:span><text:span text:style-name="Source_20_Text"><text:span text:style-name="T6">var</text:span></text:span><text:span text:style-name="T3">. Prenons l'exemple suivant :</text:span></text:p>
      <text:p text:style-name="P31"><text:span text:style-name="Source_20_Text"><text:span text:style-name="T8">const myName = 'Gilberto';</text:span></text:span></text:p>
      <text:p text:style-name="P31"><text:span text:style-name="Source_20_Text"><text:span text:style-name="T8">console.log(myName); // Output: Gilberto</text:span></text:span></text:p>
      <text:p text:style-name="P20"><draw:frame draw:style-name="fr1" draw:name="Frame48" text:anchor-type="char" svg:x="-264.557cm" svg:width="0.041cm" draw:z-index="47"><draw:text-box fo:min-height="0.041cm"><text:p text:style-name="P18">Copy to Clipboard</text:p></draw:text-box></draw:frame><text:span text:style-name="T3">Cependant, une </text:span><text:span text:style-name="Source_20_Text"><text:span text:style-name="T6">const</text:span></text:span><text:span text:style-name="T3">variable ne peut pas être réaffectée car elle est </text:span><text:span text:style-name="Emphasis"><text:span text:style-name="T3">constante</text:span></text:span><text:span text:style-name="T3"> . Si vous essayez de réaffecter une </text:span><text:span text:style-name="Source_20_Text"><text:span text:style-name="T6">const</text:span></text:span><text:span text:style-name="T3">variable, vous obtiendrez un </text:span><text:span text:style-name="Source_20_Text"><text:span text:style-name="T6">TypeError</text:span></text:span><text:span text:style-name="T3">.</text:span></text:p>
      <text:p text:style-name="P16">Constante</text:p>
      <text:p text:style-name="P17"><text:a xlink:type="simple" xlink:href="https://www.codecademy.com/resources/docs/javascript/variables" office:target-frame-name="_blank" xlink:show="new" text:style-name="Internet_20_link" text:visited-style-name="Visited_20_Internet_20_Link"><draw:frame draw:style-name="fr1" draw:name="Frame49" text:anchor-type="char" svg:x="-264.557cm" svg:width="0.041cm" draw:z-index="48"><draw:text-box fo:min-height="0.041cm"><text:section text:style-name="Sect1" text:name=":r35:"><text:p text:style-name="P18">Aperçu : Documents Chargement de la description du lien</text:p></text:section></draw:text-box></draw:frame><text:span text:style-name="T5">variables</text:span></text:a></text:p>
      <text:p text:style-name="P17"><text:span text:style-name="T16"> </text:span><text:span text:style-name="Emphasis"><text:span text:style-name="T3">doit</text:span></text:span><text:span text:style-name="T3"> se voir attribuer une valeur lors de sa déclaration. Si vous tentez de déclarer une </text:span><text:span text:style-name="Source_20_Text"><text:span text:style-name="T6">const</text:span></text:span><text:span text:style-name="T3">variable sans valeur, vous obtiendrez un </text:span><text:span text:style-name="Source_20_Text"><text:span text:style-name="T6">SyntaxError</text:span></text:span><text:span text:style-name="T3">.</text:span></text:p>
      <text:p text:style-name="P20"><text:soft-page-break/><text:span text:style-name="T3">Si vous hésitez entre le mot-clé à utiliser </text:span><text:span text:style-name="Source_20_Text"><text:span text:style-name="T6">let</text:span></text:span><text:span text:style-name="T3">ou </text:span><text:span text:style-name="Source_20_Text"><text:span text:style-name="T6">const</text:span></text:span><text:span text:style-name="T3">, demandez-vous si vous devrez réaffecter la variable ultérieurement. Si vous devez réaffecter la variable, utilisez </text:span><text:span text:style-name="Source_20_Text"><text:span text:style-name="T6">let</text:span></text:span><text:span text:style-name="T3">, sinon, utilisez </text:span><text:span text:style-name="Source_20_Text"><text:span text:style-name="T6">const</text:span></text:span><text:span text:style-name="T3">.</text:span></text:p>
      <text:h text:style-name="P29" text:outline-level="3">Opérateurs d'affectation mathématique</text:h>
      <text:p text:style-name="P15">6 minutes</text:p>
      <text:p text:style-name="P16">Voyons comment nous pouvons utiliser</text:p>
      <text:p text:style-name="P17"><text:a xlink:type="simple" xlink:href="https://www.codecademy.com/resources/docs/javascript/variables" office:target-frame-name="_blank" xlink:show="new" text:style-name="Internet_20_link" text:visited-style-name="Visited_20_Internet_20_Link"><draw:frame draw:style-name="fr1" draw:name="Frame50" text:anchor-type="char" svg:x="-264.557cm" svg:width="0.041cm" draw:z-index="49"><draw:text-box fo:min-height="0.041cm"><text:section text:style-name="Sect1" text:name="Section2"><text:p text:style-name="P18"><text:bookmark text:name=":r49:"/>Preview: Docs Variables are used to store a piece of data at a named location in memory.</text:p></text:section></draw:text-box></draw:frame><text:span text:style-name="T5">variables</text:span></text:a></text:p>
      <text:p text:style-name="P30">et les mathématiques</text:p>
      <text:p text:style-name="P17"><text:a xlink:type="simple" xlink:href="https://www.codecademy.com/resources/docs/javascript/operators" office:target-frame-name="_blank" xlink:show="new" text:style-name="Internet_20_link" text:visited-style-name="Visited_20_Internet_20_Link"><draw:frame draw:style-name="fr1" draw:name="Frame51" text:anchor-type="char" svg:x="-264.557cm" svg:width="0.041cm" draw:z-index="50"><draw:text-box fo:min-height="0.041cm"><text:section text:style-name="Sect1" text:name=":r4b:"><text:p text:style-name="P18">Preview: Docs An operator is a special character or series of characters that perform a task in JavaScript.</text:p></text:section></draw:text-box></draw:frame><text:span text:style-name="T5">opérateurs</text:span></text:a></text:p>
      <text:p text:style-name="P15">Pour calculer de nouvelles valeurs et les affecter à une variable. Consultez l'exemple ci-dessous :</text:p>
      <text:p text:style-name="P31"><text:span text:style-name="Source_20_Text"><text:span text:style-name="T8">let w = 4;</text:span></text:span></text:p>
      <text:p text:style-name="P31"><text:span text:style-name="Source_20_Text"><text:span text:style-name="T8">w = w + 1;</text:span></text:span></text:p>
      <text:p text:style-name="P31"><text:span text:style-name="Source_20_Text"><text:span text:style-name="T8">console.log(w); // Output: 5</text:span></text:span></text:p>
      <text:p text:style-name="P20"><draw:frame draw:style-name="fr1" draw:name="Frame52" text:anchor-type="char" svg:x="-264.557cm" svg:width="0.041cm" draw:z-index="51"><draw:text-box fo:min-height="0.041cm"><text:p text:style-name="P18">Copy to Clipboard</text:p></draw:text-box></draw:frame><text:span text:style-name="T3">Dans l'exemple ci-dessus, nous avons créé la variable </text:span><text:span text:style-name="Source_20_Text"><text:span text:style-name="T6">w</text:span></text:span><text:span text:style-name="T3">avec le numéro </text:span><text:span text:style-name="Source_20_Text"><text:span text:style-name="T6">4</text:span></text:span><text:span text:style-name="T3">qui lui est attribué. La ligne suivante, </text:span><text:span text:style-name="Source_20_Text"><text:span text:style-name="T6">w = w + 1</text:span></text:span><text:span text:style-name="T3">, augmente la valeur de </text:span><text:span text:style-name="Source_20_Text"><text:span text:style-name="T6">w</text:span></text:span><text:span text:style-name="T3">de </text:span><text:span text:style-name="Source_20_Text"><text:span text:style-name="T6">4</text:span></text:span><text:span text:style-name="T3">à </text:span><text:span text:style-name="Source_20_Text"><text:span text:style-name="T6">5</text:span></text:span><text:span text:style-name="T3">.</text:span></text:p>
      <text:p text:style-name="P20"><text:span text:style-name="T3">Une autre façon de réaffecter une variable après une opération mathématique consiste à utiliser </text:span><text:span text:style-name="Emphasis"><text:span text:style-name="T3">les opérateurs d'affectation mathématiques</text:span></text:span><text:span text:style-name="Source_20_Text"><text:span text:style-name="T6">w</text:span></text:span><text:span text:style-name="T3"> intégrés . Nous pourrions réécrire le code ci-dessus comme suit :</text:span></text:p>
      <text:p text:style-name="P31"><text:span text:style-name="Source_20_Text"><text:span text:style-name="T8">let w = 4;</text:span></text:span></text:p>
      <text:p text:style-name="P31"><text:span text:style-name="Source_20_Text"><text:span text:style-name="T8">w += 1;</text:span></text:span></text:p>
      <text:p text:style-name="P31"><text:span text:style-name="Source_20_Text"><text:span text:style-name="T8">console.log(w); // Output: 5</text:span></text:span></text:p>
      <text:p text:style-name="P20"><draw:frame draw:style-name="fr1" draw:name="Frame53" text:anchor-type="char" svg:x="-264.557cm" svg:width="0.041cm" draw:z-index="52"><draw:text-box fo:min-height="0.041cm"><text:p text:style-name="P18">Copy to Clipboard</text:p></draw:text-box></draw:frame><text:span text:style-name="T3">Dans le deuxième exemple, nous avons utilisé l' </text:span><text:span text:style-name="Source_20_Text"><text:span text:style-name="T6">+=</text:span></text:span><text:span text:style-name="T3">opérateur d'affectation pour réaffecter </text:span><text:span text:style-name="Source_20_Text"><text:span text:style-name="T6">w</text:span></text:span><text:span text:style-name="T3">. Nous effectuons l'opération mathématique du premier opérateur </text:span><text:span text:style-name="Source_20_Text"><text:span text:style-name="T6">+</text:span></text:span><text:span text:style-name="T3">en utilisant le nombre à droite, puis en réaffectant </text:span><text:span text:style-name="Source_20_Text"><text:span text:style-name="T6">w</text:span></text:span><text:span text:style-name="T3">la valeur calculée.</text:span></text:p>
      <text:p text:style-name="P20"><text:soft-page-break/><text:span text:style-name="T3">Nous avons également accès à d’autres opérateurs d’affectation mathématiques : </text:span><text:span text:style-name="Source_20_Text"><text:span text:style-name="T6">-=</text:span></text:span><text:span text:style-name="T3">, </text:span><text:span text:style-name="Source_20_Text"><text:span text:style-name="T6">*=</text:span></text:span><text:span text:style-name="T3">, et </text:span><text:span text:style-name="Source_20_Text"><text:span text:style-name="T6">/=</text:span></text:span><text:span text:style-name="T3">qui fonctionnent de manière similaire.</text:span></text:p>
      <text:p text:style-name="P31"><text:span text:style-name="Source_20_Text"><text:span text:style-name="T8">let x = 20;</text:span></text:span></text:p>
      <text:p text:style-name="P31"><text:span text:style-name="Source_20_Text"><text:span text:style-name="T8">x -= 5; // Can be written as x = x - 5</text:span></text:span></text:p>
      <text:p text:style-name="P31"><text:span text:style-name="Source_20_Text"><text:span text:style-name="T8">console.log(x); // Output: 15</text:span></text:span></text:p>
      <text:p text:style-name="P31"><text:span text:style-name="Source_20_Text"><text:span text:style-name="T8">let y = 50;</text:span></text:span></text:p>
      <text:p text:style-name="P31"><text:span text:style-name="Source_20_Text"><text:span text:style-name="T8">y *= 2; // Can be written as y = y * 2</text:span></text:span></text:p>
      <text:p text:style-name="P31"><text:span text:style-name="Source_20_Text"><text:span text:style-name="T8">console.log(y); // Output: 100</text:span></text:span></text:p>
      <text:p text:style-name="P31"><text:span text:style-name="Source_20_Text"><text:span text:style-name="T8">let z = 8;</text:span></text:span></text:p>
      <text:p text:style-name="P31"><text:span text:style-name="Source_20_Text"><text:span text:style-name="T8">z /= 2; // Can be written as z = z / 2</text:span></text:span></text:p>
      <text:p text:style-name="P31"><text:span text:style-name="Source_20_Text"><text:span text:style-name="T8">console.log(z); // Output: 4</text:span></text:span></text:p>
      <text:p text:style-name="P27"><draw:frame draw:style-name="fr1" draw:name="Frame54" text:anchor-type="char" svg:x="-264.557cm" svg:width="0.041cm" draw:z-index="53"><draw:text-box fo:min-height="0.041cm"><text:p text:style-name="P18">Copy to Clipboard</text:p></draw:text-box></draw:frame>Entraînons-nous à utiliser ces opérateurs d’affectation mathématiques !</text:p>
      <text:h text:style-name="P29" text:outline-level="3">L'opérateur d'incrémentation et de décrémentation</text:h>
      <text:p text:style-name="P15">2 min</text:p>
      <text:p text:style-name="P16">Autre devoir mathématique</text:p>
      <text:p text:style-name="P17"><text:a xlink:type="simple" xlink:href="https://www.codecademy.com/resources/docs/javascript/operators" office:target-frame-name="_blank" xlink:show="new" text:style-name="Internet_20_link" text:visited-style-name="Visited_20_Internet_20_Link"><draw:frame draw:style-name="fr1" draw:name="Frame55" text:anchor-type="char" svg:x="-264.557cm" svg:width="0.041cm" draw:z-index="54"><draw:text-box fo:min-height="0.041cm"><text:section text:style-name="Sect1" text:name="Section3"><text:p text:style-name="P18"><text:bookmark text:name=":r5s:"/>Aperçu : Documents Chargement de la description du lien</text:p></text:section></draw:text-box></draw:frame><text:span text:style-name="T5">opérateurs</text:span></text:a></text:p>
      <text:p text:style-name="P17"><text:span text:style-name="T3">inclure l' </text:span><text:span text:style-name="Emphasis"><text:span text:style-name="T3">opérateur d'incrémentation</text:span></text:span><text:span text:style-name="T3"> ( </text:span><text:span text:style-name="Source_20_Text"><text:span text:style-name="T6">++</text:span></text:span><text:span text:style-name="T3">) et </text:span><text:span text:style-name="Emphasis"><text:span text:style-name="T3">l'opérateur de décrémentation</text:span></text:span><text:span text:style-name="T3"> ( </text:span><text:span text:style-name="Source_20_Text"><text:span text:style-name="T6">--</text:span></text:span><text:span text:style-name="T3">).</text:span></text:p>
      <text:p text:style-name="P16">L'opérateur d'incrémentation augmentera la valeur de la variable de 1. L'opérateur de décrémentation diminuera la valeur de la variable de 1. Par exemple :</text:p>
      <text:p text:style-name="P31"><text:span text:style-name="Source_20_Text"><text:span text:style-name="T8">let a = 10;</text:span></text:span></text:p>
      <text:p text:style-name="P31"><text:span text:style-name="Source_20_Text"><text:span text:style-name="T8">a++;</text:span></text:span></text:p>
      <text:p text:style-name="P31"><text:span text:style-name="Source_20_Text"><text:span text:style-name="T8">console.log(a); // Output: 11</text:span></text:span></text:p>
      <text:p text:style-name="P31"><draw:frame draw:style-name="fr1" draw:name="Frame56" text:anchor-type="char" svg:x="-264.557cm" svg:width="0.041cm" draw:z-index="55"><draw:text-box fo:min-height="0.041cm"><text:p text:style-name="P18">Copy to Clipboard</text:p></draw:text-box></draw:frame><text:span text:style-name="Source_20_Text"><text:span text:style-name="T8">let b = 20;</text:span></text:span></text:p>
      <text:p text:style-name="P31"><text:span text:style-name="Source_20_Text"><text:span text:style-name="T8">b--;</text:span></text:span></text:p>
      <text:p text:style-name="P31"><text:span text:style-name="Source_20_Text"><text:span text:style-name="T8">console.log(b); // Output: 19</text:span></text:span></text:p>
      <text:p text:style-name="P20"><draw:frame draw:style-name="fr1" draw:name="Frame57" text:anchor-type="char" svg:x="-264.557cm" svg:width="0.041cm" draw:z-index="56"><draw:text-box fo:min-height="0.041cm"><text:p text:style-name="P18">Copy to Clipboard</text:p></draw:text-box></draw:frame><text:span text:style-name="T3">Tout comme les opérateurs d'affectation mathématiques précédents ( </text:span><text:span text:style-name="Source_20_Text"><text:span text:style-name="T6">+=</text:span></text:span><text:span text:style-name="T3">, </text:span><text:span text:style-name="Source_20_Text"><text:span text:style-name="T6">-=</text:span></text:span><text:span text:style-name="T3">, </text:span><text:span text:style-name="Source_20_Text"><text:span text:style-name="T6">*=</text:span></text:span><text:span text:style-name="T3">, </text:span><text:span text:style-name="Source_20_Text"><text:span text:style-name="T6">/=</text:span></text:span><text:span text:style-name="T3">), la valeur de la variable est mise à jour </text:span><text:span text:style-name="Emphasis"><text:span text:style-name="T3">et</text:span></text:span><text:span text:style-name="T3"> attribuée comme nouvelle valeur de cette variable.</text:span></text:p>
      <text:h text:style-name="P29" text:outline-level="3"><text:soft-page-break/>Concaténation de chaînes avec des variables</text:h>
      <text:p text:style-name="P15">5 minutes</text:p>
      <text:p text:style-name="P16">Dans les exercices précédents, nous avons assigné</text:p>
      <text:p text:style-name="P17"><text:a xlink:type="simple" xlink:href="https://www.codecademy.com/resources/docs/javascript/strings" office:target-frame-name="_blank" xlink:show="new" text:style-name="Internet_20_link" text:visited-style-name="Visited_20_Internet_20_Link"><draw:frame draw:style-name="fr1" draw:name="Frame58" text:anchor-type="char" svg:x="-264.557cm" svg:width="0.041cm" draw:z-index="57"><draw:text-box fo:min-height="0.041cm"><text:section text:style-name="Sect1" text:name=":r6t:"><text:p text:style-name="P18">Aperçu : Documents Chargement de la description du lien</text:p></text:section></draw:text-box></draw:frame><text:span text:style-name="T5">cordes</text:span></text:a></text:p>
      <text:p text:style-name="P30">à</text:p>
      <text:p text:style-name="P17"><text:a xlink:type="simple" xlink:href="https://www.codecademy.com/resources/docs/javascript/variables" office:target-frame-name="_blank" xlink:show="new" text:style-name="Internet_20_link" text:visited-style-name="Visited_20_Internet_20_Link"><draw:frame draw:style-name="fr1" draw:name="Frame59" text:anchor-type="char" svg:x="-264.557cm" svg:width="0.041cm" draw:z-index="58"><draw:text-box fo:min-height="0.041cm"><text:section text:style-name="Sect1" text:name=":r6v:"><text:p text:style-name="P18">Aperçu : Documents Chargement de la description du lien</text:p></text:section></draw:text-box></draw:frame><text:span text:style-name="T5">variables</text:span></text:a></text:p>
      <text:p text:style-name="P15">. Voyons maintenant comment connecter ou concaténer des chaînes dans des variables.</text:p>
      <text:p text:style-name="P20"><text:span text:style-name="T3">L' </text:span><text:span text:style-name="Source_20_Text"><text:span text:style-name="T6">+</text:span></text:span><text:span text:style-name="T3">opérateur peut être utilisé pour combiner deux valeurs de chaîne même si ces valeurs sont stockées dans des variables :</text:span></text:p>
      <text:p text:style-name="P31"><text:span text:style-name="Source_20_Text"><text:span text:style-name="T8">let myPet = 'armadillo';</text:span></text:span></text:p>
      <text:p text:style-name="P31"><text:span text:style-name="Source_20_Text"><text:span text:style-name="T8">console.log('I own a pet ' + myPet + '.'); </text:span></text:span></text:p>
      <text:p text:style-name="P31"><text:span text:style-name="Source_20_Text"><text:span text:style-name="T8">// Output: 'I own a pet armadillo.'</text:span></text:span></text:p>
      <text:p text:style-name="P20"><draw:frame draw:style-name="fr1" draw:name="Frame60" text:anchor-type="char" svg:x="-264.557cm" svg:width="0.041cm" draw:z-index="59"><draw:text-box fo:min-height="0.041cm"><text:p text:style-name="P18">Copy to Clipboard</text:p></draw:text-box></draw:frame><text:span text:style-name="T3">Dans l'exemple ci-dessus, nous avons attribué la valeur </text:span><text:span text:style-name="Source_20_Text"><text:span text:style-name="T6">'armadillo'</text:span></text:span><text:span text:style-name="T3">à la </text:span><text:span text:style-name="Source_20_Text"><text:span text:style-name="T6">myPet</text:span></text:span><text:span text:style-name="T3">variable. Sur la deuxième ligne, l' </text:span><text:span text:style-name="Source_20_Text"><text:span text:style-name="T6">+</text:span></text:span><text:span text:style-name="T3">opérateur permet de combiner trois chaînes : </text:span><text:span text:style-name="Source_20_Text"><text:span text:style-name="T6">'I own a pet'</text:span></text:span><text:span text:style-name="T3">, la valeur enregistrée dans </text:span><text:span text:style-name="Source_20_Text"><text:span text:style-name="T6">myPet</text:span></text:span><text:span text:style-name="T3">, et </text:span><text:span text:style-name="Source_20_Text"><text:span text:style-name="T6">'.'</text:span></text:span><text:span text:style-name="T3">. Nous enregistrons le résultat de cette concaténation dans la console comme suit :</text:span></text:p>
      <text:p text:style-name="P31"><text:span text:style-name="Source_20_Text"><text:span text:style-name="T8">I own a pet armadillo.</text:span></text:span></text:p>
      <text:p text:style-name="P24"><draw:frame draw:style-name="fr1" draw:name="Frame61" text:anchor-type="char" svg:x="-264.557cm" svg:width="0.041cm" draw:z-index="60"><draw:text-box fo:min-height="0.041cm"><text:p text:style-name="P18">Copy to Clipboard</text:p></draw:text-box></draw:frame></text:p>
      <text:h text:style-name="P29" text:outline-level="3">Interpolation de chaîne</text:h>
      <text:p text:style-name="P15">8 minutes</text:p>
      <text:p text:style-name="P26"><text:span text:style-name="T3">Dans la version ES6 de JavaScript, nous pouvons insérer, ou </text:span><text:span text:style-name="Emphasis"><text:span text:style-name="T3">interpoler</text:span></text:span><text:span text:style-name="T3"> , des variables dans des chaînes à l'aide </text:span><text:span text:style-name="Emphasis"><text:span text:style-name="T3">de littéraux de modèle</text:span></text:span><text:span text:style-name="T3"> . Voyez l'exemple suivant où un littéral de modèle est utilisé pour consigner des chaînes ensemble :</text:span></text:p>
      <text:p text:style-name="P31"><text:span text:style-name="Source_20_Text"><text:span text:style-name="T8">const myPet = 'armadillo';</text:span></text:span></text:p>
      <text:p text:style-name="P31"><text:span text:style-name="Source_20_Text"><text:span text:style-name="T8">console.log(`I own a pet ${myPet}.`);</text:span></text:span></text:p>
      <text:p text:style-name="P31"><text:span text:style-name="Source_20_Text"><text:span text:style-name="T8">// Output: I own a pet armadillo.</text:span></text:span></text:p>
      <text:p text:style-name="P16"><draw:frame draw:style-name="fr1" draw:name="Frame62" text:anchor-type="char" svg:x="-264.557cm" svg:width="0.041cm" draw:z-index="61"><draw:text-box fo:min-height="0.041cm"><text:p text:style-name="P18">Copy to Clipboard</text:p></draw:text-box></draw:frame><text:soft-page-break/>Notez que :</text:p>
      <text:list text:style-name="L17">
        <text:list-item>
          <text:p text:style-name="P49"><text:span text:style-name="T3">un littéral de modèle est entouré de guillemets inversés </text:span><text:span text:style-name="Source_20_Text"><text:span text:style-name="T6">`</text:span></text:span><text:span text:style-name="T3">(cette touche est généralement située en haut de votre clavier, à gauche de la </text:span><text:span text:style-name="User_20_Entry"><text:span text:style-name="T17">1</text:span></text:span><text:span text:style-name="T3">touche).</text:span></text:p>
        </text:list-item>
        <text:list-item>
          <text:p text:style-name="P50"><text:span text:style-name="T3">À l'intérieur du littéral du modèle, vous verrez un espace réservé, </text:span><text:span text:style-name="Source_20_Text"><text:span text:style-name="T6">${myPet}</text:span></text:span><text:span text:style-name="T3">. La valeur de </text:span><text:span text:style-name="Source_20_Text"><text:span text:style-name="T6">myPet</text:span></text:span><text:span text:style-name="T3">est insérée dans le littéral du modèle.</text:span></text:p>
        </text:list-item>
        <text:list-item>
          <text:p text:style-name="P50"><text:span text:style-name="T3">Lorsque nous interpolons </text:span><text:span text:style-name="Source_20_Text"><text:span text:style-name="T6">`I own a pet ${myPet}.`</text:span></text:span><text:span text:style-name="T3">, la sortie que nous imprimons est la chaîne :</text:span><text:span text:style-name="Source_20_Text"><text:span text:style-name="T6">'I own a pet armadillo.'</text:span></text:span></text:p>
        </text:list-item>
      </text:list>
      <text:p text:style-name="P27">L'un des principaux avantages des littéraux de modèle est la lisibilité du code. Grâce aux littéraux de modèle, vous pouvez plus facilement identifier la nouvelle chaîne. De plus, vous n'avez pas à vous soucier de l'échappement des guillemets simples ou doubles.</text:p>
      <text:h text:style-name="P29" text:outline-level="3">opérateur typeof</text:h>
      <text:p text:style-name="P15">5 minutes</text:p>
      <text:p text:style-name="P16">Lors de l'écriture de code, il peut être utile de garder une trace des</text:p>
      <text:p text:style-name="P17"><text:a xlink:type="simple" xlink:href="https://www.codecademy.com/resources/docs/javascript/data-types" office:target-frame-name="_blank" xlink:show="new" text:style-name="Internet_20_link" text:visited-style-name="Visited_20_Internet_20_Link"><draw:frame draw:style-name="fr1" draw:name="Frame63" text:anchor-type="char" svg:x="-264.557cm" svg:width="0.041cm" draw:z-index="62"><draw:text-box fo:min-height="0.041cm"><text:section text:style-name="Sect1" text:name=":r92:"><text:p text:style-name="P18">Preview: Docs Data types are used to classify eight fundamental values used for programming in JavaScript, including primitive and object types.</text:p></text:section></draw:text-box></draw:frame><text:span text:style-name="T5">types de données</text:span></text:a></text:p>
      <text:p text:style-name="P30">de la</text:p>
      <text:p text:style-name="P17"><text:a xlink:type="simple" xlink:href="https://www.codecademy.com/resources/docs/javascript/variables" office:target-frame-name="_blank" xlink:show="new" text:style-name="Internet_20_link" text:visited-style-name="Visited_20_Internet_20_Link"><draw:frame draw:style-name="fr1" draw:name="Frame64" text:anchor-type="char" svg:x="-264.557cm" svg:width="0.041cm" draw:z-index="63"><draw:text-box fo:min-height="0.041cm"><text:section text:style-name="Sect1" text:name=":r94:"><text:p text:style-name="P18">Aperçu : Documents Chargement de la description du lien</text:p></text:section></draw:text-box></draw:frame><text:span text:style-name="T5">variables</text:span></text:a></text:p>
      <text:p text:style-name="P17"><text:span text:style-name="T3">dans votre programme. Si vous devez vérifier le type de données de la valeur d'une variable, vous pouvez utiliser l' </text:span><text:span text:style-name="Source_20_Text"><text:span text:style-name="T6">typeof</text:span></text:span><text:span text:style-name="T3">opérateur.</text:span></text:p>
      <text:p text:style-name="P20"><text:span text:style-name="T3">L' </text:span><text:span text:style-name="Source_20_Text"><text:span text:style-name="T6">typeof</text:span></text:span><text:span text:style-name="T3">opérateur vérifie la valeur à sa droite et </text:span><text:span text:style-name="Emphasis"><text:span text:style-name="T3">renvoie</text:span></text:span><text:span text:style-name="T3"> , ou renvoie, une chaîne du type de données.</text:span></text:p>
      <text:p text:style-name="P31"><text:span text:style-name="Source_20_Text"><text:span text:style-name="T8">const unknown1 = 'foo';</text:span></text:span></text:p>
      <text:p text:style-name="P31"><text:span text:style-name="Source_20_Text"><text:span text:style-name="T8">console.log(typeof unknown1); // Output: string</text:span></text:span></text:p>
      <text:p text:style-name="P31"><text:span text:style-name="Source_20_Text"><text:span text:style-name="T8">const unknown2 = 10;</text:span></text:span></text:p>
      <text:p text:style-name="P31"><text:span text:style-name="Source_20_Text"><text:span text:style-name="T8">console.log(typeof unknown2); // Output: number</text:span></text:span></text:p>
      <text:p text:style-name="P31"><text:span text:style-name="Source_20_Text"><text:span text:style-name="T8">const unknown3 = true; </text:span></text:span></text:p>
      <text:p text:style-name="P31"><text:span text:style-name="Source_20_Text"><text:span text:style-name="T8">console.log(typeof unknown3); // Output: boolean</text:span></text:span></text:p>
      <text:p text:style-name="P20"><draw:frame draw:style-name="fr1" draw:name="Frame65" text:anchor-type="char" svg:x="-264.557cm" svg:width="0.041cm" draw:z-index="64"><draw:text-box fo:min-height="0.041cm"><text:p text:style-name="P18">Copy to Clipboard</text:p></draw:text-box></draw:frame><text:soft-page-break/><text:span text:style-name="T3">Analysons le premier exemple. Puisque la valeur </text:span><text:span text:style-name="Source_20_Text"><text:span text:style-name="T6">unknown1</text:span></text:span><text:span text:style-name="T3">est </text:span><text:span text:style-name="Source_20_Text"><text:span text:style-name="T6">'foo'</text:span></text:span><text:span text:style-name="T3">, une chaîne, </text:span><text:span text:style-name="Source_20_Text"><text:span text:style-name="T6">typeof unknown1</text:span></text:span><text:span text:style-name="T3">elle renverra </text:span><text:span text:style-name="Source_20_Text"><text:span text:style-name="T6">'string'</text:span></text:span><text:span text:style-name="T3">.</text:span></text:p>
      <text:h text:style-name="P29" text:outline-level="3">Que sont les instructions conditionnelles ?</text:h>
      <text:p text:style-name="P51">1 min</text:p>
      <text:p text:style-name="P52">Dans la vie, nous prenons des décisions en fonction des circonstances. Imaginez une décision aussi banale que s'endormir : si nous sommes fatigués, nous allons nous coucher, sinon, nous nous réveillons et commençons notre journée.</text:p>
      <text:p text:style-name="P52">Ces décisions if-else peuvent être modélisées dans le code en créant des conditions</text:p>
      <text:p text:style-name="P53"><text:a xlink:type="simple" xlink:href="https://www.codecademy.com/resources/docs/javascript/statements" office:target-frame-name="_blank" xlink:show="new" text:style-name="Internet_20_link" text:visited-style-name="Visited_20_Internet_20_Link"><draw:frame draw:style-name="fr1" draw:name="Frame66" text:anchor-type="char" svg:x="-264.557cm" svg:width="0.041cm" draw:z-index="65"><draw:text-box fo:min-height="0.041cm"><text:section text:style-name="Sect1" text:name=":rb:"><text:p text:style-name="P18">Aperçu : Documents Chargement de la description du lien</text:p></text:section></draw:text-box></draw:frame><text:span text:style-name="T5">déclarations</text:span></text:a></text:p>
      <text:p text:style-name="P54">. UN</text:p>
      <text:p text:style-name="P53"><text:a xlink:type="simple" xlink:href="https://www.codecademy.com/resources/docs/javascript/conditionals?page_ref=catalog" office:target-frame-name="_blank" xlink:show="new" text:style-name="Internet_20_link" text:visited-style-name="Visited_20_Internet_20_Link"><draw:frame draw:style-name="fr1" draw:name="Frame67" text:anchor-type="char" svg:x="-264.557cm" svg:width="0.041cm" draw:z-index="66"><draw:text-box fo:min-height="0.041cm"><text:section text:style-name="Sect1" text:name=":rd:"><text:p text:style-name="P18">Aperçu : Documents Chargement de la description du lien</text:p></text:section></draw:text-box></draw:frame><text:span text:style-name="T5">instruction conditionnelle</text:span></text:a></text:p>
      <text:p text:style-name="P51">vérifie une ou plusieurs conditions spécifiques et exécute une tâche en fonction de la ou des conditions.</text:p>
      <text:p text:style-name="P52">Dans cette leçon, nous explorerons comment les programmes prennent des décisions en évaluant les conditions et introduisons la logique dans notre code !</text:p>
      <text:p text:style-name="P52">Nous aborderons les concepts suivants :</text:p>
      <text:list text:style-name="L18">
        <text:list-item>
          <text:p text:style-name="P55"><text:span text:style-name="Source_20_Text"><text:span text:style-name="T6">if</text:span></text:span><text:span text:style-name="T3">, </text:span><text:span text:style-name="Source_20_Text"><text:span text:style-name="T6">else if</text:span></text:span><text:span text:style-name="T3">, et </text:span><text:span text:style-name="Source_20_Text"><text:span text:style-name="T6">else</text:span></text:span><text:span text:style-name="T3">déclarations</text:span></text:p>
        </text:list-item>
        <text:list-item>
          <text:p text:style-name="P56">opérateurs de comparaison</text:p>
        </text:list-item>
        <text:list-item>
          <text:p text:style-name="P56">opérateurs logiques</text:p>
        </text:list-item>
        <text:list-item>
          <text:p text:style-name="P56">valeurs vraies vs fausses</text:p>
        </text:list-item>
        <text:list-item>
          <text:p text:style-name="P56">opérateurs ternaires</text:p>
        </text:list-item>
        <text:list-item>
          <text:p text:style-name="P55"><text:a xlink:type="simple" xlink:href="https://www.codecademy.com/resources/docs/javascript/switch" office:target-frame-name="_blank" xlink:show="new" text:style-name="Internet_20_link" text:visited-style-name="Visited_20_Internet_20_Link"><draw:frame draw:style-name="fr1" draw:name="Frame68" text:anchor-type="char" svg:x="-264.557cm" svg:width="0.041cm" draw:z-index="67"><draw:text-box fo:min-height="0.041cm"><text:section text:style-name="Sect1" text:name=":rf:"><text:p text:style-name="P18">Aperçu : Documents Chargement de la description du lien</text:p></text:section></draw:text-box></draw:frame><text:span text:style-name="Source_20_Text"><text:span text:style-name="T10">switch</text:span></text:span></text:a></text:p>
          <text:p text:style-name="P56">déclaration</text:p>
        </text:list-item>
      </text:list>
      <text:p text:style-name="P57"><text:soft-page-break/><text:span text:style-name="T3">Alors </text:span><text:span text:style-name="Emphasis"><text:span text:style-name="T3">si</text:span></text:span><text:span text:style-name="T3"> vous êtes prêt à apprendre ces concepts, passez à la leçon suivante, </text:span><text:span text:style-name="Emphasis"><text:span text:style-name="T3">sinon</text:span></text:span><text:span text:style-name="T3"> , lisez les concepts, observez le diagramme et préparez-vous pour cette leçon !</text:span></text:p>
      <text:h text:style-name="P29" text:outline-level="3">Instruction If</text:h>
      <text:p text:style-name="P51">7 minutes</text:p>
      <text:p text:style-name="P52">Nous exécutons souvent une tâche en fonction d'une condition. Par exemple, s'il fait beau aujourd'hui, nous sortons. Si le réveil sonne, nous l'éteignons. Si nous sommes fatigués, nous allons dormir.</text:p>
      <text:p text:style-name="P57"><text:span text:style-name="T3">En programmation, nous pouvons également effectuer une tâche basée sur une condition à l'aide d'une </text:span><text:span text:style-name="Source_20_Text"><text:span text:style-name="T6">if</text:span></text:span><text:span text:style-name="T3">instruction :</text:span></text:p>
      <text:p text:style-name="P58"><text:span text:style-name="Source_20_Text"><text:span text:style-name="T8">if (true) {</text:span></text:span></text:p>
      <text:p text:style-name="P58"><text:span text:style-name="Source_20_Text"><text:span text:style-name="T18">  </text:span></text:span><text:span text:style-name="Source_20_Text"><text:span text:style-name="T8">console.log('This message will print!'); </text:span></text:span></text:p>
      <text:p text:style-name="P58"><text:span text:style-name="Source_20_Text"><text:span text:style-name="T8">}</text:span></text:span></text:p>
      <text:p text:style-name="P58"><text:span text:style-name="Source_20_Text"><text:span text:style-name="T8">// Prints: This message will print!</text:span></text:span></text:p>
      <text:p text:style-name="P57"><draw:frame draw:style-name="fr1" draw:name="Frame69" text:anchor-type="char" svg:x="-264.557cm" svg:width="0.041cm" draw:z-index="68"><draw:text-box fo:min-height="0.041cm"><text:p text:style-name="P18">Copy to Clipboard</text:p></draw:text-box></draw:frame><text:span text:style-name="T3">Notez que dans l'exemple ci-dessus, nous avons une </text:span><text:span text:style-name="Source_20_Text"><text:span text:style-name="T6">if</text:span></text:span><text:span text:style-name="T3">instruction. Cette </text:span><text:span text:style-name="Source_20_Text"><text:span text:style-name="T6">if</text:span></text:span><text:span text:style-name="T3">instruction est composée de :</text:span></text:p>
      <text:list text:style-name="L19">
        <text:list-item>
          <text:p text:style-name="P59"><text:span text:style-name="T3">Le </text:span><text:span text:style-name="Source_20_Text"><text:span text:style-name="T6">if</text:span></text:span><text:span text:style-name="T3">mot-clé suivi d'un ensemble de parenthèses </text:span><text:span text:style-name="Source_20_Text"><text:span text:style-name="T6">()</text:span></text:span><text:span text:style-name="T3">qui est suivi d'un </text:span><text:span text:style-name="Emphasis"><text:span text:style-name="T3">bloc de code</text:span></text:span><text:span text:style-name="T3"> , ou </text:span><text:span text:style-name="Emphasis"><text:span text:style-name="T3">d'une instruction de bloc</text:span></text:span><text:span text:style-name="T3"> , indiqué par un ensemble d'accolades </text:span><text:span text:style-name="Source_20_Text"><text:span text:style-name="T6">{}</text:span></text:span><text:span text:style-name="T3">.</text:span></text:p>
        </text:list-item>
        <text:list-item>
          <text:p text:style-name="P59"><text:span text:style-name="T3">À l'intérieur des parenthèses </text:span><text:span text:style-name="Source_20_Text"><text:span text:style-name="T6">()</text:span></text:span><text:span text:style-name="T3">, une condition est fournie qui évalue à </text:span><text:span text:style-name="Source_20_Text"><text:span text:style-name="T6">true </text:span></text:span><text:span text:style-name="T3">ou </text:span><text:span text:style-name="Source_20_Text"><text:span text:style-name="T6">false</text:span></text:span><text:span text:style-name="T3">.</text:span></text:p>
        </text:list-item>
        <text:list-item>
          <text:p text:style-name="P59"><text:span text:style-name="T3">Si la condition est évaluée à </text:span><text:span text:style-name="Source_20_Text"><text:span text:style-name="T6">true</text:span></text:span><text:span text:style-name="T3">, le code à l'intérieur des accolades </text:span><text:span text:style-name="Source_20_Text"><text:span text:style-name="T6">{}</text:span></text:span><text:span text:style-name="T3">s'exécute ou </text:span><text:span text:style-name="Emphasis"><text:span text:style-name="T3">exécute</text:span></text:span><text:span text:style-name="T3"> .</text:span></text:p>
        </text:list-item>
        <text:list-item>
          <text:p text:style-name="P59"><text:span text:style-name="T3">Si la condition est évaluée à </text:span><text:span text:style-name="Source_20_Text"><text:span text:style-name="T6">false</text:span></text:span><text:span text:style-name="T3">, le bloc ne s'exécutera pas.</text:span></text:p>
        </text:list-item>
      </text:list>
      <text:p text:style-name="P57"><text:span text:style-name="T3">Faisons une </text:span><text:span text:style-name="Source_20_Text"><text:span text:style-name="T6">if</text:span></text:span><text:span text:style-name="T3">déclaration.</text:span></text:p>
      <text:p text:style-name="P24"><draw:frame draw:style-name="fr1" draw:name="Frame17" text:anchor-type="char" svg:x="-264.557cm" svg:width="0.041cm" draw:z-index="16"><draw:text-box fo:min-height="0.041cm"><text:p text:style-name="P18">Copy to Clipboard</text:p></draw:text-box></draw:frame></text:p>
      <text:h text:style-name="P14" text:outline-level="3"><text:soft-page-break/>Déclarations If...Else</text:h>
      <text:p text:style-name="P51">4 min</text:p>
      <text:p text:style-name="P57"><text:span text:style-name="T3">Dans l'exercice précédent, nous avons utilisé une </text:span><text:span text:style-name="Source_20_Text"><text:span text:style-name="T6">if</text:span></text:span><text:span text:style-name="T3">instruction vérifiant une condition pour décider d'exécuter ou non un bloc de code. Dans de nombreux cas, nous aurons du code à exécuter si notre condition est évaluée à </text:span><text:span text:style-name="Source_20_Text"><text:span text:style-name="T6">false</text:span></text:span><text:span text:style-name="T3">.</text:span></text:p>
      <text:p text:style-name="P57"><text:span text:style-name="T3">Si nous voulions ajouter un comportement par défaut à l' </text:span><text:span text:style-name="Source_20_Text"><text:span text:style-name="T6">if</text:span></text:span><text:span text:style-name="T3">instruction, nous pouvons ajouter un</text:span></text:p>
      <text:p text:style-name="P53"><text:a xlink:type="simple" xlink:href="https://www.codecademy.com/resources/docs/javascript/conditionals?page_ref=catalog" office:target-frame-name="_blank" xlink:show="new" text:style-name="Internet_20_link" text:visited-style-name="Visited_20_Internet_20_Link"><draw:frame draw:style-name="fr1" draw:name="Frame70" text:anchor-type="char" svg:x="-264.557cm" svg:width="0.041cm" draw:z-index="69"><draw:text-box fo:min-height="0.041cm"><text:section text:style-name="Sect1" text:name=":r42:"><text:p text:style-name="P18">Preview: Docs Conditionals evaluate an expression (a piece of code that produces a value) to determine whether it is true or false.</text:p></text:section></draw:text-box></draw:frame><text:span text:style-name="Source_20_Text"><text:span text:style-name="T10">else</text:span></text:span><text:span text:style-name="T5">déclaration</text:span></text:a></text:p>
      <text:p text:style-name="P53"><text:span text:style-name="T3">Exécuter un bloc de code lorsque la condition est évaluée à </text:span><text:span text:style-name="Source_20_Text"><text:span text:style-name="T6">false</text:span></text:span><text:span text:style-name="T3">. Prenons l'exemple de l'inclusion d'une </text:span><text:span text:style-name="Source_20_Text"><text:span text:style-name="T6">else</text:span></text:span><text:span text:style-name="T3">instruction :</text:span></text:p>
      <text:p text:style-name="P60"><text:span text:style-name="Source_20_Text"><text:span text:style-name="T8">if (false) {</text:span></text:span></text:p>
      <text:p text:style-name="P60"><text:span text:style-name="Source_20_Text"><text:span text:style-name="T18">  </text:span></text:span><text:span text:style-name="Source_20_Text"><text:span text:style-name="T8">console.log('The code in this block will not run.');</text:span></text:span></text:p>
      <text:p text:style-name="P60"><text:span text:style-name="Source_20_Text"><text:span text:style-name="T8">} else {</text:span></text:span></text:p>
      <text:p text:style-name="P60"><text:span text:style-name="Source_20_Text"><text:span text:style-name="T18">  </text:span></text:span><text:span text:style-name="Source_20_Text"><text:span text:style-name="T8">console.log('But the code in this block will!');</text:span></text:span></text:p>
      <text:p text:style-name="P60"><text:span text:style-name="Source_20_Text"><text:span text:style-name="T8">}</text:span></text:span></text:p>
      <text:p text:style-name="P60"><text:span text:style-name="Source_20_Text"><text:span text:style-name="T8">// Prints: But the code in this block will!</text:span></text:span></text:p>
      <text:p text:style-name="P57"><draw:frame draw:style-name="fr1" draw:name="Frame71" text:anchor-type="char" svg:x="-264.557cm" svg:width="0.041cm" draw:z-index="70"><draw:text-box fo:min-height="0.041cm"><text:p text:style-name="P18">Copy to Clipboard</text:p></draw:text-box></draw:frame><text:span text:style-name="T3">Une </text:span><text:span text:style-name="Source_20_Text"><text:span text:style-name="T6">else</text:span></text:span><text:span text:style-name="T3">déclaration doit être associée à une autre </text:span><text:span text:style-name="Source_20_Text"><text:span text:style-name="T6">if</text:span></text:span><text:span text:style-name="T3">déclaration, et ensemble, elles sont appelées une </text:span><text:span text:style-name="Source_20_Text"><text:span text:style-name="T6">if...else</text:span></text:span><text:span text:style-name="T3">déclaration.</text:span></text:p>
      <text:p text:style-name="P57"><text:span text:style-name="T3">Dans l’exemple ci-dessus, l’ </text:span><text:span text:style-name="Source_20_Text"><text:span text:style-name="T6">else</text:span></text:span><text:span text:style-name="T3">énoncé :</text:span></text:p>
      <text:list text:style-name="L20">
        <text:list-item>
          <text:p text:style-name="P61"><text:span text:style-name="T3">Utilise le </text:span><text:span text:style-name="Source_20_Text"><text:span text:style-name="T6">else</text:span></text:span><text:span text:style-name="T3">mot-clé suivant le bloc de code d'une </text:span><text:span text:style-name="Source_20_Text"><text:span text:style-name="T6">if</text:span></text:span><text:span text:style-name="T3">instruction.</text:span></text:p>
        </text:list-item>
        <text:list-item>
          <text:p text:style-name="P61"><text:span text:style-name="T3">Contient un bloc de code entouré d'un ensemble d'accolades </text:span><text:span text:style-name="Source_20_Text"><text:span text:style-name="T6">{}</text:span></text:span><text:span text:style-name="T3">.</text:span></text:p>
        </text:list-item>
        <text:list-item>
          <text:p text:style-name="P61"><text:span text:style-name="T3">Le code à l'intérieur du </text:span><text:span text:style-name="Source_20_Text"><text:span text:style-name="T6">else</text:span></text:span><text:span text:style-name="T3">bloc de code de l'instruction s'exécutera lorsque la </text:span><text:span text:style-name="Source_20_Text"><text:span text:style-name="T6">if</text:span></text:span><text:span text:style-name="T3">condition de l'instruction sera évaluée à </text:span><text:span text:style-name="Source_20_Text"><text:span text:style-name="T6">false</text:span></text:span><text:span text:style-name="T3">.</text:span></text:p>
        </text:list-item>
      </text:list>
      <text:p text:style-name="P57"><text:span text:style-name="Source_20_Text"><text:span text:style-name="T6">if...else</text:span></text:span><text:span text:style-name="T3"> </text:span></text:p>
      <text:p text:style-name="P53"><text:a xlink:type="simple" xlink:href="https://www.codecademy.com/resources/docs/javascript/statements" office:target-frame-name="_blank" xlink:show="new" text:style-name="Internet_20_link" text:visited-style-name="Visited_20_Internet_20_Link"><draw:frame draw:style-name="fr1" draw:name="Frame72" text:anchor-type="char" svg:x="-264.557cm" svg:width="0.041cm" draw:z-index="71"><draw:text-box fo:min-height="0.041cm"><text:section text:style-name="Sect1" text:name=":r45:"><text:p text:style-name="P18">Aperçu : Documents Chargement de la description du lien</text:p></text:section></draw:text-box></draw:frame><text:span text:style-name="T5">déclarations</text:span></text:a></text:p>
      <text:p text:style-name="P62"><text:span text:style-name="T3">nous permettent d'automatiser les solutions aux questions oui ou non, également appelées </text:span><text:span text:style-name="Emphasis"><text:span text:style-name="T3">décisions binaires</text:span></text:span><text:span text:style-name="T3"> .</text:span></text:p>
      <text:h text:style-name="P14" text:outline-level="3"><text:soft-page-break/>Opérateurs de comparaison</text:h>
      <text:p text:style-name="P51">7 minutes</text:p>
      <text:p text:style-name="P63"><text:span text:style-name="T3">Lors de la rédaction d'instructions conditionnelles, nous devons parfois utiliser différents types d'opérateurs pour comparer des valeurs. Ces opérateurs sont appelés </text:span><text:span text:style-name="Emphasis"><text:span text:style-name="T3">opérateurs de comparaison</text:span></text:span><text:span text:style-name="T3"> .</text:span></text:p>
      <text:p text:style-name="P52">Voici une liste de quelques opérateurs de comparaison pratiques et leur syntaxe :</text:p>
      <text:list text:style-name="L21">
        <text:list-item>
          <text:p text:style-name="P64"><text:span text:style-name="T3">Moins que:</text:span><text:span text:style-name="Source_20_Text"><text:span text:style-name="T6">&lt;</text:span></text:span></text:p>
        </text:list-item>
        <text:list-item>
          <text:p text:style-name="P64"><text:span text:style-name="T3">Supérieur à :</text:span><text:span text:style-name="Source_20_Text"><text:span text:style-name="T6">&gt;</text:span></text:span></text:p>
        </text:list-item>
        <text:list-item>
          <text:p text:style-name="P64"><text:span text:style-name="T3">Inférieur ou égal à :</text:span><text:span text:style-name="Source_20_Text"><text:span text:style-name="T6">&lt;=</text:span></text:span></text:p>
        </text:list-item>
        <text:list-item>
          <text:p text:style-name="P64"><text:span text:style-name="T3">Supérieur ou égal à :</text:span><text:span text:style-name="Source_20_Text"><text:span text:style-name="T6">&gt;=</text:span></text:span></text:p>
        </text:list-item>
        <text:list-item>
          <text:p text:style-name="P64"><text:span text:style-name="T3">Est égal à :</text:span><text:span text:style-name="Source_20_Text"><text:span text:style-name="T6">===</text:span></text:span></text:p>
        </text:list-item>
        <text:list-item>
          <text:p text:style-name="P64"><text:span text:style-name="T3">N'est pas égal à :</text:span><text:span text:style-name="Source_20_Text"><text:span text:style-name="T6">!==</text:span></text:span></text:p>
        </text:list-item>
      </text:list>
      <text:p text:style-name="P52">Les opérateurs de comparaison comparent la valeur de gauche à celle de droite. Par exemple :</text:p>
      <text:p text:style-name="P60"><text:span text:style-name="Source_20_Text"><text:span text:style-name="T8">10 &lt; 12 // Evaluates to true</text:span></text:span></text:p>
      <text:p text:style-name="P57"><draw:frame draw:style-name="fr1" draw:name="Frame73" text:anchor-type="char" svg:x="-264.557cm" svg:width="0.041cm" draw:z-index="72"><draw:text-box fo:min-height="0.041cm"><text:p text:style-name="P18">Copy to Clipboard</text:p></draw:text-box></draw:frame><text:span text:style-name="T3">Il peut être utile de considérer les énoncés de comparaison comme des questions. Lorsque la réponse est « oui », l'énoncé est évalué à </text:span><text:span text:style-name="Source_20_Text"><text:span text:style-name="T6">true</text:span></text:span><text:span text:style-name="T3">, et lorsque la réponse est « non », l'énoncé est évalué à </text:span><text:span text:style-name="Source_20_Text"><text:span text:style-name="T6">false</text:span></text:span><text:span text:style-name="T3">. Le code ci-dessus demanderait : 10 est-il inférieur à 12 ? Oui ! L'énoncé est donc </text:span><text:span text:style-name="Source_20_Text"><text:span text:style-name="T6">10 &lt; 12</text:span></text:span><text:span text:style-name="T3">évalué à </text:span><text:span text:style-name="Source_20_Text"><text:span text:style-name="T6">true</text:span></text:span><text:span text:style-name="T3">.</text:span></text:p>
      <text:p text:style-name="P52">Nous pouvons également utiliser des opérateurs de comparaison sur différents types de données comme les chaînes :</text:p>
      <text:p text:style-name="P60"><text:span text:style-name="Source_20_Text"><text:span text:style-name="T8">'apples' === 'oranges' // false</text:span></text:span></text:p>
      <text:p text:style-name="P57"><draw:frame draw:style-name="fr1" draw:name="Frame74" text:anchor-type="char" svg:x="-264.557cm" svg:width="0.041cm" draw:z-index="73"><draw:text-box fo:min-height="0.041cm"><text:p text:style-name="P18">Copy to Clipboard</text:p></draw:text-box></draw:frame><text:soft-page-break/><text:span text:style-name="T3">Dans l'exemple ci-dessus, nous utilisons l' </text:span><text:span text:style-name="Emphasis"><text:span text:style-name="T3">opérateur d'identité</text:span></text:span><text:span text:style-name="T3"> ( </text:span><text:span text:style-name="Source_20_Text"><text:span text:style-name="T6">===</text:span></text:span><text:span text:style-name="T3">) pour vérifier si la chaîne </text:span><text:span text:style-name="Source_20_Text"><text:span text:style-name="T6">'apples'</text:span></text:span><text:span text:style-name="T3">est identique à la chaîne </text:span><text:span text:style-name="Source_20_Text"><text:span text:style-name="T6">'oranges'</text:span></text:span><text:span text:style-name="T3">. Puisque les deux chaînes ne sont pas identiques, l'instruction de comparaison donne </text:span><text:span text:style-name="Source_20_Text"><text:span text:style-name="T6">false</text:span></text:span><text:span text:style-name="T3">.</text:span></text:p>
      <text:p text:style-name="P57"><text:span text:style-name="T3">Toutes les déclarations de comparaison sont évaluées soit vers </text:span><text:span text:style-name="Source_20_Text"><text:span text:style-name="T6">true</text:span></text:span><text:span text:style-name="T3">soit vers </text:span><text:span text:style-name="Source_20_Text"><text:span text:style-name="T6">false</text:span></text:span><text:span text:style-name="T3">et sont composées de :</text:span></text:p>
      <text:list text:style-name="L22">
        <text:list-item>
          <text:p text:style-name="P65">Deux valeurs qui seront comparées.</text:p>
        </text:list-item>
        <text:list-item>
          <text:p text:style-name="P66"><text:span text:style-name="T3">Un opérateur qui sépare les valeurs et les compare en conséquence ( </text:span><text:span text:style-name="Source_20_Text"><text:span text:style-name="T6">&gt;</text:span></text:span><text:span text:style-name="T3">, </text:span><text:span text:style-name="Source_20_Text"><text:span text:style-name="T6">&lt;</text:span></text:span><text:span text:style-name="T3">, </text:span><text:span text:style-name="Source_20_Text"><text:span text:style-name="T6">&lt;=</text:span></text:span><text:span text:style-name="T3">, </text:span><text:span text:style-name="Source_20_Text"><text:span text:style-name="T6">&gt;=</text:span></text:span><text:span text:style-name="T3">, </text:span><text:span text:style-name="Source_20_Text"><text:span text:style-name="T6">===</text:span></text:span><text:span text:style-name="T3">, </text:span><text:span text:style-name="Source_20_Text"><text:span text:style-name="T6">!==</text:span></text:span><text:span text:style-name="T3">).</text:span></text:p>
        </text:list-item>
      </text:list>
      <text:p text:style-name="P67">Entraînons-nous à utiliser ces opérateurs de comparaison !</text:p>
      <text:h text:style-name="P14" text:outline-level="3">Opérateurs logiques</text:h>
      <text:p text:style-name="P51">10 minutes</text:p>
      <text:p text:style-name="P52">Travailler avec</text:p>
      <text:p text:style-name="P53"><text:a xlink:type="simple" xlink:href="https://www.codecademy.com/resources/docs/javascript/conditionals" office:target-frame-name="_blank" xlink:show="new" text:style-name="Internet_20_link" text:visited-style-name="Visited_20_Internet_20_Link"><draw:frame draw:style-name="fr1" draw:name="Frame75" text:anchor-type="char" svg:x="-264.557cm" svg:width="0.041cm" draw:z-index="74"><draw:text-box fo:min-height="0.041cm"><text:section text:style-name="Sect1" text:name=":r68:"><text:p text:style-name="P18">Preview: Docs Conditionals evaluate an expression (a piece of code that produces a value) to determine whether it is true or false.</text:p></text:section></draw:text-box></draw:frame><text:span text:style-name="T5">conditionnels</text:span></text:a></text:p>
      <text:p text:style-name="P53"><text:span text:style-name="T3">Cela signifie que nous utiliserons des booléens, </text:span><text:span text:style-name="Source_20_Text"><text:span text:style-name="T6">true</text:span></text:span><text:span text:style-name="T3">ou </text:span><text:span text:style-name="Source_20_Text"><text:span text:style-name="T6">false</text:span></text:span><text:span text:style-name="T3">des valeurs. En JavaScript, il existe</text:span></text:p>
      <text:p text:style-name="P53"><text:a xlink:type="simple" xlink:href="https://www.codecademy.com/resources/docs/javascript/operators" office:target-frame-name="_blank" xlink:show="new" text:style-name="Internet_20_link" text:visited-style-name="Visited_20_Internet_20_Link"><draw:frame draw:style-name="fr1" draw:name="Frame76" text:anchor-type="char" svg:x="-264.557cm" svg:width="0.041cm" draw:z-index="75"><draw:text-box fo:min-height="0.041cm"><text:section text:style-name="Sect1" text:name=":r6a:"><text:p text:style-name="P18">Preview: Docs An operator is a special character or series of characters that perform a task in JavaScript.</text:p></text:section></draw:text-box></draw:frame><text:span text:style-name="T5">opérateurs</text:span></text:a></text:p>
      <text:p text:style-name="P62"><text:span text:style-name="T3">qui fonctionnent avec des valeurs booléennes, appelées </text:span><text:span text:style-name="Emphasis"><text:span text:style-name="T3">opérateurs logiques</text:span></text:span><text:span text:style-name="T3"> . Nous pouvons utiliser des opérateurs logiques pour ajouter une logique plus sophistiquée à nos conditions. Il existe trois opérateurs logiques :</text:span></text:p>
      <text:list text:style-name="L23">
        <text:list-item>
          <text:p text:style-name="P68"><text:span text:style-name="T3">l' opérateur </text:span><text:span text:style-name="Emphasis"><text:span text:style-name="T3">et</text:span></text:span><text:span text:style-name="Source_20_Text"><text:span text:style-name="T6">&amp;&amp;</text:span></text:span><text:span text:style-name="T3"> ( )</text:span></text:p>
        </text:list-item>
        <text:list-item>
          <text:p text:style-name="P68"><text:span text:style-name="T3">l' opérateur </text:span><text:span text:style-name="Emphasis"><text:span text:style-name="T3">ou</text:span></text:span><text:span text:style-name="Source_20_Text"><text:span text:style-name="T6">||</text:span></text:span><text:span text:style-name="T3"> ( )</text:span></text:p>
        </text:list-item>
        <text:list-item>
          <text:p text:style-name="P68"><text:span text:style-name="T3">l' opérateur </text:span><text:span text:style-name="Emphasis"><text:span text:style-name="T3">not</text:span></text:span><text:span text:style-name="T3"> , autrement connu sous le nom d' opérateur </text:span><text:span text:style-name="Emphasis"><text:span text:style-name="T3">bang</text:span></text:span><text:span text:style-name="T3"> ( </text:span><text:span text:style-name="Source_20_Text"><text:span text:style-name="T6">!</text:span></text:span><text:span text:style-name="T3">)</text:span></text:p>
        </text:list-item>
      </text:list>
      <text:p text:style-name="P57"><text:span text:style-name="T3">Lorsque nous utilisons l' </text:span><text:span text:style-name="Source_20_Text"><text:span text:style-name="T6">&amp;&amp;</text:span></text:span><text:span text:style-name="T3">opérateur, nous vérifions que deux choses sont </text:span><text:span text:style-name="Source_20_Text"><text:span text:style-name="T6">true</text:span></text:span><text:span text:style-name="T3">:</text:span></text:p>
      <text:p text:style-name="P60"><text:span text:style-name="Source_20_Text"><text:span text:style-name="T8">if (stopLight === 'green' &amp;&amp; pedestrians === 0) {</text:span></text:span></text:p>
      <text:p text:style-name="P60"><text:soft-page-break/><text:span text:style-name="Source_20_Text"><text:span text:style-name="T18">  </text:span></text:span><text:span text:style-name="Source_20_Text"><text:span text:style-name="T8">console.log('Go!');</text:span></text:span></text:p>
      <text:p text:style-name="P60"><text:span text:style-name="Source_20_Text"><text:span text:style-name="T8">} else {</text:span></text:span></text:p>
      <text:p text:style-name="P60"><text:span text:style-name="Source_20_Text"><text:span text:style-name="T18">  </text:span></text:span><text:span text:style-name="Source_20_Text"><text:span text:style-name="T8">console.log('Stop');</text:span></text:span></text:p>
      <text:p text:style-name="P60"><text:span text:style-name="Source_20_Text"><text:span text:style-name="T8">}</text:span></text:span></text:p>
      <text:p text:style-name="P57"><draw:frame draw:style-name="fr1" draw:name="Frame77" text:anchor-type="char" svg:x="-264.557cm" svg:width="0.041cm" draw:z-index="76"><draw:text-box fo:min-height="0.041cm"><text:p text:style-name="P18">Copy to Clipboard</text:p></draw:text-box></draw:frame><text:span text:style-name="T3">Lors de l'utilisation de l' </text:span><text:span text:style-name="Source_20_Text"><text:span text:style-name="T6">&amp;&amp;</text:span></text:span><text:span text:style-name="T3">opérateur, les deux conditions </text:span><text:span text:style-name="Emphasis"><text:span text:style-name="T3">doivent</text:span></text:span><text:span text:style-name="T3"> être évaluées à </text:span><text:span text:style-name="Source_20_Text"><text:span text:style-name="T6">true</text:span></text:span><text:span text:style-name="T3">pour que la condition entière soit évaluée </text:span><text:span text:style-name="Source_20_Text"><text:span text:style-name="T6">true</text:span></text:span><text:span text:style-name="T3">et exécutée. Sinon, si l'une des conditions est égale à </text:span><text:span text:style-name="Source_20_Text"><text:span text:style-name="T6">false</text:span></text:span><text:span text:style-name="T3">, la </text:span><text:span text:style-name="Source_20_Text"><text:span text:style-name="T6">&amp;&amp;</text:span></text:span><text:span text:style-name="T3">condition sera évaluée à </text:span><text:span text:style-name="Source_20_Text"><text:span text:style-name="T6">false</text:span></text:span><text:span text:style-name="T3">et le </text:span><text:span text:style-name="Source_20_Text"><text:span text:style-name="T6">else</text:span></text:span><text:span text:style-name="T3">bloc sera exécuté.</text:span></text:p>
      <text:p text:style-name="P57"><text:span text:style-name="T3">Si nous nous soucions uniquement de l'une ou l'autre des conditions </text:span><text:span text:style-name="Source_20_Text"><text:span text:style-name="T6">true</text:span></text:span><text:span text:style-name="T3">, nous pouvons utiliser l' </text:span><text:span text:style-name="Source_20_Text"><text:span text:style-name="T6">||</text:span></text:span><text:span text:style-name="T3">opérateur :</text:span></text:p>
      <text:p text:style-name="P60"><text:span text:style-name="Source_20_Text"><text:span text:style-name="T8">if (day === 'Saturday' || day === 'Sunday') {</text:span></text:span></text:p>
      <text:p text:style-name="P60"><text:span text:style-name="Source_20_Text"><text:span text:style-name="T18">  </text:span></text:span><text:span text:style-name="Source_20_Text"><text:span text:style-name="T8">console.log('Enjoy the weekend!');</text:span></text:span></text:p>
      <text:p text:style-name="P60"><text:span text:style-name="Source_20_Text"><text:span text:style-name="T8">} else {</text:span></text:span></text:p>
      <text:p text:style-name="P60"><text:span text:style-name="Source_20_Text"><text:span text:style-name="T18">  </text:span></text:span><text:span text:style-name="Source_20_Text"><text:span text:style-name="T8">console.log('Do some work.');</text:span></text:span></text:p>
      <text:p text:style-name="P60"><text:span text:style-name="Source_20_Text"><text:span text:style-name="T8">}</text:span></text:span></text:p>
      <text:p text:style-name="P57"><draw:frame draw:style-name="fr1" draw:name="Frame78" text:anchor-type="char" svg:x="-264.557cm" svg:width="0.041cm" draw:z-index="77"><draw:text-box fo:min-height="0.041cm"><text:p text:style-name="P18">Copy to Clipboard</text:p></draw:text-box></draw:frame><text:span text:style-name="T3">Lors de l'utilisation de l' </text:span><text:span text:style-name="Source_20_Text"><text:span text:style-name="T6">||</text:span></text:span><text:span text:style-name="T3">opérateur, une seule condition doit être évaluée à </text:span><text:span text:style-name="Source_20_Text"><text:span text:style-name="T6">true</text:span></text:span><text:span text:style-name="T3">pour que l'instruction globale soit évaluée à </text:span><text:span text:style-name="Source_20_Text"><text:span text:style-name="T6">true</text:span></text:span><text:span text:style-name="T3">. Dans l'exemple de code ci-dessus, si l'une des conditions </text:span><text:span text:style-name="Source_20_Text"><text:span text:style-name="T6">day === 'Saturday'</text:span></text:span><text:span text:style-name="T3">ou </text:span><text:span text:style-name="Source_20_Text"><text:span text:style-name="T6">day === 'Sunday'</text:span></text:span><text:span text:style-name="T3">est évaluée à , </text:span><text:span text:style-name="Source_20_Text"><text:span text:style-name="T6">true</text:span></text:span><text:span text:style-name="T3">la </text:span><text:span text:style-name="Source_20_Text"><text:span text:style-name="T6">if</text:span></text:span><text:span text:style-name="T3">condition de s'évalue à , </text:span><text:span text:style-name="Source_20_Text"><text:span text:style-name="T6">true</text:span></text:span><text:span text:style-name="T3">et son bloc de code est exécuté. Si la première condition d'une </text:span><text:span text:style-name="Source_20_Text"><text:span text:style-name="T6">||</text:span></text:span><text:span text:style-name="T3">instruction est évaluée à </text:span><text:span text:style-name="Source_20_Text"><text:span text:style-name="T6">true</text:span></text:span><text:span text:style-name="T3">, la seconde condition n'est même pas vérifiée. Seule la condition </text:span><text:span text:style-name="Source_20_Text"><text:span text:style-name="T6">day === 'Saturday'</text:span></text:span><text:span text:style-name="T3">évaluée à </text:span><text:span text:style-name="Source_20_Text"><text:span text:style-name="T6">false</text:span></text:span><text:span text:style-name="T3">sera </text:span><text:span text:style-name="Source_20_Text"><text:span text:style-name="T6">day === 'Sunday'</text:span></text:span><text:span text:style-name="T3">évaluée. Le code de l' </text:span><text:span text:style-name="Source_20_Text"><text:span text:style-name="T6">else</text:span></text:span><text:span text:style-name="T3">instruction ci-dessus ne s'exécutera que si les deux comparaisons sont évaluées à </text:span><text:span text:style-name="Source_20_Text"><text:span text:style-name="T6">false</text:span></text:span><text:span text:style-name="T3">.</text:span></text:p>
      <text:p text:style-name="P57"><text:span text:style-name="T3">L' </text:span><text:span text:style-name="Source_20_Text"><text:span text:style-name="T6">!</text:span></text:span><text:span text:style-name="T3"> </text:span><text:span text:style-name="Emphasis"><text:span text:style-name="T3">opérateur not</text:span></text:span><text:span text:style-name="T3"> inverse, ou </text:span><text:span text:style-name="Emphasis"><text:span text:style-name="T3">nie</text:span></text:span><text:span text:style-name="T3"> , la valeur d'un booléen :</text:span></text:p>
      <text:p text:style-name="P60"><text:span text:style-name="Source_20_Text"><text:span text:style-name="T8">let excited = true;</text:span></text:span></text:p>
      <text:p text:style-name="P60"><text:span text:style-name="Source_20_Text"><text:span text:style-name="T8">console.log(!excited); // Prints false</text:span></text:span></text:p>
      <text:p text:style-name="P60"><text:span text:style-name="Source_20_Text"><text:span text:style-name="T8">let sleepy = false;</text:span></text:span></text:p>
      <text:p text:style-name="P60"><text:span text:style-name="Source_20_Text"><text:span text:style-name="T8">console.log(!sleepy); // Prints true</text:span></text:span></text:p>
      <text:p text:style-name="P57"><draw:frame draw:style-name="fr1" draw:name="Frame79" text:anchor-type="char" svg:x="-264.557cm" svg:width="0.041cm" draw:z-index="78"><draw:text-box fo:min-height="0.041cm"><text:p text:style-name="P18">Copy to Clipboard</text:p></draw:text-box></draw:frame><text:soft-page-break/><text:span text:style-name="T3">Essentiellement, l' </text:span><text:span text:style-name="Source_20_Text"><text:span text:style-name="T6">!</text:span></text:span><text:span text:style-name="T3">opérateur prendra soit une </text:span><text:span text:style-name="Source_20_Text"><text:span text:style-name="T6">true</text:span></text:span><text:span text:style-name="T3">valeur et la renverra </text:span><text:span text:style-name="Source_20_Text"><text:span text:style-name="T6">false</text:span></text:span><text:span text:style-name="T3">, soit il prendra une </text:span><text:span text:style-name="Source_20_Text"><text:span text:style-name="T6">false</text:span></text:span><text:span text:style-name="T3">valeur et la renverra </text:span><text:span text:style-name="Source_20_Text"><text:span text:style-name="T6">true</text:span></text:span><text:span text:style-name="T3">.</text:span></text:p>
      <text:p text:style-name="P67">Les opérateurs logiques sont souvent utilisés dans les conditions</text:p>
      <text:p text:style-name="P53"><text:a xlink:type="simple" xlink:href="https://www.codecademy.com/resources/docs/javascript/statements" office:target-frame-name="_blank" xlink:show="new" text:style-name="Internet_20_link" text:visited-style-name="Visited_20_Internet_20_Link"><draw:frame draw:style-name="fr1" draw:name="Frame80" text:anchor-type="char" svg:x="-264.557cm" svg:width="0.041cm" draw:z-index="79"><draw:text-box fo:min-height="0.041cm"><text:section text:style-name="Sect1" text:name=":r6f:"><text:p text:style-name="P18">Aperçu : Documents Chargement de la description du lien</text:p></text:section></draw:text-box></draw:frame><text:span text:style-name="T5">déclarations</text:span></text:a></text:p>
      <text:p text:style-name="P51">pour ajouter une autre couche de logique à notre code.</text:p>
      <text:h text:style-name="P14" text:outline-level="3">Vrai et faux</text:h>
      <text:p text:style-name="P51">6 minutes</text:p>
      <text:p text:style-name="P52">Considérons comment les valeurs non booléennes</text:p>
      <text:p text:style-name="P53"><text:a xlink:type="simple" xlink:href="https://www.codecademy.com/resources/docs/javascript/data-types" office:target-frame-name="_blank" xlink:show="new" text:style-name="Internet_20_link" text:visited-style-name="Visited_20_Internet_20_Link"><draw:frame draw:style-name="fr1" draw:name="Frame81" text:anchor-type="char" svg:x="-264.557cm" svg:width="0.041cm" draw:z-index="80"><draw:text-box fo:min-height="0.041cm"><text:section text:style-name="Sect1" text:name=":r7m:"><text:p text:style-name="P18">Preview content is loading</text:p></text:section></draw:text-box></draw:frame><text:span text:style-name="T5">types de données</text:span></text:a></text:p>
      <text:p text:style-name="P54">, comme</text:p>
      <text:p text:style-name="P53"><text:a xlink:type="simple" xlink:href="https://www.codecademy.com/resources/docs/javascript/strings" office:target-frame-name="_blank" xlink:show="new" text:style-name="Internet_20_link" text:visited-style-name="Visited_20_Internet_20_Link"><draw:frame draw:style-name="fr1" draw:name="Frame82" text:anchor-type="char" svg:x="-264.557cm" svg:width="0.041cm" draw:z-index="81"><draw:text-box fo:min-height="0.041cm"><text:section text:style-name="Sect1" text:name=":r7o:"><text:p text:style-name="P18">Aperçu : Documents Chargement de la description du lien</text:p></text:section></draw:text-box></draw:frame><text:span text:style-name="T5">cordes</text:span></text:a></text:p>
      <text:p text:style-name="P51">ou des nombres, sont évalués lorsqu'ils sont vérifiés dans une condition.</text:p>
      <text:p text:style-name="P52">Parfois, vous souhaiterez vérifier si une variable existe et vous ne souhaiterez pas nécessairement qu'elle soit égale à une valeur spécifique : vous vérifierez uniquement si une valeur a été attribuée à la variable.</text:p>
      <text:p text:style-name="P52">Voici un exemple :</text:p>
      <text:p text:style-name="P60"><text:span text:style-name="Source_20_Text"><text:span text:style-name="T8">let myVariable = 'I Exist!';</text:span></text:span></text:p>
      <text:p text:style-name="P60"><text:span text:style-name="Source_20_Text"><text:span text:style-name="T8">if (myVariable) {</text:span></text:span></text:p>
      <text:p text:style-name="P60"><text:span text:style-name="Source_20_Text"><text:span text:style-name="T18">   </text:span></text:span><text:span text:style-name="Source_20_Text"><text:span text:style-name="T8">console.log(myVariable)</text:span></text:span></text:p>
      <text:p text:style-name="P60"><text:span text:style-name="Source_20_Text"><text:span text:style-name="T8">} else {</text:span></text:span></text:p>
      <text:p text:style-name="P60"><text:span text:style-name="Source_20_Text"><text:span text:style-name="T18">   </text:span></text:span><text:span text:style-name="Source_20_Text"><text:span text:style-name="T8">console.log('The variable does not exist.')</text:span></text:span></text:p>
      <text:p text:style-name="P60"><text:span text:style-name="Source_20_Text"><text:span text:style-name="T8">}</text:span></text:span></text:p>
      <text:p text:style-name="P57"><draw:frame draw:style-name="fr1" draw:name="Frame83" text:anchor-type="char" svg:x="-264.557cm" svg:width="0.041cm" draw:z-index="82"><draw:text-box fo:min-height="0.041cm"><text:p text:style-name="P18">Copy to Clipboard</text:p></draw:text-box></draw:frame><text:span text:style-name="T3">Le bloc de code dans l' </text:span><text:span text:style-name="Source_20_Text"><text:span text:style-name="T6">if</text:span></text:span><text:span text:style-name="T3">instruction s'exécutera car </text:span><text:span text:style-name="Source_20_Text"><text:span text:style-name="T6">myVariable</text:span></text:span><text:span text:style-name="T3">a une valeur </text:span><text:span text:style-name="Emphasis"><text:span text:style-name="T3">vraie</text:span></text:span><text:span text:style-name="T3"> ; même si la valeur de </text:span><text:span text:style-name="Source_20_Text"><text:span text:style-name="T6">myVariable</text:span></text:span><text:span text:style-name="T3">n'est pas explicitement la valeur </text:span><text:span text:style-name="Source_20_Text"><text:span text:style-name="T6">true</text:span></text:span><text:span text:style-name="T3">, lorsqu'il est utilisé dans un contexte booléen ou conditionnel, il est évalué à </text:span><text:span text:style-name="Source_20_Text"><text:span text:style-name="T6">true</text:span></text:span><text:span text:style-name="T3">car une valeur non fausse lui a été attribuée.</text:span></text:p>
      <text:p text:style-name="P57"><text:span text:style-name="T3">Quelles valeurs sont </text:span><text:span text:style-name="Emphasis"><text:span text:style-name="T3">fausses</text:span></text:span><text:span text:style-name="T3"> , ou évaluées comme telles </text:span><text:span text:style-name="Source_20_Text"><text:span text:style-name="T6">false</text:span></text:span><text:span text:style-name="T3">lorsqu'elles sont vérifiées comme condition ? La liste des valeurs fausses comprend :</text:span></text:p>
      <text:list text:style-name="L24">
        <text:list-item>
          <text:p text:style-name="P69"><text:soft-page-break/><text:span text:style-name="Source_20_Text"><text:span text:style-name="T6">0</text:span></text:span></text:p>
        </text:list-item>
        <text:list-item>
          <text:p text:style-name="P69"><text:span text:style-name="T3">Chaînes vides comme </text:span><text:span text:style-name="Source_20_Text"><text:span text:style-name="T6">""</text:span></text:span><text:span text:style-name="T3">ou</text:span><text:span text:style-name="Source_20_Text"><text:span text:style-name="T6">''</text:span></text:span></text:p>
        </text:list-item>
        <text:list-item>
          <text:p text:style-name="P69"><text:span text:style-name="Source_20_Text"><text:span text:style-name="T6">null</text:span></text:span><text:span text:style-name="T3">qui représentent quand il n'y a aucune valeur du tout</text:span></text:p>
        </text:list-item>
        <text:list-item>
          <text:p text:style-name="P69"><text:span text:style-name="Source_20_Text"><text:span text:style-name="T6">undefined</text:span></text:span><text:span text:style-name="T3">qui représentent quand une variable déclarée n'a pas de valeur</text:span></text:p>
        </text:list-item>
        <text:list-item>
          <text:p text:style-name="P69"><text:span text:style-name="Source_20_Text"><text:span text:style-name="T6">NaN</text:span></text:span><text:span text:style-name="T3">, ou pas un numéro</text:span></text:p>
        </text:list-item>
      </text:list>
      <text:p text:style-name="P52">Voici un exemple avec des chiffres :</text:p>
      <text:p text:style-name="P60"><text:span text:style-name="Source_20_Text"><text:span text:style-name="T8">let numberOfApples = 0;</text:span></text:span></text:p>
      <text:p text:style-name="P60"><text:span text:style-name="Source_20_Text"><text:span text:style-name="T8">if (numberOfApples){</text:span></text:span></text:p>
      <text:p text:style-name="P60"><text:span text:style-name="Source_20_Text"><text:span text:style-name="T18">   </text:span></text:span><text:span text:style-name="Source_20_Text"><text:span text:style-name="T8">console.log('Let us eat apples!');</text:span></text:span></text:p>
      <text:p text:style-name="P60"><text:span text:style-name="Source_20_Text"><text:span text:style-name="T8">} else {</text:span></text:span></text:p>
      <text:p text:style-name="P60"><text:span text:style-name="Source_20_Text"><text:span text:style-name="T18">   </text:span></text:span><text:span text:style-name="Source_20_Text"><text:span text:style-name="T8">console.log('No apples left!');</text:span></text:span></text:p>
      <text:p text:style-name="P60"><text:span text:style-name="Source_20_Text"><text:span text:style-name="T8">}</text:span></text:span></text:p>
      <text:p text:style-name="P60"><text:span text:style-name="Source_20_Text"><text:span text:style-name="T8">// Prints 'No apples left!'</text:span></text:span></text:p>
      <text:p text:style-name="P57"><draw:frame draw:style-name="fr1" draw:name="Frame84" text:anchor-type="char" svg:x="-264.557cm" svg:width="0.041cm" draw:z-index="83"><draw:text-box fo:min-height="0.041cm"><text:p text:style-name="P18">Copy to Clipboard</text:p></draw:text-box></draw:frame><text:span text:style-name="T3">La condition est évaluée à </text:span><text:span text:style-name="Source_20_Text"><text:span text:style-name="T6">false</text:span></text:span><text:span text:style-name="T3">car la valeur de </text:span><text:span text:style-name="Source_20_Text"><text:span text:style-name="T6">numberOfApples</text:span></text:span><text:span text:style-name="T3">est </text:span><text:span text:style-name="Source_20_Text"><text:span text:style-name="T6">0</text:span></text:span><text:span text:style-name="T3">. Puisque </text:span><text:span text:style-name="Source_20_Text"><text:span text:style-name="T6">0</text:span></text:span><text:span text:style-name="T3">est une valeur fausse, le bloc de code de l' </text:span><text:span text:style-name="Source_20_Text"><text:span text:style-name="T6">else</text:span></text:span><text:span text:style-name="T3">instruction s'exécutera.</text:span></text:p>
      <text:h text:style-name="P14" text:outline-level="3">Devoir de vérité et de mensonge</text:h>
      <text:p text:style-name="P51">8 minutes</text:p>
      <text:p text:style-name="P52">Les évaluations vraies et fausses ouvrent un monde de possibilités abrégées !</text:p>
      <text:p text:style-name="P57"><text:span text:style-name="T3">Imaginons que vous possédez un site web et que vous souhaitiez utiliser le nom d'utilisateur d'un utilisateur pour créer un message d'accueil personnalisé. Parfois, l'utilisateur n'a pas de compte, ce qui rend la </text:span><text:span text:style-name="Source_20_Text"><text:span text:style-name="T6">username</text:span></text:span><text:span text:style-name="T3">variable fausse. Le code ci-dessous vérifie si </text:span><text:span text:style-name="Source_20_Text"><text:span text:style-name="T6">username</text:span></text:span><text:span text:style-name="T3">elle est définie et attribue une chaîne par défaut dans le cas contraire :</text:span></text:p>
      <text:p text:style-name="P60"><text:span text:style-name="Source_20_Text"><text:span text:style-name="T8">let username = '';</text:span></text:span></text:p>
      <text:p text:style-name="P60"><text:span text:style-name="Source_20_Text"><text:span text:style-name="T8">let defaultName;</text:span></text:span></text:p>
      <text:p text:style-name="P60"><text:soft-page-break/><text:span text:style-name="Source_20_Text"><text:span text:style-name="T8">if (username) {</text:span></text:span></text:p>
      <text:p text:style-name="P60"><text:span text:style-name="Source_20_Text"><text:span text:style-name="T18">  </text:span></text:span><text:span text:style-name="Source_20_Text"><text:span text:style-name="T8">defaultName = username;</text:span></text:span></text:p>
      <text:p text:style-name="P60"><text:span text:style-name="Source_20_Text"><text:span text:style-name="T8">} else {</text:span></text:span></text:p>
      <text:p text:style-name="P60"><text:span text:style-name="Source_20_Text"><text:span text:style-name="T18">  </text:span></text:span><text:span text:style-name="Source_20_Text"><text:span text:style-name="T8">defaultName = 'Stranger';</text:span></text:span></text:p>
      <text:p text:style-name="P60"><text:span text:style-name="Source_20_Text"><text:span text:style-name="T8">}</text:span></text:span></text:p>
      <text:p text:style-name="P60"><text:span text:style-name="Source_20_Text"><text:span text:style-name="T8">console.log(defaultName); // Prints: Stranger</text:span></text:span></text:p>
      <text:p text:style-name="P52"><draw:frame draw:style-name="fr1" draw:name="Frame85" text:anchor-type="char" svg:x="-264.557cm" svg:width="0.041cm" draw:z-index="84"><draw:text-box fo:min-height="0.041cm"><text:p text:style-name="P18">Copy to Clipboard</text:p></draw:text-box></draw:frame>Si vous combinez vos connaissances en logique</text:p>
      <text:p text:style-name="P53"><text:a xlink:type="simple" xlink:href="https://www.codecademy.com/resources/docs/javascript/operators" office:target-frame-name="_blank" xlink:show="new" text:style-name="Internet_20_link" text:visited-style-name="Visited_20_Internet_20_Link"><draw:frame draw:style-name="fr1" draw:name="Frame86" text:anchor-type="char" svg:x="-264.557cm" svg:width="0.041cm" draw:z-index="85"><draw:text-box fo:min-height="0.041cm"><text:section text:style-name="Sect1" text:name=":r8p:"><text:p text:style-name="P18">Aperçu : Documents Chargement de la description du lien</text:p></text:section></draw:text-box></draw:frame><text:span text:style-name="T5">opérateurs</text:span></text:a></text:p>
      <text:p text:style-name="P53"><text:span text:style-name="T3">Vous pouvez utiliser un raccourci pour le code ci-dessus. Dans une condition booléenne, JavaScript attribue la valeur truey à une variable si vous utilisez l' </text:span><text:span text:style-name="Source_20_Text"><text:span text:style-name="T6">||</text:span></text:span><text:span text:style-name="T3">opérateur dans votre affectation :</text:span></text:p>
      <text:p text:style-name="P60"><text:span text:style-name="Source_20_Text"><text:span text:style-name="T8">let username = '';</text:span></text:span></text:p>
      <text:p text:style-name="P60"><text:span text:style-name="Source_20_Text"><text:span text:style-name="T8">let defaultName = username || 'Stranger';</text:span></text:span></text:p>
      <text:p text:style-name="P60"><text:span text:style-name="Source_20_Text"><text:span text:style-name="T8">console.log(defaultName); // Prints: Stranger</text:span></text:span></text:p>
      <text:p text:style-name="P57"><draw:frame draw:style-name="fr1" draw:name="Frame87" text:anchor-type="char" svg:x="-264.557cm" svg:width="0.041cm" draw:z-index="86"><draw:text-box fo:min-height="0.041cm"><text:p text:style-name="P18">Copy to Clipboard</text:p></draw:text-box></draw:frame><text:span text:style-name="T3">Parce </text:span><text:span text:style-name="Source_20_Text"><text:span text:style-name="T6">||</text:span></text:span><text:span text:style-name="T3">que ou</text:span></text:p>
      <text:p text:style-name="P53"><text:a xlink:type="simple" xlink:href="https://www.codecademy.com/resources/docs/javascript/statements" office:target-frame-name="_blank" xlink:show="new" text:style-name="Internet_20_link" text:visited-style-name="Visited_20_Internet_20_Link"><draw:frame draw:style-name="fr1" draw:name="Frame88" text:anchor-type="char" svg:x="-264.557cm" svg:width="0.041cm" draw:z-index="87"><draw:text-box fo:min-height="0.041cm"><text:section text:style-name="Sect1" text:name=":r8s:"><text:p text:style-name="P18">Aperçu : Documents Chargement de la description du lien</text:p></text:section></draw:text-box></draw:frame><text:span text:style-name="T5">déclarations</text:span></text:a></text:p>
      <text:p text:style-name="P53"><text:span text:style-name="T3">Vérifiez d'abord la condition de gauche : la variable </text:span><text:span text:style-name="Source_20_Text"><text:span text:style-name="T6">defaultName</text:span></text:span><text:span text:style-name="T3">se verra attribuer la valeur réelle </text:span><text:span text:style-name="Source_20_Text"><text:span text:style-name="T6">username</text:span></text:span><text:span text:style-name="T3">si elle est vraie, et la valeur </text:span><text:span text:style-name="Source_20_Text"><text:span text:style-name="T6">'Stranger'</text:span></text:span><text:span text:style-name="T3">si elle </text:span><text:span text:style-name="Source_20_Text"><text:span text:style-name="T6">username</text:span></text:span><text:span text:style-name="T3">est fausse. Ce concept est également appelé </text:span><text:span text:style-name="Emphasis"><text:span text:style-name="T3">évaluation en court-circuit</text:span></text:span><text:span text:style-name="T3"> .</text:span></text:p>
      <text:h text:style-name="P14" text:outline-level="3">Opérateur ternaire</text:h>
      <text:p text:style-name="P51">10 minutes</text:p>
      <text:p text:style-name="P57"><text:span text:style-name="T3">Dans l’esprit de l’utilisation d’une syntaxe abrégée, nous pouvons utiliser un </text:span><text:span text:style-name="Emphasis"><text:span text:style-name="T3">opérateur ternaire</text:span></text:span><text:span text:style-name="T3"> pour simplifier une </text:span><text:span text:style-name="Source_20_Text"><text:span text:style-name="T6">if...else</text:span></text:span><text:span text:style-name="T3">instruction.</text:span></text:p>
      <text:p text:style-name="P57"><text:span text:style-name="T3">Jetez un œil à l’ </text:span><text:span text:style-name="Source_20_Text"><text:span text:style-name="T6">if...else</text:span></text:span><text:span text:style-name="T3">exemple de déclaration :</text:span></text:p>
      <text:p text:style-name="P60"><text:span text:style-name="Source_20_Text"><text:span text:style-name="T8">let isNightTime = true;</text:span></text:span></text:p>
      <text:p text:style-name="P60"><text:span text:style-name="Source_20_Text"><text:span text:style-name="T8">if (isNightTime) {</text:span></text:span></text:p>
      <text:p text:style-name="P60"><text:span text:style-name="Source_20_Text"><text:span text:style-name="T18">  </text:span></text:span><text:span text:style-name="Source_20_Text"><text:span text:style-name="T8">console.log('Turn on the lights!');</text:span></text:span></text:p>
      <text:p text:style-name="P60"><text:span text:style-name="Source_20_Text"><text:span text:style-name="T8">} else {</text:span></text:span></text:p>
      <text:p text:style-name="P60"><text:span text:style-name="Source_20_Text"><text:span text:style-name="T18">  </text:span></text:span><text:span text:style-name="Source_20_Text"><text:span text:style-name="T8">console.log('Turn off the lights!');</text:span></text:span></text:p>
      <text:p text:style-name="P60"><text:span text:style-name="Source_20_Text"><text:span text:style-name="T8">}</text:span></text:span></text:p>
      <text:p text:style-name="P63"><draw:frame draw:style-name="fr1" draw:name="Frame89" text:anchor-type="char" svg:x="-264.557cm" svg:width="0.041cm" draw:z-index="88"><draw:text-box fo:min-height="0.041cm"><text:p text:style-name="P18">Copy to Clipboard</text:p></draw:text-box></draw:frame><text:span text:style-name="T3">Nous pouvons utiliser un </text:span><text:span text:style-name="Emphasis"><text:span text:style-name="T3">opérateur ternaire</text:span></text:span><text:span text:style-name="T3"> pour effectuer la même fonctionnalité :</text:span></text:p>
      <text:p text:style-name="P60"><text:soft-page-break/><text:span text:style-name="Source_20_Text"><text:span text:style-name="T8">isNightTime ? console.log('Turn on the lights!') : console.log('Turn off the lights!');</text:span></text:span></text:p>
      <text:p text:style-name="P52"><draw:frame draw:style-name="fr1" draw:name="Frame90" text:anchor-type="char" svg:x="-264.557cm" svg:width="0.041cm" draw:z-index="89"><draw:text-box fo:min-height="0.041cm"><text:p text:style-name="P18">Copy to Clipboard</text:p></draw:text-box></draw:frame>Dans l’exemple ci-dessus :</text:p>
      <text:list text:style-name="L25">
        <text:list-item>
          <text:p text:style-name="P70"><text:span text:style-name="T3">La condition, </text:span><text:span text:style-name="Source_20_Text"><text:span text:style-name="T6">isNightTime</text:span></text:span><text:span text:style-name="T3">, est fournie avant le </text:span><text:span text:style-name="Source_20_Text"><text:span text:style-name="T6">?</text:span></text:span><text:span text:style-name="T3">.</text:span></text:p>
        </text:list-item>
        <text:list-item>
          <text:p text:style-name="P70"><text:span text:style-name="T3">Deux expressions suivent </text:span><text:span text:style-name="Source_20_Text"><text:span text:style-name="T6">?</text:span></text:span><text:span text:style-name="T3">et sont séparées par deux points </text:span><text:span text:style-name="Source_20_Text"><text:span text:style-name="T6">:</text:span></text:span><text:span text:style-name="T3">.</text:span></text:p>
        </text:list-item>
        <text:list-item>
          <text:p text:style-name="P70"><text:span text:style-name="T3">Si la condition est évaluée à </text:span><text:span text:style-name="Source_20_Text"><text:span text:style-name="T6">true</text:span></text:span><text:span text:style-name="T3">, la première expression s'exécute.</text:span></text:p>
        </text:list-item>
        <text:list-item>
          <text:p text:style-name="P70"><text:span text:style-name="T3">Si la condition est évaluée à </text:span><text:span text:style-name="Source_20_Text"><text:span text:style-name="T6">false</text:span></text:span><text:span text:style-name="T3">, la deuxième expression s'exécute.</text:span></text:p>
        </text:list-item>
      </text:list>
      <text:p text:style-name="P57"><text:span text:style-name="T3">Comme</text:span><text:span text:style-name="Source_20_Text"><text:span text:style-name="T6">if...else</text:span></text:span><text:span text:style-name="T3"> </text:span></text:p>
      <text:p text:style-name="P53"><text:a xlink:type="simple" xlink:href="https://www.codecademy.com/resources/docs/javascript/statements" office:target-frame-name="_blank" xlink:show="new" text:style-name="Internet_20_link" text:visited-style-name="Visited_20_Internet_20_Link"><draw:frame draw:style-name="fr1" draw:name="Frame91" text:anchor-type="char" svg:x="-264.557cm" svg:width="0.041cm" draw:z-index="90"><draw:text-box fo:min-height="0.041cm"><text:section text:style-name="Sect1" text:name=":ra1:"><text:p text:style-name="P18">Aperçu : Documents Chargement de la description du lien</text:p></text:section></draw:text-box></draw:frame><text:span text:style-name="T5">déclarations</text:span></text:a></text:p>
      <text:p text:style-name="P54">ternaire</text:p>
      <text:p text:style-name="P53"><text:a xlink:type="simple" xlink:href="https://www.codecademy.com/resources/docs/javascript/operators" office:target-frame-name="_blank" xlink:show="new" text:style-name="Internet_20_link" text:visited-style-name="Visited_20_Internet_20_Link"><draw:frame draw:style-name="fr1" draw:name="Frame92" text:anchor-type="char" svg:x="-264.557cm" svg:width="0.041cm" draw:z-index="91"><draw:text-box fo:min-height="0.041cm"><text:section text:style-name="Sect1" text:name=":ra3:"><text:p text:style-name="P18">Aperçu : Documents Chargement de la description du lien</text:p></text:section></draw:text-box></draw:frame><text:span text:style-name="T5">opérateurs</text:span></text:a></text:p>
      <text:p text:style-name="P53"><text:span text:style-name="T3">peut être utilisé pour les conditions qui évaluent à </text:span><text:span text:style-name="Source_20_Text"><text:span text:style-name="T6">true</text:span></text:span><text:span text:style-name="T3">ou </text:span><text:span text:style-name="Source_20_Text"><text:span text:style-name="T6">false</text:span></text:span><text:span text:style-name="T3">.</text:span></text:p>
      <text:h text:style-name="P14" text:outline-level="3">Instructions Else If</text:h>
      <text:p text:style-name="P51">10 minutes</text:p>
      <text:p text:style-name="P57"><text:span text:style-name="T3">Nous pouvons ajouter plus de conditions à notre </text:span><text:span text:style-name="Source_20_Text"><text:span text:style-name="T6">if...else</text:span></text:span><text:span text:style-name="T3">avec un</text:span></text:p>
      <text:p text:style-name="P53"><text:a xlink:type="simple" xlink:href="https://www.codecademy.com/resources/docs/javascript/conditionals?page_ref=catalog" office:target-frame-name="_blank" xlink:show="new" text:style-name="Internet_20_link" text:visited-style-name="Visited_20_Internet_20_Link"><draw:frame draw:style-name="fr1" draw:name="Frame93" text:anchor-type="char" svg:x="-264.557cm" svg:width="0.041cm" draw:z-index="92"><draw:text-box fo:min-height="0.041cm"><text:section text:style-name="Sect1" text:name=":rbf:"><text:p text:style-name="P18">Preview: Docs Conditionals evaluate an expression (a piece of code that produces a value) to determine whether it is true or false.</text:p></text:section></draw:text-box></draw:frame><text:span text:style-name="Source_20_Text"><text:span text:style-name="T10">else if</text:span></text:span><text:span text:style-name="T5">déclaration</text:span></text:a></text:p>
      <text:p text:style-name="P53"><text:span text:style-name="T3">L' </text:span><text:span text:style-name="Source_20_Text"><text:span text:style-name="T6">else if</text:span></text:span><text:span text:style-name="T3">énoncé prévoit plus de deux résultats possibles. Vous pouvez en ajouter autant que nécessaire .</text:span><text:span text:style-name="Source_20_Text"><text:span text:style-name="T6">else if</text:span></text:span><text:span text:style-name="T3"> </text:span></text:p>
      <text:p text:style-name="P53"><text:a xlink:type="simple" xlink:href="https://www.codecademy.com/resources/docs/javascript/statements" office:target-frame-name="_blank" xlink:show="new" text:style-name="Internet_20_link" text:visited-style-name="Visited_20_Internet_20_Link"><draw:frame draw:style-name="fr1" draw:name="Frame94" text:anchor-type="char" svg:x="-264.557cm" svg:width="0.041cm" draw:z-index="93"><draw:text-box fo:min-height="0.041cm"><text:section text:style-name="Sect1" text:name=":rbh:"><text:p text:style-name="P18">Aperçu : Documents Chargement de la description du lien</text:p></text:section></draw:text-box></draw:frame><text:span text:style-name="T5">déclarations</text:span></text:a></text:p>
      <text:p text:style-name="P51">comme vous le souhaitez, pour créer des conditionnels plus complexes !</text:p>
      <text:p text:style-name="P57"><text:span text:style-name="T3">L' </text:span><text:span text:style-name="Source_20_Text"><text:span text:style-name="T6">else if</text:span></text:span><text:span text:style-name="T3">instruction est toujours placée après </text:span><text:span text:style-name="Source_20_Text"><text:span text:style-name="T6">if</text:span></text:span><text:span text:style-name="T3">et avant l' </text:span><text:span text:style-name="Source_20_Text"><text:span text:style-name="T6">else</text:span></text:span><text:span text:style-name="T3">instruction. </text:span><text:span text:style-name="Source_20_Text"><text:span text:style-name="T6">else if</text:span></text:span><text:span text:style-name="T3">Elle accepte également une condition. Examinons la syntaxe :</text:span></text:p>
      <text:p text:style-name="P60"><text:span text:style-name="Source_20_Text"><text:span text:style-name="T19">let stopLight = 'yellow';</text:span></text:span></text:p>
      <text:p text:style-name="P60"><text:span text:style-name="Source_20_Text"><text:span text:style-name="T19">if (stopLight === 'red') {</text:span></text:span></text:p>
      <text:p text:style-name="P60"><text:span text:style-name="Source_20_Text"><text:span text:style-name="T20">  </text:span></text:span><text:span text:style-name="Source_20_Text"><text:span text:style-name="T19">console.log('Stop!');</text:span></text:span></text:p>
      <text:p text:style-name="P60"><text:span text:style-name="Source_20_Text"><text:span text:style-name="T19">} else if (stopLight === 'yellow') {</text:span></text:span></text:p>
      <text:p text:style-name="P60"><text:span text:style-name="Source_20_Text"><text:span text:style-name="T20">  </text:span></text:span><text:span text:style-name="Source_20_Text"><text:span text:style-name="T19">console.log('Slow down.');</text:span></text:span></text:p>
      <text:p text:style-name="P60"><text:span text:style-name="Source_20_Text"><text:span text:style-name="T19">} else if (stopLight === 'green') {</text:span></text:span></text:p>
      <text:p text:style-name="P60"><text:span text:style-name="Source_20_Text"><text:span text:style-name="T20">  </text:span></text:span><text:span text:style-name="Source_20_Text"><text:span text:style-name="T19">console.log('Go!');</text:span></text:span></text:p>
      <text:p text:style-name="P60"><text:soft-page-break/><text:span text:style-name="Source_20_Text"><text:span text:style-name="T8">} else {</text:span></text:span></text:p>
      <text:p text:style-name="P60"><text:span text:style-name="Source_20_Text"><text:span text:style-name="T18">  </text:span></text:span><text:span text:style-name="Source_20_Text"><text:span text:style-name="T8">console.log('Caution, unknown!');</text:span></text:span></text:p>
      <text:p text:style-name="P60"><text:span text:style-name="Source_20_Text"><text:span text:style-name="T8">}</text:span></text:span></text:p>
      <text:p text:style-name="P57"><draw:frame draw:style-name="fr1" draw:name="Frame95" text:anchor-type="char" svg:x="-264.557cm" svg:width="0.041cm" draw:z-index="94"><draw:text-box fo:min-height="0.041cm"><text:p text:style-name="P18">Copy to Clipboard</text:p></draw:text-box></draw:frame><text:span text:style-name="T3">Les </text:span><text:span text:style-name="Source_20_Text"><text:span text:style-name="T6">else if</text:span></text:span><text:span text:style-name="T3">instructions vous permettent d'avoir plusieurs résultats possibles. </text:span><text:span text:style-name="Source_20_Text"><text:span text:style-name="T6">if</text:span></text:span><text:span text:style-name="T3">/ </text:span><text:span text:style-name="Source_20_Text"><text:span text:style-name="T6">else if</text:span></text:span><text:span text:style-name="T3">/ </text:span><text:span text:style-name="Source_20_Text"><text:span text:style-name="T6">else</text:span></text:span><text:span text:style-name="T3">les instructions sont lues de haut en bas, donc la première condition qui s'évalue </text:span><text:span text:style-name="Source_20_Text"><text:span text:style-name="T6">true</text:span></text:span><text:span text:style-name="T3">de haut en bas est le bloc qui est exécuté.</text:span></text:p>
      <text:p text:style-name="P57"><text:span text:style-name="T3">Dans l'exemple ci-dessus, comme </text:span><text:span text:style-name="Source_20_Text"><text:span text:style-name="T6">stopLight === 'red'</text:span></text:span><text:span text:style-name="T3">« évalue » </text:span><text:span text:style-name="Source_20_Text"><text:span text:style-name="T6">false</text:span></text:span><text:span text:style-name="T3">et </text:span><text:span text:style-name="Source_20_Text"><text:span text:style-name="T6">stopLight === 'yellow'</text:span></text:span><text:span text:style-name="T3">« évalue » à </text:span><text:span text:style-name="Source_20_Text"><text:span text:style-name="T6">true</text:span></text:span><text:span text:style-name="T3">, le code de la première </text:span><text:span text:style-name="Source_20_Text"><text:span text:style-name="T6">else if</text:span></text:span><text:span text:style-name="T3">instruction est exécuté. Les autres conditions ne sont pas évaluées. Si aucune condition n'était évaluée à </text:span><text:span text:style-name="Source_20_Text"><text:span text:style-name="T6">true</text:span></text:span><text:span text:style-name="T3">, le code de l' </text:span><text:span text:style-name="Source_20_Text"><text:span text:style-name="T6">else</text:span></text:span><text:span text:style-name="T3">instruction aurait été exécuté.</text:span></text:p>
      <text:h text:style-name="P14" text:outline-level="3">Le mot-clé switch</text:h>
      <text:p text:style-name="P51">12 minutes</text:p>
      <text:p text:style-name="P57"><text:span text:style-name="Source_20_Text"><text:span text:style-name="T6">else if</text:span></text:span><text:span text:style-name="T3"> </text:span></text:p>
      <text:p text:style-name="P53"><text:a xlink:type="simple" xlink:href="https://www.codecademy.com/resources/docs/javascript/statements" office:target-frame-name="_blank" xlink:show="new" text:style-name="Internet_20_link" text:visited-style-name="Visited_20_Internet_20_Link"><draw:frame draw:style-name="fr1" draw:name="Frame96" text:anchor-type="char" svg:x="-264.557cm" svg:width="0.041cm" draw:z-index="95"><draw:text-box fo:min-height="0.041cm"><text:section text:style-name="Sect1" text:name=":rd6:"><text:p text:style-name="P18">Preview: Docs In JavaScript, a statement is a unit of code that performs a specific action or task.</text:p></text:section></draw:text-box></draw:frame><text:span text:style-name="T5">déclarations</text:span></text:a></text:p>
      <text:p text:style-name="P51">Ils sont un excellent outil pour vérifier plusieurs conditions. En programmation, nous sommes souvent amenés à vérifier plusieurs valeurs et à les traiter différemment. Par exemple :</text:p>
      <text:p text:style-name="P60"><text:span text:style-name="Source_20_Text"><text:span text:style-name="T8">let groceryItem = 'papaya';</text:span></text:span></text:p>
      <text:p text:style-name="P60"><text:span text:style-name="Source_20_Text"><text:span text:style-name="T8">if (groceryItem === 'tomato') {</text:span></text:span></text:p>
      <text:p text:style-name="P60"><text:span text:style-name="Source_20_Text"><text:span text:style-name="T18">  </text:span></text:span><text:span text:style-name="Source_20_Text"><text:span text:style-name="T8">console.log('Tomatoes are $0.49');</text:span></text:span></text:p>
      <text:p text:style-name="P60"><text:span text:style-name="Source_20_Text"><text:span text:style-name="T8">} else if (groceryItem === 'papaya'){</text:span></text:span></text:p>
      <text:p text:style-name="P60"><text:span text:style-name="Source_20_Text"><text:span text:style-name="T18">  </text:span></text:span><text:span text:style-name="Source_20_Text"><text:span text:style-name="T8">console.log('Papayas are $1.29');</text:span></text:span></text:p>
      <text:p text:style-name="P60"><text:span text:style-name="Source_20_Text"><text:span text:style-name="T8">} else {</text:span></text:span></text:p>
      <text:p text:style-name="P60"><text:span text:style-name="Source_20_Text"><text:span text:style-name="T18">  </text:span></text:span><text:span text:style-name="Source_20_Text"><text:span text:style-name="T8">console.log('Invalid item');</text:span></text:span></text:p>
      <text:p text:style-name="P60"><text:span text:style-name="Source_20_Text"><text:span text:style-name="T8">}</text:span></text:span></text:p>
      <text:p text:style-name="P57"><draw:frame draw:style-name="fr1" draw:name="Frame97" text:anchor-type="char" svg:x="-264.557cm" svg:width="0.041cm" draw:z-index="96"><draw:text-box fo:min-height="0.041cm"><text:p text:style-name="P18">Copy to Clipboard</text:p></draw:text-box></draw:frame><text:span text:style-name="T3">Dans le code ci-dessus, nous avons une série de conditions vérifiant la correspondance d'une valeur avec une </text:span><text:span text:style-name="Source_20_Text"><text:span text:style-name="T6">groceryItem</text:span></text:span><text:span text:style-name="T3">variable. Notre code </text:span><text:soft-page-break/><text:span text:style-name="T3">fonctionne bien, mais imaginez devoir vérifier 100 valeurs différentes ! Écrire autant d' </text:span><text:span text:style-name="Source_20_Text"><text:span text:style-name="T6">else if</text:span></text:span><text:span text:style-name="T3">instructions semble fastidieux !</text:span></text:p>
      <text:p text:style-name="P52">UN </text:p>
      <text:p text:style-name="P53"><text:a xlink:type="simple" xlink:href="https://www.codecademy.com/resources/docs/javascript/switch?page_ref=catalog" office:target-frame-name="_blank" xlink:show="new" text:style-name="Internet_20_link" text:visited-style-name="Visited_20_Internet_20_Link"><draw:frame draw:style-name="fr1" draw:name="Frame98" text:anchor-type="char" svg:x="-264.557cm" svg:width="0.041cm" draw:z-index="97"><draw:text-box fo:min-height="0.041cm"><text:section text:style-name="Sect1" text:name=":rd9:"><text:p text:style-name="P18">Aperçu : Documents Chargement de la description du lien</text:p></text:section></draw:text-box></draw:frame><text:span text:style-name="Source_20_Text"><text:span text:style-name="T10">switch</text:span></text:span><text:span text:style-name="T5">déclaration</text:span></text:a></text:p>
      <text:p text:style-name="P53"><text:span text:style-name="T3">Fournit une syntaxe alternative, plus facile à lire et à écrire. Une </text:span><text:span text:style-name="Source_20_Text"><text:span text:style-name="T6">switch</text:span></text:span><text:span text:style-name="T3">instruction ressemble à ceci :</text:span></text:p>
      <text:p text:style-name="P60"><text:span text:style-name="Source_20_Text"><text:span text:style-name="T21">let groceryItem = 'papaya';</text:span></text:span></text:p>
      <text:p text:style-name="P60"><text:span text:style-name="Source_20_Text"><text:span text:style-name="T21">switch (groceryItem) {</text:span></text:span></text:p>
      <text:p text:style-name="P60"><text:span text:style-name="Source_20_Text"><text:span text:style-name="T22">  </text:span></text:span><text:span text:style-name="Source_20_Text"><text:span text:style-name="T21">case 'tomato':</text:span></text:span></text:p>
      <text:p text:style-name="P60"><text:span text:style-name="Source_20_Text"><text:span text:style-name="T22">    </text:span></text:span><text:span text:style-name="Source_20_Text"><text:span text:style-name="T21">console.log('Tomatoes are $0.49');</text:span></text:span></text:p>
      <text:p text:style-name="P60"><text:span text:style-name="Source_20_Text"><text:span text:style-name="T22">    </text:span></text:span><text:span text:style-name="Source_20_Text"><text:span text:style-name="T21">break;</text:span></text:span></text:p>
      <text:p text:style-name="P60"><text:span text:style-name="Source_20_Text"><text:span text:style-name="T22">  </text:span></text:span><text:span text:style-name="Source_20_Text"><text:span text:style-name="T21">case 'lime':</text:span></text:span></text:p>
      <text:p text:style-name="P60"><text:span text:style-name="Source_20_Text"><text:span text:style-name="T22">    </text:span></text:span><text:span text:style-name="Source_20_Text"><text:span text:style-name="T21">console.log('Limes are $1.49');</text:span></text:span></text:p>
      <text:p text:style-name="P60"><text:span text:style-name="Source_20_Text"><text:span text:style-name="T22">    </text:span></text:span><text:span text:style-name="Source_20_Text"><text:span text:style-name="T21">break;</text:span></text:span></text:p>
      <text:p text:style-name="P60"><text:span text:style-name="Source_20_Text"><text:span text:style-name="T22">  </text:span></text:span><text:span text:style-name="Source_20_Text"><text:span text:style-name="T21">case 'papaya':</text:span></text:span></text:p>
      <text:p text:style-name="P60"><text:span text:style-name="Source_20_Text"><text:span text:style-name="T22">    </text:span></text:span><text:span text:style-name="Source_20_Text"><text:span text:style-name="T21">console.log('Papayas are $1.29');</text:span></text:span></text:p>
      <text:p text:style-name="P60"><text:span text:style-name="Source_20_Text"><text:span text:style-name="T22">    </text:span></text:span><text:span text:style-name="Source_20_Text"><text:span text:style-name="T21">break;</text:span></text:span></text:p>
      <text:p text:style-name="P60"><text:span text:style-name="Source_20_Text"><text:span text:style-name="T22">  </text:span></text:span><text:span text:style-name="Source_20_Text"><text:span text:style-name="T21">default:</text:span></text:span></text:p>
      <text:p text:style-name="P60"><text:span text:style-name="Source_20_Text"><text:span text:style-name="T22">    </text:span></text:span><text:span text:style-name="Source_20_Text"><text:span text:style-name="T21">console.log('Invalid item');</text:span></text:span></text:p>
      <text:p text:style-name="P60"><text:span text:style-name="Source_20_Text"><text:span text:style-name="T22">    </text:span></text:span><text:span text:style-name="Source_20_Text"><text:span text:style-name="T21">break;</text:span></text:span></text:p>
      <text:p text:style-name="P60"><text:span text:style-name="Source_20_Text"><text:span text:style-name="T21">}</text:span></text:span></text:p>
      <text:p text:style-name="P60"><text:span text:style-name="Source_20_Text"><text:span text:style-name="T21">// Prints 'Papayas are $1.29'</text:span></text:span></text:p>
      <text:list text:style-name="L26">
        <text:list-item>
          <text:p text:style-name="P71"><draw:frame draw:style-name="fr1" draw:name="Frame99" text:anchor-type="char" svg:x="-264.557cm" svg:width="0.041cm" draw:z-index="98"><draw:text-box fo:min-height="0.041cm"><text:p text:style-name="P18">Copy to Clipboard</text:p></draw:text-box></draw:frame><text:span text:style-name="T3">Le </text:span><text:span text:style-name="Source_20_Text"><text:span text:style-name="T6">switch</text:span></text:span><text:span text:style-name="T3">mot-clé initialise l'instruction et est suivi de </text:span><text:span text:style-name="Source_20_Text"><text:span text:style-name="T6">( ... )</text:span></text:span><text:span text:style-name="T3">, qui contient la valeur à </text:span><text:span text:style-name="Source_20_Text"><text:span text:style-name="T6">case</text:span></text:span><text:span text:style-name="T3">comparer. Dans l'exemple, la valeur ou l'expression de l' </text:span><text:span text:style-name="Source_20_Text"><text:span text:style-name="T6">switch</text:span></text:span><text:span text:style-name="T3">instruction est </text:span><text:span text:style-name="Source_20_Text"><text:span text:style-name="T6">groceryItem</text:span></text:span><text:span text:style-name="T3">.</text:span></text:p>
        </text:list-item>
        <text:list-item>
          <text:p text:style-name="P71"><text:span text:style-name="T3">À l'intérieur du bloc, </text:span><text:span text:style-name="Source_20_Text"><text:span text:style-name="T6">{ ... }</text:span></text:span><text:span text:style-name="T3">il y a plusieurs </text:span><text:span text:style-name="Source_20_Text"><text:span text:style-name="T6">case</text:span></text:span><text:span text:style-name="T3">s. Le </text:span><text:span text:style-name="Source_20_Text"><text:span text:style-name="T6">case</text:span></text:span><text:span text:style-name="T3">mot-clé vérifie si l'expression correspond à la valeur spécifiée qui la suit. La valeur suivant la première </text:span><text:span text:style-name="Source_20_Text"><text:span text:style-name="T6">case</text:span></text:span><text:span text:style-name="T3">est </text:span><text:span text:style-name="Source_20_Text"><text:span text:style-name="T6">'tomato'</text:span></text:span><text:span text:style-name="T3">. Si la valeur de </text:span><text:span text:style-name="Source_20_Text"><text:span text:style-name="T6">groceryItem</text:span></text:span><text:span text:style-name="T3">est égale à </text:span><text:span text:style-name="Source_20_Text"><text:span text:style-name="T6">'tomato'</text:span></text:span><text:span text:style-name="T3">, ce </text:span><text:span text:style-name="Source_20_Text"><text:span text:style-name="T6">case</text:span></text:span><text:span text:style-name="T3">s </text:span><text:span text:style-name="Source_20_Text"><text:span text:style-name="T6">console.log()</text:span></text:span><text:span text:style-name="T3">s'exécutera.</text:span></text:p>
        </text:list-item>
        <text:list-item>
          <text:p text:style-name="P71"><text:soft-page-break/><text:span text:style-name="T3">La valeur de </text:span><text:span text:style-name="Source_20_Text"><text:span text:style-name="T6">groceryItem</text:span></text:span><text:span text:style-name="T3">est </text:span><text:span text:style-name="Source_20_Text"><text:span text:style-name="T6">'papaya'</text:span></text:span><text:span text:style-name="T3">, donc la troisième </text:span><text:span text:style-name="Source_20_Text"><text:span text:style-name="T6">case </text:span></text:span><text:span text:style-name="T3">exécution </text:span><text:span text:style-name="Source_20_Text"><text:span text:style-name="T6">Papayas are $1.29 </text:span></text:span><text:span text:style-name="T3">est enregistrée dans la console.</text:span></text:p>
        </text:list-item>
        <text:list-item>
          <text:p text:style-name="P71"><text:span text:style-name="T3">Le </text:span><text:span text:style-name="Source_20_Text"><text:span text:style-name="T6">break</text:span></text:span><text:span text:style-name="T3">mot-clé indique à l'ordinateur de quitter le bloc et de ne plus exécuter de code ni vérifier les autres cas à l'intérieur du bloc. Remarque : Sans </text:span><text:span text:style-name="Source_20_Text"><text:span text:style-name="T6">break </text:span></text:span><text:span text:style-name="T3">mot-clé, le premier cas correspondant sera exécuté, ainsi que tous les cas suivants, qu'ils correspondent ou non, y compris le cas par défaut. Ce comportement diffère des instructions conditionnelles </text:span><text:span text:style-name="Source_20_Text"><text:span text:style-name="T6">if</text:span></text:span><text:span text:style-name="T3">/ </text:span><text:span text:style-name="Source_20_Text"><text:span text:style-name="T6">else</text:span></text:span><text:span text:style-name="T3">qui n'exécutent qu'un seul bloc de code.</text:span></text:p>
        </text:list-item>
        <text:list-item>
          <text:p text:style-name="P71"><text:span text:style-name="T3">À la fin de chaque </text:span><text:span text:style-name="Source_20_Text"><text:span text:style-name="T6">switch</text:span></text:span><text:span text:style-name="T3">instruction se trouve une </text:span><text:span text:style-name="Source_20_Text"><text:span text:style-name="T6">default</text:span></text:span><text:span text:style-name="T3">instruction. Si aucune des </text:span><text:span text:style-name="Source_20_Text"><text:span text:style-name="T6">case</text:span></text:span><text:span text:style-name="T3">conditions n'est remplie, le code de l' </text:span><text:span text:style-name="Source_20_Text"><text:span text:style-name="T6">default</text:span></text:span><text:span text:style-name="T3">instruction s'exécute.</text:span></text:p>
        </text:list-item>
      </text:list>
      <text:h text:style-name="P14" text:outline-level="3">Revoir</text:h>
      <text:p text:style-name="P51">1 min</text:p>
      <text:p text:style-name="P52">Bravo ! Voici quelques concepts clés des conditionnelles :</text:p>
      <text:list text:style-name="L27">
        <text:list-item>
          <text:p text:style-name="P72"><text:span text:style-name="T3">Une </text:span><text:span text:style-name="Source_20_Text"><text:span text:style-name="T6">if</text:span></text:span><text:span text:style-name="T3">instruction vérifie une condition et exécutera une tâche si cette condition est évaluée à </text:span><text:span text:style-name="Source_20_Text"><text:span text:style-name="T6">true</text:span></text:span><text:span text:style-name="T3">.</text:span></text:p>
        </text:list-item>
        <text:list-item>
          <text:p text:style-name="P72"><text:span text:style-name="Source_20_Text"><text:span text:style-name="T6">if...else</text:span></text:span><text:span text:style-name="T3">les instructions prennent des décisions binaires et exécutent différents blocs de code en fonction d'une condition fournie.</text:span></text:p>
        </text:list-item>
        <text:list-item>
          <text:p text:style-name="P72"><text:span text:style-name="T3">Nous pouvons ajouter plus de conditions à l’aide </text:span><text:span text:style-name="Source_20_Text"><text:span text:style-name="T6">else if</text:span></text:span><text:span text:style-name="T3">d’instructions.</text:span></text:p>
        </text:list-item>
        <text:list-item>
          <text:p text:style-name="P72"><text:span text:style-name="T3">Les opérateurs de comparaison, notamment </text:span><text:span text:style-name="Source_20_Text"><text:span text:style-name="T6">&lt;</text:span></text:span><text:span text:style-name="T3">, </text:span><text:span text:style-name="Source_20_Text"><text:span text:style-name="T6">&gt;</text:span></text:span><text:span text:style-name="T3">, </text:span><text:span text:style-name="Source_20_Text"><text:span text:style-name="T6">&lt;=</text:span></text:span><text:span text:style-name="T3">, </text:span><text:span text:style-name="Source_20_Text"><text:span text:style-name="T6">&gt;=</text:span></text:span><text:span text:style-name="T3">, </text:span><text:span text:style-name="Source_20_Text"><text:span text:style-name="T6">===</text:span></text:span><text:span text:style-name="T3">, et </text:span><text:span text:style-name="Source_20_Text"><text:span text:style-name="T6">!==</text:span></text:span><text:span text:style-name="T3">peuvent comparer deux valeurs.</text:span></text:p>
        </text:list-item>
        <text:list-item>
          <text:p text:style-name="P72"><text:span text:style-name="T3">L'opérateur logique et, </text:span><text:span text:style-name="Source_20_Text"><text:span text:style-name="T6">&amp;&amp;</text:span></text:span><text:span text:style-name="T3">ou « et », vérifie si les deux expressions fournies sont vraies.</text:span></text:p>
        </text:list-item>
        <text:list-item>
          <text:p text:style-name="P72"><text:soft-page-break/><text:span text:style-name="T3">L'opérateur logique </text:span><text:span text:style-name="Source_20_Text"><text:span text:style-name="T6">||</text:span></text:span><text:span text:style-name="T3">, ou « ou », vérifie si l'une des expressions fournies est vraie.</text:span></text:p>
        </text:list-item>
        <text:list-item>
          <text:p text:style-name="P72"><text:span text:style-name="T3">L'opérateur bang, </text:span><text:span text:style-name="Source_20_Text"><text:span text:style-name="T6">!</text:span></text:span><text:span text:style-name="T3">, inverse la véracité et la fausseté d'une valeur.</text:span></text:p>
        </text:list-item>
        <text:list-item>
          <text:p text:style-name="P72"><text:span text:style-name="T3">L'opérateur ternaire est un raccourci permettant de simplifier </text:span><text:span text:style-name="Source_20_Text"><text:span text:style-name="T6">if...else</text:span></text:span><text:span text:style-name="T3">des énoncés concis.</text:span></text:p>
        </text:list-item>
        <text:list-item>
          <text:p text:style-name="P72"><text:span text:style-name="T3">Une </text:span><text:span text:style-name="Source_20_Text"><text:span text:style-name="T6">switch</text:span></text:span><text:span text:style-name="T3">instruction peut être utilisée pour simplifier l'écriture de plusieurs </text:span><text:span text:style-name="Source_20_Text"><text:span text:style-name="T6">else if</text:span></text:span><text:span text:style-name="T3">instructions. Le mot-clé empêche la vérification et l'exécution </text:span><text:span text:style-name="Source_20_Text"><text:span text:style-name="T6">break</text:span></text:span><text:span text:style-name="T3">des instructions restantes dans une instruction.</text:span><text:span text:style-name="Source_20_Text"><text:span text:style-name="T6">case switch</text:span></text:span></text:p>
        </text:list-item>
      </text:list>
      <text:h text:style-name="P14" text:outline-level="3">Que sont les fonctions ?</text:h>
      <text:p text:style-name="P51">1 min</text:p>
      <text:p text:style-name="P52">Lorsque vous apprenez pour la première fois à calculer l'aire d'un rectangle, il existe une séquence d'étapes pour calculer la bonne réponse :</text:p>
      <text:list text:style-name="L28">
        <text:list-item>
          <text:p text:style-name="P73">Mesurez la largeur du rectangle.</text:p>
        </text:list-item>
        <text:list-item>
          <text:p text:style-name="P73">Mesurez la hauteur du rectangle.</text:p>
        </text:list-item>
        <text:list-item>
          <text:p text:style-name="P73">Multipliez la largeur et la hauteur du rectangle.</text:p>
        </text:list-item>
      </text:list>
      <text:p text:style-name="P52">Avec de la pratique, vous pouvez calculer l'aire du rectangle sans avoir à suivre ces trois étapes à chaque fois.</text:p>
      <text:p text:style-name="P52">Nous pouvons calculer l'aire d'un rectangle avec le code suivant :</text:p>
      <text:p text:style-name="P60"><text:span text:style-name="Source_20_Text"><text:span text:style-name="T21">const width = 10;</text:span></text:span></text:p>
      <text:p text:style-name="P60"><text:span text:style-name="Source_20_Text"><text:span text:style-name="T21">const height = 6;</text:span></text:span></text:p>
      <text:p text:style-name="P60"><text:span text:style-name="Source_20_Text"><text:span text:style-name="T21">const area =  width * height;</text:span></text:span></text:p>
      <text:p text:style-name="P60"><text:span text:style-name="Source_20_Text"><text:span text:style-name="T21">console.log(area); // Output: 60</text:span></text:span></text:p>
      <text:p text:style-name="P52"><draw:frame draw:style-name="fr1" draw:name="Frame100" text:anchor-type="char" svg:x="-264.557cm" svg:width="0.041cm" draw:z-index="99"><draw:text-box fo:min-height="0.041cm"><text:p text:style-name="P18">Copy to Clipboard</text:p></draw:text-box></draw:frame>Imaginez qu’on vous demande de calculer l’aire de trois rectangles différents :</text:p>
      <text:p text:style-name="P60"><text:span text:style-name="Source_20_Text"><text:span text:style-name="T21">// Area of the first rectangle</text:span></text:span></text:p>
      <text:p text:style-name="P60"><text:span text:style-name="Source_20_Text"><text:span text:style-name="T21">const width1 = 10;</text:span></text:span></text:p>
      <text:p text:style-name="P60"><text:soft-page-break/><text:span text:style-name="Source_20_Text"><text:span text:style-name="T21">const height1 = 6;</text:span></text:span></text:p>
      <text:p text:style-name="P60"><text:span text:style-name="Source_20_Text"><text:span text:style-name="T21">const area1 =  width1 * height1;</text:span></text:span></text:p>
      <text:p text:style-name="P60"><text:span text:style-name="Source_20_Text"><text:span text:style-name="T21">// Area of the second rectangle</text:span></text:span></text:p>
      <text:p text:style-name="P60"><text:span text:style-name="Source_20_Text"><text:span text:style-name="T21">const width2 = 4;</text:span></text:span></text:p>
      <text:p text:style-name="P60"><text:span text:style-name="Source_20_Text"><text:span text:style-name="T21">const height2 = 9;</text:span></text:span></text:p>
      <text:p text:style-name="P60"><text:span text:style-name="Source_20_Text"><text:span text:style-name="T21">const area2 =  width2 * height2;</text:span></text:span></text:p>
      <text:p text:style-name="P60"><text:span text:style-name="Source_20_Text"><text:span text:style-name="T21">// Area of the third rectangle</text:span></text:span></text:p>
      <text:p text:style-name="P60"><text:span text:style-name="Source_20_Text"><text:span text:style-name="T21">const width3 = 10;</text:span></text:span></text:p>
      <text:p text:style-name="P60"><text:span text:style-name="Source_20_Text"><text:span text:style-name="T21">const height3 = 10;</text:span></text:span></text:p>
      <text:p text:style-name="P60"><text:span text:style-name="Source_20_Text"><text:span text:style-name="T21">const area3 =  width3 * height3;</text:span></text:span></text:p>
      <text:p text:style-name="P63"><draw:frame draw:style-name="fr1" draw:name="Frame101" text:anchor-type="char" svg:x="-264.557cm" svg:width="0.041cm" draw:z-index="100"><draw:text-box fo:min-height="0.041cm"><text:p text:style-name="P18">Copy to Clipboard</text:p></draw:text-box></draw:frame><text:span text:style-name="T3">En programmation, nous utilisons souvent du code pour effectuer une tâche spécifique plusieurs fois. Au lieu de réécrire le même code, nous pouvons regrouper un bloc de code et l'associer à une tâche, puis le réutiliser chaque fois que nous devons exécuter la même tâche. Pour ce faire, nous créons une </text:span><text:span text:style-name="Emphasis"><text:span text:style-name="T3">fonction</text:span></text:span><text:span text:style-name="T3"> . Une fonction est un bloc de code réutilisable qui regroupe une séquence de</text:span></text:p>
      <text:p text:style-name="P53"><text:a xlink:type="simple" xlink:href="https://www.codecademy.com/resources/docs/javascript/statements" office:target-frame-name="_blank" xlink:show="new" text:style-name="Internet_20_link" text:visited-style-name="Visited_20_Internet_20_Link"><draw:frame draw:style-name="fr1" draw:name="Frame102" text:anchor-type="char" svg:x="-264.557cm" svg:width="0.041cm" draw:z-index="101"><draw:text-box fo:min-height="0.041cm"><text:section text:style-name="Sect1" text:name="Section4"><text:p text:style-name="P18"><text:bookmark text:name=":r9:"/>Aperçu : Documents Chargement de la description du lien</text:p></text:section></draw:text-box></draw:frame><text:span text:style-name="T5">déclarations</text:span></text:a></text:p>
      <text:p text:style-name="P51">pour effectuer une tâche spécifique.</text:p>
      <text:p text:style-name="P67">Dans cette leçon, vous apprendrez à créer et à utiliser</text:p>
      <text:p text:style-name="P53"><text:a xlink:type="simple" xlink:href="https://www.codecademy.com/resources/docs/javascript/functions" office:target-frame-name="_blank" xlink:show="new" text:style-name="Internet_20_link" text:visited-style-name="Visited_20_Internet_20_Link"><draw:frame draw:style-name="fr1" draw:name="Frame103" text:anchor-type="char" svg:x="-264.557cm" svg:width="0.041cm" draw:z-index="102"><draw:text-box fo:min-height="0.041cm"><text:section text:style-name="Sect1" text:name="Section5"><text:p text:style-name="P18"><text:bookmark text:name=":rb:"/>Aperçu : Documents Chargement de la description du lien</text:p></text:section></draw:text-box></draw:frame><text:span text:style-name="T5">fonctions</text:span></text:a></text:p>
      <text:p text:style-name="P51">, et comment ils peuvent être utilisés pour créer un code plus clair et plus concis.</text:p>
      <text:h text:style-name="P14" text:outline-level="3">Déclarations de fonctions</text:h>
      <text:p text:style-name="P51">7 minutes</text:p>
      <text:p text:style-name="P52">En JavaScript, il existe de nombreuses façons de créer un</text:p>
      <text:p text:style-name="P53"><text:a xlink:type="simple" xlink:href="https://www.codecademy.com/resources/docs/javascript/functions?page_ref=catalog" office:target-frame-name="_blank" xlink:show="new" text:style-name="Internet_20_link" text:visited-style-name="Visited_20_Internet_20_Link"><draw:frame draw:style-name="fr1" draw:name="Frame104" text:anchor-type="char" svg:x="-264.557cm" svg:width="0.041cm" draw:z-index="103"><draw:text-box fo:min-height="0.041cm"><text:section text:style-name="Sect1" text:name=":rc:"><text:p text:style-name="P18">Preview: Docs Functions are reusable pieces of code that perform tasks, process data, and possibly return values.</text:p></text:section></draw:text-box></draw:frame><text:span text:style-name="T5">fonction</text:span></text:a></text:p>
      <text:p text:style-name="P62"><text:span text:style-name="T3">Une façon de créer une fonction est d'utiliser une </text:span><text:span text:style-name="Emphasis"><text:span text:style-name="T3">déclaration de fonction</text:span></text:span><text:span text:style-name="T3"> . Tout comme une déclaration de variable lie une valeur à un nom de variable, une déclaration de fonction lie une fonction à un nom, ou </text:span><text:span text:style-name="Emphasis"><text:span text:style-name="T3">identifiant</text:span></text:span><text:span text:style-name="T3"> . Voyez l'anatomie d'une déclaration de fonction ci-dessous :</text:span></text:p>
      <text:p text:style-name="P52">Une déclaration de fonction se compose de :</text:p>
      <text:list text:style-name="L29">
        <text:list-item>
          <text:p text:style-name="P74"><text:soft-page-break/><text:span text:style-name="T3">Le </text:span><text:span text:style-name="Source_20_Text"><text:span text:style-name="T6">function <text:s/></text:span></text:span><text:span text:style-name="T3">mot clé.</text:span></text:p>
        </text:list-item>
        <text:list-item>
          <text:p text:style-name="P75">Le nom de la fonction, ou son identifiant, suivi de parenthèses.</text:p>
        </text:list-item>
        <text:list-item>
          <text:p text:style-name="P75">Un corps de fonction, ou le bloc de</text:p>
          <text:p text:style-name="P74"><text:a xlink:type="simple" xlink:href="https://www.codecademy.com/resources/docs/javascript/statements" office:target-frame-name="_blank" xlink:show="new" text:style-name="Internet_20_link" text:visited-style-name="Visited_20_Internet_20_Link"><draw:frame draw:style-name="fr1" draw:name="Frame105" text:anchor-type="char" svg:x="-264.557cm" svg:width="0.041cm" draw:z-index="104"><draw:text-box fo:min-height="0.041cm"><text:section text:style-name="Sect1" text:name=":re:"><text:p text:style-name="P18">Aperçu : Documents Chargement de la description du lien</text:p></text:section></draw:text-box></draw:frame><text:span text:style-name="T5">déclarations</text:span></text:a></text:p>
          <text:p text:style-name="P74"><text:span text:style-name="T3">nécessaire pour effectuer une tâche spécifique, enfermée entre les accolades de la fonction, </text:span><text:span text:style-name="Source_20_Text"><text:span text:style-name="T6">{ }</text:span></text:span><text:span text:style-name="T3">.</text:span></text:p>
        </text:list-item>
      </text:list>
      <text:p text:style-name="P52">Une déclaration de fonction est une fonction liée à un identifiant, ou nom. Dans l'exercice suivant, nous verrons comment exécuter le code dans le corps de la fonction.</text:p>
      <text:p text:style-name="P52">Nous devrions également être conscients de la</text:p>
      <text:p text:style-name="P53"><text:a xlink:type="simple" xlink:href="https://www.codecademy.com/resources/docs/javascript/hoisting" office:target-frame-name="_blank" xlink:show="new" text:style-name="Internet_20_link" text:visited-style-name="Visited_20_Internet_20_Link"><draw:frame draw:style-name="fr1" draw:name="Frame106" text:anchor-type="char" svg:x="-264.557cm" svg:width="0.041cm" draw:z-index="105"><draw:text-box fo:min-height="0.041cm"><text:section text:style-name="Sect1" text:name=":rg:"><text:p text:style-name="P18">Aperçu : Documents Chargement de la description du lien</text:p></text:section></draw:text-box></draw:frame><text:span text:style-name="Emphasis"><text:span text:style-name="T5">levage</text:span></text:span></text:a></text:p>
      <text:p text:style-name="P51">fonctionnalité de JavaScript qui permet d'accéder aux déclarations de fonctions avant qu'elles ne soient définies.</text:p>
      <text:p text:style-name="P52">Jetez un oeil à un exemple de levage :</text:p>
      <text:p text:style-name="P60"><text:span text:style-name="Source_20_Text"><text:span text:style-name="T21">greetWorld(); // Output: Hello, World!</text:span></text:span></text:p>
      <text:p text:style-name="P60"><text:span text:style-name="Source_20_Text"><text:span text:style-name="T21">function greetWorld() {</text:span></text:span></text:p>
      <text:p text:style-name="P60"><text:span text:style-name="Source_20_Text"><text:span text:style-name="T22">  </text:span></text:span><text:span text:style-name="Source_20_Text"><text:span text:style-name="T21">console.log('Hello, World!');</text:span></text:span></text:p>
      <text:p text:style-name="P60"><text:span text:style-name="Source_20_Text"><text:span text:style-name="T21">}</text:span></text:span></text:p>
      <text:p text:style-name="P57"><draw:frame draw:style-name="fr1" draw:name="Frame107" text:anchor-type="char" svg:x="-264.557cm" svg:width="0.041cm" draw:z-index="106"><draw:text-box fo:min-height="0.041cm"><text:p text:style-name="P18">Copy to Clipboard</text:p></draw:text-box></draw:frame><text:span text:style-name="T3">Notez que le levage a pu </text:span><text:span text:style-name="Source_20_Text"><text:span text:style-name="T6">greetWorld()</text:span></text:span><text:span text:style-name="T3">être appelé avant la </text:span><text:span text:style-name="Source_20_Text"><text:span text:style-name="T6">greetWorld()</text:span></text:span><text:span text:style-name="T3">définition de la fonction ! Le levage n'étant pas considéré comme une bonne pratique, nous souhaitons simplement vous informer de cette fonctionnalité.</text:span></text:p>
      <text:p text:style-name="P57"><text:span text:style-name="T3">Si vous souhaitez en savoir plus sur le levage, consultez </text:span><text:a xlink:type="simple" xlink:href="https://developer.mozilla.org/en-US/docs/Glossary/Hoisting" office:target-frame-name="_blank" xlink:show="new" text:style-name="Internet_20_link" text:visited-style-name="Visited_20_Internet_20_Link"><text:span text:style-name="T5">la documentation MDN sur le levage</text:span></text:a><text:span text:style-name="T3"> .</text:span></text:p>
      <text:h text:style-name="P76" text:outline-level="3">Appel d'une fonction</text:h>
      <text:p text:style-name="P52">Comme nous l’avons vu dans les exercices précédents, une déclaration de fonction lie une fonction à un identifiant.</text:p>
      <text:p text:style-name="P63"><text:soft-page-break/><text:span text:style-name="T3">Cependant, une déclaration de fonction ne demande pas l'exécution du code contenu dans le corps de la fonction ; elle déclare simplement l'existence de la fonction. Le code contenu dans le corps d'une fonction s'exécute </text:span><text:span text:style-name="Emphasis"><text:span text:style-name="T3">uniquement</text:span></text:span><text:span text:style-name="T3"> lorsque la fonction est </text:span><text:span text:style-name="Emphasis"><text:span text:style-name="T3">appelée</text:span></text:span><text:span text:style-name="T3"> .</text:span></text:p>
      <text:p text:style-name="P52">À</text:p>
      <text:p text:style-name="P53"><text:a xlink:type="simple" xlink:href="https://www.codecademy.com/resources/docs/javascript/functions?page_ref=catalog" office:target-frame-name="_blank" xlink:show="new" text:style-name="Internet_20_link" text:visited-style-name="Visited_20_Internet_20_Link"><draw:frame draw:style-name="fr1" draw:name="Frame108" text:anchor-type="char" svg:x="-264.557cm" svg:width="0.041cm" draw:z-index="107"><draw:text-box fo:min-height="0.041cm"><text:section text:style-name="Sect1" text:name=":r2q:"><text:p text:style-name="P18">Aperçu : Documents Chargement de la description du lien</text:p></text:section></draw:text-box></draw:frame><text:span text:style-name="T5">appeler une fonction</text:span></text:a></text:p>
      <text:p text:style-name="P51">dans votre code, vous tapez le nom de la fonction suivi de parenthèses.</text:p>
      <text:p text:style-name="P63"><text:span text:style-name="T3">Cet </text:span><text:span text:style-name="Emphasis"><text:span text:style-name="T3">appel de fonction</text:span></text:span><text:span text:style-name="T3"> exécute le corps de la fonction, ou l'ensemble des</text:span></text:p>
      <text:p text:style-name="P53"><text:a xlink:type="simple" xlink:href="https://www.codecademy.com/resources/docs/javascript/statements" office:target-frame-name="_blank" xlink:show="new" text:style-name="Internet_20_link" text:visited-style-name="Visited_20_Internet_20_Link"><draw:frame draw:style-name="fr1" draw:name="Frame109" text:anchor-type="char" svg:x="-264.557cm" svg:width="0.041cm" draw:z-index="108"><draw:text-box fo:min-height="0.041cm"><text:section text:style-name="Sect1" text:name=":r2s:"><text:p text:style-name="P18">Preview: Docs In JavaScript, a statement is a unit of code that performs a specific action or task.</text:p></text:section></draw:text-box></draw:frame><text:span text:style-name="T5">déclarations</text:span></text:a></text:p>
      <text:p text:style-name="P51">entre les accolades dans la déclaration de fonction.</text:p>
      <text:p text:style-name="P52">Nous pouvons appeler la même fonction autant de fois que nécessaire.</text:p>
      <text:p text:style-name="P67">Entraînons-nous à appeler des fonctions dans notre code.</text:p>
      <text:h text:style-name="P14" text:outline-level="3">Paramètres et arguments</text:h>
      <text:p text:style-name="P51">8 minutes</text:p>
      <text:p text:style-name="P52">Jusqu'à présent, le</text:p>
      <text:p text:style-name="P53"><text:a xlink:type="simple" xlink:href="https://www.codecademy.com/resources/docs/javascript/functions" office:target-frame-name="_blank" xlink:show="new" text:style-name="Internet_20_link" text:visited-style-name="Visited_20_Internet_20_Link"><draw:frame draw:style-name="fr1" draw:name="Frame110" text:anchor-type="char" svg:x="-264.557cm" svg:width="0.041cm" draw:z-index="109"><draw:text-box fo:min-height="0.041cm"><text:section text:style-name="Sect1" text:name=":r3t:"><text:p text:style-name="P18">Preview: Docs Functions are reusable pieces of code that perform tasks, process data, and possibly return values.</text:p></text:section></draw:text-box></draw:frame><text:span text:style-name="T5">fonctions</text:span></text:a></text:p>
      <text:p text:style-name="P62"><text:span text:style-name="T3">Nous avons créé une fonction pour exécuter une tâche sans entrée. Cependant, certaines fonctions peuvent accepter des entrées et les utiliser pour exécuter une tâche. Lors de la déclaration d'une fonction, nous pouvons spécifier ses </text:span><text:span text:style-name="Emphasis"><text:span text:style-name="T3">paramètres</text:span></text:span><text:span text:style-name="T3"> . Les paramètres permettent aux fonctions d'accepter des entrées et d'exécuter une tâche en les utilisant. Nous utilisons les paramètres comme espaces réservés pour les informations qui seront transmises à la fonction lors de son appel.</text:span></text:p>
      <text:p text:style-name="P77"><text:span text:style-name="T23">Observons comment spécifier les paramètres dans notre déclaration de fonction :</text:span></text:p>
      <text:p text:style-name="P57"><text:span text:style-name="T3">Dans le diagramme ci-dessus, </text:span><text:span text:style-name="Source_20_Text"><text:span text:style-name="T6">calculateArea()</text:span></text:span><text:span text:style-name="T3">, calcule l'aire d'un rectangle à partir de deux entrées : </text:span><text:span text:style-name="Source_20_Text"><text:span text:style-name="T6">width </text:span></text:span><text:span text:style-name="T3">et </text:span><text:span text:style-name="Source_20_Text"><text:span text:style-name="T6">height</text:span></text:span><text:span text:style-name="T3">. Les paramètres sont </text:span><text:soft-page-break/><text:span text:style-name="T3">spécifiés entre parenthèses comme </text:span><text:span text:style-name="Source_20_Text"><text:span text:style-name="T6">width</text:span></text:span><text:span text:style-name="T3">et </text:span><text:span text:style-name="Source_20_Text"><text:span text:style-name="T6">height</text:span></text:span><text:span text:style-name="T3">, et dans le corps de la fonction, ils agissent comme des paramètres classiques.</text:span></text:p>
      <text:p text:style-name="P53"><text:a xlink:type="simple" xlink:href="https://www.codecademy.com/resources/docs/javascript/variables" office:target-frame-name="_blank" xlink:show="new" text:style-name="Internet_20_link" text:visited-style-name="Visited_20_Internet_20_Link"><draw:frame draw:style-name="fr1" draw:name="Frame111" text:anchor-type="char" svg:x="-264.557cm" svg:width="0.041cm" draw:z-index="110"><draw:text-box fo:min-height="0.041cm"><text:section text:style-name="Sect1" text:name=":r3v:"><text:p text:style-name="P18">Aperçu : Documents Chargement de la description du lien</text:p></text:section></draw:text-box></draw:frame><text:span text:style-name="T5">variables</text:span></text:a></text:p>
      <text:p text:style-name="P53"><text:span text:style-name="T3">. </text:span><text:span text:style-name="Source_20_Text"><text:span text:style-name="T6">width</text:span></text:span><text:span text:style-name="T3">et </text:span><text:span text:style-name="Source_20_Text"><text:span text:style-name="T6">height</text:span></text:span><text:span text:style-name="T3">agissent comme des espaces réservés pour les valeurs qui seront multipliées ensemble.</text:span></text:p>
      <text:p text:style-name="P63"><text:span text:style-name="T3">Lors de l'appel d'une fonction comportant des paramètres, nous spécifions les valeurs entre parenthèses suivant le nom de la fonction. Les valeurs transmises à la fonction lors de son appel sont appelées </text:span><text:span text:style-name="Emphasis"><text:span text:style-name="T3">arguments</text:span></text:span><text:span text:style-name="T3"> . Ces arguments peuvent être transmis à la fonction sous forme de valeurs ou de variables.</text:span></text:p>
      <text:p text:style-name="P57"><text:span text:style-name="T3">Dans l'appel de fonction ci-dessus, le nombre </text:span><text:span text:style-name="Source_20_Text"><text:span text:style-name="T6">10</text:span></text:span><text:span text:style-name="T3">est passé comme </text:span><text:span text:style-name="Source_20_Text"><text:span text:style-name="T6">width</text:span></text:span><text:span text:style-name="T3">et </text:span><text:span text:style-name="Source_20_Text"><text:span text:style-name="T6">6</text:span></text:span><text:span text:style-name="T3">comme </text:span><text:span text:style-name="Source_20_Text"><text:span text:style-name="T6">height</text:span></text:span><text:span text:style-name="T3">. Notez que l'ordre dans lequel les arguments sont passés et assignés suit l'ordre de déclaration des paramètres.</text:span></text:p>
      <text:p text:style-name="P57"><text:span text:style-name="T3">Les variables </text:span><text:span text:style-name="Source_20_Text"><text:span text:style-name="T6">rectWidth</text:span></text:span><text:span text:style-name="T3">et </text:span><text:span text:style-name="Source_20_Text"><text:span text:style-name="T6">rectHeight</text:span></text:span><text:span text:style-name="T3">sont initialisées avec les valeurs de hauteur et de largeur d'un rectangle avant d'être utilisées dans l'appel de fonction.</text:span></text:p>
      <text:p text:style-name="P57"><text:span text:style-name="T3">En utilisant des paramètres, </text:span><text:span text:style-name="Source_20_Text"><text:span text:style-name="T6">calculateArea()</text:span></text:span><text:span text:style-name="T3">vous pouvez les réutiliser pour calculer l'aire de n'importe quel rectangle ! Les fonctions sont un outil puissant en programmation informatique. Entraînons-nous donc à créer et à appeler des fonctions avec des paramètres.</text:span></text:p>
      <text:h text:style-name="P78" text:outline-level="3"><text:span text:style-name="T24">Paramètres par défaut</text:span></text:h>
      <text:p text:style-name="P57"><text:span text:style-name="T3">L'une des fonctionnalités ajoutées à ES6 est la possibilité d'utiliser </text:span><text:span text:style-name="Emphasis"><text:span text:style-name="T3">des paramètres par défaut</text:span></text:span><text:span text:style-name="T3"> . Ces paramètres permettent de leur attribuer une valeur prédéterminée lorsqu'aucun argument n'est passé à la fonction ou lorsqu'un argument est présent </text:span><text:span text:style-name="Source_20_Text"><text:span text:style-name="T6">undefined</text:span></text:span><text:span text:style-name="T3">lors de l'appel.</text:span></text:p>
      <text:p text:style-name="P52"><text:soft-page-break/>Jetez un œil à l’extrait de code ci-dessous qui utilise un paramètre par défaut :</text:p>
      <text:p text:style-name="P60"><text:span text:style-name="Source_20_Text"><text:span text:style-name="T21">function greeting (name = 'stranger') {</text:span></text:span></text:p>
      <text:p text:style-name="P60"><text:span text:style-name="Source_20_Text"><text:span text:style-name="T22">  </text:span></text:span><text:span text:style-name="Source_20_Text"><text:span text:style-name="T21">console.log(`Hello, ${name}!`)</text:span></text:span></text:p>
      <text:p text:style-name="P60"><text:span text:style-name="Source_20_Text"><text:span text:style-name="T21">}</text:span></text:span></text:p>
      <text:p text:style-name="P60"><text:span text:style-name="Source_20_Text"><text:span text:style-name="T21">greeting('Nick') // Output: Hello, Nick!</text:span></text:span></text:p>
      <text:p text:style-name="P60"><text:span text:style-name="Source_20_Text"><text:span text:style-name="T21">greeting() // Output: Hello, stranger!</text:span></text:span></text:p>
      <text:list text:style-name="L30">
        <text:list-item>
          <text:p text:style-name="P79"><draw:frame draw:style-name="fr1" draw:name="Frame112" text:anchor-type="char" svg:x="-264.557cm" svg:width="0.041cm" draw:z-index="111"><draw:text-box fo:min-height="0.041cm"><text:p text:style-name="P18">Copy to Clipboard</text:p></draw:text-box></draw:frame><text:span text:style-name="T3">Dans l'exemple ci-dessus, nous avons utilisé l' </text:span><text:span text:style-name="Source_20_Text"><text:span text:style-name="T6">=</text:span></text:span><text:span text:style-name="T3">opérateur pour attribuer au paramètre </text:span><text:span text:style-name="Source_20_Text"><text:span text:style-name="T6">name</text:span></text:span><text:span text:style-name="T3">la valeur par défaut </text:span><text:span text:style-name="Source_20_Text"><text:span text:style-name="T6">'stranger'</text:span></text:span><text:span text:style-name="T3">. Ceci est utile si nous souhaitons inclure un message d'accueil par défaut non personnalisé !</text:span></text:p>
        </text:list-item>
        <text:list-item>
          <text:p text:style-name="P79"><text:span text:style-name="T3">Lorsque le code appelle </text:span><text:span text:style-name="Source_20_Text"><text:span text:style-name="T6">greeting('Nick')</text:span></text:span><text:span text:style-name="T3">la valeur de l'argument, elle est transmise et, </text:span><text:span text:style-name="Source_20_Text"><text:span text:style-name="T6">'Nick'</text:span></text:span><text:span text:style-name="T3">, remplacera le paramètre par défaut de </text:span><text:span text:style-name="Source_20_Text"><text:span text:style-name="T6">'stranger'</text:span></text:span><text:span text:style-name="T3">pour se connecter </text:span><text:span text:style-name="Source_20_Text"><text:span text:style-name="T6">'Hello, Nick!'</text:span></text:span><text:span text:style-name="T3">à la console.</text:span></text:p>
        </text:list-item>
        <text:list-item>
          <text:p text:style-name="P79"><text:span text:style-name="T3">Lorsqu'aucun argument n'est passé dans </text:span><text:span text:style-name="Source_20_Text"><text:span text:style-name="T6">greeting()</text:span></text:span><text:span text:style-name="T3">, la valeur par défaut de </text:span><text:span text:style-name="Source_20_Text"><text:span text:style-name="T6">'stranger'</text:span></text:span><text:span text:style-name="T3">est utilisée et </text:span><text:span text:style-name="Source_20_Text"><text:span text:style-name="T6">'Hello, stranger!'</text:span></text:span><text:span text:style-name="T3">est enregistrée dans la console.</text:span></text:p>
        </text:list-item>
      </text:list>
      <text:p text:style-name="P52">En utilisant un paramètre par défaut, nous prenons en compte les situations dans lesquelles un argument n'est pas transmis à une fonction qui attend un argument.</text:p>
      <text:p text:style-name="P67">Pratiquons la création</text:p>
      <text:p text:style-name="P53"><text:a xlink:type="simple" xlink:href="https://www.codecademy.com/resources/docs/javascript/functions" office:target-frame-name="_blank" xlink:show="new" text:style-name="Internet_20_link" text:visited-style-name="Visited_20_Internet_20_Link"><draw:frame draw:style-name="fr1" draw:name="Frame113" text:anchor-type="char" svg:x="-264.557cm" svg:width="0.041cm" draw:z-index="112"><draw:text-box fo:min-height="0.041cm"><text:section text:style-name="Sect1" text:name="Section6"><text:p text:style-name="P18"><text:bookmark text:name=":r6v:"/>Aperçu : Documents Chargement de la description du lien</text:p></text:section></draw:text-box></draw:frame><text:span text:style-name="T5">fonctions</text:span></text:a></text:p>
      <text:p text:style-name="P51">qui utilisent des paramètres par défaut.</text:p>
      <text:h text:style-name="P14" text:outline-level="3">Retour</text:h>
      <text:p text:style-name="P51">11 min</text:p>
      <text:p text:style-name="P57"><text:span text:style-name="T3">Lorsqu'une fonction est appelée, l'ordinateur exécute le code de la fonction et évalue le résultat. Par défaut, la valeur résultante est </text:span><text:span text:style-name="Source_20_Text"><text:span text:style-name="T6">undefined</text:span></text:span><text:span text:style-name="T3">.</text:span></text:p>
      <text:p text:style-name="P60"><text:soft-page-break/><text:span text:style-name="Source_20_Text"><text:span text:style-name="T21">function rectangleArea(width, height) {</text:span></text:span></text:p>
      <text:p text:style-name="P60"><text:span text:style-name="Source_20_Text"><text:span text:style-name="T22">  </text:span></text:span><text:span text:style-name="Source_20_Text"><text:span text:style-name="T21">let area = width * height;</text:span></text:span></text:p>
      <text:p text:style-name="P60"><text:span text:style-name="Source_20_Text"><text:span text:style-name="T21">}</text:span></text:span></text:p>
      <text:p text:style-name="P60"><text:span text:style-name="Source_20_Text"><text:span text:style-name="T21">console.log(rectangleArea(5, 7)) // Prints undefined</text:span></text:span></text:p>
      <text:p text:style-name="P57"><draw:frame draw:style-name="fr1" draw:name="Frame114" text:anchor-type="char" svg:x="-264.557cm" svg:width="0.041cm" draw:z-index="113"><draw:text-box fo:min-height="0.041cm"><text:p text:style-name="P18">Copy to Clipboard</text:p></draw:text-box></draw:frame><text:span text:style-name="T3">Dans l'exemple de code, nous avons défini notre fonction pour calculer l'aire </text:span><text:span text:style-name="Source_20_Text"><text:span text:style-name="T6">area</text:span></text:span><text:span text:style-name="T3">d'un paramètre </text:span><text:span text:style-name="Source_20_Text"><text:span text:style-name="T6">width</text:span></text:span><text:span text:style-name="T3">et . La fonction est alors invoquée avec les arguments et . Mais lorsque nous avons voulu afficher les résultats, nous avons obtenu . Avons-nous mal écrit notre fonction ? Non ! En fait, elle a bien fonctionné, et l'ordinateur a bien calculé l'aire comme , mais nous ne l'avons pas capturée. Comment faire ? Avec le mot-clé !</text:span><text:span text:style-name="Source_20_Text"><text:span text:style-name="T6">heightrectangleArea()57undefined35return</text:span></text:span></text:p>
      <text:p text:style-name="P52">Pour renvoyer les informations de l'appel de fonction, nous utilisons un</text:p>
      <text:p text:style-name="P53"><text:a xlink:type="simple" xlink:href="https://www.codecademy.com/resources/docs/javascript/functions?page_ref=catalog" office:target-frame-name="_blank" xlink:show="new" text:style-name="Internet_20_link" text:visited-style-name="Visited_20_Internet_20_Link"><draw:frame draw:style-name="fr1" draw:name="Frame115" text:anchor-type="char" svg:x="-264.557cm" svg:width="0.041cm" draw:z-index="114"><draw:text-box fo:min-height="0.041cm"><text:section text:style-name="Sect1" text:name=":r8j:"><text:p text:style-name="P18">Aperçu : Documents Chargement de la description du lien</text:p></text:section></draw:text-box></draw:frame><text:span text:style-name="T5">instruction de retour</text:span></text:a></text:p>
      <text:p text:style-name="P53"><text:span text:style-name="T3">Pour créer une instruction de retour, nous utilisons le </text:span><text:span text:style-name="Source_20_Text"><text:span text:style-name="T6">return</text:span></text:span><text:span text:style-name="T3">mot-clé suivi de la valeur à renvoyer. Comme indiqué précédemment, si la valeur est omise, la valeur </text:span><text:span text:style-name="Source_20_Text"><text:span text:style-name="T6">undefined</text:span></text:span><text:span text:style-name="T3">est renvoyée.</text:span></text:p>
      <text:p text:style-name="P57"><text:span text:style-name="T3">Lorsqu'une </text:span><text:span text:style-name="Source_20_Text"><text:span text:style-name="T6">return</text:span></text:span><text:span text:style-name="T3">instruction est utilisée dans le corps d'une fonction, l'exécution de la fonction est interrompue et le code qui la suit n'est pas exécuté. Regardez l'exemple ci-dessous :</text:span></text:p>
      <text:p text:style-name="P60"><text:span text:style-name="Source_20_Text"><text:span text:style-name="T21">function rectangleArea(width, height) {</text:span></text:span></text:p>
      <text:p text:style-name="P60"><text:span text:style-name="Source_20_Text"><text:span text:style-name="T22">  </text:span></text:span><text:span text:style-name="Source_20_Text"><text:span text:style-name="T21">if (width &lt; 0 || height &lt; 0) {</text:span></text:span></text:p>
      <text:p text:style-name="P60"><text:span text:style-name="Source_20_Text"><text:span text:style-name="T22">    </text:span></text:span><text:span text:style-name="Source_20_Text"><text:span text:style-name="T21">return 'You need positive integers to calculate area!';</text:span></text:span></text:p>
      <text:p text:style-name="P60"><text:span text:style-name="Source_20_Text"><text:span text:style-name="T22">  </text:span></text:span><text:span text:style-name="Source_20_Text"><text:span text:style-name="T21">}</text:span></text:span></text:p>
      <text:p text:style-name="P60"><text:span text:style-name="Source_20_Text"><text:span text:style-name="T22">  </text:span></text:span><text:span text:style-name="Source_20_Text"><text:span text:style-name="T21">return width * height;</text:span></text:span></text:p>
      <text:p text:style-name="P60"><text:span text:style-name="Source_20_Text"><text:span text:style-name="T21">}</text:span></text:span></text:p>
      <text:p text:style-name="P57"><draw:frame draw:style-name="fr1" draw:name="Frame116" text:anchor-type="char" svg:x="-264.557cm" svg:width="0.041cm" draw:z-index="115"><draw:text-box fo:min-height="0.041cm"><text:p text:style-name="P18">Copy to Clipboard</text:p></draw:text-box></draw:frame><text:span text:style-name="T3">Si un argument pour  </text:span><text:span text:style-name="Source_20_Text"><text:span text:style-name="T6">width </text:span></text:span><text:span text:style-name="T3">ou </text:span><text:span text:style-name="Source_20_Text"><text:span text:style-name="T6">height </text:span></text:span><text:span text:style-name="T3">est inférieur à </text:span><text:span text:style-name="Source_20_Text"><text:span text:style-name="T6">0</text:span></text:span><text:span text:style-name="T3">, alors </text:span><text:span text:style-name="Source_20_Text"><text:span text:style-name="T6">rectangleArea() </text:span></text:span><text:span text:style-name="T3">renvoie </text:span><text:span text:style-name="Source_20_Text"><text:span text:style-name="T6">'You need positive integers to calculate area!'</text:span></text:span><text:span text:style-name="T3">. La deuxième instruction return </text:span><text:span text:style-name="Source_20_Text"><text:span text:style-name="T6">width * height </text:span></text:span><text:span text:style-name="T3">ne s'exécutera pas.</text:span></text:p>
      <text:p text:style-name="P57"><text:soft-page-break/><text:span text:style-name="T3">Ce </text:span><text:span text:style-name="Source_20_Text"><text:span text:style-name="T6">return</text:span></text:span><text:span text:style-name="T3">mot-clé est puissant car il permet aux fonctions de générer une sortie. Nous pouvons ensuite enregistrer cette sortie dans une variable pour une utilisation ultérieure.</text:span></text:p>
      <text:h text:style-name="P14" text:outline-level="3"><text:span text:style-name="T25">Fonctions</text:span> <text:span text:style-name="T25">d'assistance</text:span></text:h>
      <text:p text:style-name="P52">Nous pouvons également utiliser la valeur de retour d'une fonction à l'intérieur d'une autre fonction.</text:p>
      <text:p text:style-name="P53"><text:a xlink:type="simple" xlink:href="https://www.codecademy.com/resources/docs/javascript/functions" office:target-frame-name="_blank" xlink:show="new" text:style-name="Internet_20_link" text:visited-style-name="Visited_20_Internet_20_Link"><draw:frame draw:style-name="fr1" draw:name="Frame117" text:anchor-type="char" svg:x="-264.557cm" svg:width="0.041cm" draw:z-index="116"><draw:text-box fo:min-height="0.041cm"><text:section text:style-name="Sect1" text:name=":rac:"><text:p text:style-name="P18">Aperçu : Documents Chargement de la description du lien</text:p></text:section></draw:text-box></draw:frame><text:span text:style-name="T5">fonctions</text:span></text:a></text:p>
      <text:p text:style-name="P62"><text:span text:style-name="T3">Les fonctions appelées dans une autre fonction sont souvent appelées </text:span><text:span text:style-name="Emphasis"><text:span text:style-name="T3">fonctions d'assistance</text:span></text:span><text:span text:style-name="T3"> . Chaque fonction exécutant une tâche spécifique, notre code est plus facile à lire et à déboguer si nécessaire.</text:span></text:p>
      <text:p text:style-name="P52">Si nous voulions définir une fonction qui convertit la température de Celsius en Fahrenheit, nous pourrions écrire deux fonctions comme :</text:p>
      <text:p text:style-name="P60"><text:span text:style-name="Source_20_Text"><text:span text:style-name="T8">function multiplyByNineFifths(number) {</text:span></text:span></text:p>
      <text:p text:style-name="P60"><text:span text:style-name="Source_20_Text"><text:span text:style-name="T18">  </text:span></text:span><text:span text:style-name="Source_20_Text"><text:span text:style-name="T8">return number * (9/5);</text:span></text:span></text:p>
      <text:p text:style-name="P60"><text:span text:style-name="Source_20_Text"><text:span text:style-name="T8">};</text:span></text:span></text:p>
      <text:p text:style-name="P60"><text:span text:style-name="Source_20_Text"><text:span text:style-name="T8">function getFahrenheit(celsius) {</text:span></text:span></text:p>
      <text:p text:style-name="P60"><text:span text:style-name="Source_20_Text"><text:span text:style-name="T18">  </text:span></text:span><text:span text:style-name="Source_20_Text"><text:span text:style-name="T8">return multiplyByNineFifths(celsius) + 32;</text:span></text:span></text:p>
      <text:p text:style-name="P60"><text:span text:style-name="Source_20_Text"><text:span text:style-name="T8">};</text:span></text:span></text:p>
      <text:p text:style-name="P60"><text:span text:style-name="Source_20_Text"><text:span text:style-name="T8">getFahrenheit(15); // Returns 59</text:span></text:span></text:p>
      <text:p text:style-name="P52"><draw:frame draw:style-name="fr1" draw:name="Frame118" text:anchor-type="char" svg:x="-264.557cm" svg:width="0.041cm" draw:z-index="117"><draw:text-box fo:min-height="0.041cm"><text:p text:style-name="P18">Copy to Clipboard</text:p></draw:text-box></draw:frame>Dans l’exemple ci-dessus :</text:p>
      <text:list text:style-name="L31">
        <text:list-item>
          <text:p text:style-name="P80"><text:span text:style-name="Source_20_Text"><text:span text:style-name="T6">getFahrenheit()</text:span></text:span><text:span text:style-name="T3">est appelé et </text:span><text:span text:style-name="Source_20_Text"><text:span text:style-name="T6">15</text:span></text:span><text:span text:style-name="T3">est passé en argument.</text:span></text:p>
        </text:list-item>
        <text:list-item>
          <text:p text:style-name="P80"><text:span text:style-name="T3">Le bloc de code à l'intérieur des </text:span><text:span text:style-name="Source_20_Text"><text:span text:style-name="T6">getFahrenheit()</text:span></text:span><text:span text:style-name="T3">appels </text:span><text:span text:style-name="Source_20_Text"><text:span text:style-name="T6">multiplyByNineFifths()</text:span></text:span><text:span text:style-name="T3">et des passes </text:span><text:span text:style-name="Source_20_Text"><text:span text:style-name="T6">15</text:span></text:span><text:span text:style-name="T3">en tant qu'argument.</text:span></text:p>
        </text:list-item>
        <text:list-item>
          <text:p text:style-name="P80"><text:span text:style-name="Source_20_Text"><text:span text:style-name="T6">multiplyByNineFifths()</text:span></text:span><text:span text:style-name="T3">prend l'argument de </text:span><text:span text:style-name="Source_20_Text"><text:span text:style-name="T6">15</text:span></text:span><text:span text:style-name="T3">pour le </text:span><text:span text:style-name="Source_20_Text"><text:span text:style-name="T6">number</text:span></text:span><text:span text:style-name="T3">paramètre.</text:span></text:p>
        </text:list-item>
        <text:list-item>
          <text:p text:style-name="P80"><text:span text:style-name="T3">Le bloc de code à l'intérieur de </text:span><text:span text:style-name="Source_20_Text"><text:span text:style-name="T6">multiplyByNineFifths()</text:span></text:span><text:span text:style-name="T3">la fonction se multiplie </text:span><text:span text:style-name="Source_20_Text"><text:span text:style-name="T6">15</text:span></text:span><text:span text:style-name="T3">par </text:span><text:span text:style-name="Source_20_Text"><text:span text:style-name="T6">(9/5)</text:span></text:span><text:span text:style-name="T3">, ce qui donne </text:span><text:span text:style-name="Source_20_Text"><text:span text:style-name="T6">27</text:span></text:span><text:span text:style-name="T3">.</text:span></text:p>
        </text:list-item>
        <text:list-item>
          <text:p text:style-name="P80"><text:soft-page-break/><text:span text:style-name="Source_20_Text"><text:span text:style-name="T6">27</text:span></text:span><text:span text:style-name="T3">est renvoyé à l'appel de fonction dans </text:span><text:span text:style-name="Source_20_Text"><text:span text:style-name="T6">getFahrenheit()</text:span></text:span><text:span text:style-name="T3">.</text:span></text:p>
        </text:list-item>
        <text:list-item>
          <text:p text:style-name="P80"><text:span text:style-name="Source_20_Text"><text:span text:style-name="T6">getFahrenheit()</text:span></text:span><text:span text:style-name="T3">continue de s'exécuter. Il ajoute </text:span><text:span text:style-name="Source_20_Text"><text:span text:style-name="T6">32</text:span></text:span><text:span text:style-name="T3">à </text:span><text:span text:style-name="Source_20_Text"><text:span text:style-name="T6">27</text:span></text:span><text:span text:style-name="T3">, qui est évalué à </text:span><text:span text:style-name="Source_20_Text"><text:span text:style-name="T6">59</text:span></text:span><text:span text:style-name="T3">.</text:span></text:p>
        </text:list-item>
        <text:list-item>
          <text:p text:style-name="P80"><text:span text:style-name="T3">Enfin, </text:span><text:span text:style-name="Source_20_Text"><text:span text:style-name="T6">59</text:span></text:span><text:span text:style-name="T3">on revient à l'appel de fonction </text:span><text:span text:style-name="Source_20_Text"><text:span text:style-name="T6">getFahrenheit(15)</text:span></text:span><text:span text:style-name="T3">.</text:span></text:p>
        </text:list-item>
      </text:list>
      <text:p text:style-name="P67">Nous pouvons utiliser des fonctions pour segmenter de petits éléments logiques ou tâches, puis les utiliser lorsque nous en avons besoin. L'écriture de fonctions d'assistance peut aider à décomposer des tâches complexes et complexes en tâches plus petites et plus faciles à gérer.</text:p>
      <text:h text:style-name="P14" text:outline-level="3">Expressions de fonction</text:h>
      <text:p text:style-name="P51">12 minutes</text:p>
      <text:p text:style-name="P57"><text:span text:style-name="T3">Une autre façon de définir une fonction est d'utiliser une </text:span><text:span text:style-name="Emphasis"><text:span text:style-name="T3">expression de fonction</text:span></text:span><text:span text:style-name="T3"> . Pour définir une fonction à l'intérieur d'une expression, on peut utiliser le </text:span><text:span text:style-name="Source_20_Text"><text:span text:style-name="T6">function</text:span></text:span><text:span text:style-name="T3">mot-clé. Dans une expression de fonction, le nom de la fonction est généralement omis. Une fonction sans nom est appelée </text:span><text:span text:style-name="Emphasis"><text:span text:style-name="T3">fonction anonyme</text:span></text:span><text:span text:style-name="T3"> . Une expression de fonction est souvent stockée dans une variable pour y faire référence.</text:span></text:p>
      <text:p text:style-name="P52">Considérez l’expression de fonction suivante :</text:p>
      <text:p text:style-name="P52">Pour déclarer une expression de fonction :</text:p>
      <text:list text:style-name="L32">
        <text:list-item>
          <text:p text:style-name="P81"><text:span text:style-name="T3">Déclarez une variable pour que son nom soit celui, ou l'identifiant, de votre fonction. Depuis la sortie d'ES6, il est courant d'utiliser </text:span><text:span text:style-name="Source_20_Text"><text:span text:style-name="T6">const</text:span></text:span><text:span text:style-name="T3">comme mot-clé pour déclarer la variable.</text:span></text:p>
        </text:list-item>
        <text:list-item>
          <text:p text:style-name="P81"><text:span text:style-name="T3">Attribuez à cette variable une fonction anonyme créée à l'aide du </text:span><text:span text:style-name="Source_20_Text"><text:span text:style-name="T6">function</text:span></text:span><text:span text:style-name="T3">mot-clé suivi d'une série de parenthèses avec les paramètres possibles, puis d'accolades contenant le corps de la fonction.</text:span></text:p>
        </text:list-item>
      </text:list>
      <text:p text:style-name="P52"><text:soft-page-break/>Pour appeler une expression de fonction, écrivez le nom de la variable dans laquelle la fonction est stockée, suivi de parenthèses entourant tous les arguments passés à la fonction.</text:p>
      <text:p text:style-name="P60"><text:span text:style-name="Source_20_Text"><text:span text:style-name="T8">variableName(argument1, argument2)</text:span></text:span></text:p>
      <text:p text:style-name="P52"><draw:frame draw:style-name="fr1" draw:name="Frame119" text:anchor-type="char" svg:x="-264.557cm" svg:width="0.041cm" draw:z-index="118"><draw:text-box fo:min-height="0.041cm"><text:p text:style-name="P18">Copy to Clipboard</text:p></draw:text-box></draw:frame>Contrairement aux déclarations de fonction, les expressions de fonction ne sont pas levées et ne peuvent donc pas être appelées avant d'être définies.</text:p>
      <text:p text:style-name="P67">Définissons une nouvelle fonction à l’aide d’une expression de fonction.</text:p>
      <text:h text:style-name="P14" text:outline-level="3">Fonctions fléchées</text:h>
      <text:p text:style-name="P51">3 minutes</text:p>
      <text:p text:style-name="P63"><text:span text:style-name="T3">ES6 a introduit </text:span><text:span text:style-name="Emphasis"><text:span text:style-name="T3">la syntaxe de fonction fléchée</text:span></text:span><text:span text:style-name="T3"> , une manière plus courte d'écrire</text:span></text:p>
      <text:p text:style-name="P53"><text:a xlink:type="simple" xlink:href="https://www.codecademy.com/resources/docs/javascript/functions" office:target-frame-name="_blank" xlink:show="new" text:style-name="Internet_20_link" text:visited-style-name="Visited_20_Internet_20_Link"><draw:frame draw:style-name="fr1" draw:name="Frame120" text:anchor-type="char" svg:x="-264.557cm" svg:width="0.041cm" draw:z-index="119"><draw:text-box fo:min-height="0.041cm"><text:section text:style-name="Sect1" text:name="Section7"><text:p text:style-name="P18"><text:bookmark text:name=":r35:"/>Aperçu : Documents Chargement de la description du lien</text:p></text:section></draw:text-box></draw:frame><text:span text:style-name="T5">fonctions</text:span></text:a></text:p>
      <text:p text:style-name="P53"><text:span text:style-name="T3">en utilisant la </text:span><text:span text:style-name="Source_20_Text"><text:span text:style-name="T6">() =&gt;</text:span></text:span><text:span text:style-name="T3">notation spéciale « flèche grasse ».</text:span></text:p>
      <text:p text:style-name="P53"><text:a xlink:type="simple" xlink:href="https://www.codecademy.com/resources/docs/javascript/arrow-functions?page_ref=catalog" office:target-frame-name="_blank" xlink:show="new" text:style-name="Internet_20_link" text:visited-style-name="Visited_20_Internet_20_Link"><draw:frame draw:style-name="fr1" draw:name="Frame121" text:anchor-type="char" svg:x="-264.557cm" svg:width="0.041cm" draw:z-index="120"><draw:text-box fo:min-height="0.041cm"><text:section text:style-name="Sect1" text:name=":r37:"><text:p text:style-name="P18">Preview: Docs Arrow function expressions were introduced in ES6. These expressions are a clean and concise alternative to the traditional function syntax.</text:p></text:section></draw:text-box></draw:frame><text:span text:style-name="T5">Fonctions fléchées</text:span></text:a></text:p>
      <text:p text:style-name="P53"><text:span text:style-name="T3">Plus besoin de saisir le mot-clé </text:span><text:span text:style-name="Source_20_Text"><text:span text:style-name="T6">function</text:span></text:span><text:span text:style-name="T3">à chaque création de fonction. Il suffit d'inclure les paramètres dans le champ « the</text:span><text:span text:style-name="Source_20_Text"><text:span text:style-name="T6">( )</text:span></text:span><text:span text:style-name="T3"> », puis d'ajouter une flèche </text:span><text:span text:style-name="Source_20_Text"><text:span text:style-name="T6">=&gt;</text:span></text:span><text:span text:style-name="T3">pointant vers le corps de la fonction, </text:span><text:span text:style-name="Source_20_Text"><text:span text:style-name="T6">{ }</text:span></text:span><text:span text:style-name="T3">comme ceci :</text:span></text:p>
      <text:p text:style-name="P60"><text:span text:style-name="Source_20_Text"><text:span text:style-name="T8">const rectangleArea = (width, height) =&gt; {</text:span></text:span></text:p>
      <text:p text:style-name="P60"><text:span text:style-name="Source_20_Text"><text:span text:style-name="T18">  </text:span></text:span><text:span text:style-name="Source_20_Text"><text:span text:style-name="T8">let area = width * height;</text:span></text:span></text:p>
      <text:p text:style-name="P60"><text:span text:style-name="Source_20_Text"><text:span text:style-name="T18">  </text:span></text:span><text:span text:style-name="Source_20_Text"><text:span text:style-name="T8">return area;</text:span></text:span></text:p>
      <text:p text:style-name="P60"><text:span text:style-name="Source_20_Text"><text:span text:style-name="T8">};</text:span></text:span></text:p>
      <text:p text:style-name="P67"><draw:frame draw:style-name="fr1" draw:name="Frame122" text:anchor-type="char" svg:x="-264.557cm" svg:width="0.041cm" draw:z-index="121"><draw:text-box fo:min-height="0.041cm"><text:p text:style-name="P18">Copy to Clipboard</text:p></draw:text-box></draw:frame>Il est important de se familiariser avec les différentes manières d'écrire des fonctions, car vous rencontrerez chacune d'entre elles lors de la lecture d'autres codes JavaScript.</text:p>
      <text:h text:style-name="P14" text:outline-level="3">Fonctions de flèches de corps concises</text:h>
      <text:p text:style-name="P51">6 minutes</text:p>
      <text:p text:style-name="P52">JavaScript fournit également plusieurs façons de refactoriser</text:p>
      <text:p text:style-name="P53"><text:a xlink:type="simple" xlink:href="https://www.codecademy.com/resources/docs/javascript/arrow-functions?page_ref=catalog" office:target-frame-name="_blank" xlink:show="new" text:style-name="Internet_20_link" text:visited-style-name="Visited_20_Internet_20_Link"><draw:frame draw:style-name="fr1" draw:name="Frame123" text:anchor-type="char" svg:x="-264.557cm" svg:width="0.041cm" draw:z-index="122"><draw:text-box fo:min-height="0.041cm"><text:section text:style-name="Sect1" text:name=":r43:"><text:p text:style-name="P18">Preview: Docs Arrow function expressions were introduced in ES6. These expressions are a clean and concise alternative to the traditional function syntax.</text:p></text:section></draw:text-box></draw:frame><text:span text:style-name="T5">fonction flèche</text:span></text:a></text:p>
      <text:p text:style-name="P62"><text:soft-page-break/><text:span text:style-name="T3">Syntaxe. La forme la plus condensée de la fonction est appelée «</text:span><text:span text:style-name="Emphasis"><text:span text:style-name="T3"> corps concis »</text:span></text:span><text:span text:style-name="T3"> . Nous explorerons quelques-unes de ces techniques ci-dessous :</text:span></text:p>
      <text:list text:style-name="L33">
        <text:list-item>
          <text:p text:style-name="P82"><text:a xlink:type="simple" xlink:href="https://www.codecademy.com/resources/docs/javascript/functions" office:target-frame-name="_blank" xlink:show="new" text:style-name="Internet_20_link" text:visited-style-name="Visited_20_Internet_20_Link"><draw:frame draw:style-name="fr1" draw:name="Frame124" text:anchor-type="char" svg:x="-264.557cm" svg:width="0.041cm" draw:z-index="123"><draw:text-box fo:min-height="0.041cm"><text:section text:style-name="Sect1" text:name="Section8"><text:p text:style-name="P18"><text:bookmark text:name=":r45:"/>Aperçu : Documents Chargement de la description du lien</text:p></text:section></draw:text-box></draw:frame><text:span text:style-name="T5">Fonctions</text:span></text:a></text:p>
          <text:p text:style-name="P83">Les fonctions qui n'acceptent qu'un seul paramètre n'ont pas besoin d'être entourées de parenthèses. En revanche, si une fonction n'accepte aucun paramètre ou plusieurs paramètres, les parenthèses sont obligatoires.</text:p>
        </text:list-item>
        <text:list-item>
          <text:p text:style-name="P82"><text:span text:style-name="T3">Un corps de fonction composé d'un bloc d'une seule ligne n'a pas besoin d'accolades. Sans accolades, l'élément évalué par cette ligne sera automatiquement renvoyé. Le contenu du bloc doit suivre immédiatement la flèche </text:span><text:span text:style-name="Source_20_Text"><text:span text:style-name="T6">=&gt;</text:span></text:span><text:span text:style-name="T3">et le </text:span><text:span text:style-name="Source_20_Text"><text:span text:style-name="T6">return</text:span></text:span><text:span text:style-name="T3">mot-clé peut être supprimé. On parle alors de </text:span><text:span text:style-name="Emphasis"><text:span text:style-name="T3">retour implicite</text:span></text:span><text:span text:style-name="T3"> .</text:span></text:p>
        </text:list-item>
      </text:list>
      <text:p text:style-name="P52">Donc si nous avons une fonction :</text:p>
      <text:p text:style-name="P60"><text:span text:style-name="Source_20_Text"><text:span text:style-name="T8">const squareNum = (num) =&gt; {</text:span></text:span></text:p>
      <text:p text:style-name="P60"><text:span text:style-name="Source_20_Text"><text:span text:style-name="T18">  </text:span></text:span><text:span text:style-name="Source_20_Text"><text:span text:style-name="T8">return num * num;</text:span></text:span></text:p>
      <text:p text:style-name="P60"><text:span text:style-name="Source_20_Text"><text:span text:style-name="T8">};</text:span></text:span></text:p>
      <text:p text:style-name="P52"><draw:frame draw:style-name="fr1" draw:name="Frame125" text:anchor-type="char" svg:x="-264.557cm" svg:width="0.041cm" draw:z-index="124"><draw:text-box fo:min-height="0.041cm"><text:p text:style-name="P18">Copy to Clipboard</text:p></draw:text-box></draw:frame>Nous pouvons refactoriser la fonction en :</text:p>
      <text:p text:style-name="P60"><text:span text:style-name="Source_20_Text"><text:span text:style-name="T8">const squareNum = num =&gt; num * num;</text:span></text:span></text:p>
      <text:p text:style-name="P52"><draw:frame draw:style-name="fr1" draw:name="Frame126" text:anchor-type="char" svg:x="-264.557cm" svg:width="0.041cm" draw:z-index="125"><draw:text-box fo:min-height="0.041cm"><text:p text:style-name="P18">Copy to Clipboard</text:p></draw:text-box></draw:frame>Notez les changements suivants :</text:p>
      <text:list text:style-name="L34">
        <text:list-item>
          <text:p text:style-name="P84"><text:span text:style-name="T3">Les parenthèses autour </text:span><text:span text:style-name="Source_20_Text"><text:span text:style-name="T6">num</text:span></text:span><text:span text:style-name="T3"> ont été supprimées, car il n'y a qu'un seul paramètre.</text:span></text:p>
        </text:list-item>
        <text:list-item>
          <text:p text:style-name="P84"><text:span text:style-name="T3">Les accolades </text:span><text:span text:style-name="Source_20_Text"><text:span text:style-name="T6">{ }</text:span></text:span><text:span text:style-name="T3">ont été supprimées puisque la fonction consiste en un bloc d'une seule ligne.</text:span></text:p>
        </text:list-item>
        <text:list-item>
          <text:p text:style-name="P84"><text:span text:style-name="T3">Le </text:span><text:span text:style-name="Source_20_Text"><text:span text:style-name="T6">return</text:span></text:span><text:span text:style-name="T3">mot-clé a été supprimé car la fonction se compose d'un bloc d'une seule ligne.</text:span></text:p>
        </text:list-item>
      </text:list>
      <text:h text:style-name="P14" text:outline-level="3">Fonctions de révision</text:h>
      <text:p text:style-name="P51">&lt;1 min</text:p>
      <text:p text:style-name="P52"><text:soft-page-break/>Félicitations, vous venez de parcourir les fonctions !</text:p>
      <text:p text:style-name="P52">Dans cette leçon, nous avons abordé certains concepts importants sur les fonctions :</text:p>
      <text:list text:style-name="L35">
        <text:list-item>
          <text:p text:style-name="P85"><text:span text:style-name="T3">Une </text:span><text:span text:style-name="Emphasis"><text:span text:style-name="T3">fonction</text:span></text:span><text:span text:style-name="T3"> est un bloc de code réutilisable qui regroupe une séquence de</text:span></text:p>
          <text:p text:style-name="P85"><text:a xlink:type="simple" xlink:href="https://www.codecademy.com/resources/docs/javascript/statements" office:target-frame-name="_blank" xlink:show="new" text:style-name="Internet_20_link" text:visited-style-name="Visited_20_Internet_20_Link"><draw:frame draw:style-name="fr1" draw:name="Frame127" text:anchor-type="char" svg:x="-264.557cm" svg:width="0.041cm" draw:z-index="126"><draw:text-box fo:min-height="0.041cm"><text:section text:style-name="Sect1" text:name=":r56:"><text:p text:style-name="P18">Aperçu : Documents Chargement de la description du lien</text:p></text:section></draw:text-box></draw:frame><text:span text:style-name="T5">déclarations</text:span></text:a></text:p>
          <text:p text:style-name="P86">pour effectuer une tâche spécifique.</text:p>
        </text:list-item>
        <text:list-item>
          <text:p text:style-name="P85"><text:span text:style-name="T3">Une </text:span><text:span text:style-name="Emphasis"><text:span text:style-name="T3">déclaration de fonction</text:span></text:span><text:span text:style-name="T3"> :</text:span></text:p>
        </text:list-item>
        <text:list-item>
          <text:p text:style-name="P86">Un paramètre est une variable nommée à l'intérieur du bloc d'une fonction à laquelle sera attribuée la valeur de l'argument passé lorsque la fonction est invoquée :</text:p>
        </text:list-item>
        <text:list-item>
          <text:p text:style-name="P85"><text:span text:style-name="T3">Pour </text:span><text:span text:style-name="Emphasis"><text:span text:style-name="T3">appeler</text:span></text:span><text:span text:style-name="T3"> une fonction dans votre code :</text:span></text:p>
        </text:list-item>
        <text:list-item>
          <text:p text:style-name="P85"><text:span text:style-name="T3">ES6 introduit de nouvelles façons de gérer des paramètres arbitraires via </text:span><text:span text:style-name="Emphasis"><text:span text:style-name="T3">des paramètres par défaut</text:span></text:span><text:span text:style-name="T3"> qui nous permettent d'attribuer une valeur par défaut à un paramètre au cas où aucun argument n'est passé dans la fonction.</text:span></text:p>
        </text:list-item>
        <text:list-item>
          <text:p text:style-name="P85"><text:span text:style-name="T3">Pour renvoyer une valeur à partir d'une fonction, nous utilisons une </text:span><text:span text:style-name="Emphasis"><text:span text:style-name="T3">instruction return</text:span></text:span><text:span text:style-name="T3"> .</text:span></text:p>
        </text:list-item>
        <text:list-item>
          <text:p text:style-name="P85"><text:span text:style-name="T3">Pour définir une fonction à l'aide </text:span><text:span text:style-name="Emphasis"><text:span text:style-name="T3">d'expressions de fonction</text:span></text:span><text:span text:style-name="T3"> :</text:span></text:p>
        </text:list-item>
        <text:list-item>
          <text:p text:style-name="P85"><text:span text:style-name="T3">Pour définir une fonction à l'aide de </text:span><text:span text:style-name="Emphasis"><text:span text:style-name="T3">la notation de fonction fléchée</text:span></text:span><text:span text:style-name="T3"> :</text:span></text:p>
        </text:list-item>
        <text:list-item>
          <text:p text:style-name="P86">La définition de fonction peut être concise à l'aide d'une notation fléchée concise :</text:p>
        </text:list-item>
      </text:list>
      <text:p text:style-name="P67">Il est bon d’être conscient des différences entre les expressions de fonction,</text:p>
      <text:p text:style-name="P53"><text:a xlink:type="simple" xlink:href="https://www.codecademy.com/resources/docs/javascript/arrow-functions" office:target-frame-name="_blank" xlink:show="new" text:style-name="Internet_20_link" text:visited-style-name="Visited_20_Internet_20_Link"><draw:frame draw:style-name="fr1" draw:name="Frame128" text:anchor-type="char" svg:x="-264.557cm" svg:width="0.041cm" draw:z-index="127"><draw:text-box fo:min-height="0.041cm"><text:section text:style-name="Sect1" text:name=":r58:"><text:p text:style-name="P18">Aperçu : Documents Chargement de la description du lien</text:p></text:section></draw:text-box></draw:frame><text:span text:style-name="T5">fonctions fléchées</text:span></text:a></text:p>
      <text:p text:style-name="P51">et les déclarations de fonctions. À mesure que vous programmerez en JavaScript, vous découvrirez une grande variété d'utilisations de ces types de fonctions.</text:p>
      <text:h text:style-name="P87" text:outline-level="3"><text:soft-page-break/>Blocs et portée</text:h>
      <text:p text:style-name="P51">10 minutes</text:p>
      <text:p text:style-name="P88"><text:span text:style-name="T26">Avant de parler davantage de la portée, nous devons d’abord parler des </text:span><text:span text:style-name="Emphasis"><text:span text:style-name="T26">blocs</text:span></text:span><text:span text:style-name="T26"> .</text:span></text:p>
      <text:p text:style-name="P52">Nous avons déjà vu des blocs utilisés dans</text:p>
      <text:p text:style-name="P89"><text:a xlink:type="simple" xlink:href="https://www.codecademy.com/resources/docs/javascript/functions" office:target-frame-name="_blank" xlink:show="new" text:style-name="Internet_20_link" text:visited-style-name="Visited_20_Internet_20_Link"><draw:frame draw:style-name="fr1" draw:name="Frame129" text:anchor-type="char" svg:x="-264.557cm" svg:width="0.041cm" draw:z-index="128"><draw:text-box fo:min-height="0.041cm"><text:section text:style-name="Sect1" text:name=":rm:"><text:p text:style-name="P18">Aperçu : Documents Chargement de la description du lien</text:p></text:section></draw:text-box></draw:frame><text:span text:style-name="T27">fonctions</text:span></text:a></text:p>
      <text:p text:style-name="P89"><text:span text:style-name="T26">et</text:span><text:span text:style-name="Source_20_Text"><text:span text:style-name="T28">if</text:span></text:span><text:span text:style-name="T26"> </text:span></text:p>
      <text:p text:style-name="P89"><text:a xlink:type="simple" xlink:href="https://www.codecademy.com/resources/docs/javascript/statements" office:target-frame-name="_blank" xlink:show="new" text:style-name="Internet_20_link" text:visited-style-name="Visited_20_Internet_20_Link"><draw:frame draw:style-name="fr1" draw:name="Frame130" text:anchor-type="char" svg:x="-264.557cm" svg:width="0.041cm" draw:z-index="129"><draw:text-box fo:min-height="0.041cm"><text:section text:style-name="Sect1" text:name="Section9"><text:p text:style-name="P18"><text:bookmark text:name=":ro:"/>Aperçu : Documents Chargement de la description du lien</text:p></text:section></draw:text-box></draw:frame><text:span text:style-name="T27">déclarations</text:span></text:a></text:p>
      <text:p text:style-name="P89"><text:span text:style-name="T26">Un bloc est le code contenu dans un ensemble d'accolades </text:span><text:span text:style-name="Source_20_Text"><text:span text:style-name="T28">{}</text:span></text:span><text:span text:style-name="T26">. Les blocs nous aident à regrouper une ou plusieurs instructions et constituent un marqueur structurel important pour notre code.</text:span></text:p>
      <text:p text:style-name="P52">Un bloc de code pourrait être une fonction, comme ceci :</text:p>
      <text:p text:style-name="P90"><text:span text:style-name="Source_20_Text"><text:span text:style-name="T29">const logSkyColor = () =&gt; {</text:span></text:span></text:p>
      <text:p text:style-name="P90"><text:span text:style-name="Source_20_Text"><text:span text:style-name="T30">  </text:span></text:span><text:span text:style-name="Source_20_Text"><text:span text:style-name="T29">let color = 'blue'; </text:span></text:span></text:p>
      <text:p text:style-name="P90"><text:span text:style-name="Source_20_Text"><text:span text:style-name="T30">  </text:span></text:span><text:span text:style-name="Source_20_Text"><text:span text:style-name="T29">console.log(color); // blue </text:span></text:span></text:p>
      <text:p text:style-name="P90"><text:span text:style-name="Source_20_Text"><text:span text:style-name="T29">}</text:span></text:span></text:p>
      <text:p text:style-name="P52"><draw:frame draw:style-name="fr1" draw:name="Frame131" text:anchor-type="char" svg:x="-264.557cm" svg:width="0.041cm" draw:z-index="130"><draw:text-box fo:min-height="0.041cm"><text:p text:style-name="P18">Copy to Clipboard</text:p></draw:text-box></draw:frame>Notez que le corps de la fonction est en fait un bloc de code.</text:p>
      <text:p text:style-name="P91"><text:span text:style-name="T26">Observez le bloc dans une </text:span><text:span text:style-name="Source_20_Text"><text:span text:style-name="T28">if</text:span></text:span><text:span text:style-name="T26">instruction :</text:span></text:p>
      <text:p text:style-name="P90"><text:span text:style-name="Source_20_Text"><text:span text:style-name="T29">if (dusk) {</text:span></text:span></text:p>
      <text:p text:style-name="P90"><text:span text:style-name="Source_20_Text"><text:span text:style-name="T30">  </text:span></text:span><text:span text:style-name="Source_20_Text"><text:span text:style-name="T29">let color = 'pink';</text:span></text:span></text:p>
      <text:p text:style-name="P90"><text:span text:style-name="Source_20_Text"><text:span text:style-name="T30">  </text:span></text:span><text:span text:style-name="Source_20_Text"><text:span text:style-name="T29">console.log(color); // pink</text:span></text:span></text:p>
      <text:p text:style-name="P90"><text:span text:style-name="Source_20_Text"><text:span text:style-name="T29">}</text:span></text:span></text:p>
      <text:p text:style-name="P91"><draw:frame draw:style-name="fr1" draw:name="Frame132" text:anchor-type="char" svg:x="-264.557cm" svg:width="0.041cm" draw:z-index="131"><draw:text-box fo:min-height="0.041cm"><text:p text:style-name="P18">Copy to Clipboard</text:p></draw:text-box></draw:frame><text:span text:style-name="T26">Dans les prochains exercices, nous verrons comment les blocs définissent la portée de</text:span><text:a xlink:type="simple" xlink:href="https://www.codecademy.com/resources/docs/javascript/variables" office:target-frame-name="_blank" xlink:show="new" text:style-name="Internet_20_link" text:visited-style-name="Visited_20_Internet_20_Link"><draw:frame draw:style-name="fr1" draw:name="Frame133" text:anchor-type="char" svg:x="-264.557cm" svg:width="0.041cm" draw:z-index="132"><draw:text-box fo:min-height="0.041cm"><text:section text:style-name="Sect1" text:name=":rq:"><text:p text:style-name="P18">Aperçu : Documents Chargement de la description du lien</text:p></text:section></draw:text-box></draw:frame></text:a><text:span text:style-name="T27"> </text:span><text:span text:style-name="T31">variable</text:span></text:p>
      <text:h text:style-name="P92" text:outline-level="3">Portée mondiale</text:h>
      <text:p text:style-name="P93">8 minutes</text:p>
      <text:p text:style-name="P94">La portée est le contexte dans lequel notre</text:p>
      <text:p text:style-name="P95"><text:a xlink:type="simple" xlink:href="https://www.codecademy.com/resources/docs/javascript/variables" office:target-frame-name="_blank" xlink:show="new" text:style-name="Internet_20_link" text:visited-style-name="Visited_20_Internet_20_Link"><draw:frame draw:style-name="fr1" draw:name="Frame134" text:anchor-type="char" svg:x="-264.557cm" svg:width="0.041cm" draw:z-index="133"><draw:text-box fo:min-height="0.041cm"><text:section text:style-name="Sect1" text:name=":r3c:"><text:p text:style-name="P18">Aperçu : Documents Chargement de la description du lien</text:p></text:section></draw:text-box></draw:frame><text:span text:style-name="T32">variables</text:span></text:a></text:p>
      <text:p text:style-name="P93"><text:soft-page-break/>sont déclarées. Nous envisageons la portée en relation avec les blocs, car les variables peuvent exister à l'intérieur ou à l'extérieur de ces blocs.</text:p>
      <text:p text:style-name="P96"><text:span text:style-name="T33">Dans </text:span><text:span text:style-name="Emphasis"><text:span text:style-name="T33">la portée globale</text:span></text:span><text:span text:style-name="T33"> , les variables sont déclarées en dehors des blocs. Ces variables sont appelées </text:span><text:span text:style-name="Emphasis"><text:span text:style-name="T33">variables globales</text:span></text:span><text:span text:style-name="T33"> . Comme elles ne sont pas liées à un bloc, elles sont accessibles à tout code du programme, y compris au code en blocs.</text:span></text:p>
      <text:p text:style-name="P94">Prenons un exemple de portée mondiale :</text:p>
      <text:p text:style-name="P97"><text:span text:style-name="Source_20_Text"><text:span text:style-name="T34">const color = 'blue';</text:span></text:span></text:p>
      <text:p text:style-name="P97"><text:span text:style-name="Source_20_Text"><text:span text:style-name="T34">const returnSkyColor = () =&gt; {</text:span></text:span></text:p>
      <text:p text:style-name="P97"><text:span text:style-name="Source_20_Text"><text:span text:style-name="T35">  </text:span></text:span><text:span text:style-name="Source_20_Text"><text:span text:style-name="T34">return color; // blue </text:span></text:span></text:p>
      <text:p text:style-name="P97"><text:span text:style-name="Source_20_Text"><text:span text:style-name="T34">};</text:span></text:span></text:p>
      <text:p text:style-name="P97"><text:span text:style-name="Source_20_Text"><text:span text:style-name="T34">console.log(returnSkyColor()); // blue</text:span></text:span></text:p>
      <text:list text:style-name="L36">
        <text:list-item>
          <text:p text:style-name="P98"><draw:frame draw:style-name="fr1" draw:name="Frame135" text:anchor-type="char" svg:x="-264.557cm" svg:width="0.041cm" draw:z-index="134"><draw:text-box fo:min-height="0.041cm"><text:p text:style-name="P18">Copy to Clipboard</text:p></draw:text-box></draw:frame><text:span text:style-name="T33">Même si la </text:span><text:span text:style-name="Source_20_Text"><text:span text:style-name="T36">color</text:span></text:span><text:span text:style-name="T33">variable est définie en dehors du bloc, elle est accessible dans le bloc de fonction, ce qui lui donne une portée globale.</text:span></text:p>
        </text:list-item>
        <text:list-item>
          <text:p text:style-name="P98"><text:span text:style-name="T33">À son tour, </text:span><text:span text:style-name="Source_20_Text"><text:span text:style-name="T36">color</text:span></text:span><text:span text:style-name="T33">il peut être accessible dans le </text:span><text:span text:style-name="Source_20_Text"><text:span text:style-name="T36">returnSkyColor</text:span></text:span><text:span text:style-name="T33">bloc fonctionnel.</text:span></text:p>
        </text:list-item>
      </text:list>
      <text:p text:style-name="P99">Travaillons avec des variables globales pour voir comment les données peuvent être accessibles depuis n’importe quel endroit dans un programme.</text:p>
      <text:h text:style-name="P100" text:outline-level="3">Portée du bloc</text:h>
      <text:p text:style-name="P101">7 minutes</text:p>
      <text:p text:style-name="P102"><text:span text:style-name="T26">Le contexte suivant que nous aborderons est </text:span><text:span text:style-name="Emphasis"><text:span text:style-name="T26">la portée du bloc</text:span></text:span><text:span text:style-name="T26"> . Lorsqu'une variable est définie dans un bloc, elle n'est accessible qu'au code entre accolades </text:span><text:span text:style-name="Source_20_Text"><text:span text:style-name="T28">{}</text:span></text:span><text:span text:style-name="T26">. On dit que cette variable a </text:span><text:span text:style-name="Emphasis"><text:span text:style-name="T26">une portée de bloc</text:span></text:span><text:span text:style-name="T26"> car elle n'est accessible </text:span><text:span text:style-name="Emphasis"><text:span text:style-name="T26">qu'aux</text:span></text:span><text:span text:style-name="T26"> lignes de code de ce bloc.</text:span></text:p>
      <text:p text:style-name="P103"><text:soft-page-break/><text:span text:style-name="T26">Les variables déclarées avec une portée de bloc sont appelées </text:span><text:span text:style-name="Emphasis"><text:span text:style-name="T26">variables locales</text:span></text:span><text:span text:style-name="T26"> car elles ne sont disponibles que pour le code qui fait partie du même bloc.</text:span></text:p>
      <text:p text:style-name="P104">La portée du bloc fonctionne comme ceci :</text:p>
      <text:p text:style-name="P105"><text:span text:style-name="Source_20_Text"><text:span text:style-name="T29">const logSkyColor = () =&gt; {</text:span></text:span></text:p>
      <text:p text:style-name="P105"><text:span text:style-name="Source_20_Text"><text:span text:style-name="T30">  </text:span></text:span><text:span text:style-name="Source_20_Text"><text:span text:style-name="T29">let color = 'blue'; </text:span></text:span></text:p>
      <text:p text:style-name="P105"><text:span text:style-name="Source_20_Text"><text:span text:style-name="T30">  </text:span></text:span><text:span text:style-name="Source_20_Text"><text:span text:style-name="T29">console.log(color); // Prints "blue"</text:span></text:span></text:p>
      <text:p text:style-name="P105"><text:span text:style-name="Source_20_Text"><text:span text:style-name="T29">};</text:span></text:span></text:p>
      <text:p text:style-name="P105"><text:span text:style-name="Source_20_Text"><text:span text:style-name="T29">logSkyColor(); // Prints "blue"</text:span></text:span></text:p>
      <text:p text:style-name="P105"><text:span text:style-name="Source_20_Text"><text:span text:style-name="T29">console.log(color); // throws a ReferenceError</text:span></text:span></text:p>
      <text:p text:style-name="P104"><draw:frame draw:style-name="fr1" draw:name="Frame136" text:anchor-type="char" svg:x="-264.557cm" svg:width="0.041cm" draw:z-index="135"><draw:text-box fo:min-height="0.041cm"><text:p text:style-name="P18">Copy to Clipboard</text:p></draw:text-box></draw:frame>Vous remarquerez :</text:p>
      <text:list text:style-name="L37">
        <text:list-item>
          <text:p text:style-name="P106"><text:span text:style-name="T26">Nous définissons une fonction </text:span><text:span text:style-name="Source_20_Text"><text:span text:style-name="T28">logSkyColor()</text:span></text:span><text:span text:style-name="T26">.</text:span></text:p>
        </text:list-item>
        <text:list-item>
          <text:p text:style-name="P106"><text:span text:style-name="T26">Dans la fonction, la </text:span><text:span text:style-name="Source_20_Text"><text:span text:style-name="T28">color</text:span></text:span><text:span text:style-name="T26">variable n'est disponible qu'entre les accolades de la fonction.</text:span></text:p>
        </text:list-item>
        <text:list-item>
          <text:p text:style-name="P106"><text:span text:style-name="T26">Si nous essayons d'enregistrer la même variable en dehors de la fonction, elle génère un </text:span><text:span text:style-name="Source_20_Text"><text:span text:style-name="T28">ReferenceError</text:span></text:span><text:span text:style-name="T26">.</text:span></text:p>
        </text:list-item>
      </text:list>
      <text:h text:style-name="P100" text:outline-level="3">Portée de la pollution</text:h>
      <text:p text:style-name="P101">6 minutes</text:p>
      <text:p text:style-name="P104">Cela peut sembler une excellente idée de toujours faire votre</text:p>
      <text:p text:style-name="P102"><text:a xlink:type="simple" xlink:href="https://www.codecademy.com/resources/docs/javascript/variables" office:target-frame-name="_blank" xlink:show="new" text:style-name="Internet_20_link" text:visited-style-name="Visited_20_Internet_20_Link"><draw:frame draw:style-name="fr1" draw:name="Frame137" text:anchor-type="char" svg:x="-264.557cm" svg:width="0.041cm" draw:z-index="136"><draw:text-box fo:min-height="0.041cm"><text:section text:style-name="Sect1" text:name=":r66:"><text:p text:style-name="P18">Aperçu : Documents Chargement de la description du lien</text:p></text:section></draw:text-box></draw:frame><text:span text:style-name="T27">variables</text:span></text:a></text:p>
      <text:p text:style-name="P101">accessible, mais avoir trop de variables globales peut causer des problèmes dans un programme.</text:p>
      <text:p text:style-name="P103"><text:span text:style-name="T26">Lorsque vous déclarez des variables globales, elles sont placées dans l' </text:span><text:span text:style-name="Emphasis"><text:span text:style-name="T26">espace de noms global</text:span></text:span><text:span text:style-name="T26"> . Cet espace permet aux variables d'être accessibles depuis n'importe quel point du programme. Elles y restent </text:span><text:soft-page-break/><text:span text:style-name="T26">jusqu'à la fin du programme, ce qui signifie que notre espace de noms global peut se remplir très rapidement.</text:span></text:p>
      <text:p text:style-name="P103"><text:span text:style-name="Emphasis"><text:span text:style-name="T26">La pollution de portée</text:span></text:span><text:span text:style-name="T26"> se produit lorsque nous avons trop de variables globales dans l'espace de noms global, ou lorsque nous réutilisons des variables dans différentes portées. La pollution de portée rend difficile le suivi de nos différentes variables et</text:span></text:p>
      <text:p text:style-name="P102"><text:a xlink:type="simple" xlink:href="https://www.codecademy.com/resources/docs/javascript/sets" office:target-frame-name="_blank" xlink:show="new" text:style-name="Internet_20_link" text:visited-style-name="Visited_20_Internet_20_Link"><draw:frame draw:style-name="fr1" draw:name="Frame138" text:anchor-type="char" svg:x="-264.557cm" svg:width="0.041cm" draw:z-index="137"><draw:text-box fo:min-height="0.041cm"><text:section text:style-name="Sect1" text:name="Section10"><text:p text:style-name="P18"><text:bookmark text:name=":r68:"/>Aperçu : Documents Chargement de la description du lien</text:p></text:section></draw:text-box></draw:frame><text:span text:style-name="T27">ensembles</text:span></text:a></text:p>
      <text:p text:style-name="P101">Nous exposons à des accidents potentiels. Par exemple, des variables à portée globale peuvent entrer en conflit avec d'autres variables à portée plus locale, provoquant un comportement inattendu dans notre code.</text:p>
      <text:p text:style-name="P104">Prenons un exemple pratique de pollution de portée afin de savoir comment l’éviter :</text:p>
      <text:p text:style-name="P105"><text:span text:style-name="Source_20_Text"><text:span text:style-name="T29">let num = 50;</text:span></text:span></text:p>
      <text:p text:style-name="P105"><text:span text:style-name="Source_20_Text"><text:span text:style-name="T29">const logNum = () =&gt; {</text:span></text:span></text:p>
      <text:p text:style-name="P105"><text:span text:style-name="Source_20_Text"><text:span text:style-name="T30">  </text:span></text:span><text:span text:style-name="Source_20_Text"><text:span text:style-name="T29">num = 100; // Take note of this line of code</text:span></text:span></text:p>
      <text:p text:style-name="P105"><text:span text:style-name="Source_20_Text"><text:span text:style-name="T30">  </text:span></text:span><text:span text:style-name="Source_20_Text"><text:span text:style-name="T29">console.log(num);</text:span></text:span></text:p>
      <text:p text:style-name="P105"><text:span text:style-name="Source_20_Text"><text:span text:style-name="T29">};</text:span></text:span></text:p>
      <text:p text:style-name="P105"><text:span text:style-name="Source_20_Text"><text:span text:style-name="T29">logNum(); // Prints 100</text:span></text:span></text:p>
      <text:p text:style-name="P105"><text:span text:style-name="Source_20_Text"><text:span text:style-name="T29">console.log(num); // Prints 100</text:span></text:span></text:p>
      <text:p text:style-name="P104"><draw:frame draw:style-name="fr1" draw:name="Frame139" text:anchor-type="char" svg:x="-264.557cm" svg:width="0.041cm" draw:z-index="138"><draw:text-box fo:min-height="0.041cm"><text:p text:style-name="P18">Copy to Clipboard</text:p></draw:text-box></draw:frame>Vous remarquerez :</text:p>
      <text:list text:style-name="L38">
        <text:list-item>
          <text:p text:style-name="P107"><text:span text:style-name="T26">Nous avons une variable </text:span><text:span text:style-name="Source_20_Text"><text:span text:style-name="T28">num</text:span></text:span><text:span text:style-name="T26">.</text:span></text:p>
        </text:list-item>
        <text:list-item>
          <text:p text:style-name="P107"><text:span text:style-name="T26">Dans le corps de la fonction de </text:span><text:span text:style-name="Source_20_Text"><text:span text:style-name="T28">logNum()</text:span></text:span><text:span text:style-name="T26">, nous voulons déclarer une nouvelle variable mais avons oublié d'utiliser le </text:span><text:span text:style-name="Source_20_Text"><text:span text:style-name="T28">let</text:span></text:span><text:span text:style-name="T26">mot-clé.</text:span></text:p>
        </text:list-item>
        <text:list-item>
          <text:p text:style-name="P107"><text:span text:style-name="T26">Lorsque nous appelons </text:span><text:span text:style-name="Source_20_Text"><text:span text:style-name="T28">logNum()</text:span></text:span><text:span text:style-name="T26">, </text:span><text:span text:style-name="Source_20_Text"><text:span text:style-name="T28">num</text:span></text:span><text:span text:style-name="T26">il est réaffecté à </text:span><text:span text:style-name="Source_20_Text"><text:span text:style-name="T28">100</text:span></text:span><text:span text:style-name="T26">.</text:span></text:p>
        </text:list-item>
        <text:list-item>
          <text:p text:style-name="P107"><text:soft-page-break/><text:span text:style-name="T26">La réaffectation à l'intérieur </text:span><text:span text:style-name="Source_20_Text"><text:span text:style-name="T28">logNum()</text:span></text:span><text:span text:style-name="T26">affecte la variable globale </text:span><text:span text:style-name="Source_20_Text"><text:span text:style-name="T28">num</text:span></text:span><text:span text:style-name="T26">.</text:span></text:p>
        </text:list-item>
        <text:list-item>
          <text:p text:style-name="P107"><text:span text:style-name="T26">Même si la réaffectation est autorisée et que nous n'obtiendrons pas d'erreur, si nous décidons de l'utiliser </text:span><text:span text:style-name="Source_20_Text"><text:span text:style-name="T28">num</text:span></text:span><text:span text:style-name="T26">plus tard, nous utiliserons sans le savoir la nouvelle valeur de </text:span><text:span text:style-name="Source_20_Text"><text:span text:style-name="T28">num</text:span></text:span><text:span text:style-name="T26">.</text:span></text:p>
        </text:list-item>
      </text:list>
      <text:p text:style-name="P108">Bien qu'il soit important de savoir ce qu'est la portée globale, il est recommandé de ne pas définir de variables dans la portée globale.</text:p>
      <text:h text:style-name="P100" text:outline-level="3">Pratiquer une bonne évaluation de la portée</text:h>
      <text:p text:style-name="P101">9 minutes</text:p>
      <text:p text:style-name="P104">Compte tenu des défis posés par la mondialisation</text:p>
      <text:p text:style-name="P102"><text:a xlink:type="simple" xlink:href="https://www.codecademy.com/resources/docs/javascript/variables" office:target-frame-name="_blank" xlink:show="new" text:style-name="Internet_20_link" text:visited-style-name="Visited_20_Internet_20_Link"><draw:frame draw:style-name="fr1" draw:name="Frame140" text:anchor-type="char" svg:x="-264.557cm" svg:width="0.041cm" draw:z-index="139"><draw:text-box fo:min-height="0.041cm"><text:section text:style-name="Sect1" text:name="Section11"><text:p text:style-name="P18"><text:bookmark text:name=":r6s:"/>Aperçu : Documents Chargement de la description du lien</text:p></text:section></draw:text-box></draw:frame><text:span text:style-name="T27">variables</text:span></text:a></text:p>
      <text:p text:style-name="P101">et la pollution de la portée, nous devons suivre les meilleures pratiques pour définir la portée de nos variables aussi étroitement que possible en utilisant la portée du bloc.</text:p>
      <text:p text:style-name="P104">Une portée stricte de vos variables améliorera considérablement votre code de plusieurs manières :</text:p>
      <text:list text:style-name="L39">
        <text:list-item>
          <text:p text:style-name="P109">Cela rendra votre code plus lisible puisque les blocs organiseront votre code en sections distinctes.</text:p>
        </text:list-item>
        <text:list-item>
          <text:p text:style-name="P109">Cela rend votre code plus compréhensible car il clarifie quelles variables sont associées à différentes parties du programme plutôt que de devoir les suivre ligne après ligne !</text:p>
        </text:list-item>
        <text:list-item>
          <text:p text:style-name="P109">Il est plus facile de maintenir votre code, car votre code sera modulaire.</text:p>
        </text:list-item>
        <text:list-item>
          <text:p text:style-name="P109">Cela économisera de la mémoire dans votre code car il cessera d'exister une fois l'exécution du bloc terminée.</text:p>
        </text:list-item>
      </text:list>
      <text:p text:style-name="P102"><text:span text:style-name="T26">Voici un autre exemple de fonctionnement de la portée d'un bloc, telle que définie dans un </text:span><text:span text:style-name="Source_20_Text"><text:span text:style-name="T28">if</text:span></text:span><text:span text:style-name="T26">bloc :</text:span></text:p>
      <text:p text:style-name="P105"><text:soft-page-break/><text:span text:style-name="Source_20_Text"><text:span text:style-name="T29">const logSkyColor = () =&gt; {</text:span></text:span></text:p>
      <text:p text:style-name="P105"><text:span text:style-name="Source_20_Text"><text:span text:style-name="T30">  </text:span></text:span><text:span text:style-name="Source_20_Text"><text:span text:style-name="T29">const dusk = true;</text:span></text:span></text:p>
      <text:p text:style-name="P105"><text:span text:style-name="Source_20_Text"><text:span text:style-name="T30">  </text:span></text:span><text:span text:style-name="Source_20_Text"><text:span text:style-name="T29">let color = 'blue'; </text:span></text:span></text:p>
      <text:p text:style-name="P105"><text:span text:style-name="Source_20_Text"><text:span text:style-name="T30">  </text:span></text:span><text:span text:style-name="Source_20_Text"><text:span text:style-name="T29">if (dusk) {</text:span></text:span></text:p>
      <text:p text:style-name="P105"><text:span text:style-name="Source_20_Text"><text:span text:style-name="T30">    </text:span></text:span><text:span text:style-name="Source_20_Text"><text:span text:style-name="T29">let color = 'pink';</text:span></text:span></text:p>
      <text:p text:style-name="P105"><text:span text:style-name="Source_20_Text"><text:span text:style-name="T30">    </text:span></text:span><text:span text:style-name="Source_20_Text"><text:span text:style-name="T29">console.log(color); // Prints "pink"</text:span></text:span></text:p>
      <text:p text:style-name="P105"><text:span text:style-name="Source_20_Text"><text:span text:style-name="T30">  </text:span></text:span><text:span text:style-name="Source_20_Text"><text:span text:style-name="T29">}</text:span></text:span></text:p>
      <text:p text:style-name="P105"><text:span text:style-name="Source_20_Text"><text:span text:style-name="T30">  </text:span></text:span><text:span text:style-name="Source_20_Text"><text:span text:style-name="T29">console.log(color); // Prints "blue"</text:span></text:span></text:p>
      <text:p text:style-name="P105"><text:span text:style-name="Source_20_Text"><text:span text:style-name="T29">};</text:span></text:span></text:p>
      <text:p text:style-name="P105"><text:span text:style-name="Source_20_Text"><text:span text:style-name="T29">console.log(color); // throws a ReferenceError</text:span></text:span></text:p>
      <text:p text:style-name="P104"><draw:frame draw:style-name="fr1" draw:name="Frame141" text:anchor-type="char" svg:x="-264.557cm" svg:width="0.041cm" draw:z-index="140"><draw:text-box fo:min-height="0.041cm"><text:p text:style-name="P18">Copy to Clipboard</text:p></draw:text-box></draw:frame>Ici, vous remarquerez :</text:p>
      <text:list text:style-name="L40">
        <text:list-item>
          <text:p text:style-name="P110"><text:span text:style-name="T26">Nous créons une variable </text:span><text:span text:style-name="Source_20_Text"><text:span text:style-name="T28">color</text:span></text:span><text:span text:style-name="T26">à l'intérieur de la </text:span><text:span text:style-name="Source_20_Text"><text:span text:style-name="T28">logSkyColor()</text:span></text:span><text:span text:style-name="T26">fonction.</text:span></text:p>
        </text:list-item>
        <text:list-item>
          <text:p text:style-name="P110"><text:span text:style-name="T26">Après l' </text:span><text:span text:style-name="Source_20_Text"><text:span text:style-name="T28">if</text:span></text:span><text:span text:style-name="T26">instruction, nous définissons un nouveau bloc de code entre </text:span><text:span text:style-name="Source_20_Text"><text:span text:style-name="T28">{}</text:span></text:span><text:span text:style-name="T26">accolades. Nous attribuons alors une nouvelle valeur à la variable </text:span><text:span text:style-name="Source_20_Text"><text:span text:style-name="T28">color</text:span></text:span><text:span text:style-name="T26">si l' </text:span><text:span text:style-name="Source_20_Text"><text:span text:style-name="T28">if</text:span></text:span><text:span text:style-name="T26">instruction est vraie.</text:span></text:p>
        </text:list-item>
        <text:list-item>
          <text:p text:style-name="P110"><text:span text:style-name="T26">Dans le </text:span><text:span text:style-name="Source_20_Text"><text:span text:style-name="T28">if</text:span></text:span><text:span text:style-name="T26">bloc, la </text:span><text:span text:style-name="Source_20_Text"><text:span text:style-name="T28">color</text:span></text:span><text:span text:style-name="T26">variable contient la valeur </text:span><text:span text:style-name="Source_20_Text"><text:span text:style-name="T28">'pink'</text:span></text:span><text:span text:style-name="T26">, bien qu'en dehors du </text:span><text:span text:style-name="Source_20_Text"><text:span text:style-name="T28">if</text:span></text:span><text:span text:style-name="T26">bloc, dans le corps de la fonction, la </text:span><text:span text:style-name="Source_20_Text"><text:span text:style-name="T28">color</text:span></text:span><text:span text:style-name="T26">variable contient la valeur </text:span><text:span text:style-name="Source_20_Text"><text:span text:style-name="T28">'blue'</text:span></text:span><text:span text:style-name="T26">.</text:span></text:p>
        </text:list-item>
        <text:list-item>
          <text:p text:style-name="P110"><text:span text:style-name="T26">Sur la dernière ligne, nous tentons d'afficher la valeur de </text:span><text:span text:style-name="Source_20_Text"><text:span text:style-name="T28">color</text:span></text:span><text:span text:style-name="T26">en dehors de l' </text:span><text:span text:style-name="Source_20_Text"><text:span text:style-name="T28">if</text:span></text:span><text:span text:style-name="T26">instruction et de la définition de </text:span><text:span text:style-name="Source_20_Text"><text:span text:style-name="T28">logSkyColor()</text:span></text:span><text:span text:style-name="T26">. Cela génèrera une erreur </text:span><text:span text:style-name="Source_20_Text"><text:span text:style-name="T28">ReferenceError</text:span></text:span><text:span text:style-name="T26">car </text:span><text:span text:style-name="Source_20_Text"><text:span text:style-name="T28">color</text:span></text:span><text:span text:style-name="T26">elle n'existe que dans la portée de ces deux blocs ; elle n'est jamais définie dans la portée globale.</text:span></text:p>
        </text:list-item>
        <text:list-item>
          <text:p text:style-name="P111"><text:soft-page-break/>Même si nous utilisons une portée de bloc, nous polluons notre espace de noms en réutilisant deux fois le même nom de variable. Il est préférable de renommer la variable à l'intérieur du bloc.</text:p>
        </text:list-item>
      </text:list>
      <text:p text:style-name="P108">La portée de bloc est un outil puissant en JavaScript, car elle permet de définir des variables avec précision, sans polluer l'espace de noms global. Si une variable n'a pas besoin d'exister en dehors d'un bloc, elle ne devrait pas l'être !</text:p>
      <text:h text:style-name="P112" text:outline-level="3">Examen : Scope</text:h>
      <text:p text:style-name="P113">&lt;1 min</text:p>
      <text:p text:style-name="P114">Dans cette leçon, vous avez appris ce qu'est la portée et comment elle affecte l'accessibilité de différents</text:p>
      <text:p text:style-name="P115"><text:a xlink:type="simple" xlink:href="https://www.codecademy.com/resources/docs/javascript/variables" office:target-frame-name="_blank" xlink:show="new" text:style-name="Internet_20_link" text:visited-style-name="Visited_20_Internet_20_Link"><draw:frame draw:style-name="fr1" draw:name="Frame142" text:anchor-type="char" svg:x="-264.557cm" svg:width="0.041cm" draw:z-index="141"><draw:text-box fo:min-height="0.041cm"><text:section text:style-name="Sect1" text:name=":r7q:"><text:p text:style-name="P18">Preview: Docs Variables are used to store a piece of data at a named location in memory.</text:p></text:section></draw:text-box></draw:frame><text:span text:style-name="T37">variables</text:span></text:a></text:p>
      <text:p text:style-name="P113">.</text:p>
      <text:p text:style-name="P114">Passons en revue les termes suivants :</text:p>
      <text:list text:style-name="L41">
        <text:list-item>
          <text:p text:style-name="P116"><text:span text:style-name="Strong_20_Emphasis"><text:span text:style-name="T38">La portée</text:span></text:span><text:span text:style-name="T39"> fait référence à l'endroit où les variables peuvent être accessibles dans tout le programme et est déterminée par l'endroit et la manière dont elles sont déclarées.</text:span></text:p>
        </text:list-item>
        <text:list-item>
          <text:p text:style-name="P116"><text:span text:style-name="Strong_20_Emphasis"><text:span text:style-name="T38">Les blocs</text:span></text:span><text:span text:style-name="T39"> sont</text:span></text:p>
          <text:p text:style-name="P116"><text:a xlink:type="simple" xlink:href="https://www.codecademy.com/resources/docs/javascript/statements" office:target-frame-name="_blank" xlink:show="new" text:style-name="Internet_20_link" text:visited-style-name="Visited_20_Internet_20_Link"><draw:frame draw:style-name="fr1" draw:name="Frame143" text:anchor-type="char" svg:x="-264.557cm" svg:width="0.041cm" draw:z-index="142"><draw:text-box fo:min-height="0.041cm"><text:section text:style-name="Sect1" text:name=":r83:"><text:p text:style-name="P18">Aperçu : Documents Chargement de la description du lien</text:p></text:section></draw:text-box></draw:frame><text:span text:style-name="T37">déclarations</text:span></text:a></text:p>
          <text:p text:style-name="P116"><text:span text:style-name="T39">qui existent entre accolades </text:span><text:span text:style-name="Source_20_Text"><text:span text:style-name="T40">{}</text:span></text:span><text:span text:style-name="T39">.</text:span></text:p>
        </text:list-item>
        <text:list-item>
          <text:p text:style-name="P116"><text:span text:style-name="Strong_20_Emphasis"><text:span text:style-name="T38">La portée globale</text:span></text:span><text:span text:style-name="T39"> fait référence au contexte dans lequel les variables sont accessibles à chaque partie du programme.</text:span></text:p>
        </text:list-item>
        <text:list-item>
          <text:p text:style-name="P116"><text:span text:style-name="Strong_20_Emphasis"><text:span text:style-name="T38">Les variables globales</text:span></text:span><text:span text:style-name="T39"> sont des variables qui existent dans une portée globale.</text:span></text:p>
        </text:list-item>
        <text:list-item>
          <text:p text:style-name="P116"><text:soft-page-break/><text:span text:style-name="Strong_20_Emphasis"><text:span text:style-name="T38">La portée du bloc</text:span></text:span><text:span text:style-name="T39"> fait référence au contexte dans lequel les variables sont accessibles uniquement dans le bloc dans lequel elles sont définies.</text:span></text:p>
        </text:list-item>
        <text:list-item>
          <text:p text:style-name="P116"><text:span text:style-name="Strong_20_Emphasis"><text:span text:style-name="T38">Les variables locales</text:span></text:span><text:span text:style-name="T39"> sont des variables qui existent dans la portée du bloc.</text:span></text:p>
        </text:list-item>
        <text:list-item>
          <text:p text:style-name="P116"><text:span text:style-name="Strong_20_Emphasis"><text:span text:style-name="T38">L'espace de noms global</text:span></text:span><text:span text:style-name="T39"> est l'espace dans notre code qui contient des informations à portée globale.</text:span></text:p>
        </text:list-item>
        <text:list-item>
          <text:p text:style-name="P116"><text:span text:style-name="Strong_20_Emphasis"><text:span text:style-name="T38">La pollution de la portée</text:span></text:span><text:span text:style-name="T39"> se produit lorsque trop de variables existent dans un espace de noms ou que les noms de variables sont réutilisés.</text:span></text:p>
        </text:list-item>
      </text:list>
      <text:p text:style-name="P117">Au fil de votre développement, n'oubliez pas d'appliquer les bonnes pratiques lors de la déclaration de vos variables ! Une portée précise de vos variables garantira une logique claire, organisée et modulaire à votre code.</text:p>
      <text:h text:style-name="P118" text:outline-level="1">Introduction aux environnements d'exécution JavaScript</text:h>
      <text:p text:style-name="P119">Une introduction à l'environnement d'exécution Node et à l'environnement d'exécution d'un navigateur.</text:p>
      <text:h text:style-name="P120" text:outline-level="2"><text:bookmark text:name="heading-what-is-a-runtime-environment"/>Qu'est-ce qu'un environnement d'exécution ?</text:h>
      <text:p text:style-name="P121"><text:span text:style-name="T26">Un </text:span><text:span text:style-name="Emphasis"><text:span text:style-name="T26">environnement d'exécution</text:span></text:span><text:span text:style-name="T26"> est l'endroit où votre programme sera exécuté. Il détermine les objets globaux auxquels votre programme peut accéder et peut également influencer son exécution. Cet article présente les deux environnements d'exécution JavaScript :</text:span></text:p>
      <text:list text:style-name="L42">
        <text:list-item>
          <text:p text:style-name="P122"><text:span text:style-name="T26">l'environnement d'exécution d'un navigateur (comme </text:span><text:a xlink:type="simple" xlink:href="https://www.google.com/chrome/" office:target-frame-name="_blank" xlink:show="new" text:style-name="Internet_20_link" text:visited-style-name="Visited_20_Internet_20_Link"><text:span text:style-name="T27">Chrome</text:span></text:a><text:span text:style-name="T26"> ou </text:span><text:a xlink:type="simple" xlink:href="https://www.mozilla.org/en-US/firefox/" office:target-frame-name="_blank" xlink:show="new" text:style-name="Internet_20_link" text:visited-style-name="Visited_20_Internet_20_Link"><text:span text:style-name="T27">Firefox</text:span></text:a><text:span text:style-name="T26"> )</text:span></text:p>
        </text:list-item>
        <text:list-item>
          <text:p text:style-name="P123">l'environnement d'exécution Node</text:p>
        </text:list-item>
      </text:list>
      <text:h text:style-name="P124" text:outline-level="2"><text:bookmark text:name="heading-a-browsers-runtime-environment"/><text:soft-page-break/>Environnement d'exécution d'un navigateur</text:h>
      <text:p text:style-name="P121"><text:span text:style-name="T26">L'endroit le plus courant où le code JavaScript est exécuté est un navigateur. Par exemple, avec un </text:span><text:a xlink:type="simple" xlink:href="https://www.codecademy.com/articles/visual-studio-code" office:target-frame-name="_blank" xlink:show="new" text:style-name="Internet_20_link" text:visited-style-name="Visited_20_Internet_20_Link"><text:span text:style-name="T27">éditeur de texte</text:span></text:a><text:span text:style-name="T26"> , vous pouvez créer sur votre ordinateur un fichier appelé </text:span><text:span text:style-name="Strong_20_Emphasis"><text:span text:style-name="T41">mon_site_web.html</text:span></text:span><text:span text:style-name="T26"> et y insérer le code HTML suivant :</text:span></text:p>
      <text:p text:style-name="P125"><text:span text:style-name="Source_20_Text"><text:span text:style-name="T42">&lt;!-- my_website.html --&gt;</text:span></text:span></text:p>
      <text:p text:style-name="P125"><text:span text:style-name="Source_20_Text"><text:span text:style-name="T42">&lt;html&gt;</text:span></text:span></text:p>
      <text:p text:style-name="P125"><text:span text:style-name="Source_20_Text"><text:span text:style-name="T43">  </text:span></text:span><text:span text:style-name="Source_20_Text"><text:span text:style-name="T42">&lt;body&gt;</text:span></text:span></text:p>
      <text:p text:style-name="P125"><text:span text:style-name="Source_20_Text"><text:span text:style-name="T43">    </text:span></text:span><text:span text:style-name="Source_20_Text"><text:span text:style-name="T42">&lt;h1&gt; My Website &lt;/h1&gt;</text:span></text:span></text:p>
      <text:p text:style-name="P125"><text:span text:style-name="Source_20_Text"><text:span text:style-name="T43">    </text:span></text:span><text:span text:style-name="Source_20_Text"><text:span text:style-name="T42">&lt;script&gt; window.alert('Hello World'); &lt;/script&gt;</text:span></text:span></text:p>
      <text:p text:style-name="P125"><text:span text:style-name="Source_20_Text"><text:span text:style-name="T43">  </text:span></text:span><text:span text:style-name="Source_20_Text"><text:span text:style-name="T42">&lt;/body&gt;</text:span></text:span></text:p>
      <text:p text:style-name="P125"><text:span text:style-name="Source_20_Text"><text:span text:style-name="T42">&lt;/html&gt;</text:span></text:span></text:p>
      <text:p text:style-name="P121"><text:span text:style-name="T26">Enregistrez votre fichier, puis ouvrez votre navigateur préféré. La plupart des navigateurs vous permettent de charger des sites web créés localement en allant dans le menu Fichier &gt; Ouvrir un fichier &gt; </text:span><text:span text:style-name="Strong_20_Emphasis"><text:span text:style-name="T41">mon_site_web.html</text:span></text:span><text:span text:style-name="T26"> .</text:span></text:p>
      <text:p text:style-name="P126"><text:span text:style-name="T26">Lors du chargement, l'élément intégré </text:span><text:span text:style-name="Source_20_Text"><text:span text:style-name="T44">&lt;script&gt;&lt;/script&gt;</text:span></text:span><text:span text:style-name="T26">s'exécutera et la </text:span><text:span text:style-name="Source_20_Text"><text:span text:style-name="T44">window.alert()</text:span></text:span><text:span text:style-name="T26">méthode créera une fenêtre contextuelle dans votre navigateur avec le texte </text:span><text:span text:style-name="Source_20_Text"><text:span text:style-name="T44">"Hello World"</text:span></text:span><text:span text:style-name="T26">. Comment est-ce possible ? D'où </text:span><text:span text:style-name="Source_20_Text"><text:span text:style-name="T44">window.alert()</text:span></text:span><text:span text:style-name="T26">vient cette méthode et comment peut-elle contrôler votre navigateur ?</text:span></text:p>
      <text:p text:style-name="P126"><text:soft-page-break/><text:span text:style-name="T26">La réponse est que vous exécutez ce code dans l' </text:span><text:span text:style-name="Emphasis"><text:span text:style-name="T26">environnement d'exécution du navigateur</text:span></text:span><text:span text:style-name="T26"> . La </text:span><text:a xlink:type="simple" xlink:href="https://developer.mozilla.org/en-US/docs/Web/API/Window/alert" office:target-frame-name="_blank" xlink:show="new" text:style-name="Internet_20_link" text:visited-style-name="Visited_20_Internet_20_Link"><text:span text:style-name="Source_20_Text"><text:span text:style-name="T45">window.alert()</text:span></text:span></text:a><text:span text:style-name="T26">méthode est intégrée à cet environnement et tout programme exécuté dans un navigateur y a accès. En fait, l' </text:span><text:a xlink:type="simple" xlink:href="https://developer.mozilla.org/en-US/docs/Web/API/Window" office:target-frame-name="_blank" xlink:show="new" text:style-name="Internet_20_link" text:visited-style-name="Visited_20_Internet_20_Link"><text:span text:style-name="Source_20_Text"><text:span text:style-name="T45">window</text:span></text:span></text:a><text:span text:style-name="T26">objet donne accès à une quantité considérable de données et de fonctionnalités relatives à la fenêtre ouverte du navigateur, au-delà de la simple exécution </text:span><text:span text:style-name="Source_20_Text"><text:span text:style-name="T44">.alert()</text:span></text:span><text:span text:style-name="T26">.</text:span></text:p>
      <text:p text:style-name="P127"><text:span text:style-name="T46">Essayez de remplacer </text:span><text:span text:style-name="Source_20_Text"><text:span text:style-name="T47">window.alert()</text:span></text:span><text:span text:style-name="T46">par </text:span><text:span text:style-name="Source_20_Text"><text:span text:style-name="T47">window.prompt()</text:span></text:span><text:span text:style-name="T46">ou</text:span><text:span text:style-name="Source_20_Text"><text:span text:style-name="T47">window.confirm()</text:span></text:span></text:p>
      <text:p text:style-name="P121"><text:span text:style-name="T26">Les applications créées et exécutées dans un navigateur sont appelées applications </text:span><text:span text:style-name="Emphasis"><text:span text:style-name="T26">front-end</text:span></text:span><text:span text:style-name="T26"> . Pendant longtemps, le code JavaScript ne pouvait être exécuté que dans un navigateur et était exclusivement réservé à la création d'applications front-end. Pour créer des applications </text:span><text:span text:style-name="Emphasis"><text:span text:style-name="T26">back-end</text:span></text:span><text:span text:style-name="T26"> fonctionnant sur un ordinateur SANS navigateur, il fallait utiliser d'autres langages de programmation comme Java ou PHP.</text:span></text:p>
      <text:h text:style-name="P124" text:outline-level="2"><text:bookmark text:name="heading-the-node-runtime-environment"/>L'environnement d'exécution du nœud</text:h>
      <text:p text:style-name="P121"><text:span text:style-name="T26">En 2009, l' </text:span><text:span text:style-name="Emphasis"><text:span text:style-name="T26">environnement d'exécution Node</text:span></text:span><text:span text:style-name="T26"> a été créé dans le but d'exécuter du code JavaScript sans navigateur, permettant ainsi aux programmeurs de créer des applications </text:span><text:span text:style-name="Emphasis"><text:span text:style-name="T26">full-stack</text:span></text:span><text:span text:style-name="T26"> (front-end et back-end) en utilisant uniquement le langage JavaScript.</text:span></text:p>
      <text:p text:style-name="P126"><text:soft-page-break/><text:span text:style-name="T26">Node est un environnement d'exécution totalement différent, ce qui signifie que les valeurs et fonctions de données de l'environnement navigateur, comme </text:span><text:span text:style-name="Source_20_Text"><text:span text:style-name="T44">window.alert()</text:span></text:span><text:span text:style-name="T26">, ne peuvent pas être utilisées. En revanche, l'environnement d'exécution Node permet aux applications back-end d'accéder à diverses fonctionnalités non disponibles dans un navigateur, telles que l'accès au système de fichiers, à la base de données et au réseau du serveur.</text:span></text:p>
      <text:p text:style-name="P126"><text:span text:style-name="T26">Par exemple, supposons que vous ayez créé un fichier nommé </text:span><text:span text:style-name="Strong_20_Emphasis"><text:span text:style-name="T41">my-app.js</text:span></text:span><text:span text:style-name="T26"> . Nous pouvons vérifier le répertoire dans lequel il se trouve grâce à la variable d'environnement d'exécution Node</text:span><text:span text:style-name="Source_20_Text"><text:span text:style-name="T44">process</text:span></text:span><text:span text:style-name="T26"> :</text:span></text:p>
      <text:p text:style-name="P125"><text:span text:style-name="Source_20_Text"><text:span text:style-name="T42">// my-app.js</text:span></text:span></text:p>
      <text:p text:style-name="P125"><text:span text:style-name="Source_20_Text"><text:span text:style-name="T42">console.log(process.env.PWD);</text:span></text:span></text:p>
      <text:p text:style-name="P128"><text:span text:style-name="T46">Notez que nous utilisons </text:span><text:span text:style-name="Source_20_Text"><text:span text:style-name="T47">console.log</text:span></text:span><text:span text:style-name="T46">now au lieu de </text:span><text:span text:style-name="Source_20_Text"><text:span text:style-name="T47">window.alert()</text:span></text:span><text:span text:style-name="T46">since l' </text:span><text:span text:style-name="Source_20_Text"><text:span text:style-name="T47">window</text:span></text:span><text:span text:style-name="T46">objet n'est pas disponible</text:span></text:p>
      <text:p text:style-name="P126"><text:span text:style-name="Source_20_Text"><text:span text:style-name="T44">process</text:span></text:span><text:span text:style-name="T26">est un objet contenant des données relatives au fichier JavaScript en cours d'exécution. </text:span><text:span text:style-name="Source_20_Text"><text:span text:style-name="T44">process.env</text:span></text:span><text:span text:style-name="T26">est un objet contenant des variables d'environnement telles que </text:span><text:span text:style-name="Source_20_Text"><text:span text:style-name="T44">process.env.PWD</text:span></text:span><text:span text:style-name="T26">qui contient le répertoire de travail actuel (et signifie « </text:span><text:span text:style-name="Strong_20_Emphasis"><text:span text:style-name="T41">P</text:span></text:span><text:span text:style-name="T26"> rint </text:span><text:span text:style-name="Strong_20_Emphasis"><text:span text:style-name="T41">W</text:span></text:span><text:span text:style-name="T26"> orking </text:span><text:span text:style-name="Strong_20_Emphasis"><text:span text:style-name="T41">D</text:span></text:span><text:span text:style-name="T26"> irectory »).</text:span></text:p>
      <text:p text:style-name="P121"><text:span text:style-name="T26">Pour exécuter le code JavaScript de ce fichier, assurez-vous d'avoir </text:span><text:a xlink:type="simple" xlink:href="https://www.codecademy.com/articles/setting-up-node-locally" office:target-frame-name="_blank" xlink:show="new" text:style-name="Internet_20_link" text:visited-style-name="Visited_20_Internet_20_Link"><text:span text:style-name="T27">configuré Node sur votre ordinateur</text:span></text:a><text:span text:style-name="T26"> . Ensuite, ouvrez un </text:span><text:a xlink:type="simple" xlink:href="https://www.codecademy.com/learn/learn-the-command-line" office:target-frame-name="_blank" xlink:show="new" text:style-name="Internet_20_link" text:visited-style-name="Visited_20_Internet_20_Link"><text:span text:style-name="T27">terminal</text:span></text:a><text:span text:style-name="T26"> et exécutez la commande suivante :</text:span></text:p>
      <text:p text:style-name="P125"><text:span text:style-name="Source_20_Text"><text:span text:style-name="T42">$ node my-app.js</text:span></text:span></text:p>
      <text:p text:style-name="P125"><text:span text:style-name="Source_20_Text"><text:span text:style-name="T42">/path/to/working/directory</text:span></text:span></text:p>
      <text:p text:style-name="P126"><text:soft-page-break/><text:span text:style-name="T26">La </text:span><text:span text:style-name="Source_20_Text"><text:span text:style-name="T44">node</text:span></text:span><text:span text:style-name="T26">commande indique à votre ordinateur d'exécuter le </text:span><text:span text:style-name="Source_20_Text"><text:span text:style-name="T44">my-app.js</text:span></text:span><text:span text:style-name="T26">fichier dans l'environnement Node. Vous pouvez également utiliser la </text:span><text:span text:style-name="Source_20_Text"><text:span text:style-name="T44">node</text:span></text:span><text:span text:style-name="T26">commande sans argument de fichier pour ouvrir la boucle de </text:span><text:span text:style-name="Strong_20_Emphasis"><text:span text:style-name="T41">lecture</text:span></text:span><text:span text:style-name="T26"> , d' </text:span><text:span text:style-name="Strong_20_Emphasis"><text:span text:style-name="T41">évaluation et</text:span></text:span><text:span text:style-name="T26"> d' </text:span><text:span text:style-name="Strong_20_Emphasis"><text:span text:style-name="T41">impression</text:span></text:span><text:span text:style-name="T26"> (REPL) du nœud :</text:span></text:p>
      <text:p text:style-name="P125"><text:span text:style-name="Source_20_Text"><text:span text:style-name="T42">$ node</text:span></text:span></text:p>
      <text:p text:style-name="P125"><text:span text:style-name="Source_20_Text"><text:span text:style-name="T42">&gt; process.env.HOME</text:span></text:span></text:p>
      <text:p text:style-name="P125"><text:span text:style-name="Source_20_Text"><text:span text:style-name="T42">'/home/ccuser'</text:span></text:span></text:p>
      <text:h text:style-name="P124" text:outline-level="2"><text:bookmark text:name="heading-summary"/>Résumé</text:h>
      <text:p text:style-name="P121"><text:span text:style-name="T26">Un </text:span><text:span text:style-name="Emphasis"><text:span text:style-name="T26">environnement d'exécution</text:span></text:span><text:span text:style-name="T26"> est l'endroit où votre programme sera exécuté. Le code JavaScript peut être exécuté dans l'un des deux environnements d'exécution suivants :</text:span></text:p>
      <text:list text:style-name="L43">
        <text:list-item>
          <text:p text:style-name="P129">l'environnement d'exécution d'un navigateur</text:p>
        </text:list-item>
        <text:list-item>
          <text:p text:style-name="P129">l'environnement d'exécution Node</text:p>
        </text:list-item>
      </text:list>
      <text:p text:style-name="P130">Dans chacun de ces environnements, différentes valeurs de données et fonctions sont disponibles, et ces différences aident à distinguer les applications front-end des applications back-end.</text:p>
      <text:list text:style-name="L44">
        <text:list-item>
          <text:p text:style-name="P131"><text:span text:style-name="T26">Les applications JavaScript front-end sont exécutées dans l'environnement d'exécution d'un navigateur et ont accès à l' </text:span><text:span text:style-name="Source_20_Text"><text:span text:style-name="T44">window</text:span></text:span><text:span text:style-name="T26">objet.</text:span></text:p>
        </text:list-item>
        <text:list-item>
          <text:p text:style-name="P132">Les applications JavaScript back-end sont exécutées dans l'environnement d'exécution Node et ont accès au système de fichiers, aux bases de données et aux réseaux connectés au serveur.</text:p>
        </text:list-item>
      </text:list>
      <text:h text:style-name="P118" text:outline-level="1"><text:soft-page-break/>Configuration du nœud localement</text:h>
      <text:p text:style-name="P119">Découvrez comment télécharger Node sur votre machine locale afin de pouvoir utiliser le puissant environnement d'exécution Node.js depuis votre propre ordinateur.</text:p>
      <text:h text:style-name="P120" text:outline-level="2"><text:bookmark text:name="heading-what-is-node"/>Qu'est-ce que Node ?</text:h>
      <text:p text:style-name="P133"><text:span text:style-name="T48">Node.js est un environnement d'exécution JavaScript, ou environnement qui exécute du code JavaScript en dehors du navigateur. Un environnement d'exécution convertit le code écrit dans un langage de programmation de haut niveau, lisible par l'utilisateur, et le compile en code exécutable par l'ordinateur. Node a été créé pour créer des serveurs et des applications web en JavaScript, mais c'est un environnement puissant et flexible qui permet de créer toutes sortes d'applications. Consultez </text:span><text:a xlink:type="simple" xlink:href="https://www.codecademy.com/learn/learn-node-js" office:target-frame-name="_blank" xlink:show="new" text:style-name="Internet_20_link" text:visited-style-name="Visited_20_Internet_20_Link"><text:span text:style-name="T49">notre formation sur Node</text:span></text:a><text:span text:style-name="T48"> pour découvrir cet environnement !</text:span></text:p>
      <text:h text:style-name="P124" text:outline-level="2"><text:bookmark text:name="heading-installing-node"/>Installation de Node</text:h>
      <text:p text:style-name="P130">Lorsque vous êtes prêt, exécuter Node sur votre ordinateur est une étape passionnante vers le développement. Jouer sur Node REPL dans votre propre terminal et exécuter votre premier programme JavaScript local vous permettra de créer toutes sortes de projets passionnants.</text:p>
      <text:p text:style-name="P133"><text:span text:style-name="T48">Avant d'installer Node, vous devez vous assurer que votre </text:span><text:a xlink:type="simple" xlink:href="https://www.codecademy.com/articles/command-line-setup" office:target-frame-name="_blank" xlink:show="new" text:style-name="Internet_20_link" text:visited-style-name="Visited_20_Internet_20_Link"><text:span text:style-name="T49">ligne de commande est configurée</text:span></text:a><text:span text:style-name="T48"> .</text:span></text:p>
      <text:p text:style-name="P133"><text:span text:style-name="T48">Accédez au </text:span><text:a xlink:type="simple" xlink:href="https://nodejs.org/en/" office:target-frame-name="_blank" xlink:show="new" text:style-name="Internet_20_link" text:visited-style-name="Visited_20_Internet_20_Link"><text:span text:style-name="T49">site web de Node</text:span></text:a><text:span text:style-name="T48"> et téléchargez la version « LTS » sur la page principale. Pour plus d'options de téléchargement, comme les différents systèmes d'exploitation et versions, rendez-vous sur la </text:span><text:a xlink:type="simple" xlink:href="https://nodejs.org/en/download/" office:target-frame-name="_blank" xlink:show="new" text:style-name="Internet_20_link" text:visited-style-name="Visited_20_Internet_20_Link"><text:span text:style-name="T49">page de téléchargement de Node</text:span></text:a><text:span text:style-name="T48"> .</text:span></text:p>
      <text:p text:style-name="P130"><text:soft-page-break/>Une fois le téléchargement terminé, ouvrez le package d’installation téléchargé et suivez les instructions d’installation.</text:p>
      <text:p text:style-name="P134"><text:span text:style-name="T48">Après l'installation, ouvrez une nouvelle fenêtre de terminal. Pour confirmer le téléchargement de Node, exécutez la commande de terminal </text:span><text:span text:style-name="Source_20_Text"><text:span text:style-name="T50">which node</text:span></text:span><text:span text:style-name="T48">qui affichera le chemin d'accès à Node. Vous pouvez également vérifier la version de Node téléchargée avec la </text:span><text:span text:style-name="Source_20_Text"><text:span text:style-name="T50">node -v</text:span></text:span><text:span text:style-name="T48">commande de terminal.</text:span></text:p>
      <text:p text:style-name="P134"><text:span text:style-name="Emphasis"><text:span text:style-name="T48">Remarque : La version LTS actuelle de Node.js est la v14.17.1. La version de Node utilisée dans les vidéos ci-dessous est plus ancienne, mais le processus d'installation reste identique. Si la </text:span></text:span><text:span text:style-name="Emphasis"><text:span text:style-name="Source_20_Text"><text:span text:style-name="T50">node</text:span></text:span></text:span><text:span text:style-name="Emphasis"><text:span text:style-name="T48">commande est introuvable, essayez de fermer et de rouvrir le terminal ou la fenêtre Git Bash.</text:span></text:span></text:p>
      <text:p text:style-name="P117"/>
      <text:p text:style-name="P99"/>
      <text:p text:style-name="P135"/>
      <text:p text:style-name="P1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ercu" svg:font-family="Apercu, apple-system, system-ui, 'Segoe UI', Roboto, Ubuntu, Cantarell, 'Fira Sans', 'Droid Sans', 'Helvetica Neue', sans-serif"/>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D"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CD"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9T14:14:18.453937000</meta:creation-date>
    <meta:generator>LibreOffice/25.2.3.2$MacOSX_X86_64 LibreOffice_project/bbb074479178df812d175f709636b368952c2ce3</meta:generator>
    <dc:date>2025-07-02T07:06:21.758456000</dc:date>
    <meta:editing-duration>P6DT6H50M7S</meta:editing-duration>
    <meta:editing-cycles>79</meta:editing-cycles>
    <meta:document-statistic meta:table-count="0" meta:image-count="0" meta:object-count="0" meta:page-count="65" meta:paragraph-count="1111" meta:word-count="13436" meta:character-count="85503" meta:non-whitespace-character-count="73180"/>
  </office:meta>
</office:document-meta>
</file>